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3070*"/>
    </style:style>
    <style:style style:name="表格103.B" style:family="table-column">
      <style:table-column-properties style:column-width="13.534cm" style:rel-column-width="7705*"/>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3070*"/>
    </style:style>
    <style:style style:name="表格104.B" style:family="table-column">
      <style:table-column-properties style:column-width="13.534cm" style:rel-column-width="7705*"/>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3070*"/>
    </style:style>
    <style:style style:name="表格105.B" style:family="table-column">
      <style:table-column-properties style:column-width="13.534cm" style:rel-column-width="7705*"/>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3070*"/>
    </style:style>
    <style:style style:name="表格106.B" style:family="table-column">
      <style:table-column-properties style:column-width="13.534cm" style:rel-column-width="7705*"/>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3070*"/>
    </style:style>
    <style:style style:name="表格107.B" style:family="table-column">
      <style:table-column-properties style:column-width="13.534cm" style:rel-column-width="7705*"/>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shadow="none"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3070*"/>
    </style:style>
    <style:style style:name="表格109.B" style:family="table-column">
      <style:table-column-properties style:column-width="13.534cm" style:rel-column-width="7705*"/>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shadow="none"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fo:text-align="center" style:justify-single-word="false"/>
      <style:text-properties style:font-name="宋体1" style:font-name-asian="宋体1"/>
    </style:style>
    <style:style style:name="P45" style:family="paragraph" style:parent-style-name="Standard">
      <style:text-properties style:font-name="宋体1" fo:font-weight="bold" style:font-name-asian="宋体1" style:font-weight-asian="bold" style:font-name-complex="Courier New"/>
    </style:style>
    <style:style style:name="P46" style:family="paragraph" style:parent-style-name="Standard">
      <style:text-properties style:font-name="宋体1" fo:font-weight="bold" style:font-name-asian="宋体1" style:font-weight-asian="bold" style:font-name-complex="Courier New" style:font-size-complex="10.5pt"/>
    </style:style>
    <style:style style:name="P47"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48" style:family="paragraph" style:parent-style-name="Standard">
      <style:text-properties style:font-name="宋体1" fo:language="zxx" fo:country="none" style:font-name-asian="宋体1" style:language-asian="zxx" style:country-asian="none"/>
    </style:style>
    <style:style style:name="P49"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0"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1"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2"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3"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4"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55" style:family="paragraph" style:parent-style-name="Standard">
      <style:text-properties style:font-name="宋体1" fo:font-weight="normal" style:font-name-asian="宋体1" style:font-weight-asian="normal" style:font-name-complex="Courier New" style:font-weight-complex="normal"/>
    </style:style>
    <style:style style:name="P56" style:family="paragraph" style:parent-style-name="Standard">
      <style:text-properties style:font-name="宋体1" fo:font-weight="normal" style:font-name-asian="宋体1" style:font-weight-asian="normal" style:font-weight-complex="normal"/>
    </style:style>
    <style:style style:name="P57" style:family="paragraph" style:parent-style-name="Standard">
      <style:text-properties style:font-name="宋体1" style:font-name-complex="Courier New" style:font-size-complex="10.5pt"/>
    </style:style>
    <style:style style:name="P58" style:family="paragraph" style:parent-style-name="Standard">
      <style:text-properties style:font-name="Courier New1" fo:font-weight="bold" style:font-name-asian="宋体1" style:font-weight-asian="bold" style:font-name-complex="Courier New"/>
    </style:style>
    <style:style style:name="P59" style:family="paragraph" style:parent-style-name="Standard">
      <style:text-properties style:font-name="Courier New1" fo:font-weight="bold" style:font-name-asian="宋体1" style:font-weight-asian="bold" style:font-name-complex="Courier New" style:font-size-complex="10.5pt"/>
    </style:style>
    <style:style style:name="P60"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1" style:family="paragraph" style:parent-style-name="Standard">
      <style:text-properties style:font-name="Courier New1" fo:font-weight="bold" style:font-name-asian="Courier New1" style:font-weight-asian="bold" style:font-name-complex="Courier New" style:font-size-complex="10.5pt"/>
    </style:style>
    <style:style style:name="P62"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3" style:family="paragraph" style:parent-style-name="Standard">
      <style:text-properties style:font-name="Courier New1" fo:font-weight="bold" style:font-name-asian="Courier New1" style:font-weight-asian="bold" style:font-weight-complex="bold"/>
    </style:style>
    <style:style style:name="P64"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65" style:family="paragraph" style:parent-style-name="Standard">
      <style:text-properties style:font-name="Courier New1" fo:font-weight="normal" style:font-name-asian="宋体1" style:font-weight-asian="normal" style:font-weight-complex="normal"/>
    </style:style>
    <style:style style:name="P66" style:family="paragraph" style:parent-style-name="Standard">
      <style:text-properties style:font-name="Courier New1" style:font-name-asian="宋体1"/>
    </style:style>
    <style:style style:name="P67" style:family="paragraph" style:parent-style-name="Standard">
      <style:text-properties style:use-window-font-color="true" style:font-name="Courier New1" fo:font-weight="bold" style:font-weight-asian="bold" style:font-weight-complex="bold"/>
    </style:style>
    <style:style style:name="P68"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9"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0" style:family="paragraph" style:parent-style-name="Standard">
      <style:paragraph-properties fo:margin-left="0cm" fo:margin-right="0cm" fo:text-indent="0.741cm" style:auto-text-indent="false"/>
    </style:style>
    <style:style style:name="P71"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2"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3"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4"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5" style:family="paragraph" style:parent-style-name="Standard">
      <style:paragraph-properties fo:margin-left="0cm" fo:margin-right="0cm" fo:text-indent="0.741cm" style:auto-text-indent="false"/>
      <style:text-properties style:font-name="宋体1" style:font-name-asian="宋体1"/>
    </style:style>
    <style:style style:name="P76"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77"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79" style:family="paragraph" style:parent-style-name="Standard">
      <style:paragraph-properties fo:margin-left="0.741cm" fo:margin-right="0cm" fo:text-indent="0cm" style:auto-text-indent="false"/>
    </style:style>
    <style:style style:name="P80"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1"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2"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83"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84"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85"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86"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87"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8" style:family="paragraph" style:parent-style-name="Standard">
      <style:paragraph-properties fo:margin-left="0cm" fo:margin-right="0cm" fo:text-indent="0cm" style:auto-text-indent="false"/>
      <style:text-properties style:font-name="宋体1" style:font-name-asian="宋体1"/>
    </style:style>
    <style:style style:name="P89"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0"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1"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92"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93" style:family="paragraph" style:parent-style-name="Table_20_Contents">
      <style:text-properties style:font-name="Courier New1" fo:font-weight="bold" style:font-name-asian="Courier New1" style:font-weight-asian="bold" style:font-weight-complex="bold"/>
    </style:style>
    <style:style style:name="P94"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9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9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9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9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9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00" style:family="paragraph" style:parent-style-name="Table_20_Contents">
      <style:text-properties style:font-name="Times New Roman" style:font-name-asian="宋体1" style:font-name-complex="Courier New" style:font-size-complex="10.5pt"/>
    </style:style>
    <style:style style:name="P101" style:family="paragraph" style:parent-style-name="Table_20_Contents">
      <style:text-properties style:font-name="宋体1" style:font-name-asian="宋体1" style:font-name-complex="Courier New" style:font-size-complex="10.5pt"/>
    </style:style>
    <style:style style:name="P102"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03" style:family="paragraph" style:parent-style-name="Table_20_Contents">
      <style:paragraph-properties fo:text-align="center" style:justify-single-word="false"/>
    </style:style>
    <style:style style:name="P104" style:family="paragraph" style:parent-style-name="Contents_20_2">
      <style:paragraph-properties>
        <style:tab-stops>
          <style:tab-stop style:position="19.006cm" style:type="right" style:leader-style="dotted" style:leader-text="."/>
        </style:tab-stops>
      </style:paragraph-properties>
    </style:style>
    <style:style style:name="P105" style:family="paragraph" style:parent-style-name="Contents_20_1">
      <style:paragraph-properties>
        <style:tab-stops>
          <style:tab-stop style:position="19.006cm" style:type="right" style:leader-style="dotted" style:leader-text="."/>
        </style:tab-stops>
      </style:paragraph-properties>
    </style:style>
    <style:style style:name="P106" style:family="paragraph" style:parent-style-name="Contents_20_3">
      <style:paragraph-properties>
        <style:tab-stops>
          <style:tab-stop style:position="19.006cm" style:type="right" style:leader-style="dotted" style:leader-text="."/>
        </style:tab-stops>
      </style:paragraph-properties>
    </style:style>
    <style:style style:name="P107"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0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09"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0"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1"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2"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0"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1"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2"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23"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24"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25"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26"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27"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29"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44" style:family="paragraph" style:parent-style-name="Standard">
      <style:text-properties style:font-name="Times New Roman" style:font-name-asian="宋体1"/>
    </style:style>
    <style:style style:name="P145" style:family="paragraph" style:parent-style-name="Standard" style:list-style-name="L2"/>
    <style:style style:name="P146" style:family="paragraph" style:parent-style-name="Standard">
      <style:text-properties style:font-name="宋体1" style:font-name-asian="宋体1"/>
    </style:style>
    <style:style style:name="P147" style:family="paragraph" style:parent-style-name="Standard" style:list-style-name="L12">
      <style:text-properties style:font-name="宋体1" style:font-name-asian="宋体1"/>
    </style:style>
    <style:style style:name="P148" style:family="paragraph" style:parent-style-name="Standard" style:list-style-name="L13">
      <style:text-properties style:font-name="宋体1" style:font-name-asian="宋体1"/>
    </style:style>
    <style:style style:name="P149" style:family="paragraph" style:parent-style-name="Standard" style:list-style-name="L15">
      <style:text-properties style:font-name="宋体1" style:font-name-asian="宋体1"/>
    </style:style>
    <style:style style:name="P150" style:family="paragraph" style:parent-style-name="Standard">
      <style:text-properties style:font-name="宋体1" style:font-name-asian="宋体1" style:font-name-complex="Courier New"/>
    </style:style>
    <style:style style:name="P151" style:family="paragraph" style:parent-style-name="Standard" style:list-style-name="L19">
      <style:text-properties style:font-name="宋体1" style:font-name-asian="宋体1" style:font-name-complex="Courier New" style:font-size-complex="10.5pt"/>
    </style:style>
    <style:style style:name="P152" style:family="paragraph" style:parent-style-name="Standard" style:list-style-name="L20">
      <style:text-properties style:font-name="宋体1" style:font-name-asian="宋体1" style:font-name-complex="Courier New" style:font-size-complex="10.5pt"/>
    </style:style>
    <style:style style:name="P153" style:family="paragraph" style:parent-style-name="Standard" style:list-style-name="L71">
      <style:text-properties style:font-name="宋体1" style:font-name-asian="宋体1" style:font-name-complex="Courier New" style:font-size-complex="10.5pt"/>
    </style:style>
    <style:style style:name="P154" style:family="paragraph" style:parent-style-name="Standard" style:list-style-name="L72">
      <style:text-properties style:font-name="宋体1" style:font-name-asian="宋体1" style:font-name-complex="Courier New" style:font-size-complex="10.5pt"/>
    </style:style>
    <style:style style:name="P155" style:family="paragraph" style:parent-style-name="Standard" style:list-style-name="L78">
      <style:text-properties style:font-name="宋体1" style:font-name-asian="宋体1" style:font-name-complex="Courier New" style:font-size-complex="10.5pt"/>
    </style:style>
    <style:style style:name="P156" style:family="paragraph" style:parent-style-name="Standard" style:list-style-name="L79">
      <style:text-properties style:font-name="宋体1" style:font-name-asian="宋体1" style:font-name-complex="Courier New" style:font-size-complex="10.5pt"/>
    </style:style>
    <style:style style:name="P157" style:family="paragraph" style:parent-style-name="Standard" style:list-style-name="L108">
      <style:text-properties style:font-name="宋体1" style:font-name-asian="宋体1" style:font-name-complex="Courier New" style:font-size-complex="10.5pt"/>
    </style:style>
    <style:style style:name="P158" style:family="paragraph" style:parent-style-name="Standard" style:list-style-name="L97">
      <style:text-properties style:font-name="宋体1" style:font-name-asian="宋体1" style:font-name-complex="Courier New"/>
    </style:style>
    <style:style style:name="P159" style:family="paragraph" style:parent-style-name="Standard" style:list-style-name="L103">
      <style:text-properties style:font-name="宋体1" style:font-name-asian="宋体1" style:font-name-complex="Courier New"/>
    </style:style>
    <style:style style:name="P160" style:family="paragraph" style:parent-style-name="Standard" style:list-style-name="L104">
      <style:text-properties style:font-name="宋体1" style:font-name-asian="宋体1" style:font-name-complex="Courier New"/>
    </style:style>
    <style:style style:name="P161" style:family="paragraph" style:parent-style-name="Standard" style:list-style-name="L47">
      <style:text-properties style:font-name="宋体1" style:font-name-asian="宋体1"/>
    </style:style>
    <style:style style:name="P162" style:family="paragraph" style:parent-style-name="Standard" style:list-style-name="L48">
      <style:text-properties style:font-name="宋体1" style:font-name-asian="宋体1"/>
    </style:style>
    <style:style style:name="P163" style:family="paragraph" style:parent-style-name="Standard" style:list-style-name="L49">
      <style:text-properties style:font-name="宋体1" style:font-name-asian="宋体1"/>
    </style:style>
    <style:style style:name="P164" style:family="paragraph" style:parent-style-name="Standard" style:list-style-name="L70">
      <style:text-properties style:font-name="宋体1" style:font-name-asian="宋体1"/>
    </style:style>
    <style:style style:name="P165" style:family="paragraph" style:parent-style-name="Standard" style:list-style-name="L84">
      <style:text-properties style:font-name="宋体1" style:font-name-asian="宋体1"/>
    </style:style>
    <style:style style:name="P166" style:family="paragraph" style:parent-style-name="Standard" style:list-style-name="L91">
      <style:text-properties style:font-name="宋体1" style:font-name-asian="宋体1"/>
    </style:style>
    <style:style style:name="P167" style:family="paragraph" style:parent-style-name="Standard" style:list-style-name="L98">
      <style:text-properties style:font-name="宋体1" style:font-name-asian="宋体1"/>
    </style:style>
    <style:style style:name="P168" style:family="paragraph" style:parent-style-name="Standard" style:list-style-name="L113">
      <style:text-properties style:font-name="宋体1" style:font-name-asian="宋体1"/>
    </style:style>
    <style:style style:name="P169" style:family="paragraph" style:parent-style-name="Standard">
      <style:text-properties style:font-name="宋体1" fo:font-weight="bold" style:font-name-asian="宋体1" style:font-weight-asian="bold" style:font-name-complex="Courier New"/>
    </style:style>
    <style:style style:name="P170" style:family="paragraph" style:parent-style-name="Standard" style:list-style-name="L41">
      <style:text-properties style:font-name="宋体1" fo:font-weight="bold" style:font-name-asian="宋体1" style:font-weight-asian="bold" style:font-name-complex="Courier New" style:font-size-complex="10.5pt"/>
    </style:style>
    <style:style style:name="P171" style:family="paragraph" style:parent-style-name="Standard" style:list-style-name="L44">
      <style:text-properties style:font-name="宋体1" fo:font-weight="bold" style:font-name-asian="宋体1" style:font-weight-asian="bold" style:font-name-complex="Courier New" style:font-size-complex="10.5pt"/>
    </style:style>
    <style:style style:name="P172" style:family="paragraph" style:parent-style-name="Standard" style:list-style-name="L45">
      <style:text-properties style:font-name="宋体1" fo:font-weight="bold" style:font-name-asian="宋体1" style:font-weight-asian="bold" style:font-name-complex="Courier New" style:font-size-complex="10.5pt"/>
    </style:style>
    <style:style style:name="P173"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74"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75"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76"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77"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78"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79"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80"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81"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82"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83"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84"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85"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86"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187"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07"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08"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09"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10"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22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224" style:family="paragraph" style:parent-style-name="Standard" style:list-style-name="L46"/>
    <style:style style:name="P225" style:family="paragraph" style:parent-style-name="Standard" style:list-style-name="L53">
      <style:text-properties style:font-name="Courier New1" fo:font-weight="bold" style:font-name-asian="宋体1" style:font-weight-asian="bold" style:font-name-complex="Courier New" style:font-size-complex="10.5pt"/>
    </style:style>
    <style:style style:name="P226" style:family="paragraph" style:parent-style-name="Standard" style:list-style-name="L54">
      <style:text-properties style:font-name="Courier New1" fo:font-weight="bold" style:font-name-asian="宋体1" style:font-weight-asian="bold" style:font-name-complex="Courier New" style:font-size-complex="10.5pt"/>
    </style:style>
    <style:style style:name="P227" style:family="paragraph" style:parent-style-name="Standard" style:list-style-name="L78"/>
    <style:style style:name="P228" style:family="paragraph" style:parent-style-name="Standard" style:list-style-name="L79"/>
    <style:style style:name="P229" style:family="paragraph" style:parent-style-name="Standard" style:list-style-name="L113"/>
    <style:style style:name="P230" style:family="paragraph" style:parent-style-name="Standard">
      <style:text-properties style:font-name="Courier New1" fo:font-weight="bold" style:font-name-asian="宋体1" style:font-weight-asian="bold" style:font-name-complex="Courier New"/>
    </style:style>
    <style:style style:name="P231" style:family="paragraph" style:parent-style-name="Standard">
      <style:text-properties style:font-name="Courier New1" fo:font-weight="bold" style:font-name-asian="宋体1" style:font-weight-asian="bold" style:font-name-complex="Courier New" style:font-weight-complex="bold"/>
    </style:style>
    <style:style style:name="P232" style:family="paragraph" style:parent-style-name="Standard">
      <style:text-properties style:font-name="Courier New1" fo:font-weight="bold" style:font-name-asian="Courier New1" style:font-weight-asian="bold" style:font-weight-complex="bold"/>
    </style:style>
    <style:style style:name="P233" style:family="paragraph" style:parent-style-name="Standard">
      <style:text-properties style:font-name="Times New Roman" fo:font-weight="normal" style:font-name-asian="宋体1" style:font-weight-asian="normal" style:font-name-complex="Courier New" style:font-weight-complex="normal"/>
    </style:style>
    <style:style style:name="P234"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235" style:family="paragraph" style:parent-style-name="Standard">
      <style:text-properties style:font-name="宋体" style:font-name-complex="Courier New"/>
    </style:style>
    <style:style style:name="P236" style:family="paragraph" style:parent-style-name="Standard">
      <style:text-properties style:font-name="宋体1" style:font-name-asian="宋体1"/>
    </style:style>
    <style:style style:name="P237" style:family="paragraph" style:parent-style-name="Standard">
      <style:text-properties style:font-name="宋体1" style:font-name-asian="宋体1" style:font-name-complex="Courier New" style:font-size-complex="10.5pt"/>
    </style:style>
    <style:style style:name="P238" style:family="paragraph" style:parent-style-name="Standard">
      <style:paragraph-properties style:snap-to-layout-grid="false"/>
      <style:text-properties style:font-name="宋体1" style:font-name-asian="宋体1" style:font-name-complex="Courier New" style:font-size-complex="10.5pt"/>
    </style:style>
    <style:style style:name="P239" style:family="paragraph" style:parent-style-name="Standard">
      <style:paragraph-properties style:snap-to-layout-grid="false"/>
      <style:text-properties style:font-name="宋体1" style:font-name-asian="宋体1"/>
    </style:style>
    <style:style style:name="P240" style:family="paragraph" style:parent-style-name="Standard">
      <style:text-properties style:font-name="宋体1" fo:font-weight="bold" style:font-name-asian="宋体1" style:font-weight-asian="bold" style:font-name-complex="Courier New"/>
    </style:style>
    <style:style style:name="P241" style:family="paragraph" style:parent-style-name="Standard">
      <style:text-properties style:font-name="宋体1" fo:font-weight="bold" style:font-name-asian="宋体1" style:font-weight-asian="bold" style:font-name-complex="Courier New" style:font-size-complex="10.5pt"/>
    </style:style>
    <style:style style:name="P242"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243"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244"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245" style:family="paragraph" style:parent-style-name="Standard" style:list-style-name="L14">
      <style:paragraph-properties fo:margin-left="0cm" fo:margin-right="0cm" fo:text-indent="0.741cm" style:auto-text-indent="false"/>
    </style:style>
    <style:style style:name="P246" style:family="paragraph" style:parent-style-name="Standard">
      <style:paragraph-properties fo:margin-left="0cm" fo:margin-right="0cm" fo:text-indent="0.741cm" style:auto-text-indent="false"/>
      <style:text-properties style:font-name="宋体1" style:font-name-asian="宋体1"/>
    </style:style>
    <style:style style:name="P247"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248"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249"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250"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251"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252" style:family="paragraph" style:parent-style-name="Standard">
      <style:paragraph-properties fo:margin-left="0.185cm" fo:margin-right="0cm" fo:text-indent="-0.185cm" style:auto-text-indent="false"/>
      <style:text-properties style:font-name="宋体1" style:font-name-asian="宋体1"/>
    </style:style>
    <style:style style:name="P253"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254"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255" style:family="paragraph" style:parent-style-name="Heading_20_1" style:list-style-name="WW8Num13">
      <style:paragraph-properties fo:margin-left="0.75cm" fo:margin-right="0cm" fo:text-indent="-0.75cm" style:auto-text-indent="false"/>
    </style:style>
    <style:style style:name="P256"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57"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58"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65"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66"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67"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268"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69"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27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7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7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7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7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7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7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7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7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79"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280" style:family="paragraph" style:parent-style-name="Heading_20_3" style:list-style-name="WW8Num13">
      <style:paragraph-properties fo:margin-left="1.251cm" fo:margin-right="0cm" fo:text-indent="-1.251cm" style:auto-text-indent="false"/>
    </style:style>
    <style:style style:name="P281"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82"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283"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284"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85" style:family="paragraph" style:parent-style-name="Table_20_Contents">
      <style:paragraph-properties fo:text-align="center" style:justify-single-word="false"/>
    </style:style>
    <style:style style:name="P286" style:family="paragraph" style:parent-style-name="Table_20_Contents">
      <style:text-properties style:font-name="Courier New1" fo:font-weight="bold" style:font-name-asian="Courier New1" style:font-weight-asian="bold" style:font-weight-complex="bold"/>
    </style:style>
    <style:style style:name="P287" style:family="paragraph" style:parent-style-name="Table_20_Contents">
      <style:text-properties style:font-name="Courier New1" fo:font-weight="bold" style:font-name-asian="Courier New1" style:font-weight-asian="bold" style:font-name-complex="Courier New" style:font-weight-complex="bold"/>
    </style:style>
    <style:style style:name="P288" style:family="paragraph" style:parent-style-name="Table_20_Contents">
      <style:text-properties style:font-name="Times New Roman" fo:font-weight="normal" style:font-name-asian="Courier New1" style:font-weight-asian="normal" style:font-name-complex="Courier New" style:font-weight-complex="normal"/>
    </style:style>
    <style:style style:name="P289" style:family="paragraph">
      <style:paragraph-properties fo:text-align="center" style:writing-mode="lr-tb"/>
      <style:text-properties fo:font-size="24pt"/>
    </style:style>
    <style:style style:name="P290" style:family="paragraph">
      <style:paragraph-properties fo:text-align="justify" style:writing-mode="lr-tb"/>
    </style:style>
    <style:style style:name="P291" style:family="paragraph">
      <style:paragraph-properties style:writing-mode="lr-tb"/>
    </style:style>
    <style:style style:name="P292" style:family="paragraph">
      <style:paragraph-properties fo:text-align="center" style:writing-mode="lr-tb"/>
    </style:style>
    <style:style style:name="P293"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weight-complex="normal"/>
    </style:style>
    <style:style style:name="T42" style:family="text">
      <style:text-properties style:font-name="Times New Roman" fo:font-weight="normal" style:font-name-asian="Courier New1" style:font-weight-asian="normal" style:font-weight-complex="normal"/>
    </style:style>
    <style:style style:name="T43" style:family="text">
      <style:text-properties style:font-name="Times New Roman" fo:font-weight="normal" style:font-name-asian="宋体1" style:font-weight-asian="normal" style:font-weight-complex="normal"/>
    </style:style>
    <style:style style:name="T44" style:family="text">
      <style:text-properties style:font-name="Times New Roman" fo:font-weight="normal" style:font-name-asian="宋体1" style:font-weight-asian="normal" style:font-name-complex="Courier New" style:font-size-complex="10.5pt" style:font-weight-complex="normal"/>
    </style:style>
    <style:style style:name="T45" style:family="text">
      <style:text-properties style:font-name="Times New Roman" fo:font-weight="normal" style:font-name-asian="Times New Roman" style:font-weight-asian="normal" style:font-weight-complex="normal"/>
    </style:style>
    <style:style style:name="T46" style:family="text">
      <style:text-properties style:font-name="Times New Roman" style:font-name-asian="Times New Roman"/>
    </style:style>
    <style:style style:name="T47" style:family="text">
      <style:text-properties style:font-name="Times New Roman" style:font-name-asian="Times New Roman" style:font-name-complex="Courier New" style:font-size-complex="10.5pt"/>
    </style:style>
    <style:style style:name="T48" style:family="text">
      <style:text-properties style:font-name="Times New Roman" style:font-name-asian="Courier New1"/>
    </style:style>
    <style:style style:name="T49" style:family="text">
      <style:text-properties style:font-name="Times New Roman" fo:language="zxx" fo:country="none" style:language-asian="zxx" style:country-asian="none"/>
    </style:style>
    <style:style style:name="T50" style:family="text">
      <style:text-properties fo:font-size="16pt" fo:font-weight="bold" style:font-size-asian="16pt" style:font-weight-asian="bold" style:font-size-complex="16pt" style:font-weight-complex="normal"/>
    </style:style>
    <style:style style:name="T51" style:family="text">
      <style:text-properties fo:font-weight="bold" style:font-weight-asian="bold"/>
    </style:style>
    <style:style style:name="T52" style:family="text">
      <style:text-properties fo:font-weight="bold" style:font-weight-asian="bold" style:font-name-complex="Courier New"/>
    </style:style>
    <style:style style:name="T53" style:family="text">
      <style:text-properties fo:font-weight="bold" style:font-weight-asian="bold" style:font-name-complex="Courier New" style:font-size-complex="10.5pt"/>
    </style:style>
    <style:style style:name="T54" style:family="text">
      <style:text-properties fo:font-weight="bold" style:font-weight-asian="bold" style:font-name-complex="Courier New" style:font-size-complex="10.5pt" style:font-weight-complex="bold"/>
    </style:style>
    <style:style style:name="T55" style:family="text">
      <style:text-properties fo:font-weight="bold" style:font-weight-asian="bold" style:font-weight-complex="bold"/>
    </style:style>
    <style:style style:name="T56" style:family="text">
      <style:text-properties style:font-name-complex="Courier New"/>
    </style:style>
    <style:style style:name="T57" style:family="text">
      <style:text-properties style:font-name-complex="Courier New" style:font-size-complex="10.5pt"/>
    </style:style>
    <style:style style:name="T58" style:family="text">
      <style:text-properties fo:font-variant="normal" fo:text-transform="none" fo:color="#006666" fo:font-size="9pt" fo:letter-spacing="normal" fo:font-style="normal" fo:font-weight="normal" style:font-name-complex="Courier New" style:font-size-complex="10.5pt"/>
    </style:style>
    <style:style style:name="T59" style:family="text">
      <style:text-properties style:font-name="宋体1" style:font-name-asian="宋体1"/>
    </style:style>
    <style:style style:name="T60" style:family="text">
      <style:text-properties style:font-name="宋体1" style:font-name-asian="宋体1" style:font-name-complex="Courier New" style:font-size-complex="10.5pt"/>
    </style:style>
    <style:style style:name="T61" style:family="text">
      <style:text-properties style:font-name="宋体1" fo:font-weight="normal" style:font-name-asian="宋体1" style:font-weight-asian="normal" style:font-weight-complex="normal"/>
    </style:style>
    <style:style style:name="T62" style:family="text">
      <style:text-properties style:font-name="宋体1" fo:font-weight="normal" style:font-name-asian="宋体1" style:font-weight-asian="normal" style:font-name-complex="Courier New" style:font-size-complex="10.5pt" style:font-weight-complex="normal"/>
    </style:style>
    <style:style style:name="T63" style:family="text">
      <style:text-properties fo:font-weight="normal" style:font-weight-asian="normal" style:font-weight-complex="normal"/>
    </style:style>
    <style:style style:name="T64" style:family="text">
      <style:text-properties fo:font-weight="normal" style:font-weight-asian="normal" style:font-name-complex="Courier New" style:font-size-complex="10.5pt" style:font-weight-complex="normal"/>
    </style:style>
    <style:style style:name="T65" style:family="text">
      <style:text-properties fo:font-weight="normal" style:font-weight-asian="normal" style:font-name-complex="Courier New" style:font-weight-complex="normal"/>
    </style:style>
    <style:style style:name="T66" style:family="text">
      <style:text-properties fo:font-weight="normal" style:font-name-asian="宋体1" style:font-weight-asian="normal" style:font-weight-complex="normal"/>
    </style:style>
    <style:style style:name="T67" style:family="text">
      <style:text-properties fo:font-weight="normal" style:font-name-asian="Haettenschweiler" style:font-weight-asian="normal" style:font-weight-complex="normal"/>
    </style:style>
    <style:style style:name="T68" style:family="text">
      <style:text-properties style:font-name="Courier New1" fo:font-weight="normal" style:font-name-asian="宋体1" style:font-weight-asian="normal" style:font-weight-complex="normal"/>
    </style:style>
    <style:style style:name="T69" style:family="text">
      <style:text-properties style:font-name="Courier New1" fo:font-weight="bold" style:font-weight-asian="bold" style:font-name-complex="Courier New" style:font-size-complex="10.5pt"/>
    </style:style>
    <style:style style:name="T70" style:family="text">
      <style:text-properties style:font-name-asian="Courier New1"/>
    </style:style>
    <style:style style:name="T71"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2" style:family="text">
      <style:text-properties fo:language="zxx" fo:country="none" style:language-asian="zxx" style:country-asian="none"/>
    </style:style>
    <style:style style:name="T73" style:family="text">
      <style:text-properties style:font-name="Times New Roman"/>
    </style:style>
    <style:style style:name="T74" style:family="text">
      <style:text-properties style:font-name="Times New Roman" fo:font-size="10.5pt" fo:font-weight="normal" style:font-size-asian="10.5pt" style:font-weight-asian="normal" style:font-size-complex="10.5pt" style:font-weight-complex="normal"/>
    </style:style>
    <style:style style:name="T75"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76" style:family="text">
      <style:text-properties style:font-name="Times New Roman" fo:font-weight="normal" style:font-weight-asian="normal" style:font-name-complex="Courier New" style:font-weight-complex="normal"/>
    </style:style>
    <style:style style:name="T77" style:family="text">
      <style:text-properties style:font-name="Times New Roman" fo:font-weight="normal" style:font-name-asian="Times New Roman" style:font-weight-asian="normal" style:font-name-complex="Courier New" style:font-weight-complex="normal"/>
    </style:style>
    <style:style style:name="T78" style:family="text">
      <style:text-properties style:font-name="Times New Roman" fo:font-weight="normal" style:font-name-asian="宋体1" style:font-weight-asian="normal" style:font-name-complex="Courier New" style:font-size-complex="10.5pt" style:font-weight-complex="normal"/>
    </style:style>
    <style:style style:name="T79" style:family="text">
      <style:text-properties style:font-name="Times New Roman" style:font-name-complex="Courier New"/>
    </style:style>
    <style:style style:name="T80" style:family="text">
      <style:text-properties style:font-name="Times New Roman" style:font-name-asian="Times New Roman"/>
    </style:style>
    <style:style style:name="T81" style:family="text">
      <style:text-properties style:font-name-asian="宋体1"/>
    </style:style>
    <style:style style:name="T82" style:family="text">
      <style:text-properties style:font-name="宋体1" style:font-name-asian="宋体1"/>
    </style:style>
    <style:style style:name="T83" style:family="text">
      <style:text-properties style:font-name="宋体1" style:font-name-asian="宋体1" style:font-name-complex="Courier New" style:font-size-complex="10.5pt"/>
    </style:style>
    <style:style style:name="T84" style:family="text">
      <style:text-properties style:font-name="宋体1" fo:font-weight="normal" style:font-name-asian="宋体1" style:font-weight-asian="normal" style:font-name-complex="Courier New" style:font-size-complex="10.5pt" style:font-weight-complex="normal"/>
    </style:style>
    <style:style style:name="T8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7"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9"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90"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91"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92"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05">第一章简介<text:tab/>7</text:p>
          <text:p text:style-name="P104">第一节关于这本指南 <text:tab/>7</text:p>
          <text:p text:style-name="P104">第二节关于libcstl<text:tab/>8</text:p>
          <text:p text:style-name="P104">第三节libcstl的编译和安装<text:tab/>10</text:p>
          <text:p text:style-name="P106">1.编译和安装<text:tab/>10</text:p>
          <text:p text:style-name="P106">2.特殊的编译选项<text:tab/>11</text:p>
          <text:p text:style-name="P105">第二章libcstl库的基本概念<text:tab/>11</text:p>
          <text:p text:style-name="P104">第一节libcstl的组成部分<text:tab/>12</text:p>
          <text:p text:style-name="P104">第二节容器<text:tab/>12</text:p>
          <text:p text:style-name="P106">1.序列容器<text:tab/>14</text:p>
          <text:p text:style-name="P106">2.关联容器<text:tab/>19</text:p>
          <text:p text:style-name="P106">3.容器适配器<text:tab/>20</text:p>
          <text:p text:style-name="P104">第三节迭代器<text:tab/>20</text:p>
          <text:p text:style-name="P106">1.使用关联容器的例子<text:tab/>23</text:p>
          <text:p text:style-name="P106">2.迭代器种类<text:tab/>29</text:p>
          <text:p text:style-name="P104">第四节算法和函数<text:tab/>30</text:p>
          <text:p text:style-name="P106">1.数据区间<text:tab/>32</text:p>
          <text:p text:style-name="P106">2.处理多个数据区间<text:tab/>34</text:p>
          <text:p text:style-name="P106">3.质变算法<text:tab/>36</text:p>
          <text:p text:style-name="P106">4.质变算法和关联容器<text:tab/>40</text:p>
          <text:p text:style-name="P106">5.算法和容器操作函数<text:tab/>42</text:p>
          <text:p text:style-name="P106">6.用户自定义规则<text:tab/>43</text:p>
          <text:p text:style-name="P106">7.自定义规则，函数和谓词<text:tab/>46</text:p>
          <text:p text:style-name="P106">8.libcstl函数<text:tab/>51</text:p>
          <text:p text:style-name="P104">第五节libcstl容器的使用过程<text:tab/>52</text:p>
          <text:p text:style-name="P106">1.libcstl容器的使用过程<text:tab/>52</text:p>
          <text:p text:style-name="P106">2.数据类型的使用<text:tab/>53</text:p>
          <text:p text:style-name="P105">第三章libcstl工具类型<text:tab/>54</text:p>
          <text:p text:style-name="P104">第一节bool_t<text:tab/>54</text:p>
          <text:p text:style-name="P104">第二节pair_t<text:tab/>54</text:p>
          <text:p text:style-name="P106">1.pair_t的使用过程<text:tab/>54</text:p>
          <text:p text:style-name="P106">2.pair_t的主要操作<text:tab/>55</text:p>
          <text:p text:style-name="P106">3.pair_t的应用实例 <text:tab/>55</text:p>
          <text:p text:style-name="P104">第三节range_t<text:tab/>59</text:p>
          <text:p text:style-name="P105">第四章libcstl容器<text:tab/>59</text:p>
          <text:p text:style-name="P104">第一节容器的特点<text:tab/>59</text:p>
          <text:p text:style-name="P104">第二节vector_t<text:tab/>62</text:p>
          <text:p text:style-name="P106">1.vector_t的能力<text:tab/>63</text:p>
          <text:p text:style-name="P106">2.vector_t的操作<text:tab/>63</text:p>
          <text:p text:style-name="P106">3.将vector_t作为数组使用<text:tab/>65</text:p>
          <text:p text:style-name="P106">4.vector_t的使用实例<text:tab/>65</text:p>
          <text:p text:style-name="P104"><text:soft-page-break/>第三节deque_t<text:tab/>67</text:p>
          <text:p text:style-name="P106">1.deque_t的能力<text:tab/>67</text:p>
          <text:p text:style-name="P106">2.deque_t的操作<text:tab/>68</text:p>
          <text:p text:style-name="P106">3.deque_t的应用实例<text:tab/>69</text:p>
          <text:p text:style-name="P104">第四节list_t<text:tab/>70</text:p>
          <text:p text:style-name="P106">1.list_t的能力<text:tab/>70</text:p>
          <text:p text:style-name="P106">2.list_t的操作<text:tab/>70</text:p>
          <text:p text:style-name="P106">3.list_t的使用实例<text:tab/>72</text:p>
          <text:p text:style-name="P104">第五节slist_t<text:tab/>74</text:p>
          <text:p text:style-name="P106">1.slist_t的能力<text:tab/>74</text:p>
          <text:p text:style-name="P106">2.slist_t的操作<text:tab/>75</text:p>
          <text:p text:style-name="P106">3.slist_t使用实例<text:tab/>76</text:p>
          <text:p text:style-name="P104">第六节set_t和multiset_t<text:tab/>78</text:p>
          <text:p text:style-name="P106">1.set_t和multiset_t的能力<text:tab/>79</text:p>
          <text:p text:style-name="P106">2.set_t和multiset_t操作<text:tab/>79</text:p>
          <text:p text:style-name="P106">3.set_t和multiset_t的使用实例<text:tab/>83</text:p>
          <text:p text:style-name="P104">第七节map_t和multimap_t<text:tab/>86</text:p>
          <text:p text:style-name="P106">1.map_t和multimap_t的能力<text:tab/>87</text:p>
          <text:p text:style-name="P106">2.map_t和multimap_t的操作<text:tab/>87</text:p>
          <text:p text:style-name="P106">3.将map_t作为关联数组使用<text:tab/>90</text:p>
          <text:p text:style-name="P106">4.map_t和multimap_t的使用实例<text:tab/>90</text:p>
          <text:p text:style-name="P104">第八节hash_set_t,hash_multiset_t,hash_map_t,hash_multimap_t<text:tab/>95</text:p>
          <text:p text:style-name="P106">1.hash关联容器的能力<text:tab/>96</text:p>
          <text:p text:style-name="P106">2.hash容器的操作<text:tab/>96</text:p>
          <text:p text:style-name="P106">3.将hash_map_t作为关联数组使用<text:tab/>100</text:p>
          <text:p text:style-name="P106">4.hash容器的使用实例<text:tab/>100</text:p>
          <text:p text:style-name="P104">第九节怎样选择容器类型<text:tab/>102</text:p>
          <text:p text:style-name="P105">第五章libcstl迭代器<text:tab/>104</text:p>
          <text:p text:style-name="P104">第一节迭代器的种类<text:tab/>104</text:p>
          <text:p text:style-name="P106">1.input_iterator_t<text:tab/>105</text:p>
          <text:p text:style-name="P106">2.output_iterator_t<text:tab/>106</text:p>
          <text:p text:style-name="P106">3.forward_iterator_t<text:tab/>106</text:p>
          <text:p text:style-name="P106">4.bidirectional_iterator_t<text:tab/>106</text:p>
          <text:p text:style-name="P106">5.random_access_iterator_t<text:tab/>106</text:p>
          <text:p text:style-name="P104">第二节迭代器的辅助操作<text:tab/>108</text:p>
          <text:p text:style-name="P106">1.使用iterator_advance()移动迭代器<text:tab/>109</text:p>
          <text:p text:style-name="P106">2.使用iterator_distance()计算迭代器之间的距离<text:tab/>110</text:p>
          <text:p text:style-name="P105">第六章libcstl函数<text:tab/>111</text:p>
          <text:p text:style-name="P104">第一节函数的作用<text:tab/>111</text:p>
          <text:p text:style-name="P106">1.作为谓词<text:tab/>111</text:p>
          <text:p text:style-name="P106">2.作为行为规则<text:tab/>114</text:p>
          <text:p text:style-name="P104">第二节函数的类型<text:tab/>115</text:p>
          <text:p text:style-name="P106">1.一元函数<text:tab/>115</text:p>
          <text:p text:style-name="P106">2.二元函数<text:tab/>115</text:p>
          <text:p text:style-name="P104"><text:soft-page-break/>第三节预定义的函数<text:tab/>115</text:p>
          <text:p text:style-name="P106">1.算术运算函数<text:tab/>115</text:p>
          <text:p text:style-name="P106">2.关系运算函数<text:tab/>116</text:p>
          <text:p text:style-name="P106">3.逻辑运算函数<text:tab/>116</text:p>
          <text:p text:style-name="P106">4.其他函数<text:tab/>116</text:p>
          <text:p text:style-name="P105">第七章libcstl算法<text:tab/>116</text:p>
          <text:p text:style-name="P104">第一节算法的分类<text:tab/>117</text:p>
          <text:p text:style-name="P104">第二节非质变算法<text:tab/>117</text:p>
          <text:p text:style-name="P106">1.查找单一数据<text:tab/>119</text:p>
          <text:p text:style-name="P106">2.数据区间匹配<text:tab/>126</text:p>
          <text:p text:style-name="P104">第三节质变算法<text:tab/>136</text:p>
          <text:p text:style-name="P106">1.拷贝数据<text:tab/>138</text:p>
          <text:p text:style-name="P106">2.交换数据<text:tab/>144</text:p>
          <text:p text:style-name="P106">3.数据变换<text:tab/>146</text:p>
          <text:p text:style-name="P106">4.数据替换<text:tab/>149</text:p>
          <text:p text:style-name="P106">5.数据填充<text:tab/>151</text:p>
          <text:p text:style-name="P106">6.移除数据<text:tab/>153</text:p>
          <text:p text:style-name="P106">7.逆序<text:tab/>156</text:p>
          <text:p text:style-name="P106">8.旋转数据<text:tab/>158</text:p>
          <text:p text:style-name="P106">9.随机重排<text:tab/>159</text:p>
          <text:p text:style-name="P106">10.划分<text:tab/>162</text:p>
          <text:p text:style-name="P104">第四节排序算法<text:tab/>164</text:p>
          <text:p text:style-name="P106">1.排序<text:tab/>165</text:p>
          <text:p text:style-name="P106">2.二分查找<text:tab/>178</text:p>
          <text:p text:style-name="P106">3.合并<text:tab/>182</text:p>
          <text:p text:style-name="P106">4.与集合有关的算法<text:tab/>184</text:p>
          <text:p text:style-name="P106">5.堆算法<text:tab/>188</text:p>
          <text:p text:style-name="P106">6.最大数据和最小数据<text:tab/>190</text:p>
          <text:p text:style-name="P106">7.按词典顺序比较<text:tab/>193</text:p>
          <text:p text:style-name="P106">8.排列组合<text:tab/>197</text:p>
          <text:p text:style-name="P104">第五节算术算法<text:tab/>199</text:p>
          <text:p text:style-name="P106">1. 依次赋值<text:tab/>199</text:p>
          <text:p text:style-name="P106">2.求和算法<text:tab/>200</text:p>
          <text:p text:style-name="P106">3.计算内积<text:tab/>202</text:p>
          <text:p text:style-name="P106">4.局部总和<text:tab/>203</text:p>
          <text:p text:style-name="P106">5.相邻数据的差<text:tab/>204</text:p>
          <text:p text:style-name="P106">6.幂运算<text:tab/>206</text:p>
          <text:p text:style-name="P105">第八章libcstl容器适配器<text:tab/>207</text:p>
          <text:p text:style-name="P104">第一节stack_t<text:tab/>207</text:p>
          <text:p text:style-name="P106">1.stack_t的操作<text:tab/>208</text:p>
          <text:p text:style-name="P106">2.stack_t的使用实例<text:tab/>208</text:p>
          <text:p text:style-name="P104">第二节queue_t<text:tab/>209</text:p>
          <text:p text:style-name="P106">1.queue_t的操作<text:tab/>210</text:p>
          <text:p text:style-name="P106">2.queue_t的使用实例<text:tab/>211</text:p>
          <text:p text:style-name="P104"><text:soft-page-break/>第三节priority_queue_t<text:tab/>212</text:p>
          <text:p text:style-name="P106">1.priority_queue_t的操作<text:tab/>212</text:p>
          <text:p text:style-name="P106">2.priority_queue_t的使用实例<text:tab/>213</text:p>
          <text:p text:style-name="P105">第九章libcstl字符串<text:tab/>214</text:p>
          <text:p text:style-name="P104">第一节两个string_t的使用实例<text:tab/>214</text:p>
          <text:p text:style-name="P106">1.第一个例子:提取文件名模版<text:tab/>214</text:p>
          <text:p text:style-name="P106">2.第二个例子:提取单词并逆序打印<text:tab/>217</text:p>
          <text:p text:style-name="P104">第二节string_t类型的描述<text:tab/>219</text:p>
          <text:p text:style-name="P106">1.strint_t的能力<text:tab/>219</text:p>
          <text:p text:style-name="P106">2.string_t的操作概览<text:tab/>219</text:p>
          <text:p text:style-name="P106">3.初始化和销毁<text:tab/>220</text:p>
          <text:p text:style-name="P106">4.string_t和C字符串<text:tab/>220</text:p>
          <text:p text:style-name="P106">5.string_t的大小和容量<text:tab/>221</text:p>
          <text:p text:style-name="P106">6.string_t数据访问<text:tab/>221</text:p>
          <text:p text:style-name="P106">7.string_t比较操作<text:tab/>221</text:p>
          <text:p text:style-name="P106">8.赋值<text:tab/>222</text:p>
          <text:p text:style-name="P106">9.数据交换<text:tab/>223</text:p>
          <text:p text:style-name="P106">10.添加和连接<text:tab/>223</text:p>
          <text:p text:style-name="P106">11.插入数据<text:tab/>224</text:p>
          <text:p text:style-name="P106">12.删除数据<text:tab/>224</text:p>
          <text:p text:style-name="P106">13.替换<text:tab/>224</text:p>
          <text:p text:style-name="P106">14.子串<text:tab/>225</text:p>
          <text:p text:style-name="P106">15.输入输出<text:tab/>225</text:p>
          <text:p text:style-name="P106">16.查找<text:tab/>226</text:p>
          <text:p text:style-name="P106">17.NPOS值<text:tab/>227</text:p>
          <text:p text:style-name="P106">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1653949243" text:style-name="WW8Num13">
        <text:list-item>
          <text:h text:style-name="P255" text:outline-level="1">简介</text:h>
          <text:list>
            <text:list-item>
              <text:h text:style-name="P259" text:outline-level="2"><text:span text:style-name="T50">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503984803" text:style-name="L1">
        <text:list-item>
          <text:p text:style-name="P109">第一章：简介</text:p>
        </text:list-item>
      </text:list>
      <text:p text:style-name="P28"><text:tab/> <text:s text:c="4"/>简单介绍本书的结构和相关的内容，简单介绍libcstl库。</text:p>
      <text:list xml:id="list1075044882" text:style-name="L2">
        <text:list-item>
          <text:p text:style-name="P145">第二章：libcstl库的基本概念</text:p>
        </text:list-item>
      </text:list>
      <text:p text:style-name="P28"><text:tab/> <text:s text:c="4"/>介绍使用libcstl库需要知道的基本概念，库的组成部分，包含的头文件，要使用到的数据机构等。</text:p>
      <text:list xml:id="list1173702188" text:style-name="L3">
        <text:list-item>
          <text:p text:style-name="P110">第三章：工具类型</text:p>
        </text:list-item>
      </text:list>
      <text:p text:style-name="P28"><text:tab/> <text:s text:c="4"/>这一章主要介绍libcstl提供的小的工具类型，一些辅助的数据结构和宏定义。</text:p>
      <text:list xml:id="list1886820272" text:style-name="L4">
        <text:list-item>
          <text:p text:style-name="P111">第四章：容器</text:p>
        </text:list-item>
      </text:list>
      <text:p text:style-name="P28"><text:tab/> <text:s text:c="4"/>这一章解释容器的概念，介绍各个容器的功能以及对各个容器的能力进行对比。</text:p>
      <text:list xml:id="list85287800" text:style-name="L5">
        <text:list-item>
          <text:p text:style-name="P112">第五章：迭代器</text:p>
        </text:list-item>
      </text:list>
      <text:p text:style-name="P28"><text:tab/> <text:s text:c="4"/>详细讨论迭代器的概念，功能，用途以及迭代器的一些辅助函数。</text:p>
      <text:list xml:id="list1352943657" text:style-name="L7">
        <text:list-item>
          <text:p text:style-name="P114">第六章：算法</text:p>
        </text:list-item>
      </text:list>
      <text:p text:style-name="P28"><text:tab/> <text:s text:c="4"/>列举了讨论了算法的应用，详细的讨论了算法的适用范围，对各种算法进行了比较。</text:p>
      <text:list xml:id="list1333621372" text:style-name="L6">
        <text:list-item>
          <text:p text:style-name="P113">第七章：函数</text:p>
        </text:list-item>
      </text:list>
      <text:p text:style-name="P28"><text:tab/> <text:s text:c="4"/>讨论libcstl库的一元函数，二元函数以及谓词的用法。</text:p>
      <text:list xml:id="list1121876063" text:style-name="L8">
        <text:list-item>
          <text:p text:style-name="P115">第八章：容器适配器</text:p>
        </text:list-item>
      </text:list>
      <text:p text:style-name="P28"><text:tab/> <text:s text:c="4"/>详细描述了特殊的容器 – 容器适配器，介绍了适配器的特点和用法。</text:p>
      <text:list xml:id="list154685846" text:style-name="L9">
        <text:list-item>
          <text:p text:style-name="P116">第九章：字符串</text:p>
        </text:list-item>
      </text:list>
      <text:p text:style-name="P28"><text:tab/> <text:s text:c="4"/>描述了libcstl提供的字符串类型，它不同于传统的C字符串。</text:p>
      <text:list xml:id="list579996434" text:style-name="L10">
        <text:list-item>
          <text:p text:style-name="P117">第十章：类型机制</text:p>
        </text:list-item>
      </text:list>
      <text:p text:style-name="P28"><text:tab/> <text:s text:c="4"/>描述了libcstl对于用户自定义类型的处理，以及类型的注册和管理机制。</text:p>
      <text:list xml:id="list484709712" text:style-name="L11">
        <text:list-item>
          <text:p text:style-name="P118">附录：对于直接以数据为参数的函数的使用</text:p>
        </text:list-item>
      </text:list>
      <text:p text:style-name="P28"><text:tab/> <text:s text:c="4"/>讨论了一种特殊的接口函数的使用方法和技巧。</text:p>
      <text:p text:style-name="P28"><text:soft-page-break/></text:p>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68">[wb@ActiveSys ~]$ tar zxvf libcstl-2.0.0.tar.gz</text:p>
            <text:p text:style-name="P68">...</text:p>
            <text:p text:style-name="P69">[wb@ActiveSys ~]$ cd libcstl-2.0.0</text:p>
          </table:table-cell>
        </table:table-row>
      </table:table>
      <text:p text:style-name="P28"/>
      <text:p text:style-name="P28"><text:tab/>使用蓝灰色表示代码，例如:</text:p>
      <table:table table:name="表格8" table:style-name="表格8">
        <table:table-column table:style-name="表格8.A"/>
        <table:table-row>
          <table:table-cell table:style-name="表格8.A1" office:value-type="string">
            <text:p text:style-name="P62">#include &lt;stdio.h&gt; </text:p>
            <text:p text:style-name="P62">#include &lt;cstl/cvector.h&gt; </text:p>
            <text:p text:style-name="P62"/>
            <text:p text:style-name="P62">int main(int argc, char* argv[]) </text:p>
            <text:p text:style-name="P62">{ </text:p>
            <text:p text:style-name="P62"><text:s text:c="4"/>vector_t* pvec_v1 = create_vector(int); </text:p>
            <text:p text:style-name="P62"/>
            <text:p text:style-name="P62"><text:s text:c="4"/>if(pvec_v1 == NULL) </text:p>
            <text:p text:style-name="P62"><text:s text:c="4"/>{ </text:p>
            <text:p text:style-name="P62"><text:s text:c="8"/>return -1; </text:p>
            <text:p text:style-name="P62"><text:s text:c="4"/>} </text:p>
            <text:p text:style-name="P62"/>
            <text:p text:style-name="P62"><text:s text:c="4"/>vector_init(pvec_v1); </text:p>
            <text:p text:style-name="P62"/>
            <text:p text:style-name="P62"><text:s text:c="4"/>vector_push_back(pvec_v1, 1); </text:p>
            <text:p text:style-name="P62"><text:s text:c="4"/>printf("Vector length is %d.\n", vector_size(pvec_v1)); </text:p>
            <text:p text:style-name="P62"/>
            <text:p text:style-name="P62"><text:s text:c="4"/>vector_push_back(pvec_v1, 2); </text:p>
            <text:p text:style-name="P62"><text:s text:c="4"/>printf("Vector length is now %d.\n", vector_size(pvec_v1)); </text:p>
            <text:p text:style-name="P62"/>
            <text:p text:style-name="P62"><text:s text:c="4"/>vector_destroy(pvec_v1); </text:p>
            <text:p text:style-name="P62"/>
            <text:p text:style-name="P62"><text:s text:c="4"/>return 0; </text:p>
            <text:p text:style-name="P62">}</text:p>
          </table:table-cell>
        </table:table-row>
      </table:table>
      <text:p text:style-name="P28"/>
      <text:list xml:id="list615616666" text:continue-list="list1653949243" text:style-name="WW8Num13">
        <text:list-item>
          <text:list>
            <text:list-item>
              <text:h text:style-name="P260"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927524508" text:continue-numbering="true" text:style-name="WW8Num13">
        <text:list-item>
          <text:list>
            <text:list-item>
              <text:h text:style-name="P262" text:outline-level="2"><text:span text:style-name="T35">libcstl</text:span><text:span text:style-name="T4">的编译和安装</text:span></text:h>
              <text:list>
                <text:list-item>
                  <text:h text:style-name="P271"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68">[wb@ActiveSys ~]$ tar zxvf libcstl-2.0.0.tar.gz</text:p>
            <text:p text:style-name="P68">...</text:p>
            <text:p text:style-name="P69">[wb@ActiveSys ~]$ cd libcstl-2.0.0</text:p>
          </table:table-cell>
        </table:table-row>
      </table:table>
      <text:p text:style-name="P88"><text:span text:style-name="T58"><text:tab/></text:span><text:span text:style-name="T57">然后执行</text:span><text:span text:style-name="T37">make</text:span><text:span text:style-name="T57">编译</text:span><text:span text:style-name="T26">libcstl</text:span><text:span text:style-name="T37">:</text:span></text:p>
      <table:table table:name="表格3" table:style-name="表格3">
        <table:table-column table:style-name="表格3.A"/>
        <table:table-row>
          <table:table-cell table:style-name="表格3.A1" office:value-type="string">
            <text:p text:style-name="P69"><text:bookmark text:name="编译和安装"/>[wb@ActiveSys libcstl-2.0.0]$ make</text:p>
          </table:table-cell>
        </table:table-row>
      </table:table>
      <text:p text:style-name="P89"><text:span text:style-name="T51"><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67"><text:bookmark text:name="编译和安装1"/>[wb@ActiveSys libcstl-2.0.0]# make install</text:p>
          </table:table-cell>
        </table:table-row>
      </table:table>
      <text:p text:style-name="P89"><text:span text:style-name="T51"><text:tab/></text:span>这样编译并安装了<text:span text:style-name="T25">libcstl</text:span>库.</text:p>
      <text:p text:style-name="P77">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69"><text:bookmark text:name="编译和安装2"/>[wb@ActiveSys libcstl-2.0.0]# make uninstall</text:p>
          </table:table-cell>
        </table:table-row>
      </table:table>
      <text:p text:style-name="P90"><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69">[wb@ActiveSys libcstl-2.0.0]# make update</text:p>
          </table:table-cell>
        </table:table-row>
      </table:table>
      <text:p text:style-name="P90"/>
      <text:p text:style-name="P90"><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92"/>
      <text:list xml:id="list386078591" text:continue-numbering="true" text:style-name="WW8Num13">
        <text:list-item>
          <text:list>
            <text:list-item>
              <text:list>
                <text:list-item>
                  <text:h text:style-name="P271" text:outline-level="3">特殊的编译选项</text:h>
                </text:list-item>
              </text:list>
            </text:list-item>
          </text:list>
        </text:list-item>
      </text:list>
      <text:p text:style-name="P1"><text:span text:style-name="T57"><text:tab/></text:span><text:span text:style-name="T60">在</text:span><text:span text:style-name="T28">libcstl</text:span><text:span text:style-name="T34">-2.0.0</text:span><text:span text:style-name="T60">目录下有一个</text:span><text:span text:style-name="T34">Makefile</text:span><text:span text:style-name="T60">文件,文件中定义了一个有关编译选项的变量:</text:span></text:p>
      <table:table table:name="表格10" table:style-name="表格10">
        <table:table-column table:style-name="表格10.A"/>
        <text:soft-page-break/>
        <table:table-row>
          <table:table-cell table:style-name="表格10.A1" office:value-type="string">
            <text:p text:style-name="P58">CFLAGS_EX = -DNDEBUG</text:p>
          </table:table-cell>
        </table:table-row>
      </table:table>
      <text:p text:style-name="P40"><text:span text:style-name="T53"><text:tab/></text:span><text:span text:style-name="T57">其中</text:span><text:span text:style-name="T37">NDEBUG</text:span><text:span text:style-name="T57">都是</text:span><text:span text:style-name="T26">libcstl</text:span><text:span text:style-name="T57">的默认编译选项, 如果想要修改默认编译选项就请修改</text:span><text:span text:style-name="T40">CFLAGS_EX </text:span><text:span text:style-name="T57">变量: 想要添加编译选项请在这一行的后面添加</text:span><text:span text:style-name="T47"> -DXXXX </text:span><text:span text:style-name="T57">(其中</text:span><text:span text:style-name="T37">XXXX</text:span><text:span text:style-name="T57">是要添加的编译选项),如果要删除就直接删除</text:span><text:span text:style-name="T37">-DXXXX</text:span><text:span text:style-name="T57">选项.</text:span></text:p>
      <text:p text:style-name="P42"><text:tab/><text:span text:style-name="T23">l</text:span><text:span text:style-name="T25">ibcstl</text:span>编译过程中的可用编译选项有:</text:p>
      <text:p text:style-name="P42"/>
      <text:list xml:id="list1816740025" text:style-name="L12">
        <text:list-item>
          <text:p text:style-name="P147"><text:span text:style-name="T38">NDEBUG</text:span><text:span text:style-name="T53"> </text:span><text:span text:style-name="T57">控制断言.</text:span></text:p>
        </text:list-item>
      </text:list>
      <text:p text:style-name="P77">定义这个编译选项可以去掉库中的断言.当库函数接受到非法参数时,断言就会报错,但是有断言的版本执行效率低(非断言版本效率大约是有断言版本的<text:span text:style-name="T23">20~40</text:span>倍).</text:p>
      <text:p text:style-name="P77"/>
      <text:list xml:id="list163635567" text:style-name="L13">
        <text:list-item>
          <text:p text:style-name="P148"><text:span text:style-name="T38">CSTL_STACK_VECTOR_SEQUENCE</text:span><text:span text:style-name="T53"> </text:span><text:span text:style-name="T57">以</text:span><text:span text:style-name="T37">vector_t</text:span><text:span text:style-name="T57">容器为</text:span><text:span text:style-name="T37">stack_t</text:span><text:span text:style-name="T57">适配器的底层实现.</text:span></text:p>
        </text:list-item>
        <text:list-item>
          <text:p text:style-name="P148"><text:span text:style-name="T38">CSTL_STACK_LIST_SEQUENCE</text:span><text:span text:style-name="T57"> 以</text:span><text:span text:style-name="T37">list_t</text:span><text:span text:style-name="T57">容器为</text:span><text:span text:style-name="T37">stack_t</text:span><text:span text:style-name="T57">适配器的底层实现.</text:span></text:p>
        </text:list-item>
      </text:list>
      <text:p text:style-name="P77">这两个选项都是控制<text:span text:style-name="T23">stack_t</text:span>适配器的底层实现的.如果不指定则使用<text:span text:style-name="T23">deque_t</text:span>作为<text:span text:style-name="T23">stack_t</text:span>的底层实现.</text:p>
      <text:p text:style-name="P77"/>
      <text:list xml:id="list275427169" text:style-name="L14">
        <text:list-item>
          <text:p text:style-name="P245"><text:span text:style-name="T55">CSTL_QUEUE_LIST_SEQUENCE</text:span><text:span text:style-name="T39"> </text:span><text:span text:style-name="T60">以</text:span><text:span text:style-name="T34">list_t</text:span><text:span text:style-name="T60">容器为</text:span><text:span text:style-name="T34">queue_t</text:span><text:span text:style-name="T60">适配器的底层实现.</text:span></text:p>
        </text:list-item>
      </text:list>
      <text:p text:style-name="P77">这个选项控制<text:span text:style-name="T23">queue_t</text:span>的底层实现.如果不指定则使用<text:span text:style-name="T23">deque_t</text:span>为<text:span text:style-name="T23">queue_t</text:span>的底层实现.</text:p>
      <text:p text:style-name="P77"/>
      <text:list xml:id="list1377784580" text:style-name="L15">
        <text:list-item>
          <text:p text:style-name="P149"><text:span text:style-name="T38">CSTL_SET_AVL_TREE</text:span><text:span text:style-name="T37"> </text:span><text:span text:style-name="T57">以</text:span><text:span text:style-name="T37">avl</text:span><text:span text:style-name="T57">树作为</text:span><text:span text:style-name="T37">set_t</text:span><text:span text:style-name="T57">的底层实现.</text:span></text:p>
        </text:list-item>
        <text:list-item>
          <text:p text:style-name="P149"><text:span text:style-name="T38">CSTL_MULTISET_AVL_TREE</text:span><text:span text:style-name="T37"> </text:span><text:span text:style-name="T57">以</text:span><text:span text:style-name="T37">avl</text:span><text:span text:style-name="T57">树作为</text:span><text:span text:style-name="T37">multiset_t</text:span><text:span text:style-name="T57">的底层实现.</text:span></text:p>
        </text:list-item>
        <text:list-item>
          <text:p text:style-name="P149"><text:span text:style-name="T38">CSTL_MAP_AVL_TREE</text:span><text:span text:style-name="T37"> </text:span><text:span text:style-name="T57">以</text:span><text:span text:style-name="T37">avl</text:span><text:span text:style-name="T57">树作为</text:span><text:span text:style-name="T37">map_t</text:span><text:span text:style-name="T57">的底层实现.</text:span></text:p>
        </text:list-item>
        <text:list-item>
          <text:p text:style-name="P149"><text:span text:style-name="T38">CSTL_MULTISET_AVL_TREE</text:span><text:span text:style-name="T57"> 以</text:span><text:span text:style-name="T37">avl</text:span><text:span text:style-name="T57">树作为</text:span><text:span text:style-name="T37">multimap_t</text:span><text:span text:style-name="T57">的底层实现.</text:span></text:p>
        </text:list-item>
      </text:list>
      <text:p text:style-name="P77">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89"/>
      <text:p text:style-name="P89"/>
      <text:list xml:id="list142093033" text:continue-list="list386078591" text:style-name="WW8Num13">
        <text:list-item>
          <text:h text:style-name="P256" text:outline-level="1">libcstl库的基本概念</text:h>
        </text:list-item>
      </text:list>
      <text:p text:style-name="P52"><text:span text:style-name="T56"><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230882109" text:continue-numbering="true" text:style-name="WW8Num13">
        <text:list-item>
          <text:list>
            <text:list-item>
              <text:h text:style-name="P261" text:outline-level="2"><text:span text:style-name="T23">libcstl</text:span>的组成部分</text:h>
            </text:list-item>
          </text:list>
        </text:list-item>
      </text:list>
      <text:p text:style-name="P29"><text:tab/>libcstl由很多部分组成，其中最主要的有容器，迭代器，算法以及函数。</text:p>
      <text:list xml:id="list1288724224" text:style-name="L16">
        <text:list-item>
          <text:p text:style-name="P119">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566429279" text:style-name="L17">
        <text:list-item>
          <text:p text:style-name="P120"><text:soft-page-break/>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47314189" text:style-name="L18">
        <text:list-item>
          <text:p text:style-name="P121">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232024535" text:continue-list="list1230882109" text:style-name="WW8Num13">
        <text:list-item>
          <text:list>
            <text:list-item>
              <text:h text:style-name="P264" text:outline-level="2">容器</text:h>
            </text:list-item>
          </text:list>
        </text:list-item>
      </text:list>
      <text:p text:style-name="P40"><text:span text:style-name="T17"><text:tab/></text:span><text:span text:style-name="T57">容器是用来保存和管理数据的，为了满足不同的需要</text:span><text:span text:style-name="T37">libcstl</text:span><text:span text:style-name="T57">提供了多种容器：</text:span></text:p>
      <text:p text:style-name="P44"><draw:frame draw:style-name="fr2" draw:name="图形3" text:anchor-type="paragraph" svg:width="19.006cm" svg:height="9.703cm" draw:z-index="9"><draw:image xlink:href="Pictures/10000000000002C300000169831C3E19.jpg" xlink:type="simple" xlink:show="embed" xlink:actuate="onLoad"/></draw:frame><text:soft-page-break/><text:span text:style-name="T57">图</text:span><text:span text:style-name="T37">2.2 </text:span><text:span text:style-name="T57">序列容器</text:span></text:p>
      <text:p text:style-name="P44"><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762262975" text:style-name="L19">
        <text:list-item>
          <text:p text:style-name="P151">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725185323" text:style-name="L20">
        <text:list-item>
          <text:p text:style-name="P152">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824882330" text:continue-list="list1232024535" text:style-name="WW8Num13">
        <text:list-item>
          <text:list>
            <text:list-item>
              <text:list>
                <text:list-item>
                  <text:h text:style-name="P277"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1248072006" text:style-name="L21">
        <text:list-item>
          <text:p text:style-name="P122">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1">/* </text:p>
            <text:p text:style-name="P61"><text:s/>* vector1.c </text:p>
            <text:p text:style-name="P61"><text:s/>* compile with : -lcstl </text:p>
            <text:p text:style-name="P61"><text:s/>*/ </text:p>
            <text:p text:style-name="P61"/>
            <text:p text:style-name="P61">#include &lt;stdio.h&gt; </text:p>
            <text:p text:style-name="P61">#include &lt;cstl/cvector.h&gt; </text:p>
            <text:p text:style-name="P61"/>
            <text:p text:style-name="P61">int main(int argc, char* argv[]) </text:p>
            <text:p text:style-name="P61">{ </text:p>
            <text:p text:style-name="P61"><text:s text:c="4"/>/* vector conatiner for integer elements */ </text:p>
            <text:p text:style-name="P61"><text:s text:c="4"/>vector_t* pvec_coll = create_vector(int); </text:p>
            <text:p text:style-name="P61"><text:s text:c="4"/>int i = 0; </text:p>
            <text:p text:style-name="P61"/>
            <text:p text:style-name="P61"><text:s text:c="4"/>if(pvec_coll == NULL) </text:p>
            <text:p text:style-name="P61"><text:s text:c="4"/>{ </text:p>
            <text:p text:style-name="P61"><text:s text:c="8"/>return -1; </text:p>
            <text:p text:style-name="P61"><text:s text:c="4"/>} </text:p>
            <text:p text:style-name="P61"/>
            <text:p text:style-name="P61"><text:s text:c="4"/>vector_init(pvec_coll); </text:p>
            <text:p text:style-name="P61"/>
            <text:p text:style-name="P61"><text:s text:c="4"/>/* append elements with 1 to 6 */ </text:p>
            <text:p text:style-name="P61"><text:soft-page-break/><text:s text:c="4"/>for(i = 1; i &lt;= 6; ++i) </text:p>
            <text:p text:style-name="P61"><text:s text:c="4"/>{ </text:p>
            <text:p text:style-name="P61"><text:s text:c="8"/>vector_push_back(pvec_coll, i); </text:p>
            <text:p text:style-name="P61"><text:s text:c="4"/>} </text:p>
            <text:p text:style-name="P61"/>
            <text:p text:style-name="P61"><text:s text:c="4"/>/* print all elements followed by space */ </text:p>
            <text:p text:style-name="P61"><text:s text:c="4"/>for(i = 0; i &lt; vector_size(pvec_coll); ++i) </text:p>
            <text:p text:style-name="P61"><text:s text:c="4"/>{ </text:p>
            <text:p text:style-name="P61"><text:s text:c="8"/>printf("%d ", *(int*)vector_at(pvec_coll, i)); </text:p>
            <text:p text:style-name="P61"><text:s text:c="4"/>} </text:p>
            <text:p text:style-name="P61"><text:s text:c="4"/>printf("\n"); </text:p>
            <text:p text:style-name="P61"/>
            <text:p text:style-name="P61"><text:s text:c="4"/>vector_destroy(pvec_coll); </text:p>
            <text:p text:style-name="P61"/>
            <text:p text:style-name="P61"><text:s text:c="4"/>return 0; </text:p>
            <text:p text:style-name="P61">}</text:p>
          </table:table-cell>
        </table:table-row>
      </table:table>
      <text:p text:style-name="P46"/>
      <text:p text:style-name="P42">使用<text:span text:style-name="T23">vector_t</text:span>容器必须包含头文件</text:p>
      <text:p text:style-name="P59">#include &lt;cstl/cvector.h&gt;</text:p>
      <text:p text:style-name="P42">创建一个存储<text:span text:style-name="T23">int</text:span>类型数据的<text:span text:style-name="T23">vector_t</text:span></text:p>
      <text:p text:style-name="P61">vector_t* pvec_coll = create_vector(int); </text:p>
      <text:p text:style-name="P42"><text:span text:style-name="T23">vector_t</text:span>在没有初始化的时候是不能使用的，下面是初始化的代码</text:p>
      <text:p text:style-name="P61">vector_init(pvec_coll); </text:p>
      <text:p text:style-name="P42">我们使用<text:span text:style-name="T42">vector_push_back()</text:span>函数向<text:span text:style-name="T23">vector_t</text:span>中添加数据</text:p>
      <text:p text:style-name="P61">for(i = 1; i &lt;= 6; ++i) </text:p>
      <text:p text:style-name="P61">{ </text:p>
      <text:p text:style-name="P61"><text:s text:c="4"/>vector_push_back(pvec_coll, i); </text:p>
      <text:p text:style-name="P61">}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1">for(i = 0; i &lt; vector_size(pvec_coll); ++i) </text:p>
      <text:p text:style-name="P61">{ </text:p>
      <text:p text:style-name="P61"><text:s text:c="4"/>printf("%d ", *(int*)vector_at(pvec_coll, i)); </text:p>
      <text:p text:style-name="P61">} </text:p>
      <text:p text:style-name="P42">最后销毁<text:span text:style-name="T23">vector_t</text:span>容器，以释放容器本身和为了保存数据申请的资源</text:p>
      <text:p text:style-name="P61">vector_destroy(pvec_coll); </text:p>
      <text:p text:style-name="P42"/>
      <text:p text:style-name="P42">这段代码输出的结果如下：</text:p>
      <text:p text:style-name="P34">1 2 3 4 5 6 </text:p>
      <text:p text:style-name="P46"/>
      <text:list xml:id="list2132537161" text:style-name="L22">
        <text:list-item>
          <text:p text:style-name="P123">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93">/* </text:p>
            <text:p text:style-name="P93"><text:s/>* deque1.c </text:p>
            <text:p text:style-name="P93"><text:s/>* compile with : -lcstl </text:p>
            <text:p text:style-name="P93"><text:s/>*/ </text:p>
            <text:p text:style-name="P93"/>
            <text:p text:style-name="P93">#include &lt;stdio.h&gt; </text:p>
            <text:p text:style-name="P93">#include &lt;cstl/cdeque.h&gt; </text:p>
            <text:p text:style-name="P93"/>
            <text:p text:style-name="P93">int main(int argc, char* argv[]) </text:p>
            <text:p text:style-name="P93">{ </text:p>
            <text:p text:style-name="P93"><text:s text:c="4"/>/* deque container for float-point elements */ </text:p>
            <text:p text:style-name="P93"><text:s text:c="4"/>deque_t* pdq_coll = create_deque(float); </text:p>
            <text:p text:style-name="P93"><text:s text:c="4"/>int i = 0; </text:p>
            <text:p text:style-name="P93"/>
            <text:p text:style-name="P93"><text:s text:c="4"/>if(pdq_coll == NULL) </text:p>
            <text:p text:style-name="P93"><text:s text:c="4"/>{ </text:p>
            <text:p text:style-name="P93"><text:s text:c="8"/>return -1; </text:p>
            <text:p text:style-name="P93"><text:s text:c="4"/>} </text:p>
            <text:p text:style-name="P93"/>
            <text:p text:style-name="P93"><text:s text:c="4"/>deque_init(pdq_coll); </text:p>
            <text:p text:style-name="P93"/>
            <text:p text:style-name="P93"><text:s text:c="4"/>/* insert elements from 1.1 to 6.6 each at the front */ </text:p>
            <text:p text:style-name="P93"><text:s text:c="4"/>for(i = 1; i &lt;= 6; ++i) </text:p>
            <text:p text:style-name="P93"><text:s text:c="4"/>{ </text:p>
            <text:p text:style-name="P93"><text:s text:c="8"/>/* insert at the front */ </text:p>
            <text:p text:style-name="P93"><text:s text:c="8"/>deque_push_front(pdq_coll, i * 1.1); </text:p>
            <text:p text:style-name="P93"><text:s text:c="4"/>} </text:p>
            <text:p text:style-name="P93"/>
            <text:p text:style-name="P93"><text:s text:c="4"/>/* print all elements followed by a space */ </text:p>
            <text:p text:style-name="P93"><text:s text:c="4"/>for(i = 0; i &lt; deque_size(pdq_coll); ++i) </text:p>
            <text:p text:style-name="P93"><text:s text:c="4"/>{ </text:p>
            <text:p text:style-name="P93"><text:s text:c="8"/>printf("%f ", *(float*)deque_at(pdq_coll, i)); </text:p>
            <text:p text:style-name="P93"><text:s text:c="4"/>} </text:p>
            <text:p text:style-name="P93"><text:s text:c="4"/>printf("\n"); </text:p>
            <text:p text:style-name="P93"/>
            <text:p text:style-name="P93"><text:s text:c="4"/>deque_destroy(pdq_coll); </text:p>
            <text:p text:style-name="P93"/>
            <text:p text:style-name="P93"><text:s text:c="4"/>return 0; </text:p>
            <text:p text:style-name="P93">}</text:p>
          </table:table-cell>
        </table:table-row>
      </table:table>
      <text:p text:style-name="P46"/>
      <text:p text:style-name="P42">使用<text:span text:style-name="T23">deque_t</text:span>需要包含头文件</text:p>
      <text:p text:style-name="P94">#include &lt;cstl/cdeque.h&gt; </text:p>
      <text:p text:style-name="P42"><text:soft-page-break/>创建一个保存浮点数类型数据的<text:span text:style-name="T23">deque_t</text:span>容器并初始化</text:p>
      <text:p text:style-name="P93">deque_t* pdq_coll = create_deque(float); </text:p>
      <text:p text:style-name="P93">...</text:p>
      <text:p text:style-name="P94">deque_init(pdq_coll); </text:p>
      <text:p text:style-name="P42">在<text:span text:style-name="T23">deque_t</text:span>开头插入数据</text:p>
      <text:p text:style-name="P94">deque_push_front(pdq_coll, i * 1.1); </text:p>
      <text:p text:style-name="P96">以这种方式插入数据得到的结果是与插入顺序相反的序列，结果如下：</text:p>
      <text:p text:style-name="P99">6.600000 5.500000 4.400000 3.300000 2.200000 1.100000 </text:p>
      <text:p text:style-name="P99">这是因为每一个数据都插入到了第一个数据的前面。</text:p>
      <text:p text:style-name="P100"><text:span text:style-name="T66">deque_t</text:span><text:span text:style-name="T61">容器也提供了</text:span><text:span text:style-name="T66">deque_size()</text:span><text:span text:style-name="T61">函数和</text:span><text:span text:style-name="T66">deque_at()</text:span><text:span text:style-name="T61">函数，所以我们也可以使用与第一个例子相同的方式打印数据：</text:span></text:p>
      <text:p text:style-name="P63">for(i = 0; i &lt; deque_size(pdq_coll); ++i) </text:p>
      <text:p text:style-name="P93">{ </text:p>
      <text:p text:style-name="P93"><text:s text:c="4"/>printf("%f ", *(float*)deque_at(pdq_coll, i)); </text:p>
      <text:p text:style-name="P94">} </text:p>
      <text:p text:style-name="P42">最后也要销毁<text:span text:style-name="T23">deque_t</text:span></text:p>
      <text:p text:style-name="P94">deque_destroy(pdq_coll); </text:p>
      <text:p text:style-name="P46"/>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1921787915" text:style-name="L23">
        <text:list-item>
          <text:p text:style-name="P124">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3">/* </text:p>
            <text:p text:style-name="P93"><text:s/>* list1.c </text:p>
            <text:p text:style-name="P93"><text:s/>* compile with : -lcstl </text:p>
            <text:p text:style-name="P93"><text:s/>*/ </text:p>
            <text:p text:style-name="P93"/>
            <text:p text:style-name="P93">#include &lt;stdio.h&gt; </text:p>
            <text:p text:style-name="P93">#include &lt;cstl/clist.h&gt; </text:p>
            <text:p text:style-name="P93"/>
            <text:p text:style-name="P93">int main(int argc, char* argv[]) </text:p>
            <text:p text:style-name="P93">{ </text:p>
            <text:p text:style-name="P93"><text:s text:c="4"/>/* list container for character elements */ </text:p>
            <text:p text:style-name="P93"><text:s text:c="4"/>list_t* plist_coll = create_list(char); </text:p>
            <text:p text:style-name="P93"><text:s text:c="4"/>char c = '\0'; </text:p>
            <text:p text:style-name="P93"/>
            <text:p text:style-name="P93"><text:s text:c="4"/>if(plist_coll == NULL) </text:p>
            <text:p text:style-name="P93"><text:s text:c="4"/>{ </text:p>
            <text:p text:style-name="P93"><text:s text:c="8"/>return -1; </text:p>
            <text:p text:style-name="P93"><text:s text:c="4"/>} </text:p>
            <text:p text:style-name="P93"><text:soft-page-break/><text:s/></text:p>
            <text:p text:style-name="P93"><text:s text:c="4"/>list_init(plist_coll); </text:p>
            <text:p text:style-name="P93"/>
            <text:p text:style-name="P93"><text:s text:c="4"/>/* append elements from 'a' to 'z' */ </text:p>
            <text:p text:style-name="P93"><text:s text:c="4"/>for(c = 'a'; c &lt;= 'z'; ++c) </text:p>
            <text:p text:style-name="P93"><text:s text:c="4"/>{ </text:p>
            <text:p text:style-name="P93"><text:s text:c="8"/>list_push_back(plist_coll, c); </text:p>
            <text:p text:style-name="P93"><text:s text:c="4"/>} </text:p>
            <text:p text:style-name="P93"/>
            <text:p text:style-name="P93"><text:s text:c="4"/>/* print all elements </text:p>
            <text:p text:style-name="P93"><text:s text:c="5"/>* - while there are elements </text:p>
            <text:p text:style-name="P93"><text:s text:c="5"/>* - print and remove the first element </text:p>
            <text:p text:style-name="P93"><text:s text:c="5"/>*/ </text:p>
            <text:p text:style-name="P93"><text:s text:c="4"/>while(!list_empty(plist_coll)) </text:p>
            <text:p text:style-name="P93"><text:s text:c="4"/>{ </text:p>
            <text:p text:style-name="P93"><text:s text:c="8"/>printf("%c ", *(char*)list_front(plist_coll)); </text:p>
            <text:p text:style-name="P93"><text:s text:c="8"/>list_pop_front(plist_coll);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46"/>
      <text:p text:style-name="P42">使用<text:span text:style-name="T23">list_t</text:span>需要包含头文件</text:p>
      <text:p text:style-name="P94">#include &lt;cstl/clist.h&gt; </text:p>
      <text:p text:style-name="P42">创建一个字符类型的<text:span text:style-name="T23">list_t</text:span>并初始化</text:p>
      <text:p text:style-name="P94">list_t* plist_coll = create_list(char); </text:p>
      <text:p text:style-name="P94">...</text:p>
      <text:p text:style-name="P94">list_init(plist_coll); </text:p>
      <text:p text:style-name="P42">向<text:span text:style-name="T23">list_t</text:span>中插入字符</text:p>
      <text:p text:style-name="P63">for(c = 'a'; c &lt;= 'z'; ++c) </text:p>
      <text:p text:style-name="P93">{ </text:p>
      <text:p text:style-name="P93"><text:s text:c="4"/>list_push_back(plist_coll, c); </text:p>
      <text:p text:style-name="P94">}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3">while(!list_empty(plist_coll)) </text:p>
      <text:p text:style-name="P93">{ </text:p>
      <text:p text:style-name="P93"><text:s text:c="4"/>printf("%c ", *(char*)list_front(plist_coll)); </text:p>
      <text:p text:style-name="P93"><text:s text:c="4"/>list_pop_front(plist_coll); </text:p>
      <text:p text:style-name="P94">} </text:p>
      <text:p text:style-name="P42">销毁<text:span text:style-name="T23">list_t</text:span></text:p>
      <text:p text:style-name="P94"><text:soft-page-break/>list_destroy(plist_coll); </text:p>
      <text:p text:style-name="P42">最后的结果:</text:p>
      <text:p text:style-name="P35">a b c d e f g h i j k l m n o p q r s t u v w x y z </text:p>
      <text:p text:style-name="P34"/>
      <text:p text:style-name="P54"><text:tab/>向上面这样遍历一个链表后链表中的数据就都被删除了，如果要保留数据清使用迭代器对链表进行遍历，迭代器在后面具体介绍。</text:p>
      <text:p text:style-name="P46"/>
      <text:list xml:id="list250843144" text:style-name="L24">
        <text:list-item>
          <text:p text:style-name="P125">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1816540140" text:style-name="L25">
        <text:list-item>
          <text:p text:style-name="P126">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825292219" text:continue-list="list1824882330" text:style-name="WW8Num13">
        <text:list-item>
          <text:list>
            <text:list-item>
              <text:list>
                <text:list-item>
                  <text:h text:style-name="P277" text:outline-level="3">关联容器</text:h>
                </text:list-item>
              </text:list>
            </text:list-item>
          </text:list>
        </text:list-item>
      </text:list>
      <text:p text:style-name="P40"><text:span text:style-name="T53"><text:tab/></text:span><text:span text:style-name="T57">关联容器对容器中保存的数据自动排序,这种排序是基于数据本身的值或者数据定义的键值。关联容器对数据排序的默认规则是小于操作，对于基本类型和</text:span><text:span text:style-name="T37">libcstl</text:span><text:span text:style-name="T57">内部的容器类型还有一些工具类型等</text:span><text:span text:style-name="T37">libcstl</text:span><text:span text:style-name="T57">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7"><text:tab/>关联容器为了实现对数据进行自动排序的功能一般都采用平衡二叉树的结构，</text:span><text:span text:style-name="T37">libcstl</text:span><text:span text:style-name="T57">采用了两种平衡二叉树来实现关联容器，</text:span><text:span text:style-name="T37">AVL</text:span><text:span text:style-name="T57">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7">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69560876" text:style-name="L26">
        <text:list-item>
          <text:p text:style-name="P127">set_t</text:p>
        </text:list-item>
      </text:list>
      <text:p text:style-name="P42"><text:tab/><text:span text:style-name="T23">set_t</text:span>容器根据它保存的数据进行自动排序,每一个数据在容器中只出现一次,重复的数据是不允许的。</text:p>
      <text:list xml:id="list470123884" text:style-name="L27">
        <text:list-item>
          <text:p text:style-name="P128">mulitset_t</text:p>
        </text:list-item>
      </text:list>
      <text:p text:style-name="P42"><text:tab/><text:span text:style-name="T23">multiset_t</text:span>容器除了允许保存的数据重复,其他的与<text:span text:style-name="T23">set_t</text:span>容器相同。</text:p>
      <text:list xml:id="list760373888" text:style-name="L28">
        <text:list-item>
          <text:p text:style-name="P129">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910037837" text:style-name="L29">
        <text:list-item>
          <text:p text:style-name="P130">multimap_t</text:p>
        </text:list-item>
      </text:list>
      <text:p text:style-name="P77"><text:span text:style-name="T23">multimap_t</text:span>允许有<text:span text:style-name="T23">key</text:span>值重复的<text:span text:style-name="T23">key/value</text:span>数据,并且它不具备关联数组的性质,除此之外与<text:span text:style-name="T23">map_t</text:span>特点相同。</text:p>
      <text:list xml:id="list997080651" text:style-name="L30">
        <text:list-item>
          <text:p text:style-name="P131">hash_set_t</text:p>
        </text:list-item>
      </text:list>
      <text:p text:style-name="P77"><text:span text:style-name="T23">hash_set_t</text:span>除了底层采用<text:span text:style-name="T23">hash</text:span>表实现外其他的特性与<text:span text:style-name="T23">set_t</text:span>相同。</text:p>
      <text:list xml:id="list699286374" text:style-name="L31">
        <text:list-item>
          <text:p text:style-name="P132"><text:soft-page-break/>hash_multiset_t</text:p>
        </text:list-item>
      </text:list>
      <text:p text:style-name="P77"><text:span text:style-name="T23">hash_multiset_t</text:span>除了底层采用<text:span text:style-name="T23">hash</text:span>表实现外其他的特性与<text:span text:style-name="T23">multiset_t</text:span>相同。</text:p>
      <text:list xml:id="list1373680429" text:style-name="L32">
        <text:list-item>
          <text:p text:style-name="P133">hash_map_t</text:p>
        </text:list-item>
      </text:list>
      <text:p text:style-name="P77"><text:span text:style-name="T23">hash_map_t</text:span>除了底层采用<text:span text:style-name="T23">hash</text:span>表实现外其他的特性与<text:span text:style-name="T23">map_t</text:span>相同。</text:p>
      <text:list xml:id="list2031783322" text:style-name="L33">
        <text:list-item>
          <text:p text:style-name="P134">hash_multimap_t</text:p>
        </text:list-item>
      </text:list>
      <text:p text:style-name="P77"><text:span text:style-name="T23">hash_multimap_t</text:span>除了底层采用<text:span text:style-name="T23">hash</text:span>实现外其他的特性与<text:span text:style-name="T23">multimap_t</text:span>相同。</text:p>
      <text:p text:style-name="P77"/>
      <text:p text:style-name="P77">由于操作关联容器要用到迭代器，所以关联容器的例子在介绍完迭代器之后给出。</text:p>
      <text:list xml:id="list693177116" text:continue-list="list825292219" text:style-name="WW8Num13">
        <text:list-item>
          <text:list>
            <text:list-item>
              <text:list>
                <text:list-item>
                  <text:h text:style-name="P277" text:outline-level="3">容器适配器</text:h>
                </text:list-item>
              </text:list>
            </text:list-item>
          </text:list>
        </text:list-item>
      </text:list>
      <text:p text:style-name="P77">除了以上这些容器之外,<text:span text:style-name="T25">libcstl</text:span>为了特殊的目的还提供了容器适配器,它们都是基本的容器实现的。</text:p>
      <text:list xml:id="list1832646352" text:style-name="L34">
        <text:list-item>
          <text:p text:style-name="P135">stack_t</text:p>
        </text:list-item>
      </text:list>
      <text:p text:style-name="P77"><text:span text:style-name="T23">stack_t</text:span>是堆栈,它采用<text:span text:style-name="T23">LIFO</text:span>(后进先出)的原则来管理数据。</text:p>
      <text:list xml:id="list1072674742" text:style-name="L35">
        <text:list-item>
          <text:p text:style-name="P136">queue_t</text:p>
        </text:list-item>
      </text:list>
      <text:p text:style-name="P77"><text:span text:style-name="T23">queue_t</text:span>是队列,它采用<text:span text:style-name="T23">FIFO</text:span>(先进先出)的原则管理数据。</text:p>
      <text:list xml:id="list2076728812" text:style-name="L36">
        <text:list-item>
          <text:p text:style-name="P137">priority_queue_t</text:p>
        </text:list-item>
      </text:list>
      <text:p text:style-name="P77"><text:span text:style-name="T23">priority_queue_t</text:span>是优先队列,它保存的数据具有优先级,<text:span text:style-name="T25">libcstl</text:span>默认的数据值越大优先级越大.每次从队列中取出的都是具有最大优先级的数据。</text:p>
      <text:p text:style-name="P77"/>
      <text:p text:style-name="P77">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20387794" text:continue-list="list693177116" text:style-name="WW8Num13">
        <text:list-item>
          <text:list>
            <text:list-item>
              <text:h text:style-name="P264" text:outline-level="2">迭代器</text:h>
            </text:list-item>
          </text:list>
        </text:list-item>
      </text:list>
      <text:p text:style-name="P77">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7">迭代器是将容器的内部结构隐藏，通过使用它可以对不同的容器进行同样的操作，同时对于不同的容器迭代器也有特殊的操作，但是下面的这些操作是迭代器共同的：</text:p>
      <text:list xml:id="list978441765" text:style-name="L37">
        <text:list-item>
          <text:p text:style-name="P138">iterator_get_value()</text:p>
        </text:list-item>
      </text:list>
      <text:p text:style-name="P77">获得迭代器所指的数据,将迭代器所指的数据拷贝到指定的缓冲区中。</text:p>
      <text:list xml:id="list237792440" text:style-name="L38">
        <text:list-item>
          <text:p text:style-name="P139">iterator_get_pointer()</text:p>
        </text:list-item>
      </text:list>
      <text:p text:style-name="P77">获得迭代器所指的数据的指针。</text:p>
      <text:list xml:id="list1010778916" text:style-name="L39">
        <text:list-item>
          <text:p text:style-name="P140">iterator_next()</text:p>
        </text:list-item>
      </text:list>
      <text:p text:style-name="P77">指向下一个数据,使迭代器向前行进一步。</text:p>
      <text:list xml:id="list1092785301" text:style-name="L40">
        <text:list-item>
          <text:p text:style-name="P141">iterator_equal() <text:span text:style-name="T63">和</text:span> iterator_not_equal()</text:p>
        </text:list-item>
      </text:list>
      <text:p text:style-name="P77">判断两个迭代器是否指向相同的位置。</text:p>
      <text:list xml:id="list777446563" text:style-name="L41">
        <text:list-item>
          <text:p text:style-name="P170"><text:span text:style-name="T63">赋值运算符</text:span> =</text:p>
        </text:list-item>
      </text:list>
      <text:p text:style-name="P77"><text:soft-page-break/>在<text:span text:style-name="T23">libcstl</text:span>中，迭代器类型可以直接使用赋值运算符 = 来进行赋值。</text:p>
      <text:p text:style-name="P89"/>
      <text:p text:style-name="P89"><text:tab/>上面都是迭代器本身的操作，下面我们来看一看容器是怎样和迭代器建立联系的：</text:p>
      <text:p text:style-name="P77">为了实现容器和迭代器的相互操作,所有的容器都提供了基本的函数。</text:p>
      <text:list xml:id="list1455146317" text:style-name="L42">
        <text:list-item>
          <text:p text:style-name="P142">xxxx_begin()</text:p>
        </text:list-item>
      </text:list>
      <text:p text:style-name="P77">获得指向特定容器中第一个数据的迭代器(如果有第一个数据)。例如<text:span text:style-name="T23">vector_t</text:span>容器就是<text:span text:style-name="T23">vector_begin()。</text:span></text:p>
      <text:list xml:id="list721699367" text:style-name="L43">
        <text:list-item>
          <text:p text:style-name="P143">xxxx_end()</text:p>
        </text:list-item>
      </text:list>
      <text:p text:style-name="P77">获得指向特定容器末尾的迭代器，这个末尾是指容器中最后一个数据的下一个位置。例如<text:span text:style-name="T23">vector_t</text:span>容器就是<text:span text:style-name="T23">vector_end()。</text:span></text:p>
      <text:p text:style-name="P50"><draw:frame draw:style-name="fr3" draw:name="图形5" text:anchor-type="paragraph" svg:width="19.006cm" svg:height="6.468cm" draw:z-index="11"><draw:image xlink:href="Pictures/10000000000002CA000000F35AC7D34C.jpg" xlink:type="simple" xlink:show="embed" xlink:actuate="onLoad"/></draw:frame>图<text:span text:style-name="T46"> 2.4 xxxx_begin()</text:span><text:span text:style-name="T59"> 和 </text:span><text:span text:style-name="T46">xxxx_end()</text:span></text:p>
      <text:p text:style-name="P49"/>
      <text:p text:style-name="P42"><text:tab/>这样的xxxx_begin()和xxxx_end()就组成了一个左闭右开区间[xxxx_begin(), xxxx_end())，这样的好处是便利时对结束条件判断比较方便，如果容器为空那么xxxx_begin()就等于xxxx_end()。</text:p>
      <text:p text:style-name="P77">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3">/* </text:p>
            <text:p text:style-name="P93"><text:s/>* list2.c </text:p>
            <text:p text:style-name="P93"><text:s/>* compile with : -lcstl </text:p>
            <text:p text:style-name="P93"><text:s/>*/ </text:p>
            <text:p text:style-name="P93"/>
            <text:p text:style-name="P93">#include &lt;stdio.h&gt; </text:p>
            <text:p text:style-name="P93">#include &lt;cstl/clist.h&gt; </text:p>
            <text:p text:style-name="P93"/>
            <text:p text:style-name="P93">int main(int argc, char* argv[]) </text:p>
            <text:p text:style-name="P93">{ </text:p>
            <text:p text:style-name="P93"><text:s text:c="4"/>/* list container for character elements */ </text:p>
            <text:p text:style-name="P93"><text:s text:c="4"/>list_t* plist_coll = create_list(char); </text:p>
            <text:p text:style-name="P93"><text:s text:c="4"/>list_iterator_t it_pos; </text:p>
            <text:p text:style-name="P93"><text:s text:c="4"/>char c = '\0'; </text:p>
            <text:p text:style-name="P93"/>
            <text:p text:style-name="P93"><text:s text:c="4"/>if(plist_coll == NULL) </text:p>
            <text:p text:style-name="P93"><text:s text:c="4"/>{ </text:p>
            <text:p text:style-name="P93"><text:soft-page-break/><text:s text:c="8"/>return -1; </text:p>
            <text:p text:style-name="P93"><text:s text:c="4"/>} </text:p>
            <text:p text:style-name="P93"/>
            <text:p text:style-name="P93"><text:s text:c="4"/>list_init(plist_coll); </text:p>
            <text:p text:style-name="P93"/>
            <text:p text:style-name="P93"><text:s text:c="4"/>/* append elements from 'a' to 'z' */ </text:p>
            <text:p text:style-name="P93"><text:s text:c="4"/>for(c = 'a'; c &lt;= 'z'; ++c) </text:p>
            <text:p text:style-name="P93"><text:s text:c="4"/>{ </text:p>
            <text:p text:style-name="P93"><text:s text:c="8"/>list_push_back(plist_coll, c); </text:p>
            <text:p text:style-name="P93"><text:s text:c="4"/>} </text:p>
            <text:p text:style-name="P93"/>
            <text:p text:style-name="P93"><text:s text:c="4"/>/* print all elements </text:p>
            <text:p text:style-name="P93"><text:s text:c="5"/>* - iterate over all elements </text:p>
            <text:p text:style-name="P93"><text:s text:c="5"/>*/ </text:p>
            <text:p text:style-name="P93"><text:s text:c="4"/>for(it_pos = list_begin(plist_coll); </text:p>
            <text:p text:style-name="P93"><text:s text:c="8"/>!iterator_equal(it_pos, list_end(plist_coll)); </text:p>
            <text:p text:style-name="P93"><text:s text:c="8"/>it_pos = iterator_next(it_pos)) </text:p>
            <text:p text:style-name="P93"><text:s text:c="4"/>{ </text:p>
            <text:p text:style-name="P93"><text:s text:c="8"/>printf("%c ", *(char*)iterator_get_pointer(it_pos));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91"/>
      <text:p text:style-name="P42">首先要定义一个迭代器：</text:p>
      <text:p text:style-name="P94">list_iterator_t it_pos; </text:p>
      <text:p text:style-name="P96">迭代器与容器不同它不需要创建和初始化，定义之后直接就可以使用，使用之后也无需销毁。</text:p>
      <text:p text:style-name="P42">使用<text:span text:style-name="T42">it_pos </text:span>遍历<text:span text:style-name="T23">list_t</text:span>容器,并获得每一个数据的指针,将每一个数据打印出来:</text:p>
      <text:p text:style-name="P93">for(it_pos = list_begin(plist_coll); </text:p>
      <text:p text:style-name="P93"><text:s text:c="4"/>!iterator_equal(it_pos, list_end(plist_coll)); </text:p>
      <text:p text:style-name="P93"><text:s text:c="4"/>it_pos = iterator_next(it_pos)) </text:p>
      <text:p text:style-name="P93">{ </text:p>
      <text:p text:style-name="P93"><text:s text:c="4"/>printf("%c ", *(char*)iterator_get_pointer(it_pos)); </text:p>
      <text:p text:style-name="P94">} </text:p>
      <text:p text:style-name="P42">操作过程如图:</text:p>
      <text:p text:style-name="P50"><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49"/>
      <text:p text:style-name="P49">在遍历的开始首先让迭代器<text:span text:style-name="T23">it_pos</text:span>指向链表的第一个数据：</text:p>
      <text:p text:style-name="P97">it_pos = list_begin(plist_coll); </text:p>
      <text:p text:style-name="P49">然后判断当前位置是否为链表的末尾：</text:p>
      <text:p text:style-name="P97">!iterator_equal(it_pos, list_end(plist_coll)); </text:p>
      <text:p text:style-name="P98">如果不是链表的末尾就或者指向当前数据的指针，并将数据打印出来：</text:p>
      <text:p text:style-name="P97">printf("%c ", *(char*)iterator_get_pointer(it_pos)); </text:p>
      <text:p text:style-name="P98">然后在移动到下一个数据的位置：</text:p>
      <text:p text:style-name="P97">it_pos = iterator_next(it_pos)</text:p>
      <text:list xml:id="list147122160" text:continue-list="list120387794" text:style-name="WW8Num13">
        <text:list-item>
          <text:list>
            <text:list-item>
              <text:list>
                <text:list-item>
                  <text:h text:style-name="P277" text:outline-level="3">使用关联容器的例子</text:h>
                </text:list-item>
              </text:list>
            </text:list-item>
          </text:list>
        </text:list-item>
      </text:list>
      <text:p text:style-name="P46"><text:tab/><text:span text:style-name="T61">上面例子</text:span><text:span text:style-name="T67">中的</text:span><text:span text:style-name="T61">遍历是通用的，它可以用在任何容器中，下面就将这种便利用在关联容器中。下面这些例子都是使用关联容器的例子：</text:span></text:p>
      <text:list xml:id="list900739820" text:style-name="L44">
        <text:list-item>
          <text:p text:style-name="P171"><text:span text:style-name="T43">set_t</text:span><text:span text:style-name="T61">和</text:span><text:span text:style-name="T43">multiset_t</text:span><text:span text:style-name="T61">的例子</text:span></text:p>
        </text:list-item>
      </text:list>
      <text:p text:style-name="P54"><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93">/* </text:p>
            <text:p text:style-name="P93"><text:s/>* set1.c </text:p>
            <text:p text:style-name="P93"><text:s/>* compile with : -lcstl </text:p>
            <text:p text:style-name="P93"><text:s/>*/ </text:p>
            <text:p text:style-name="P93"/>
            <text:p text:style-name="P93">#include &lt;stdio.h&gt; </text:p>
            <text:p text:style-name="P93">#include &lt;cstl/cset.h&gt; </text:p>
            <text:p text:style-name="P93"/>
            <text:p text:style-name="P93">int main(int argc, char* argv[]) </text:p>
            <text:p text:style-name="P93">{ </text:p>
            <text:p text:style-name="P93"><text:s text:c="4"/>/* set container for int values */ </text:p>
            <text:p text:style-name="P93"><text:s text:c="4"/>set_t* pset_coll = create_set(int); </text:p>
            <text:p text:style-name="P93"><text:s text:c="4"/>set_iterator_t it_pos; </text:p>
            <text:p text:style-name="P93"><text:soft-page-break/><text:s/></text:p>
            <text:p text:style-name="P93"><text:s text:c="4"/>if(pset_coll == NULL) </text:p>
            <text:p text:style-name="P93"><text:s text:c="4"/>{ </text:p>
            <text:p text:style-name="P93"><text:s text:c="8"/>return -1; </text:p>
            <text:p text:style-name="P93"><text:s text:c="4"/>} </text:p>
            <text:p text:style-name="P93"/>
            <text:p text:style-name="P93"><text:s text:c="4"/>set_init(pset_coll); </text:p>
            <text:p text:style-name="P93"/>
            <text:p text:style-name="P93"><text:s text:c="4"/>/* </text:p>
            <text:p text:style-name="P93"><text:s text:c="5"/>* insert elements for 1 to 6 in arbitray order </text:p>
            <text:p text:style-name="P93"><text:s text:c="5"/>* - value 1 gets inserted twice </text:p>
            <text:p text:style-name="P93"><text:s text:c="5"/>*/ </text:p>
            <text:p text:style-name="P93"><text:s text:c="4"/>set_insert(pset_coll, 3); </text:p>
            <text:p text:style-name="P93"><text:s text:c="4"/>set_insert(pset_coll, 1); </text:p>
            <text:p text:style-name="P93"><text:s text:c="4"/>set_insert(pset_coll, 6); </text:p>
            <text:p text:style-name="P93"><text:s text:c="4"/>set_insert(pset_coll, 4); </text:p>
            <text:p text:style-name="P93"><text:s text:c="4"/>set_insert(pset_coll, 1); </text:p>
            <text:p text:style-name="P93"><text:s text:c="4"/>set_insert(pset_coll, 2); </text:p>
            <text:p text:style-name="P93"><text:s text:c="4"/>set_insert(pset_coll, 5); </text:p>
            <text:p text:style-name="P93"/>
            <text:p text:style-name="P93"><text:s text:c="4"/>/* </text:p>
            <text:p text:style-name="P93"><text:s text:c="5"/>* print all elements </text:p>
            <text:p text:style-name="P93"><text:s text:c="5"/>* - iterate over all elements </text:p>
            <text:p text:style-name="P93"><text:s text:c="5"/>*/ </text:p>
            <text:p text:style-name="P93"><text:s text:c="4"/>for(it_pos = set_begin(pset_coll); </text:p>
            <text:p text:style-name="P93"><text:s text:c="8"/>!iterator_equal(it_pos, set_end(p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set_destroy(pset_coll); </text:p>
            <text:p text:style-name="P93"/>
            <text:p text:style-name="P93"><text:s text:c="4"/>return 0; </text:p>
            <text:p text:style-name="P93">}</text:p>
          </table:table-cell>
        </table:table-row>
      </table:table>
      <text:p text:style-name="P46"/>
      <text:p text:style-name="P42">要使用<text:span text:style-name="T23">set_t</text:span>必须包含头文件</text:p>
      <text:p text:style-name="P94">#include &lt;cstl/cset.h&gt; </text:p>
      <text:p text:style-name="P54">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93">set_insert(pset_coll, 3); </text:p>
      <text:p text:style-name="P93"><text:soft-page-break/>set_insert(pset_coll, 1); </text:p>
      <text:p text:style-name="P93">set_insert(pset_coll, 6); </text:p>
      <text:p text:style-name="P93">set_insert(pset_coll, 4); </text:p>
      <text:p text:style-name="P93">set_insert(pset_coll, 1); </text:p>
      <text:p text:style-name="P93">set_insert(pset_coll, 2); </text:p>
      <text:p text:style-name="P94">set_insert(pset_coll, 5); </text:p>
      <text:p text:style-name="P94"/>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1"><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47"/>
      <text:p text:style-name="P42">接下来是使用迭代器遍历<text:span text:style-name="T23">set_t</text:span>,使用了和上面的例子相同的遍历方式:</text:p>
      <text:p text:style-name="P63">for(it_pos = set_begin(pset_coll); </text:p>
      <text:p text:style-name="P93"><text:s text:c="4"/>!iterator_equal(it_pos, set_end(pset_coll)); </text:p>
      <text:p text:style-name="P93"><text:s text:c="4"/>it_pos = iterator_next(it_pos)) </text:p>
      <text:p text:style-name="P93">{ </text:p>
      <text:p text:style-name="P93"><text:s text:c="4"/>printf("%d ", *(int*)iterator_get_pointer(it_pos)); </text:p>
      <text:p text:style-name="P94">}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1"><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6"/>
      <text:list xml:id="list1690231175" text:style-name="L45">
        <text:list-item>
          <text:p text:style-name="P172"><text:span text:style-name="T61">使用</text:span><text:span text:style-name="T43">map_t</text:span><text:span text:style-name="T61">和</text:span><text:span text:style-name="T43">multimap_t</text:span><text:span text:style-name="T61">的例子</text:span></text:p>
        </text:list-item>
      </text:list>
      <text:p text:style-name="P46"><text:span text:style-name="T61"><text:tab/></text:span><text:span text:style-name="T43">map_t</text:span><text:span text:style-name="T61">和</text:span><text:span text:style-name="T43">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3">/* </text:p>
            <text:p text:style-name="P93"><text:s/>* multimap1.c </text:p>
            <text:p text:style-name="P93"><text:s/>* compile with : -lcstl </text:p>
            <text:p text:style-name="P93"><text:s/>*/ </text:p>
            <text:p text:style-name="P93"/>
            <text:p text:style-name="P93">#include &lt;stdio.h&gt; </text:p>
            <text:p text:style-name="P93">#include &lt;cstl/cmap.h&gt; </text:p>
            <text:p text:style-name="P93">#include &lt;cstl/cutility.h&gt; </text:p>
            <text:p text:style-name="P93"/>
            <text:p text:style-name="P93">int main(int argc, char* argv[]) </text:p>
            <text:p text:style-name="P93">{ </text:p>
            <text:p text:style-name="P93"><text:s text:c="4"/>/* multimap container for int/c-string value */ </text:p>
            <text:p text:style-name="P93"><text:s text:c="4"/>multimap_t* pmmap_coll = create_multimap(int, char*); </text:p>
            <text:p text:style-name="P93"><text:s text:c="4"/>multimap_iterator_t it_pos; </text:p>
            <text:p text:style-name="P93"><text:soft-page-break/><text:s text:c="4"/>pair_t* ppair_elem = create_pair(int, char*); </text:p>
            <text:p text:style-name="P93"/>
            <text:p text:style-name="P93"><text:s text:c="4"/>if(pmmap_coll == NULL || ppair_elem == NULL) </text:p>
            <text:p text:style-name="P93"><text:s text:c="4"/>{ </text:p>
            <text:p text:style-name="P93"><text:s text:c="8"/>return -1; </text:p>
            <text:p text:style-name="P93"><text:s text:c="4"/>} </text:p>
            <text:p text:style-name="P93"/>
            <text:p text:style-name="P93"><text:s text:c="4"/>multimap_init(pmmap_coll); </text:p>
            <text:p text:style-name="P93"><text:s text:c="4"/>pair_init(ppair_elem); </text:p>
            <text:p text:style-name="P93"/>
            <text:p text:style-name="P93"><text:s text:c="4"/>/* </text:p>
            <text:p text:style-name="P93"><text:s text:c="5"/>* insert some elements in arbitray order </text:p>
            <text:p text:style-name="P93"><text:s text:c="5"/>* - a value with key 1 gets inserted twice </text:p>
            <text:p text:style-name="P93"><text:s text:c="5"/>*/ </text:p>
            <text:p text:style-name="P93"><text:s text:c="4"/>pair_make(ppair_elem, 5, "tagged"); </text:p>
            <text:p text:style-name="P93"><text:s text:c="4"/>multimap_insert(pmmap_coll, ppair_elem); </text:p>
            <text:p text:style-name="P93"><text:s text:c="4"/>pair_make(ppair_elem, 2, "a"); </text:p>
            <text:p text:style-name="P93"><text:s text:c="4"/>multimap_insert(pmmap_coll, ppair_elem); </text:p>
            <text:p text:style-name="P93"><text:s text:c="4"/>pair_make(ppair_elem, 1, "this"); </text:p>
            <text:p text:style-name="P93"><text:s text:c="4"/>multimap_insert(pmmap_coll, ppair_elem); </text:p>
            <text:p text:style-name="P93"><text:s text:c="4"/>pair_make(ppair_elem, 4, "of"); </text:p>
            <text:p text:style-name="P93"><text:s text:c="4"/>multimap_insert(pmmap_coll, ppair_elem); </text:p>
            <text:p text:style-name="P93"><text:s text:c="4"/>pair_make(ppair_elem, 6, "strings"); </text:p>
            <text:p text:style-name="P93"><text:s text:c="4"/>multimap_insert(pmmap_coll, ppair_elem); </text:p>
            <text:p text:style-name="P93"><text:s text:c="4"/>pair_make(ppair_elem, 1, "is"); </text:p>
            <text:p text:style-name="P93"><text:s text:c="4"/>multimap_insert(pmmap_coll, ppair_elem); </text:p>
            <text:p text:style-name="P93"><text:s text:c="4"/>pair_make(ppair_elem, 3, "multimap"); </text:p>
            <text:p text:style-name="P93"><text:s text:c="4"/>multimap_insert(pmmap_coll, ppair_elem); </text:p>
            <text:p text:style-name="P93"/>
            <text:p text:style-name="P93"><text:s text:c="4"/>/* </text:p>
            <text:p text:style-name="P93"><text:s text:c="5"/>* print all element values </text:p>
            <text:p text:style-name="P93"><text:s text:c="5"/>* - iterate over all elements </text:p>
            <text:p text:style-name="P93"><text:s text:c="5"/>* - element member second is value </text:p>
            <text:p text:style-name="P93"><text:s text:c="5"/>*/ </text:p>
            <text:p text:style-name="P93"><text:s text:c="4"/>for(it_pos = multimap_begin(pmmap_coll); </text:p>
            <text:p text:style-name="P93"><text:s text:c="8"/>!iterator_equal(it_pos, multimap_end(pmmap_coll)); </text:p>
            <text:p text:style-name="P93"><text:s text:c="8"/>it_pos = iterator_next(it_pos)) </text:p>
            <text:p text:style-name="P93"><text:s text:c="4"/>{ </text:p>
            <text:p text:style-name="P93"><text:s text:c="8"/>printf("%s ", (char*)pair_second(iterator_get_pointer(it_pos))); </text:p>
            <text:p text:style-name="P93"><text:s text:c="4"/>} </text:p>
            <text:p text:style-name="P93"><text:s text:c="4"/>printf("\n"); </text:p>
            <text:p text:style-name="P93"/>
            <text:p text:style-name="P93"><text:s text:c="4"/>multimap_destroy(pmmap_coll); </text:p>
            <text:p text:style-name="P93"><text:soft-page-break/><text:s text:c="4"/>pair_destroy(ppair_elem); </text:p>
            <text:p text:style-name="P93"/>
            <text:p text:style-name="P93"><text:s text:c="4"/>return 0; </text:p>
            <text:p text:style-name="P93">}</text:p>
          </table:table-cell>
        </table:table-row>
      </table:table>
      <text:p text:style-name="P46"/>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3"><text:tab/></text:span><text:span text:style-name="T57">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6"> </text:span><text:span text:style-name="T45">multimap_insert(</text:span><text:span text:style-name="T42">)</text:span><text:span text:style-name="T43">之前都调用了</text:span><text:span text:style-name="T42">pair_make()</text:span><text:span text:style-name="T43">。</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5"> pair_second()</text:span><text:span text:style-name="T43">来获得：</text:span></text:p>
      <text:p text:style-name="P94">printf("%s ", (char*)pair_second(iterator_get_pointer(it_pos))); </text:p>
      <text:p text:style-name="P42"><text:tab/><text:span text:style-name="T23">pair_t</text:span>类型第三章中详细的介绍。</text:p>
      <text:p text:style-name="P42"/>
      <text:list xml:id="list2059141636" text:style-name="L46">
        <text:list-item>
          <text:p text:style-name="P224"><text:span text:style-name="T62">将</text:span><text:span text:style-name="T44">map_t</text:span><text:span text:style-name="T62">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93">/* </text:p>
            <text:p text:style-name="P93"><text:s/>* map1.c </text:p>
            <text:p text:style-name="P93"><text:s/>* compile with : -lcstl </text:p>
            <text:p text:style-name="P93"><text:s/>*/ </text:p>
            <text:p text:style-name="P93"/>
            <text:p text:style-name="P93">#include &lt;stdio.h&gt; </text:p>
            <text:p text:style-name="P93">#include &lt;cstl/cmap.h&gt; </text:p>
            <text:p text:style-name="P93"/>
            <text:p text:style-name="P93">int main(int argc, char* argv[]) </text:p>
            <text:p text:style-name="P93">{ </text:p>
            <text:p text:style-name="P93"><text:s text:c="4"/>/* map container for c-string/double value */ </text:p>
            <text:p text:style-name="P93"><text:s text:c="4"/>map_t* pmap_coll = create_map(char*, double); </text:p>
            <text:p text:style-name="P93"><text:s text:c="4"/>map_iterator_t it_pos; </text:p>
            <text:p text:style-name="P93"/>
            <text:p text:style-name="P93"><text:s text:c="4"/>if(pmap_coll == NULL) </text:p>
            <text:p text:style-name="P93"><text:s text:c="4"/>{ </text:p>
            <text:p text:style-name="P93"><text:s text:c="8"/>return -1; </text:p>
            <text:p text:style-name="P93"><text:s text:c="4"/>} </text:p>
            <text:p text:style-name="P93"/>
            <text:p text:style-name="P93"><text:s text:c="4"/>map_init(pmap_coll); </text:p>
            <text:p text:style-name="P93"/>
            <text:p text:style-name="P93"><text:s text:c="4"/>/* insert some element into the collection */ </text:p>
            <text:p text:style-name="P93"><text:s text:c="4"/>*(double*)map_at(pmap_coll, "VAT") = 0.15; </text:p>
            <text:p text:style-name="P93"><text:s text:c="4"/>*(double*)map_at(pmap_coll, "Pi") = 3.1415; </text:p>
            <text:p text:style-name="P93"><text:s text:c="4"/>*(double*)map_at(pmap_coll, "an arbitray number") = 445.903; </text:p>
            <text:p text:style-name="P93"><text:soft-page-break/><text:s text:c="4"/>*(double*)map_at(pmap_coll, "Null") = 0.0; </text:p>
            <text:p text:style-name="P93"/>
            <text:p text:style-name="P93"><text:s text:c="4"/>/* </text:p>
            <text:p text:style-name="P93"><text:s text:c="5"/>* print all element values </text:p>
            <text:p text:style-name="P93"><text:s text:c="5"/>* - iterate over all elements </text:p>
            <text:p text:style-name="P93"><text:s text:c="5"/>* - element member first is key </text:p>
            <text:p text:style-name="P93"><text:s text:c="5"/>* - element member second is value </text:p>
            <text:p text:style-name="P93"><text:s text:c="5"/>*/ </text:p>
            <text:p text:style-name="P93"><text:s text:c="4"/>for(it_pos = map_begin(pmap_coll); </text:p>
            <text:p text:style-name="P93"><text:s text:c="8"/>!iterator_equal(it_pos, map_end(pmap_coll)); </text:p>
            <text:p text:style-name="P93"><text:s text:c="8"/>it_pos = iterator_next(it_pos)) </text:p>
            <text:p text:style-name="P93"><text:s text:c="4"/>{ </text:p>
            <text:p text:style-name="P93"><text:s text:c="8"/>printf("key: \"%s\" value: %lf\n", </text:p>
            <text:p text:style-name="P93"><text:s text:c="12"/>(char*)pair_first(iterator_get_pointer(it_pos)), </text:p>
            <text:p text:style-name="P93"><text:s text:c="12"/>*(double*)pair_second(iterator_get_pointer(it_pos))); </text:p>
            <text:p text:style-name="P93"><text:s text:c="4"/>} </text:p>
            <text:p text:style-name="P93"/>
            <text:p text:style-name="P93"><text:s text:c="4"/>map_destroy(pmap_coll); </text:p>
            <text:p text:style-name="P93"/>
            <text:p text:style-name="P93"><text:s text:c="4"/>return 0; </text:p>
            <text:p text:style-name="P93">}</text:p>
          </table:table-cell>
        </table:table-row>
      </table:table>
      <text:p text:style-name="P46"/>
      <text:p text:style-name="P42"><text:span text:style-name="T23">map_t提供了map_at()操作函数，</text:span>允许使用以键值为下标直接修改<text:span text:style-name="T23">map_t</text:span>中的数据。<text:span text:style-name="T43">map_at()</text:span><text:span text:style-name="T61">与其他容器的</text:span><text:span text:style-name="T43">at()</text:span><text:span text:style-name="T61">函数不同，它可以以任何类型作为索引，它也没有下标失效的情况。当使用一个容器中不存在的键作下标的时候，</text:span><text:span text:style-name="T43">map_at()会首先在容器中生成一个默认的数据，这个数据的键就是当前的下标，值是值类型的默认值。例如：</text:span></text:p>
      <text:p text:style-name="P95">*(double*)map_at(pmap_coll, "VAT") = 0.15; </text:p>
      <text:p text:style-name="P96">如果像下面这样的写法：</text:p>
      <text:p text:style-name="P95">map_at(pmap_coll, "VAT"); </text:p>
      <text:p text:style-name="P101"><text:span text:style-name="T45">“VAT”</text:span><text:span text:style-name="T63">键对应的值就是双精度浮点值的默认值</text:span><text:span text:style-name="T41">0.0</text:span><text:span text:style-name="T63">。</text:span></text:p>
      <text:p text:style-name="P102"/>
      <text:p text:style-name="P42">执行结果:</text:p>
      <text:p text:style-name="P35">key: "Null" value: 0.000000 </text:p>
      <text:p text:style-name="P35">key: "Pi" value: 3.141500 </text:p>
      <text:p text:style-name="P35">key: "VAT" value: 0.150000 </text:p>
      <text:p text:style-name="P35">key: "an arbitray number" value: 445.903000</text:p>
      <text:list xml:id="list1520048001" text:continue-list="list147122160" text:style-name="WW8Num13">
        <text:list-item>
          <text:list>
            <text:list-item>
              <text:list>
                <text:list-item>
                  <text:h text:style-name="P277" text:outline-level="3">迭代器种类</text:h>
                </text:list-item>
              </text:list>
            </text:list-item>
          </text:list>
        </text:list-item>
      </text:list>
      <text:p text:style-name="P54"><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4"><text:tab/>根据迭代已经访问数据的能力，可以将迭代器分为五大类(具体的种类在第五章中介绍)，所有的</text:span><text:span text:style-name="T40">libcstl</text:span><text:span text:style-name="T64">提供的容器的迭代器都属于其中的三类：</text:span></text:p>
      <text:list xml:id="list2149121733" text:style-name="L47">
        <text:list-item>
          <text:p text:style-name="P161"><text:soft-page-break/><text:span text:style-name="T57">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68834496" text:style-name="L48">
        <text:list-item>
          <text:p text:style-name="P162"><text:span text:style-name="T57">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2066113514" text:style-name="L49">
        <text:list-item>
          <text:p text:style-name="P163"><text:span text:style-name="T57">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1627090159" text:continue-list="list1520048001" text:style-name="WW8Num13">
        <text:list-item>
          <text:list>
            <text:list-item>
              <text:h text:style-name="P264" text:outline-level="2">算法和函数</text:h>
            </text:list-item>
          </text:list>
        </text:list-item>
      </text:list>
      <text:p text:style-name="P40"><text:span text:style-name="T17"><text:tab/></text:span><text:span text:style-name="T26">libcstl</text:span><text:span text:style-name="T57">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3">/* </text:p>
            <text:p text:style-name="P93"><text:s/>* algo1.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
            <text:p text:style-name="P93">int main(int argc, char* argv[]) </text:p>
            <text:p text:style-name="P93">{ </text:p>
            <text:p text:style-name="P93"><text:s text:c="4"/>vector_t* pvec_coll = create_vector(int); </text:p>
            <text:p text:style-name="P93"><text:s text:c="4"/>vector_iterator_t it_pos;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pvec_coll); </text:p>
            <text:p text:style-name="P93"/>
            <text:p text:style-name="P93"><text:s text:c="4"/>/* insert elements from 1 to 6 in arbitrary order */ </text:p>
            <text:p text:style-name="P93"><text:s text:c="4"/>vector_push_back(pvec_coll, 3); </text:p>
            <text:p text:style-name="P93"><text:s text:c="4"/>vector_push_back(pvec_coll, 2); </text:p>
            <text:p text:style-name="P93"><text:s text:c="4"/>vector_push_back(pvec_coll, 5); </text:p>
            <text:p text:style-name="P93"><text:s text:c="4"/>vector_push_back(pvec_coll, 6); </text:p>
            <text:p text:style-name="P93"><text:soft-page-break/><text:s text:c="4"/>vector_push_back(pvec_coll, 4); </text:p>
            <text:p text:style-name="P93"><text:s text:c="4"/>vector_push_back(pvec_coll, 1); </text:p>
            <text:p text:style-name="P93"/>
            <text:p text:style-name="P93"><text:s text:c="4"/>/* find and print minimum and maximum element */ </text:p>
            <text:p text:style-name="P93"><text:s text:c="4"/>it_pos = algo_min_element(vector_begin(pvec_coll), vector_end(pvec_coll)); </text:p>
            <text:p text:style-name="P93"><text:s text:c="4"/>printf("min: %d\n", *(int*)iterator_get_pointer(it_pos)); </text:p>
            <text:p text:style-name="P93"><text:s text:c="4"/>it_pos = algo_max_element(vector_begin(pvec_coll), vector_end(pvec_coll)); </text:p>
            <text:p text:style-name="P93"><text:s text:c="4"/>printf("max: %d\n", *(int*)iterator_get_pointer(it_pos)); </text:p>
            <text:p text:style-name="P93"/>
            <text:p text:style-name="P93"><text:s text:c="4"/>/* sort all elements */ </text:p>
            <text:p text:style-name="P93"><text:s text:c="4"/>algo_sort(vector_begin(pvec_coll), vector_end(pvec_coll)); </text:p>
            <text:p text:style-name="P93"/>
            <text:p text:style-name="P93"><text:s text:c="4"/>/* find the first element with value 3 */ </text:p>
            <text:p text:style-name="P93"><text:s text:c="4"/>it_pos = algo_find(vector_begin(pvec_coll), vector_end(pvec_coll), 3); </text:p>
            <text:p text:style-name="P93"/>
            <text:p text:style-name="P93"><text:s text:c="4"/>/* </text:p>
            <text:p text:style-name="P93"><text:s text:c="5"/>* reverse the order of the found element with value 3 </text:p>
            <text:p text:style-name="P93"><text:s text:c="5"/>* and all following elements </text:p>
            <text:p text:style-name="P93"><text:s text:c="5"/>*/ </text:p>
            <text:p text:style-name="P93"><text:s text:c="4"/>algo_reverse(it_pos, vector_end(pvec_coll)); </text:p>
            <text:p text:style-name="P93"/>
            <text:p text:style-name="P93"><text:s text:c="4"/>/* print all elements */ </text:p>
            <text:p text:style-name="P93"><text:s text:c="4"/>for(it_pos = vector_begin(pvec_coll); </text:p>
            <text:p text:style-name="P93"><text:s text:c="8"/>!iterator_equal(it_pos, vector_end(pvec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vector_destroy(pvec_coll); </text:p>
            <text:p text:style-name="P93"/>
            <text:p text:style-name="P93"><text:s text:c="4"/>return 0; </text:p>
            <text:p text:style-name="P93">}</text:p>
          </table:table-cell>
        </table:table-row>
      </table:table>
      <text:p text:style-name="P46"/>
      <text:p text:style-name="P42">要使用<text:span text:style-name="T25">libcstl</text:span>算法必须包含头文件</text:p>
      <text:p text:style-name="P94">#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94">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94">algo_reverse(it_pos, vector_end(pvec_coll)); </text:p>
      <text:p text:style-name="P42">这样例子中程序的输出结果就是：</text:p>
      <text:p text:style-name="P35">min: 1 </text:p>
      <text:p text:style-name="P35">max: 6 </text:p>
      <text:p text:style-name="P35">1 2 6 5 4 3 </text:p>
      <text:list xml:id="list1964744679" text:continue-numbering="true" text:style-name="WW8Num13">
        <text:list-item>
          <text:list>
            <text:list-item>
              <text:list>
                <text:list-item>
                  <text:h text:style-name="P277"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93">/* </text:p>
            <text:p text:style-name="P93"><text:s/>* find1.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list_iterator_t it_pos25; </text:p>
            <text:p text:style-name="P93"><text:s text:c="4"/>list_iterator_t it_pos35;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oft-page-break/><text:s text:c="4"/>/* insert elements from 20 to 40 */ </text:p>
            <text:p text:style-name="P93"><text:s text:c="4"/>for(i = 20; i &lt;= 40; ++i) </text:p>
            <text:p text:style-name="P93"><text:s text:c="4"/>{ </text:p>
            <text:p text:style-name="P93"><text:s text:c="8"/>list_push_back(plist_coll, i); </text:p>
            <text:p text:style-name="P93"><text:s text:c="4"/>} </text:p>
            <text:p text:style-name="P93"/>
            <text:p text:style-name="P93"><text:s text:c="4"/>/* </text:p>
            <text:p text:style-name="P93"><text:s text:c="5"/>* find position of element with value 3 </text:p>
            <text:p text:style-name="P93"><text:s text:c="5"/>* - there is none, so it_pos gets end() </text:p>
            <text:p text:style-name="P93"><text:s text:c="5"/>*/ </text:p>
            <text:p text:style-name="P93"><text:s text:c="4"/>it_pos = algo_find(list_begin(plist_coll), list_end(plist_coll), 3); </text:p>
            <text:p text:style-name="P93"/>
            <text:p text:style-name="P93"><text:s text:c="4"/>/* </text:p>
            <text:p text:style-name="P93"><text:s text:c="5"/>* reverse the order of element between found element and then end </text:p>
            <text:p text:style-name="P93"><text:s text:c="5"/>* - because the it_pos is end(), it reverses an empty range </text:p>
            <text:p text:style-name="P93"><text:s text:c="5"/>*/ </text:p>
            <text:p text:style-name="P93"><text:s text:c="4"/>algo_reverse(it_pos, list_end(plist_coll)); </text:p>
            <text:p text:style-name="P93"/>
            <text:p text:style-name="P93"><text:s text:c="4"/>/* find the position of value 25 and 35 */ </text:p>
            <text:p text:style-name="P93"><text:s text:c="4"/>it_pos25 = algo_find(list_begin(plist_coll), list_end(plist_coll), 25); </text:p>
            <text:p text:style-name="P93"><text:s text:c="4"/>it_pos35 = algo_find(list_begin(plist_coll), list_end(plist_coll), 35); </text:p>
            <text:p text:style-name="P93"/>
            <text:p text:style-name="P93"><text:s text:c="4"/>/* </text:p>
            <text:p text:style-name="P93"><text:s text:c="5"/>* print the maximum of corresponding range </text:p>
            <text:p text:style-name="P93"><text:s text:c="5"/>* - note: including pos25 and exculding pos35 </text:p>
            <text:p text:style-name="P93"><text:s text:c="5"/>*/ </text:p>
            <text:p text:style-name="P93"><text:s text:c="4"/>printf("max: %d\n",</text:p>
            <text:p text:style-name="P93"><text:s text:c="8"/>*(int*)iterator_get_pointer(algo_max_element(it_pos25, it_pos35))); </text:p>
            <text:p text:style-name="P93"/>
            <text:p text:style-name="P93"><text:s text:c="4"/>list_destroy(plist_coll); </text:p>
            <text:p text:style-name="P93"/>
            <text:p text:style-name="P93"><text:s text:c="4"/>return 0; </text:p>
            <text:p text:style-name="P93">}</text:p>
          </table:table-cell>
        </table:table-row>
      </table:table>
      <text:p text:style-name="P46"/>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2">it_pos </text:span>和<text:span text:style-name="T23">list_end()</text:span>范围进行逆序的处理，这是没有问题的，<text:span text:style-name="T42">it_pos </text:span>等于<text:span text:style-name="T23">list_end()</text:span>相当于调用</text:p>
      <text:p text:style-name="P94">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2">it_pos25</text:span>和<text:span text:style-name="T42">it_pos35</text:span><text:span text:style-name="T68">，</text:span>然后调用<text:span text:style-name="T23">algo_max_element()</text:span>算法找出范围<text:span text:style-name="T23">[</text:span><text:span text:style-name="T42">it_pos25</text:span><text:span text:style-name="T23">, </text:span><text:span text:style-name="T42">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2">it_pos35 </text:span>是区间的末端，不会被处理，要想处理数据<text:span text:style-name="T23">35</text:span>就必须将<text:span text:style-name="T42">it_pos35 </text:span>指向下一个<text:soft-page-break/>数据:</text:p>
      <text:p text:style-name="P60">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2">it_pos25 </text:span>在 <text:span text:style-name="T42">it_pos35 </text:span>的前面<text:span text:style-name="T23">[</text:span><text:span text:style-name="T42">it_pos25</text:span><text:span text:style-name="T23">, </text:span><text:span text:style-name="T42">it_pos35</text:span><text:span text:style-name="T23">)</text:span>是有效的区间，如果<text:span text:style-name="T42">it_pos25</text:span>在<text:span text:style-name="T42">it_pos35 </text:span>之后，那么就会使区间无效，<text:span text:style-name="T23">algo_max_element()</text:span>会执行未定义的操作，造成危险。</text:p>
      <text:list xml:id="list634942607" text:continue-numbering="true" text:style-name="WW8Num13">
        <text:list-item>
          <text:list>
            <text:list-item>
              <text:list>
                <text:list-item>
                  <text:h text:style-name="P277" text:outline-level="3">处理多个数据区间</text:h>
                </text:list-item>
              </text:list>
            </text:list-item>
          </text:list>
        </text:list-item>
      </text:list>
      <text:p text:style-name="P40"><text:span text:style-name="T53"><text:tab/></text:span><text:span text:style-name="T57">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3">/* </text:p>
            <text:p text:style-name="P93"><text:s/>* copy1.c </text:p>
            <text:p text:style-name="P93"><text:s/>* compile with : -lcstl </text:p>
            <text:p text:style-name="P93"><text:s/>*/ </text:p>
            <text:p text:style-name="P93"/>
            <text:p text:style-name="P93">#include &lt;stdio.h&gt; </text:p>
            <text:p text:style-name="P93">#include &lt;cstl/cvector.h&gt; </text:p>
            <text:p text:style-name="P93">#include &lt;cstl/clist.h&gt; </text:p>
            <text:p text:style-name="P93">#include &lt;cstl/calgorithm.h&gt; </text:p>
            <text:p text:style-name="P93"/>
            <text:p text:style-name="P93">int main(int argc, char* argv[]) </text:p>
            <text:p text:style-name="P93">{ </text:p>
            <text:p text:style-name="P93"><text:s text:c="4"/>list_t* plist_coll1 = create_list(int); </text:p>
            <text:p text:style-name="P93"><text:s text:c="4"/>vector_t* pvec_coll2 = create_vector(int); </text:p>
            <text:p text:style-name="P93"><text:s text:c="4"/>int i = 0; </text:p>
            <text:p text:style-name="P93"/>
            <text:p text:style-name="P93"><text:s text:c="4"/>if(plist_coll1 == NULL || pvec_coll2 == NULL) </text:p>
            <text:p text:style-name="P93"><text:s text:c="4"/>{ </text:p>
            <text:p text:style-name="P93"><text:s text:c="8"/>return -1; </text:p>
            <text:p text:style-name="P93"><text:s text:c="4"/>} </text:p>
            <text:p text:style-name="P93"/>
            <text:p text:style-name="P93"><text:s text:c="4"/>list_init(plist_coll1); </text:p>
            <text:p text:style-name="P93"><text:s text:c="4"/>vector_init(pvec_coll2); </text:p>
            <text:p text:style-name="P93"/>
            <text:p text:style-name="P93"><text:s text:c="4"/>for(i = 1; i &lt;= 9; ++i) </text:p>
            <text:p text:style-name="P93"><text:s text:c="4"/>{ </text:p>
            <text:p text:style-name="P93"><text:s text:c="8"/>list_push_back(plist_coll1, i); </text:p>
            <text:p text:style-name="P93"><text:s text:c="4"/>} </text:p>
            <text:p text:style-name="P93"><text:soft-page-break/><text:s/></text:p>
            <text:p text:style-name="P93"><text:s text:c="4"/>/* </text:p>
            <text:p text:style-name="P93"><text:s text:c="5"/>* RUNTIME ERROR. </text:p>
            <text:p text:style-name="P93"><text:s text:c="5"/>* overwrites nonexisting elements in the destination. </text:p>
            <text:p text:style-name="P93"><text:s text:c="5"/>*/ </text:p>
            <text:p text:style-name="P93"><text:s text:c="4"/>algo_copy(list_begin(plist_coll1), list_end(plist_coll1), /* source */ </text:p>
            <text:p text:style-name="P93"><text:s text:c="8"/>vector_begin(pvec_coll2)); <text:s text:c="27"/>/* destination */ </text:p>
            <text:p text:style-name="P93"/>
            <text:p text:style-name="P93"><text:s text:c="4"/>list_destroy(plist_coll1); </text:p>
            <text:p text:style-name="P93"><text:s text:c="4"/>vector_destroy(pvec_coll2); </text:p>
            <text:p text:style-name="P93"/>
            <text:p text:style-name="P93"><text:s text:c="4"/>return 0; </text:p>
            <text:p text:style-name="P93">}</text:p>
          </table:table-cell>
        </table:table-row>
      </table:table>
      <text:p text:style-name="P46"/>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3">/* </text:p>
            <text:p text:style-name="P93"><text:s/>* copy2.c </text:p>
            <text:p text:style-name="P93"><text:s/>* compile with : -lcstl </text:p>
            <text:p text:style-name="P93"><text:s/>*/ </text:p>
            <text:p text:style-name="P93"/>
            <text:p text:style-name="P93">#include &lt;stdio.h&gt; </text:p>
            <text:p text:style-name="P93">#include &lt;cstl/clist.h&gt; </text:p>
            <text:p text:style-name="P93">#include &lt;cstl/cdeque.h&gt; </text:p>
            <text:p text:style-name="P93">#include &lt;cstl/cvector.h&gt; </text:p>
            <text:p text:style-name="P93">#include &lt;cstl/calgorithm.h&gt; </text:p>
            <text:p text:style-name="P93"/>
            <text:p text:style-name="P93">int main(int argc, char* argv[]) </text:p>
            <text:p text:style-name="P93">{ </text:p>
            <text:p text:style-name="P93"><text:s text:c="4"/>list_t* plist_coll1 = create_list(int); </text:p>
            <text:p text:style-name="P93"><text:s text:c="4"/>vector_t* pvec_coll2 = create_vector(int); </text:p>
            <text:p text:style-name="P93"><text:s text:c="4"/>deque_t* pdeq_coll3 = create_deque(int); </text:p>
            <text:p text:style-name="P93"><text:s text:c="4"/>int i = 0; </text:p>
            <text:p text:style-name="P93"/>
            <text:p text:style-name="P93"><text:s text:c="4"/>if(plist_coll1 == NULL || pvec_coll2 == NULL || pdeq_coll3 == NULL) </text:p>
            <text:p text:style-name="P93"><text:s text:c="4"/>{ </text:p>
            <text:p text:style-name="P93"><text:s text:c="8"/>return -1; </text:p>
            <text:p text:style-name="P93"><text:s text:c="4"/>} </text:p>
            <text:p text:style-name="P93"/>
            <text:p text:style-name="P93"><text:s text:c="4"/>list_init(plist_coll1); </text:p>
            <text:p text:style-name="P93"><text:s text:c="4"/>vector_init(pvec_coll2); </text:p>
            <text:p text:style-name="P93"><text:soft-page-break/><text:s/></text:p>
            <text:p text:style-name="P93"><text:s text:c="4"/>/* insert elements from 1 to 9 */ </text:p>
            <text:p text:style-name="P93"><text:s text:c="4"/>for(i = 1; i &lt;= 9; ++i) </text:p>
            <text:p text:style-name="P93"><text:s text:c="4"/>{ </text:p>
            <text:p text:style-name="P93"><text:s text:c="8"/>list_push_back(plist_coll1, i); </text:p>
            <text:p text:style-name="P93"><text:s text:c="4"/>} </text:p>
            <text:p text:style-name="P93"/>
            <text:p text:style-name="P93"><text:s text:c="4"/>/* </text:p>
            <text:p text:style-name="P93"><text:s text:c="5"/>* resize distination to have enough room for </text:p>
            <text:p text:style-name="P93"><text:s text:c="5"/>* the overwrite algorithm </text:p>
            <text:p text:style-name="P93"><text:s text:c="5"/>*/ </text:p>
            <text:p text:style-name="P93"><text:s text:c="4"/>vector_resize(pvec_coll2, list_size(plist_coll1)); </text:p>
            <text:p text:style-name="P93"/>
            <text:p text:style-name="P93"><text:s text:c="4"/>/* copy elements from first to second collection */ </text:p>
            <text:p text:style-name="P93"><text:s text:c="4"/>algo_copy(list_begin(plist_coll1), list_end(plist_coll1),</text:p>
            <text:p text:style-name="P93"><text:s text:c="8"/>vector_begin(pvec_coll2)); </text:p>
            <text:p text:style-name="P93"/>
            <text:p text:style-name="P93"><text:s text:c="4"/>/* initialize third collection with enough room */ </text:p>
            <text:p text:style-name="P93"><text:s text:c="4"/>deque_init_n(pdeq_coll3, list_size(plist_coll1)); </text:p>
            <text:p text:style-name="P93"/>
            <text:p text:style-name="P93"><text:s text:c="4"/>/* copy elements from first to third collection */ </text:p>
            <text:p text:style-name="P93"><text:s text:c="4"/>algo_copy(list_begin(plist_coll1), list_end(plist_coll1), </text:p>
            <text:p text:style-name="P93"><text:s text:c="8"/>deque_begin(pdeq_coll3)); </text:p>
            <text:p text:style-name="P93"/>
            <text:p text:style-name="P93"><text:s text:c="4"/>list_destroy(plist_coll1); </text:p>
            <text:p text:style-name="P93"><text:s text:c="4"/>vector_destroy(pvec_coll2); </text:p>
            <text:p text:style-name="P93"><text:s text:c="4"/>deque_destroy(pdeq_coll3); </text:p>
            <text:p text:style-name="P93"/>
            <text:p text:style-name="P93"><text:s text:c="4"/>return 0; </text:p>
            <text:p text:style-name="P93">}</text:p>
          </table:table-cell>
        </table:table-row>
      </table:table>
      <text:p text:style-name="P46"/>
      <text:p text:style-name="P42"><text:span text:style-name="T23">vector_resize()</text:span>保证了<text:span text:style-name="T42">pvec_coll2 </text:span>具有和<text:span text:style-name="T42">plist_coll1 </text:span>相同数目的数据，使得第二个范围足够大。而<text:span text:style-name="T45"> pdeq_coll3在初始化的时候就保证了拥有和</text:span><text:span text:style-name="T42">plist_coll1</text:span><text:span text:style-name="T43">同样大的空间。</text:span></text:p>
      <text:list xml:id="list1041661536" text:continue-numbering="true" text:style-name="WW8Num13">
        <text:list-item>
          <text:list>
            <text:list-item>
              <text:list>
                <text:list-item>
                  <text:h text:style-name="P277"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3">/* </text:p>
            <text:p text:style-name="P93"><text:s/>* remove1.c </text:p>
            <text:p text:style-name="P93"><text:s/>* compile with : -lcstl </text:p>
            <text:p text:style-name="P93"><text:soft-page-break/><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 text:c="4"/>/* insert element from 1 to 6 and 6 to 1 */ </text:p>
            <text:p text:style-name="P93"><text:s text:c="4"/>for(i = 1; i &lt;= 6; ++i) </text:p>
            <text:p text:style-name="P93"><text:s text:c="4"/>{ </text:p>
            <text:p text:style-name="P93"><text:s text:c="8"/>list_push_back(plist_coll, i); </text:p>
            <text:p text:style-name="P93"><text:s text:c="8"/>list_push_front(plist_coll, i); </text:p>
            <text:p text:style-name="P93"><text:s text:c="4"/>} </text:p>
            <text:p text:style-name="P93"/>
            <text:p text:style-name="P93"><text:s text:c="4"/>/* print all elements of the list */ </text:p>
            <text:p text:style-name="P93"><text:s text:c="4"/>printf("Pre: <text:s/>"); </text:p>
            <text:p text:style-name="P93"><text:s text:c="4"/>for(it_pos = list_begin(plist_coll); </text:p>
            <text:p text:style-name="P93"><text:s text:c="8"/>!iterator_equal(it_pos, list_end(plis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with value 3 */ </text:p>
            <text:p text:style-name="P93"><text:s text:c="4"/>algo_remove(list_begin(plist_coll), list_end(plist_coll), 3); </text:p>
            <text:p text:style-name="P93"/>
            <text:p text:style-name="P93"><text:s text:c="4"/>printf("Post: "); </text:p>
            <text:p text:style-name="P93"><text:s text:c="4"/>for(it_pos = list_begin(plist_coll); </text:p>
            <text:p text:style-name="P93"><text:s text:c="8"/>!iterator_equal(it_pos, list_end(plist_coll));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46"/>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6"/>
      <text:p text:style-name="P77">执行<text:span text:style-name="T23">algo_remove()</text:span>后数据的数目并没有减少，改变的是所有的3被后面的数据覆盖，在范围的末尾两个数据并没有被覆盖。这个算法更应该叫做移除而不是删除。</text:p>
      <text:p text:style-name="P50"><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3">/* </text:p>
            <text:p text:style-name="P93"><text:s/>* remove2.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list_iterator_t it_end; </text:p>
            <text:p text:style-name="P93"><text:s text:c="4"/>int i = 0; </text:p>
            <text:p text:style-name="P93"/>
            <text:p text:style-name="P93"><text:s text:c="4"/>if(plist_coll == NULL) </text:p>
            <text:p text:style-name="P93"><text:soft-page-break/><text:s text:c="4"/>{ </text:p>
            <text:p text:style-name="P93"><text:s text:c="8"/>return -1; </text:p>
            <text:p text:style-name="P93"><text:s text:c="4"/>} </text:p>
            <text:p text:style-name="P93"/>
            <text:p text:style-name="P93"><text:s text:c="4"/>list_init(plist_coll); </text:p>
            <text:p text:style-name="P93"/>
            <text:p text:style-name="P93"><text:s text:c="4"/>/* insert element from 1 to 6 and 6 to 1 */ </text:p>
            <text:p text:style-name="P93"><text:s text:c="4"/>for(i = 1; i &lt;= 6; ++i) </text:p>
            <text:p text:style-name="P93"><text:s text:c="4"/>{ </text:p>
            <text:p text:style-name="P93"><text:s text:c="8"/>list_push_back(plist_coll, i); </text:p>
            <text:p text:style-name="P93"><text:s text:c="8"/>list_push_front(plist_coll, i); </text:p>
            <text:p text:style-name="P93"><text:s text:c="4"/>} </text:p>
            <text:p text:style-name="P93"/>
            <text:p text:style-name="P93"><text:s text:c="4"/>/* print all elements of the list */ </text:p>
            <text:p text:style-name="P93"><text:s text:c="4"/>for(it_pos = list_begin(plist_coll); </text:p>
            <text:p text:style-name="P93"><text:s text:c="8"/>!iterator_equal(it_pos, list_end(plis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with value 3 */ </text:p>
            <text:p text:style-name="P93"><text:s text:c="4"/>it_end = algo_remove(list_begin(plist_coll), list_end(plist_coll), 3); </text:p>
            <text:p text:style-name="P93"/>
            <text:p text:style-name="P93"><text:s text:c="4"/>/* print resulting elements of the collection */ </text:p>
            <text:p text:style-name="P93"><text:s text:c="4"/>for(it_pos = list_begin(plist_coll); </text:p>
            <text:p text:style-name="P93"><text:s text:c="8"/>!iterator_equal(it_pos, it_end);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print number of resulting elements */ </text:p>
            <text:p text:style-name="P93"><text:s text:c="4"/>printf("number of removed elements: %d\n", </text:p>
            <text:p text:style-name="P93"><text:s text:c="8"/>iterator_distance(it_end, list_end(plist_coll))); </text:p>
            <text:p text:style-name="P93"/>
            <text:p text:style-name="P93"><text:s text:c="4"/>/* remove "removed" elements */ </text:p>
            <text:p text:style-name="P93"><text:s text:c="4"/>list_erase_range(plist_coll, it_end, list_end(plist_coll)); </text:p>
            <text:p text:style-name="P93"/>
            <text:p text:style-name="P93"><text:s text:c="4"/>/* print all elements of modified collection */ </text:p>
            <text:p text:style-name="P93"><text:s text:c="4"/>for(it_pos = list_begin(plist_coll); </text:p>
            <text:p text:style-name="P93"><text:soft-page-break/><text:s text:c="8"/>!iterator_equal(it_pos, list_end(plis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46"/>
      <text:p text:style-name="P42">在这个例子中<text:span text:style-name="T23">algo_remove()</text:span>返回了删除数据<text:span text:style-name="T23">3</text:span>后的有效数据区间的结尾迭代器。</text:p>
      <text:p text:style-name="P94">it_end = algo_remove(list_begin(plist_coll), list_end(plist_coll), 3); </text:p>
      <text:p text:style-name="P42">可以使用这个新的结尾做很多工作,如获得这个新结尾和实际结尾之间的距离，也就是实际删除的数据的数目。</text:p>
      <text:p text:style-name="P94">iterator_distance(it_end, list_end(plist_coll));</text:p>
      <text:p text:style-name="P42">还可以把残余的数据从<text:span text:style-name="T46"> </text:span><text:span text:style-name="T45">plist_coll </text:span>中真正的删除掉。</text:p>
      <text:p text:style-name="P94">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1513290339" text:continue-numbering="true" text:style-name="WW8Num13">
        <text:list-item>
          <text:list>
            <text:list-item>
              <text:list>
                <text:list-item>
                  <text:h text:style-name="P277"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3">/* </text:p>
            <text:p text:style-name="P93"><text:s/>* remove3.c </text:p>
            <text:p text:style-name="P93"><text:s/>* compile with : -lcstl </text:p>
            <text:p text:style-name="P93"><text:s/>*/ </text:p>
            <text:p text:style-name="P93"/>
            <text:p text:style-name="P93">#include &lt;stdio.h&gt; </text:p>
            <text:p text:style-name="P93">#include &lt;cstl/cset.h&gt; </text:p>
            <text:p text:style-name="P93">#include &lt;cstl/calgorithm.h&gt; </text:p>
            <text:p text:style-name="P93"><text:soft-page-break/><text:s/></text:p>
            <text:p text:style-name="P93">int main(int argc, char* argv[]) </text:p>
            <text:p text:style-name="P93">{ </text:p>
            <text:p text:style-name="P93"><text:s text:c="4"/>set_t* pset_coll = create_set(int); </text:p>
            <text:p text:style-name="P93"><text:s text:c="4"/>set_iterator_t it_pos; </text:p>
            <text:p text:style-name="P93"><text:s text:c="4"/>size_t t_num = 0; </text:p>
            <text:p text:style-name="P93"><text:s text:c="4"/>int i = 0; </text:p>
            <text:p text:style-name="P93"/>
            <text:p text:style-name="P93"><text:s text:c="4"/>if(pset_coll == NULL) </text:p>
            <text:p text:style-name="P93"><text:s text:c="4"/>{ </text:p>
            <text:p text:style-name="P93"><text:s text:c="8"/>return -1; </text:p>
            <text:p text:style-name="P93"><text:s text:c="4"/>} </text:p>
            <text:p text:style-name="P93"/>
            <text:p text:style-name="P93"><text:s text:c="4"/>set_init(pset_coll); </text:p>
            <text:p text:style-name="P93"/>
            <text:p text:style-name="P93"><text:s text:c="4"/>for(i = 1; i &lt;= 9; ++i) </text:p>
            <text:p text:style-name="P93"><text:s text:c="4"/>{ </text:p>
            <text:p text:style-name="P93"><text:s text:c="8"/>set_insert(pset_coll, i); </text:p>
            <text:p text:style-name="P93"><text:s text:c="4"/>} </text:p>
            <text:p text:style-name="P93"/>
            <text:p text:style-name="P93"><text:s text:c="4"/>/* print all elements of set */ </text:p>
            <text:p text:style-name="P93"><text:s text:c="4"/>for(it_pos = set_begin(pset_coll); </text:p>
            <text:p text:style-name="P93"><text:s text:c="8"/>!iterator_equal(it_pos, set_end(p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 with value 3 */ </text:p>
            <text:p text:style-name="P93"><text:s text:c="4"/>t_num = set_erase(pset_coll, 3); </text:p>
            <text:p text:style-name="P93"><text:s text:c="4"/>printf("number of removed elements: %u.\n", t_num); </text:p>
            <text:p text:style-name="P93"/>
            <text:p text:style-name="P93"><text:s text:c="4"/>/* printf all elements of the modified set */ </text:p>
            <text:p text:style-name="P93"><text:s text:c="4"/>for(it_pos = set_begin(pset_coll); </text:p>
            <text:p text:style-name="P93"><text:s text:c="8"/>!iterator_equal(it_pos, set_end(p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set_destroy(pset_coll); </text:p>
            <text:p text:style-name="P93"><text:soft-page-break/><text:s/></text:p>
            <text:p text:style-name="P93"><text:s text:c="4"/>return 0; </text:p>
            <text:p text:style-name="P93">}</text:p>
          </table:table-cell>
        </table:table-row>
      </table:table>
      <text:p text:style-name="P46"/>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455251297" text:continue-numbering="true" text:style-name="WW8Num13">
        <text:list-item>
          <text:list>
            <text:list-item>
              <text:list>
                <text:list-item>
                  <text:h text:style-name="P277" text:outline-level="3">算法和容器操作函数</text:h>
                </text:list-item>
              </text:list>
            </text:list-item>
          </text:list>
        </text:list-item>
      </text:list>
      <text:p text:style-name="P40"><text:span text:style-name="T64"><text:tab/></text:span><text:span text:style-name="T40">libcstl</text:span><text:span text:style-name="T64">提供了很多的算法，但是有时算法未必是最高效的，如果容器提供了实现同样功能的操作函数的话，那么使用操作函数会更高效。主要的原因是</text:span><text:span text:style-name="T57">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3">/* </text:p>
            <text:p text:style-name="P93"><text:s/>* remove4.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 text:c="4"/>for(i = 1; i &lt;= 6; ++i) </text:p>
            <text:p text:style-name="P93"><text:s text:c="4"/>{ </text:p>
            <text:p text:style-name="P93"><text:s text:c="8"/>list_push_back(plist_coll, i); </text:p>
            <text:p text:style-name="P93"><text:s text:c="8"/>list_push_front(plist_coll, i); </text:p>
            <text:p text:style-name="P93"><text:s text:c="4"/>} </text:p>
            <text:p text:style-name="P93"><text:soft-page-break/><text:s/></text:p>
            <text:p text:style-name="P93"><text:s text:c="4"/>/* </text:p>
            <text:p text:style-name="P93"><text:s text:c="5"/>* remove all elements with value 3 </text:p>
            <text:p text:style-name="P93"><text:s text:c="5"/>* - poor performance </text:p>
            <text:p text:style-name="P93"><text:s text:c="5"/>*/ </text:p>
            <text:p text:style-name="P93"><text:s text:c="4"/>list_erase_range(plist_coll, </text:p>
            <text:p text:style-name="P93"><text:s text:c="8"/>algo_remove(list_begin(plist_coll), list_end(plist_coll), 3), </text:p>
            <text:p text:style-name="P93"><text:s text:c="8"/>list_end(plist_coll)); </text:p>
            <text:p text:style-name="P93"/>
            <text:p text:style-name="P93"><text:s text:c="4"/>/* </text:p>
            <text:p text:style-name="P93"><text:s text:c="5"/>* remove all elements with value 4 </text:p>
            <text:p text:style-name="P93"><text:s text:c="5"/>* - good performance </text:p>
            <text:p text:style-name="P93"><text:s text:c="5"/>*/ </text:p>
            <text:p text:style-name="P93"><text:s text:c="4"/>list_remove(plist_coll, 4); </text:p>
            <text:p text:style-name="P93"/>
            <text:p text:style-name="P93"><text:s text:c="4"/>list_destroy(plist_coll); </text:p>
            <text:p text:style-name="P93"/>
            <text:p text:style-name="P93"><text:s text:c="4"/>return 0; </text:p>
            <text:p text:style-name="P93">}</text:p>
          </table:table-cell>
        </table:table-row>
      </table:table>
      <text:p text:style-name="P46"/>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1191303811" text:continue-numbering="true" text:style-name="WW8Num13">
        <text:list-item>
          <text:list>
            <text:list-item>
              <text:list>
                <text:list-item>
                  <text:h text:style-name="P277" text:outline-level="3">用户自定义规则</text:h>
                </text:list-item>
              </text:list>
            </text:list-item>
          </text:list>
        </text:list-item>
      </text:list>
      <text:p text:style-name="P40"><text:span text:style-name="T53"><text:tab/></text:span><text:span text:style-name="T57">为了使算法更具有扩展性和功能更强大，</text:span><text:span text:style-name="T37">libcstl</text:span><text:span text:style-name="T57">的算法大部分都提供了扩展的版本，允许使用自定义的规则来改变算法的行为。用户可以将自定义的规则作为算法的参数传递给</text:span><text:span text:style-name="T37">algo_xxxx_if()</text:span><text:span text:style-name="T57">这样的算法版本。大部分的算法都提供了这种带有</text:span><text:span text:style-name="T37">_if</text:span><text:span text:style-name="T57">的版本，如</text:span><text:span text:style-name="T37">algo_remove()</text:span><text:span text:style-name="T57">和</text:span><text:span text:style-name="T37">algo_remove_if()，</text:span><text:span text:style-name="T57">第一个算法删除与指定数据相等的数据，第二个算法删除符合指定条件的数据。有些算法要求用户必须提供自定义的规则，如</text:span><text:span text:style-name="T37">algo_for_each()</text:span><text:span text:style-name="T57">这个算法对范围内的每一个数据进行用户定义的操作：</text:span></text:p>
      <table:table table:name="表格25" table:style-name="表格25">
        <table:table-column table:style-name="表格25.A"/>
        <table:table-row>
          <table:table-cell table:style-name="表格25.A1" office:value-type="string">
            <text:p text:style-name="P93">/* </text:p>
            <text:p text:style-name="P93"><text:s/>* foreach1.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
            <text:p text:style-name="P93">static void _print(const void* cpv_input, void* pv_output) </text:p>
            <text:p text:style-name="P93"><text:soft-page-break/>{ </text:p>
            <text:p text:style-name="P93"><text:s text:c="4"/>printf("%d ", *(int*)cpv_input); </text:p>
            <text:p text:style-name="P93">} </text:p>
            <text:p text:style-name="P93"/>
            <text:p text:style-name="P93">int main(int argc, char* argv[]) </text:p>
            <text:p text:style-name="P93">{ </text:p>
            <text:p text:style-name="P93"><text:s text:c="4"/>vector_t* pvec_coll = create_vector(int); </text:p>
            <text:p text:style-name="P93"><text:s text:c="4"/>int i = 0;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pvec_coll); </text:p>
            <text:p text:style-name="P93"/>
            <text:p text:style-name="P93"><text:s text:c="4"/>for(i = 1; i &lt;= 9; ++i) </text:p>
            <text:p text:style-name="P93"><text:s text:c="4"/>{ </text:p>
            <text:p text:style-name="P93"><text:s text:c="8"/>vector_push_back(pvec_coll, i); </text:p>
            <text:p text:style-name="P93"><text:s text:c="4"/>} </text:p>
            <text:p text:style-name="P93"/>
            <text:p text:style-name="P93"><text:s text:c="4"/>algo_for_each(vector_begin(pvec_coll), vector_end(pvec_coll), _print); </text:p>
            <text:p text:style-name="P93"><text:s text:c="4"/>printf("\n"); </text:p>
            <text:p text:style-name="P93"/>
            <text:p text:style-name="P93"><text:s text:c="4"/>vector_destroy(pvec_coll); </text:p>
            <text:p text:style-name="P93"/>
            <text:p text:style-name="P93"><text:s text:c="4"/>return 0; </text:p>
            <text:p text:style-name="P93">}</text:p>
          </table:table-cell>
        </table:table-row>
      </table:table>
      <text:p text:style-name="P46"/>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3">/* </text:p>
            <text:p text:style-name="P93"><text:s/>* transform1.c </text:p>
            <text:p text:style-name="P93"><text:s/>* compile with : -lcstl </text:p>
            <text:p text:style-name="P93"><text:s/>*/ </text:p>
            <text:p text:style-name="P93"/>
            <text:p text:style-name="P93">#include &lt;stdio.h&gt; </text:p>
            <text:p text:style-name="P93">#include &lt;cstl/cvector.h&gt; </text:p>
            <text:p text:style-name="P93">#include &lt;cstl/cset.h&gt; </text:p>
            <text:p text:style-name="P93">#include &lt;cstl/calgorithm.h&gt; </text:p>
            <text:p text:style-name="P93"><text:soft-page-break/><text:s/></text:p>
            <text:p text:style-name="P93">static void _print(const void* cpv_input, void* pv_output) </text:p>
            <text:p text:style-name="P93">{ </text:p>
            <text:p text:style-name="P93"><text:s text:c="4"/>printf("%d ", *(int*)cpv_input); </text:p>
            <text:p text:style-name="P93">} </text:p>
            <text:p text:style-name="P93"/>
            <text:p text:style-name="P93">static void _square(const void* cpv_input, void* pv_output) </text:p>
            <text:p text:style-name="P93">{ </text:p>
            <text:p text:style-name="P93"><text:s text:c="4"/>*(int*)pv_output = *(int*)cpv_input * *(int*)cpv_input; </text:p>
            <text:p text:style-name="P93">} </text:p>
            <text:p text:style-name="P93"/>
            <text:p text:style-name="P93">int main(int argc, char* argv[]) </text:p>
            <text:p text:style-name="P93">{ </text:p>
            <text:p text:style-name="P93"><text:s text:c="4"/>set_t* pset_coll1 = create_set(int); </text:p>
            <text:p text:style-name="P93"><text:s text:c="4"/>vector_t* pvec_coll2 = create_vector(int); </text:p>
            <text:p text:style-name="P93"><text:s text:c="4"/>int i = 0; </text:p>
            <text:p text:style-name="P93"/>
            <text:p text:style-name="P93"><text:s text:c="4"/>if(pset_coll1 == NULL || pvec_coll2 == NULL) </text:p>
            <text:p text:style-name="P93"><text:s text:c="4"/>{ </text:p>
            <text:p text:style-name="P93"><text:s text:c="8"/>return -1; </text:p>
            <text:p text:style-name="P93"><text:s text:c="4"/>} </text:p>
            <text:p text:style-name="P93"/>
            <text:p text:style-name="P93"><text:s text:c="4"/>set_init(pset_coll1); </text:p>
            <text:p text:style-name="P93"><text:s text:c="4"/>vector_init(pvec_coll2); </text:p>
            <text:p text:style-name="P93"/>
            <text:p text:style-name="P93"><text:s text:c="4"/>for(i = 1; i &lt;= 9; ++i) </text:p>
            <text:p text:style-name="P93"><text:s text:c="4"/>{ </text:p>
            <text:p text:style-name="P93"><text:s text:c="8"/>set_insert(pset_coll1, i); </text:p>
            <text:p text:style-name="P93"><text:s text:c="4"/>} </text:p>
            <text:p text:style-name="P93"/>
            <text:p text:style-name="P93"><text:s text:c="4"/>printf("initialized: "); </text:p>
            <text:p text:style-name="P93"><text:s text:c="4"/>algo_for_each(set_begin(pset_coll1), set_end(pset_coll1), _print); </text:p>
            <text:p text:style-name="P93"><text:s text:c="4"/>printf("\n"); </text:p>
            <text:p text:style-name="P93"/>
            <text:p text:style-name="P93"><text:s text:c="4"/>/* transform each element from coll1 to coll2 */ </text:p>
            <text:p text:style-name="P93"><text:s text:c="4"/>vector_resize(pvec_coll2, set_size(pset_coll1)); </text:p>
            <text:p text:style-name="P93"><text:s text:c="4"/>algo_transform(set_begin(pset_coll1), set_end(pset_coll1), </text:p>
            <text:p text:style-name="P93"><text:s text:c="8"/>vector_begin(pvec_coll2), _square); </text:p>
            <text:p text:style-name="P93"/>
            <text:p text:style-name="P93"><text:s text:c="4"/>printf("squared: "); </text:p>
            <text:p text:style-name="P93"><text:s text:c="4"/>algo_for_each(vector_begin(pvec_coll2), vector_end(pvec_coll2), _print); </text:p>
            <text:p text:style-name="P93"><text:s text:c="4"/>printf("\n"); </text:p>
            <text:p text:style-name="P93"/>
            <text:p text:style-name="P93"><text:soft-page-break/><text:s text:c="4"/>set_destroy(pset_coll1); </text:p>
            <text:p text:style-name="P93"><text:s text:c="4"/>vector_destroy(pvec_coll2); </text:p>
            <text:p text:style-name="P93"/>
            <text:p text:style-name="P93"><text:s text:c="4"/>return 0; </text:p>
            <text:p text:style-name="P93">}</text:p>
          </table:table-cell>
        </table:table-row>
      </table:table>
      <text:p text:style-name="P46"/>
      <text:p text:style-name="P42">上面的例子中<text:span text:style-name="T23">_square</text:span>为了在从<text:span text:style-name="T42">pset_coll1 </text:span>到<text:span text:style-name="T42">pvec_coll2 </text:span>的数据传送过程中产生整数的平方。</text:p>
      <text:p text:style-name="P51"><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988409724" text:continue-numbering="true" text:style-name="WW8Num13">
        <text:list-item>
          <text:list>
            <text:list-item>
              <text:list>
                <text:list-item>
                  <text:h text:style-name="P277" text:outline-level="3">自定义规则，函数和谓词</text:h>
                </text:list-item>
              </text:list>
            </text:list-item>
          </text:list>
        </text:list-item>
      </text:list>
      <text:p text:style-name="P56"><text:span text:style-name="T57"><text:tab/>观察上面两个例子所使用的自定义规则，你会发现这些规则的形式很奇怪，不论是</text:span><text:span text:style-name="T37">_print</text:span><text:span text:style-name="T57">还是</text:span><text:span text:style-name="T37">_square它们都是这样的形式：</text:span></text:p>
      <text:p text:style-name="P94">void xxxx(const void* cpv_input, void* pv_output) ;</text:p>
      <text:p text:style-name="P56"><text:span text:style-name="T57">这就是</text:span><text:span text:style-name="T37">libcstl</text:span><text:span text:style-name="T57">规定的自定义规则的函数形式，只有这样形式的规则才会被算法接受。将规则限定为这种形式是为了能够处理任何的数据类型，无论什么数据类型都可以采用这样的方式来制定规则。</text:span></text:p>
      <text:p text:style-name="P54"><text:tab/>除了上面的形式之外，还有一种形式的规则也是被算法接受的：</text:p>
      <text:p text:style-name="P94">void xxxx(const void* cpv_first, const void* cpv_second, void* pv_output) ;</text:p>
      <text:p text:style-name="P54">只有这两种形式被算法接受，我们把前者叫做一元函数，把后者叫做二元函数。它们是不同的规则形式不能混淆，有的函数只接受一元函数作为规则，有的函数只接受二元函数作为规则。</text:p>
      <text:p text:style-name="P54"><text:tab/>对于一元函数和二元函数来说最后一个参数都是输出，前面的参数是输入。</text:p>
      <text:p text:style-name="P40"><text:span text:style-name="T64"><text:tab/>算法在使用这些自定义规则的时候，大部分的规则的输出参数都是</text:span><text:span text:style-name="T40">bool_t</text:span><text:span text:style-name="T64">类型的(</text:span><text:span text:style-name="T40">bool_t是辅助类型在第三章介</text:span><text:soft-page-break/><text:span text:style-name="T40">绍</text:span><text:span text:style-name="T64">)，还有些输出参数不是</text:span><text:span text:style-name="T40">bool_t</text:span><text:span text:style-name="T64">类型的如上面两个例子中的自定义规则</text:span><text:span text:style-name="T40">_print</text:span><text:span text:style-name="T64">和</text:span><text:span text:style-name="T40">_square</text:span><text:span text:style-name="T64">。我们把输出参数是</text:span><text:span text:style-name="T40">bool_t</text:span><text:span text:style-name="T64">类型的函数叫做谓词。因此谓词也有一元谓词和二元谓词。下面的这些例子展示了如何定义和使用谓词：</text:span></text:p>
      <text:p text:style-name="P40"><text:span text:style-name="T53"><text:tab/></text:span><text:span text:style-name="T57">下面是一个使用一元谓词判断素数的例子:</text:span></text:p>
      <table:table table:name="表格27" table:style-name="表格27">
        <table:table-column table:style-name="表格27.A"/>
        <table:table-row>
          <table:table-cell table:style-name="表格27.A1" office:value-type="string">
            <text:p text:style-name="P93">/* </text:p>
            <text:p text:style-name="P93"><text:s/>* prime1.c </text:p>
            <text:p text:style-name="P93"><text:s/>* compile with : -lcstl </text:p>
            <text:p text:style-name="P93"><text:s/>*/ </text:p>
            <text:p text:style-name="P93"/>
            <text:p text:style-name="P93">#include &lt;stdio.h&gt; </text:p>
            <text:p text:style-name="P93">#include &lt;stdlib.h&gt; </text:p>
            <text:p text:style-name="P93">#include &lt;cstl/clist.h&gt; </text:p>
            <text:p text:style-name="P93">#include &lt;cstl/calgorithm.h&gt; </text:p>
            <text:p text:style-name="P93"/>
            <text:p text:style-name="P93">static void _is_prime(const void* cpv_input, void* pv_output) </text:p>
            <text:p text:style-name="P93">{ </text:p>
            <text:p text:style-name="P93"><text:s text:c="4"/>int number = abs(*(int*)cpv_input); </text:p>
            <text:p text:style-name="P93"><text:s text:c="4"/>int divisor = 0; </text:p>
            <text:p text:style-name="P93"/>
            <text:p text:style-name="P93"><text:s text:c="4"/>/* 0 and 1 are prime number */ </text:p>
            <text:p text:style-name="P93"><text:s text:c="4"/>if(number == 0 || number == 1) </text:p>
            <text:p text:style-name="P93"><text:s text:c="4"/>{ </text:p>
            <text:p text:style-name="P93"><text:s text:c="8"/>*(bool_t*)pv_output = true; </text:p>
            <text:p text:style-name="P93"><text:s text:c="8"/>return; </text:p>
            <text:p text:style-name="P93"><text:s text:c="4"/>} </text:p>
            <text:p text:style-name="P93"/>
            <text:p text:style-name="P93"><text:s text:c="4"/>for(divisor = number / 2; number % divisor != 0; --divisor) </text:p>
            <text:p text:style-name="P93"><text:s text:c="4"/>{ </text:p>
            <text:p text:style-name="P93"><text:s text:c="8"/>continue; </text:p>
            <text:p text:style-name="P93"><text:s text:c="4"/>} </text:p>
            <text:p text:style-name="P93"/>
            <text:p text:style-name="P93"><text:s text:c="4"/>*(bool_t*)pv_output = divisor == 1 ? true : false; </text:p>
            <text:p text:style-name="P93">}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int i = 0; </text:p>
            <text:p text:style-name="P93"><text:s/></text:p>
            <text:p text:style-name="P93"><text:s text:c="4"/>if(plist_coll == NULL) </text:p>
            <text:p text:style-name="P93"><text:s text:c="4"/>{ </text:p>
            <text:p text:style-name="P93"><text:s text:c="8"/>return -1; </text:p>
            <text:p text:style-name="P93"><text:s text:c="4"/>} </text:p>
            <text:p text:style-name="P93"><text:soft-page-break/></text:p>
            <text:p text:style-name="P93"><text:s text:c="4"/>list_init(plist_coll); </text:p>
            <text:p text:style-name="P93"/>
            <text:p text:style-name="P93"><text:s text:c="4"/>for(i = 24; i &lt;= 30; ++i) </text:p>
            <text:p text:style-name="P93"><text:s text:c="4"/>{ </text:p>
            <text:p text:style-name="P93"><text:s text:c="8"/>list_push_back(plist_coll, i); </text:p>
            <text:p text:style-name="P93"><text:s text:c="4"/>} </text:p>
            <text:p text:style-name="P93"/>
            <text:p text:style-name="P93"><text:s text:c="4"/>/* search for prime number */ </text:p>
            <text:p text:style-name="P93"><text:s text:c="4"/>it_pos = algo_find_if(list_begin(plist_coll), list_end(plist_coll), _is_prime); </text:p>
            <text:p text:style-name="P93"><text:s text:c="4"/>if(iterator_equal(it_pos, list_end(plist_coll))) </text:p>
            <text:p text:style-name="P93"><text:s text:c="4"/>{ </text:p>
            <text:p text:style-name="P93"><text:s text:c="8"/>printf("no prime number found.\n"); </text:p>
            <text:p text:style-name="P93"><text:s text:c="4"/>} </text:p>
            <text:p text:style-name="P93"><text:s text:c="4"/>else </text:p>
            <text:p text:style-name="P93"><text:s text:c="4"/>{ </text:p>
            <text:p text:style-name="P93"><text:s text:c="8"/>printf("%d is the first prime.\n", *(int*)iterator_get_pointer(it_pos)); </text:p>
            <text:p text:style-name="P93"><text:s text:c="4"/>} </text:p>
            <text:p text:style-name="P93"/>
            <text:p text:style-name="P93"><text:s text:c="4"/>list_destroy(plist_coll); </text:p>
            <text:p text:style-name="P93"/>
            <text:p text:style-name="P93"><text:s text:c="4"/>return 0; </text:p>
            <text:p text:style-name="P93">}</text:p>
          </table:table-cell>
        </table:table-row>
      </table:table>
      <text:p text:style-name="P46"/>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6"/>
      <text:p text:style-name="P54"><text:tab/>下面再来看一个使用二元谓词的例子：</text:p>
      <table:table table:name="表格28" table:style-name="表格28">
        <table:table-column table:style-name="表格28.A"/>
        <table:table-row>
          <table:table-cell table:style-name="表格28.A1" office:value-type="string">
            <text:p text:style-name="P93">/* </text:p>
            <text:p text:style-name="P93"><text:s/>* sort1.c </text:p>
            <text:p text:style-name="P93"><text:s/>* compile with : -lcstl </text:p>
            <text:p text:style-name="P93"><text:s/>*/ </text:p>
            <text:p text:style-name="P93"/>
            <text:p text:style-name="P93">#include &lt;stdio.h&gt; </text:p>
            <text:p text:style-name="P93">#include &lt;string.h&gt; </text:p>
            <text:p text:style-name="P93">#include &lt;cstl/cdeque.h&gt; </text:p>
            <text:p text:style-name="P93">#include &lt;cstl/calgorithm.h&gt; </text:p>
            <text:p text:style-name="P93"/>
            <text:p text:style-name="P93">typedef struct _tagperson </text:p>
            <text:p text:style-name="P93">{ </text:p>
            <text:p text:style-name="P93"><text:s text:c="4"/>char s_firstname[21]; </text:p>
            <text:p text:style-name="P93"><text:soft-page-break/><text:s text:c="4"/>char s_lastname[21]; </text:p>
            <text:p text:style-name="P93">}person_t; </text:p>
            <text:p text:style-name="P93"/>
            <text:p text:style-name="P93">static void _print(const void* cpv_input, void* pv_output) </text:p>
            <text:p text:style-name="P93">{ </text:p>
            <text:p text:style-name="P93"><text:s text:c="4"/>printf("%s.%s ", </text:p>
            <text:p text:style-name="P93"><text:s text:c="8"/>((person_t*)cpv_input)-&gt;s_firstname, </text:p>
            <text:p text:style-name="P93"><text:s text:c="8"/>((person_t*)cpv_input)-&gt;s_lastname); </text:p>
            <text:p text:style-name="P93">} </text:p>
            <text:p text:style-name="P93"/>
            <text:p text:style-name="P93">static void _person_sort_criterion( </text:p>
            <text:p text:style-name="P93"><text:s text:c="4"/>const void* cpv_first, const void* cpv_second, void* pv_output) </text:p>
            <text:p text:style-name="P93">{ </text:p>
            <text:p text:style-name="P93"><text:s text:c="4"/>person_t* pt_first = (person_t*)cpv_first; </text:p>
            <text:p text:style-name="P93"><text:s text:c="4"/>person_t* pt_second = (person_t*)cpv_second; </text:p>
            <text:p text:style-name="P93"><text:s text:c="4"/>int n_result1 = strncmp(pt_first-&gt;s_firstname, pt_second-&gt;s_firstname, 21); </text:p>
            <text:p text:style-name="P93"><text:s text:c="4"/>int n_result2 = strncmp(pt_first-&gt;s_lastname, pt_second-&gt;s_lastname, 21); </text:p>
            <text:p text:style-name="P93"/>
            <text:p text:style-name="P93"><text:s text:c="4"/>if(n_result1 &lt; 0 || (n_result1 == 0 &amp;&amp; n_result2 &lt; 0)) </text:p>
            <text:p text:style-name="P93"><text:s text:c="4"/>{ </text:p>
            <text:p text:style-name="P93"><text:s text:c="8"/>*(bool_t*)pv_output = true; </text:p>
            <text:p text:style-name="P93"><text:s text:c="4"/>} </text:p>
            <text:p text:style-name="P93"><text:s text:c="4"/>else </text:p>
            <text:p text:style-name="P93"><text:s text:c="4"/>{ </text:p>
            <text:p text:style-name="P93"><text:s text:c="8"/>*(bool_t*)pv_output = false; </text:p>
            <text:p text:style-name="P93"><text:s text:c="4"/>} </text:p>
            <text:p text:style-name="P93">} </text:p>
            <text:p text:style-name="P93"/>
            <text:p text:style-name="P93">int main(int argc, char* argv[]) </text:p>
            <text:p text:style-name="P93">{ </text:p>
            <text:p text:style-name="P93"><text:s text:c="4"/>deque_t* pdeq_coll = NULL; </text:p>
            <text:p text:style-name="P93"><text:s text:c="4"/>person_t t_person; </text:p>
            <text:p text:style-name="P93"/>
            <text:p text:style-name="P93"><text:s text:c="4"/>type_register(person_t, NULL, NULL, NULL, NULL); </text:p>
            <text:p text:style-name="P93"><text:s text:c="4"/>pdeq_coll = create_deque(person_t); </text:p>
            <text:p text:style-name="P93"><text:s text:c="4"/>if(pdeq_coll == NULL) </text:p>
            <text:p text:style-name="P93"><text:s text:c="4"/>{ </text:p>
            <text:p text:style-name="P93"><text:s text:c="8"/>return -1; </text:p>
            <text:p text:style-name="P93"><text:s text:c="4"/>} </text:p>
            <text:p text:style-name="P93"/>
            <text:p text:style-name="P93"><text:s text:c="4"/>deque_init(pdeq_coll); </text:p>
            <text:p text:style-name="P93"/>
            <text:p text:style-name="P93"><text:s text:c="4"/>memset(t_person.s_firstname, '\0', 21); </text:p>
            <text:p text:style-name="P93"><text:soft-page-break/><text:s text:c="4"/>memset(t_person.s_lastname, '\0', 21); </text:p>
            <text:p text:style-name="P93"><text:s text:c="4"/>strcpy(t_person.s_firstname, "Jonh"); </text:p>
            <text:p text:style-name="P93"><text:s text:c="4"/>strcpy(t_person.s_lastname, "right");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Bill"); </text:p>
            <text:p text:style-name="P93"><text:s text:c="4"/>strcpy(t_person.s_lastname, "killer");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Jonh"); </text:p>
            <text:p text:style-name="P93"><text:s text:c="4"/>strcpy(t_person.s_lastname, "sound");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Bin"); </text:p>
            <text:p text:style-name="P93"><text:s text:c="4"/>strcpy(t_person.s_lastname, "lee");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Lee"); </text:p>
            <text:p text:style-name="P93"><text:s text:c="4"/>strcpy(t_person.s_lastname, "bird"); </text:p>
            <text:p text:style-name="P93"><text:s text:c="4"/>deque_push_back(pdeq_coll, &amp;t_person); </text:p>
            <text:p text:style-name="P93"/>
            <text:p text:style-name="P93"><text:s text:c="4"/>algo_for_each(deque_begin(pdeq_coll), deque_end(pdeq_coll), _print); </text:p>
            <text:p text:style-name="P93"><text:s text:c="4"/>printf("\n"); </text:p>
            <text:p text:style-name="P93"/>
            <text:p text:style-name="P93"><text:s text:c="4"/>algo_sort_if(deque_begin(pdeq_coll), deque_end(pdeq_coll),</text:p>
            <text:p text:style-name="P93"><text:s text:c="8"/>_person_sort_criterion); </text:p>
            <text:p text:style-name="P93"/>
            <text:p text:style-name="P93"><text:s text:c="4"/>algo_for_each(deque_begin(pdeq_coll), deque_end(pdeq_coll), _print); </text:p>
            <text:p text:style-name="P93"><text:s text:c="4"/>printf("\n"); </text:p>
            <text:p text:style-name="P93"/>
            <text:p text:style-name="P93"><text:s text:c="4"/>deque_destroy(pdeq_coll); </text:p>
            <text:p text:style-name="P93"/>
            <text:p text:style-name="P93"><text:s text:c="4"/>return 0; </text:p>
            <text:p text:style-name="P93">}</text:p>
          </table:table-cell>
        </table:table-row>
      </table:table>
      <text:p text:style-name="P54">输出的结果是：</text:p>
      <text:p text:style-name="P35">Jonh.right Bill.killer Jonh.sound Bin.lee Lee.bird </text:p>
      <text:p text:style-name="P35">Bill.killer Bin.lee Jonh.right Jonh.sound Lee.bird </text:p>
      <text:p text:style-name="P35">可以看出是按照<text:span text:style-name="T70">_person_sort_criterion()</text:span>制定的规则排序的。</text:p>
      <text:list xml:id="list824922931" text:continue-numbering="true" text:style-name="WW8Num13">
        <text:list-item>
          <text:list>
            <text:list-item>
              <text:list>
                <text:list-item>
                  <text:h text:style-name="P280" text:outline-level="3"><text:soft-page-break/>libcstl函数</text:h>
                </text:list-item>
              </text:list>
            </text:list-item>
          </text:list>
        </text:list-item>
      </text:list>
      <text:p text:style-name="P40"><text:span text:style-name="T53"><text:tab/></text:span><text:span text:style-name="T64">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4">库提供了大量的自定义规则，在这里我们把这些</text:span><text:span text:style-name="T40">libcstl</text:span><text:span text:style-name="T64">库预定以的自定义规则叫做</text:span><text:span text:style-name="T40">libcstl</text:span><text:span text:style-name="T64">函数，这些函数中一大部分是谓词。它们的形式都符合上面我们看到的算法接受的函数形式。要使用这些预定义的函数必须包含头文件：</text:span></text:p>
      <text:p text:style-name="P59">#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93">/* </text:p>
            <text:p text:style-name="P93"><text:s/>* sort2.c </text:p>
            <text:p text:style-name="P93"><text:s/>* compile with : -lcstl </text:p>
            <text:p text:style-name="P93"><text:s/>*/ </text:p>
            <text:p text:style-name="P93"/>
            <text:p text:style-name="P93">#include &lt;stdio.h&gt; </text:p>
            <text:p text:style-name="P93">#include &lt;cstl/cdeque.h&gt; </text:p>
            <text:p text:style-name="P93">#include &lt;cstl/calgorithm.h&gt; </text:p>
            <text:p text:style-name="P93">#include &lt;cstl/cfunctional.h&gt; </text:p>
            <text:p text:style-name="P93"/>
            <text:p text:style-name="P93">int main(int argc, char* argv[]) </text:p>
            <text:p text:style-name="P93">{ </text:p>
            <text:p text:style-name="P93"><text:s text:c="4"/>deque_t* pdeq_coll = create_deque(int); </text:p>
            <text:p text:style-name="P93"><text:s text:c="4"/>deque_iterator_t it_pos; </text:p>
            <text:p text:style-name="P93"/>
            <text:p text:style-name="P93"><text:s text:c="4"/>if(pdeq_coll == NULL) </text:p>
            <text:p text:style-name="P93"><text:s text:c="4"/>{ </text:p>
            <text:p text:style-name="P93"><text:s text:c="8"/>return -1; </text:p>
            <text:p text:style-name="P93"><text:s text:c="4"/>} </text:p>
            <text:p text:style-name="P93"/>
            <text:p text:style-name="P93"><text:s text:c="4"/>deque_init(pdeq_coll); </text:p>
            <text:p text:style-name="P93"/>
            <text:p text:style-name="P93"><text:s text:c="4"/>deque_push_back(pdeq_coll, 34); </text:p>
            <text:p text:style-name="P93"><text:s text:c="4"/>deque_push_back(pdeq_coll, 22); </text:p>
            <text:p text:style-name="P93"><text:s text:c="4"/>deque_push_back(pdeq_coll, 90); </text:p>
            <text:p text:style-name="P93"><text:s text:c="4"/>deque_push_back(pdeq_coll, 51); </text:p>
            <text:p text:style-name="P93"><text:s text:c="4"/>deque_push_back(pdeq_coll, 11); </text:p>
            <text:p text:style-name="P93"><text:s text:c="4"/>deque_push_back(pdeq_coll, 47); </text:p>
            <text:p text:style-name="P93"><text:s text:c="4"/>deque_push_back(pdeq_coll, 33); </text:p>
            <text:p text:style-name="P93"/>
            <text:p text:style-name="P93"><text:s text:c="4"/>for(it_pos = deque_begin(pdeq_coll); </text:p>
            <text:p text:style-name="P93"><text:s text:c="8"/>!iterator_equal(it_pos, deque_end(pdeq_coll));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algo_sort(deque_begin(pdeq_coll), deque_end(pdeq_coll)); </text:p>
            <text:p text:style-name="P93"><text:s text:c="4"/>for(it_pos = deque_begin(pdeq_coll); </text:p>
            <text:p text:style-name="P93"><text:s text:c="8"/>!iterator_equal(it_pos, deque_end(pdeq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algo_sort_if(deque_begin(pdeq_coll), deque_end(pdeq_coll), fun_greater_int); </text:p>
            <text:p text:style-name="P93"><text:s text:c="4"/>for(it_pos = deque_begin(pdeq_coll); </text:p>
            <text:p text:style-name="P93"><text:s text:c="8"/>!iterator_equal(it_pos, deque_end(pdeq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deque_destroy(pdeq_coll); </text:p>
            <text:p text:style-name="P93"/>
            <text:p text:style-name="P93"><text:s text:c="4"/>return 0; </text:p>
            <text:p text:style-name="P93">}</text:p>
          </table:table-cell>
        </table:table-row>
      </table:table>
      <text:p text:style-name="P46"/>
      <text:p text:style-name="P42">在向<text:span text:style-name="T42">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920973365" text:continue-numbering="true" text:style-name="WW8Num13">
        <text:list-item>
          <text:list>
            <text:list-item>
              <text:h text:style-name="P265" text:outline-level="2"><text:span text:style-name="T23">libcstl容器</text:span>的使用过程</text:h>
              <text:list>
                <text:list-item>
                  <text:h text:style-name="P273" text:outline-level="3">libcstl容器的使用过程</text:h>
                </text:list-item>
              </text:list>
            </text:list-item>
          </text:list>
        </text:list-item>
      </text:list>
      <text:p text:style-name="P40"><text:span text:style-name="T29"><text:tab/></text:span><text:span text:style-name="T26">libcstl</text:span><text:span text:style-name="T57">提供定义的一系列的新类型，包括容器，容器适配器，迭代器，工具类型，函数类型。其中容器(序列容器</text:span><text:soft-page-break/><text:span text:style-name="T37">vector_t，deque_t，list_t，slist_t，</text:span><text:span text:style-name="T57">关联容器</text:span><text:span text:style-name="T37">set_t，map_t，multiset_t，multimap_t，hash_set_t，hash_map_t，</text:span><text:span text:style-name="T57"> </text:span><text:span text:style-name="T37">hash_multiset_t，</text:span><text:span text:style-name="T57">容器适配器</text:span><text:span text:style-name="T37">stack_t，queue_t，priority_queue_t，</text:span><text:span text:style-name="T57">字符串</text:span><text:span text:style-name="T37">string_t</text:span><text:span text:style-name="T57">)和工具类型中的</text:span><text:span text:style-name="T37">pair_t</text:span><text:span text:style-name="T57">在使用的时候都要遵循以下的过程：</text:span></text:p>
      <text:p text:style-name="P42"><text:tab/>首先要创建一个容器，然后初始化，使用完成后要销毁。下面以<text:span text:style-name="T23">vector_t</text:span>为例：</text:p>
      <text:list xml:id="list723558849" text:style-name="L50">
        <text:list-item>
          <text:p text:style-name="P173">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59">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1753677608" text:style-name="L51">
        <text:list-item>
          <text:p text:style-name="P174">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7"><text:tab/>例如</text:span><text:span text:style-name="T37">vector_t</text:span><text:span text:style-name="T57">有</text:span><text:span text:style-name="T37">vector_init()，vector_init_n()，vector_init_elem()，vector_init_copy()，vector_init_copy_range()</text:span><text:span text:style-name="T57"> </text:span><text:span text:style-name="T37">5</text:span><text:span text:style-name="T57">个初始化函数，它们根据不同的方式对</text:span><text:span text:style-name="T37">vector_t</text:span><text:span text:style-name="T57">容器进行初始化，在创建</text:span><text:span text:style-name="T37">vector_t</text:span><text:span text:style-name="T57">容器后可以调用其中的任意一个，但是只能调用一次，如果对一个容器类型初始化多次那么程序的行为是未定义的：</text:span></text:p>
      <text:p text:style-name="P59">vector_init_n(pvec_coll, 100);</text:p>
      <text:p text:style-name="P42">初始化<text:span text:style-name="T23">vector_t</text:span>后容器中有<text:span text:style-name="T23">100</text:span>个元素，每个元素的值都是<text:span text:style-name="T23">0</text:span>。</text:p>
      <text:list xml:id="list1126359661" text:style-name="L52">
        <text:list-item>
          <text:p text:style-name="P175">销毁</text:p>
        </text:list-item>
      </text:list>
      <text:p text:style-name="P42"><text:tab/><text:span text:style-name="T23">vector_t</text:span>使用完毕后一定要销毁，如果未销毁那么容器所占的内存就不会被释放。每一个容器都有销毁函数如：</text:p>
      <text:p text:style-name="P59">vector_destroy(pvec_coll);</text:p>
      <text:p text:style-name="P59"/>
      <text:list xml:id="list1547944261" text:continue-list="list920973365" text:style-name="WW8Num13">
        <text:list-item>
          <text:list>
            <text:list-item>
              <text:list>
                <text:list-item>
                  <text:h text:style-name="P272" text:outline-level="3">数据类型的使用</text:h>
                </text:list-item>
              </text:list>
            </text:list-item>
          </text:list>
        </text:list-item>
      </text:list>
      <text:p text:style-name="P59"><text:tab/><text:span text:style-name="T41">l</text:span><text:span text:style-name="T43">ibcstl 2.0</text:span><text:span text:style-name="T61">版本对数据类型的处理做了很大改进，现在能够处理任何数据类型，</text:span><text:span text:style-name="T43">libcstl</text:span><text:span text:style-name="T61">将数据类型分为三类：</text:span></text:p>
      <text:list xml:id="list668270051" text:style-name="L53">
        <text:list-item>
          <text:p text:style-name="P225"><text:span text:style-name="T43">C</text:span><text:span text:style-name="T61">语言内建类型</text:span></text:p>
        </text:list-item>
      </text:list>
      <text:p text:style-name="P59"><text:span text:style-name="T61"><text:tab/></text:span><text:span text:style-name="T43">C</text:span><text:span text:style-name="T61">语言支持的基本类型如，</text:span><text:span text:style-name="T43">int</text:span><text:span text:style-name="T61">, </text:span><text:span text:style-name="T43">double</text:span><text:span text:style-name="T61">, </text:span><text:span text:style-name="T43">long</text:span><text:span text:style-name="T61">, </text:span><text:span text:style-name="T43">char</text:span><text:span text:style-name="T61">等，</text:span><text:span text:style-name="T43">C</text:span><text:span text:style-name="T61">字符串也属于这一类。</text:span></text:p>
      <text:list xml:id="list1487639564" text:style-name="L54">
        <text:list-item>
          <text:p text:style-name="P226"><text:span text:style-name="T43">libcstl</text:span><text:span text:style-name="T61">内建类型</text:span></text:p>
        </text:list-item>
      </text:list>
      <text:p text:style-name="P59"><text:span text:style-name="T61"><text:tab/></text:span><text:span text:style-name="T43">libcstl</text:span><text:span text:style-name="T61">库内部的容器类型，迭代器类型等等。</text:span></text:p>
      <text:list xml:id="list1336860495" text:style-name="L55">
        <text:list-item>
          <text:p text:style-name="P176">用户自定义类型</text:p>
        </text:list-item>
      </text:list>
      <text:p text:style-name="P59"><text:tab/><text:span text:style-name="T63">用户自己定义的结构，联合，枚举或者重定义的类型。</text:span></text:p>
      <text:p text:style-name="P59"/>
      <text:p text:style-name="P59"><text:tab/><text:span text:style-name="T63">对于前两种类型可以在创建容器中直接使用如：</text:span></text:p>
      <text:p text:style-name="P60">vector_t* pvec_coll = create_vector(int);</text:p>
      <text:p text:style-name="P60">vector_t* pvec_coll = create_vector(double);</text:p>
      <text:p text:style-name="P60">vector_t* pvec_coll = create_vector(char*);</text:p>
      <text:p text:style-name="P60">vector_t* pvec_coll = create_vector(list_t&lt;int&gt;);</text:p>
      <text:p text:style-name="P59"><text:span text:style-name="T63">等等(这里创建保存</text:span><text:span text:style-name="T43">libcstl</text:span><text:span text:style-name="T61">内建类型的容器时类型的描述有些特别，我会在第十章中详细介绍</text:span><text:span text:style-name="T63">)。但是对于用户自定义类型这样的方式就会创建失败，如有一种用户自定义类型</text:span><text:span text:style-name="T41">abc_t</text:span><text:span text:style-name="T63">，现在要创建一个保存</text:span><text:span text:style-name="T41">abc_t</text:span><text:span text:style-name="T63">类型的</text:span><text:span text:style-name="T41">vector_t</text:span><text:span text:style-name="T63">容器：</text:span></text:p>
      <text:p text:style-name="P60">vector_t* pvec_coll = create_vector(abc_t);</text:p>
      <text:p text:style-name="P59"><text:soft-page-break/><text:span text:style-name="T63">直接这样创建 </text:span><text:span text:style-name="T41">pvec_coll一定为NULL，因为libcstl库并不知道关于abc_t类型的任何信息。要使用这种新类型就必须在使用它之前注册这种类型：</text:span></text:p>
      <text:p text:style-name="P60">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64"/>
      <text:list xml:id="list1703376954" text:continue-list="list1547944261" text:style-name="WW8Num13">
        <text:list-item>
          <text:h text:style-name="P257" text:outline-level="1"><text:span text:style-name="T23">libcstl</text:span>工具类型</text:h>
        </text:list-item>
      </text:list>
      <text:p text:style-name="P52"><text:span text:style-name="T56"><text:tab/><text:tab/>为了使用方便，</text:span><text:span text:style-name="T36">libcstl</text:span><text:span text:style-name="T56">提供了很多实用的小工具类型。使用这些小工具的时候几乎没有什么开销，有的甚至不需要为了使用它特意的去包含特殊的头文件。这些工具类型包括</text:span><text:span text:style-name="T36">libcstl</text:span><text:span text:style-name="T56">定义的布尔类型</text:span><text:span text:style-name="T36">bool_t</text:span><text:span text:style-name="T56">，用于保存对数据的</text:span><text:span text:style-name="T36">pair_t</text:span><text:span text:style-name="T56">，用于表示数据区间的</text:span><text:span text:style-name="T36">range_t</text:span><text:span text:style-name="T56">。</text:span></text:p>
      <text:p text:style-name="P53"/>
      <text:list xml:id="list1576187961" text:continue-numbering="true" text:style-name="WW8Num13">
        <text:list-item>
          <text:list>
            <text:list-item>
              <text:h text:style-name="P263"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7">为了使用方便和能够清楚的表达布尔的语义，</text:span><text:span text:style-name="T26">libcstl</text:span><text:span text:style-name="T57">引入了一个新的工具类型</text:span><text:span text:style-name="T37">bool_t</text:span><text:span text:style-name="T57">来表示布尔值，同时定义了</text:span><text:span text:style-name="T37">true</text:span><text:span text:style-name="T57">, </text:span><text:span text:style-name="T37">TRUE</text:span><text:span text:style-name="T57">, </text:span><text:span text:style-name="T37">false</text:span><text:span text:style-name="T57">, </text:span><text:span text:style-name="T37">FLASE。使用bool_t类型不需要包含特殊的头文件，</text:span><text:span text:style-name="T57">包含任何一个</text:span><text:span text:style-name="T26">libcstl</text:span><text:span text:style-name="T57">头文件就可以使用</text:span><text:span text:style-name="T37">bool_t</text:span><text:span text:style-name="T57">了。</text:span></text:p>
      <text:list xml:id="list1743093616" text:continue-numbering="true" text:style-name="WW8Num13">
        <text:list-item>
          <text:list>
            <text:list-item>
              <text:h text:style-name="P266" text:outline-level="2">pair_t</text:h>
            </text:list-item>
          </text:list>
        </text:list-item>
      </text:list>
      <text:p text:style-name="P40"><text:span text:style-name="T57"><text:tab/>在前面的章节中已经知道映射，多重映射等是以键/值对这样的形式保存数据的，但是实际存储在容器中的值却是</text:span><text:span text:style-name="T37">pair_t</text:span><text:span text:style-name="T57">类型，有它来管理键/值对。不只是键/值对，所有成对的数据可以使用</text:span><text:span text:style-name="T37">pair_t</text:span><text:span text:style-name="T57">类型来描述。</text:span><text:span text:style-name="T37">pair_t</text:span><text:span text:style-name="T57">不是容器所以它不能够保存多对数据，一个</text:span><text:span text:style-name="T37">pair_t</text:span><text:span text:style-name="T57">只能保存一对数据。使用</text:span><text:span text:style-name="T37">pair_t</text:span><text:span text:style-name="T57">要求包含头文件：</text:span></text:p>
      <text:p text:style-name="P59">#include &lt;cstl/cutility.h&gt;</text:p>
      <text:p text:style-name="P64">但是如果程序已经包含了头文件</text:p>
      <text:p text:style-name="P66"><text:span text:style-name="T53">#include &lt;cstl/cmap.h&gt; </text:span><text:span text:style-name="T64">或者 </text:span><text:span text:style-name="T53">#include &lt;cstl/chash_map.h&gt;</text:span></text:p>
      <text:p text:style-name="P65"><text:span text:style-name="T57">就不必包含</text:span><text:span text:style-name="T54">&lt;cstl/cutility.h&gt;</text:span><text:span text:style-name="T57">头文件了，这是因为映射容器要用到</text:span><text:span text:style-name="T37">pair_t</text:span><text:span text:style-name="T57">，在它的头文件中已经包含了</text:span><text:span text:style-name="T54">&lt;cstl/cutility.h&gt;</text:span><text:span text:style-name="T57">头文件了。</text:span></text:p>
      <text:p text:style-name="P64"/>
      <text:list xml:id="list265524035" text:continue-numbering="true" text:style-name="WW8Num13">
        <text:list-item>
          <text:list>
            <text:list-item>
              <text:list>
                <text:list-item>
                  <text:h text:style-name="P274" text:outline-level="3"><text:span text:style-name="T23">pair_t</text:span>的使用过程</text:h>
                </text:list-item>
              </text:list>
            </text:list-item>
          </text:list>
        </text:list-item>
      </text:list>
      <text:p text:style-name="P40"><text:span text:style-name="T57"><text:tab/>虽然</text:span><text:span text:style-name="T37">pair_t</text:span><text:span text:style-name="T57">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7"><text:tab/>上面的表格列出了</text:span><text:span text:style-name="T37">pair_t</text:span><text:span text:style-name="T57">创建，初始化和销毁的函数(本书中只类出了讲解相关的函数并且没有具体参数，全面俩解各个操作函数和参数的情况请参考《</text:span><text:span text:style-name="T37">The libcstl Library Reference Manual</text:span><text:span text:style-name="T57">》)。</text:span></text:p>
      <text:p text:style-name="P49"/>
      <text:list xml:id="list1712355690" text:continue-numbering="true" text:style-name="WW8Num13">
        <text:list-item>
          <text:list>
            <text:list-item>
              <text:list>
                <text:list-item>
                  <text:h text:style-name="P278" text:outline-level="3"><text:span text:style-name="T23">pair_t</text:span>的主要操作</text:h>
                </text:list-item>
              </text:list>
            </text:list-item>
          </text:list>
        </text:list-item>
      </text:list>
      <text:p text:style-name="P40"><text:span text:style-name="T57"><text:tab/></text:span><text:span text:style-name="T37">pair_t</text:span><text:span text:style-name="T57">是表示一对数据的，所以通过</text:span><text:span text:style-name="T37">pair_t</text:span><text:span text:style-name="T57">类型我们应该能够获得和设置这两个数据。依据这样的要求</text:span><text:span text:style-name="T37">pair_t</text:span><text:span text:style-name="T57">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0"><text:tab/>通过上面的操作函数我们就能够自由的使用<text:span text:style-name="T23">pair_t</text:span>中的数据了。</text:p>
      <text:p text:style-name="P90"><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5"><text:span text:style-name="T64">除了这些以外</text:span><text:span text:style-name="T40">pair_t</text:span><text:span text:style-name="T64">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6"><text:span text:style-name="T57"><text:tab/></text:span><text:span text:style-name="T37">pair_t</text:span><text:span text:style-name="T57">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7">才相等。</text:span></text:p>
      <text:list xml:id="list1470138938" text:continue-numbering="true" text:style-name="WW8Num13">
        <text:list-item>
          <text:list>
            <text:list-item>
              <text:list>
                <text:list-item>
                  <text:h text:style-name="P276" text:outline-level="3"><text:span text:style-name="T71">pair_t的应用实例</text:span><text:span text:style-name="T57"><text:tab/></text:span></text:h>
                </text:list-item>
              </text:list>
            </text:list-item>
          </text:list>
        </text:list-item>
      </text:list>
      <text:p text:style-name="P56"><text:span text:style-name="T57"><text:tab/>上面列举了有关</text:span><text:span text:style-name="T37">pair_t</text:span><text:span text:style-name="T57">的操作函数，下面用例子来演示以下如何使用</text:span><text:span text:style-name="T37">pair_t</text:span><text:span text:style-name="T57">:</text:span></text:p>
      <table:table table:name="表格34" table:style-name="表格34">
        <table:table-column table:style-name="表格34.A"/>
        <table:table-row>
          <table:table-cell table:style-name="表格34.A1" office:value-type="string">
            <text:p text:style-name="P93">/* </text:p>
            <text:p text:style-name="P93"><text:s/>* pair1.c </text:p>
            <text:p text:style-name="P93"><text:soft-page-break/><text:s/>* compile with : -lcstl </text:p>
            <text:p text:style-name="P93"><text:s/>*/ </text:p>
            <text:p text:style-name="P93"/>
            <text:p text:style-name="P93">#include &lt;stdio.h&gt; </text:p>
            <text:p text:style-name="P93">#include &lt;cstl/cutility.h&gt; </text:p>
            <text:p text:style-name="P93"/>
            <text:p text:style-name="P93">int main(int argc, char* argv[]) </text:p>
            <text:p text:style-name="P93">{ </text:p>
            <text:p text:style-name="P93"><text:s text:c="4"/>pair_t* ppair_p1 = create_pair(int, double); </text:p>
            <text:p text:style-name="P93"><text:s text:c="4"/>pair_t* ppair_p2 = create_pair(int, double); </text:p>
            <text:p text:style-name="P93"><text:s text:c="4"/>pair_t* ppair_p3 = create_pair(int, double); </text:p>
            <text:p text:style-name="P93"/>
            <text:p text:style-name="P93"><text:s text:c="4"/>if(ppair_p1 == NULL || ppair_p2 == NULL || ppair_p3 == NULL) </text:p>
            <text:p text:style-name="P93"><text:s text:c="4"/>{ </text:p>
            <text:p text:style-name="P93"><text:s text:c="8"/>return -1; </text:p>
            <text:p text:style-name="P93"><text:s text:c="4"/>} </text:p>
            <text:p text:style-name="P93"/>
            <text:p text:style-name="P93"><text:s text:c="4"/>pair_init(ppair_p1); </text:p>
            <text:p text:style-name="P93"><text:s text:c="4"/>pair_init_elem(ppair_p2, 10, 1.1e-2); </text:p>
            <text:p text:style-name="P93"><text:s text:c="4"/>pair_init_copy(ppair_p3, ppair_p2); </text:p>
            <text:p text:style-name="P93"/>
            <text:p text:style-name="P93"><text:s text:c="4"/>printf("Original pair:\n"); </text:p>
            <text:p text:style-name="P93"><text:s text:c="4"/>printf("p1(%d, %lf)\n", </text:p>
            <text:p text:style-name="P93"><text:s text:c="8"/>*(int*)pair_first(ppair_p1), </text:p>
            <text:p text:style-name="P93"><text:s text:c="8"/>*(double*)pair_second(ppair_p1)); </text:p>
            <text:p text:style-name="P93"><text:s text:c="4"/>printf("p2(%d, %lf)\n", </text:p>
            <text:p text:style-name="P93"><text:s text:c="8"/>*(int*)pair_first(ppair_p2), </text:p>
            <text:p text:style-name="P93"><text:s text:c="8"/>*(double*)pair_second(ppair_p2)); </text:p>
            <text:p text:style-name="P93"><text:s text:c="4"/>printf("p3(%d, %lf)\n", </text:p>
            <text:p text:style-name="P93"><text:s text:c="8"/>*(int*)pair_first(ppair_p3), </text:p>
            <text:p text:style-name="P93"><text:s text:c="8"/>*(double*)pair_second(ppair_p3)); </text:p>
            <text:p text:style-name="P93"/>
            <text:p text:style-name="P93"><text:s text:c="4"/>pair_make(ppair_p1, 10, 2.222); </text:p>
            <text:p text:style-name="P93"><text:s text:c="4"/>pair_assign(ppair_p3, ppair_p1); </text:p>
            <text:p text:style-name="P93"><text:s text:c="4"/>printf("After modifying:\n"); </text:p>
            <text:p text:style-name="P93"><text:s text:c="4"/>printf("p1(%d, %lf)\n", </text:p>
            <text:p text:style-name="P93"><text:s text:c="8"/>*(int*)pair_first(ppair_p1), </text:p>
            <text:p text:style-name="P93"><text:s text:c="8"/>*(double*)pair_second(ppair_p1)); </text:p>
            <text:p text:style-name="P93"><text:s text:c="4"/>printf("p2(%d, %lf)\n", </text:p>
            <text:p text:style-name="P93"><text:s text:c="8"/>*(int*)pair_first(ppair_p2), </text:p>
            <text:p text:style-name="P93"><text:s text:c="8"/>*(double*)pair_second(ppair_p2)); </text:p>
            <text:p text:style-name="P93"><text:s text:c="4"/>printf("p3(%d, %lf)\n", </text:p>
            <text:p text:style-name="P93"><text:s text:c="8"/>*(int*)pair_first(ppair_p3), </text:p>
            <text:p text:style-name="P93"><text:soft-page-break/><text:s text:c="8"/>*(double*)pair_second(ppair_p3)); </text:p>
            <text:p text:style-name="P93"/>
            <text:p text:style-name="P93"><text:s text:c="4"/>printf("Compare:\n"); </text:p>
            <text:p text:style-name="P93"><text:s text:c="4"/>if(pair_equal(ppair_p1, ppair_p3)) </text:p>
            <text:p text:style-name="P93"><text:s text:c="4"/>{ </text:p>
            <text:p text:style-name="P93"><text:s text:c="8"/>printf("p1(%d, %lf) ==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text:s text:c="4"/>else </text:p>
            <text:p text:style-name="P93"><text:s text:c="4"/>{ </text:p>
            <text:p text:style-name="P93"><text:s text:c="8"/>printf("p1(%d, %lf) !=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text:s text:c="4"/>if(pair_not_equal(ppair_p1, ppair_p2)) </text:p>
            <text:p text:style-name="P93"><text:s text:c="4"/>{ </text:p>
            <text:p text:style-name="P93"><text:s text:c="8"/>printf("p1(%d, %lf) != p2(%d, %lf)\n", </text:p>
            <text:p text:style-name="P93"><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text:s text:c="4"/>else </text:p>
            <text:p text:style-name="P93"><text:s text:c="4"/>{ </text:p>
            <text:p text:style-name="P93"><text:s text:c="8"/>printf("p1(%d, %lf) == p2(%d, %lf)\n", </text:p>
            <text:p text:style-name="P93"><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
            <text:p text:style-name="P93"><text:s text:c="4"/>pair_make(ppair_p1, 22, 35.2); </text:p>
            <text:p text:style-name="P93"><text:s text:c="4"/>pair_make(ppair_p2, 62, 35.2); </text:p>
            <text:p text:style-name="P93"><text:s text:c="4"/>pair_make(ppair_p3, 22, 70.0); </text:p>
            <text:p text:style-name="P93"><text:s text:c="4"/>if(pair_less(ppair_p1, ppair_p2)) </text:p>
            <text:p text:style-name="P93"><text:s text:c="4"/>{ </text:p>
            <text:p text:style-name="P93"><text:s text:c="8"/>printf("p1(%d, %lf) &lt; p2(%d, %lf)\n", </text:p>
            <text:p text:style-name="P93"><text:s text:c="12"/>*(int*)pair_first(ppair_p1), </text:p>
            <text:p text:style-name="P93"><text:soft-page-break/><text:s text:c="12"/>*(double*)pair_second(ppair_p1), </text:p>
            <text:p text:style-name="P93"><text:s text:c="12"/>*(int*)pair_first(ppair_p2), </text:p>
            <text:p text:style-name="P93"><text:s text:c="12"/>*(double*)pair_second(ppair_p2)); </text:p>
            <text:p text:style-name="P93"><text:s text:c="4"/>} </text:p>
            <text:p text:style-name="P93"><text:s text:c="4"/>else </text:p>
            <text:p text:style-name="P93"><text:s text:c="4"/>{ </text:p>
            <text:p text:style-name="P93"><text:s text:c="8"/>printf("p1(%d, %lf) &gt;= p2(%d, %lf)\n", </text:p>
            <text:p text:style-name="P93"><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text:s text:c="4"/>if(pair_less(ppair_p1, ppair_p3)) </text:p>
            <text:p text:style-name="P93"><text:s text:c="4"/>{ </text:p>
            <text:p text:style-name="P93"><text:s text:c="8"/>printf("p1(%d, %lf) &lt;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text:s text:c="4"/>else </text:p>
            <text:p text:style-name="P93"><text:s text:c="4"/>{ </text:p>
            <text:p text:style-name="P93"><text:s text:c="8"/>printf("p1(%d, %lf) &gt;=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
            <text:p text:style-name="P93"><text:s text:c="4"/>pair_destroy(ppair_p1); </text:p>
            <text:p text:style-name="P93"><text:s text:c="4"/>pair_destroy(ppair_p2); </text:p>
            <text:p text:style-name="P93"><text:s text:c="4"/>pair_destroy(ppair_p3); </text:p>
            <text:p text:style-name="P93"/>
            <text:p text:style-name="P93"><text:s text:c="4"/>return 0; </text:p>
            <text:p text:style-name="P93">}</text:p>
          </table:table-cell>
        </table:table-row>
      </table:table>
      <text:p text:style-name="P54">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6"/>
      <text:list xml:id="list1446494513" text:continue-numbering="true" text:style-name="WW8Num13">
        <text:list-item>
          <text:list>
            <text:list-item>
              <text:h text:style-name="P263" text:outline-level="2">range_t</text:h>
            </text:list-item>
          </text:list>
        </text:list-item>
      </text:list>
      <text:p text:style-name="P54"><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4"><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4">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6"/>
      <text:p text:style-name="P46"/>
      <text:list xml:id="list138065897" text:continue-numbering="true" text:style-name="WW8Num13">
        <text:list-item>
          <text:h text:style-name="P257"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207756888" text:continue-numbering="true" text:style-name="WW8Num13">
        <text:list-item>
          <text:list>
            <text:list-item>
              <text:h text:style-name="P265" text:outline-level="2">容器的特点和共同的操作</text:h>
            </text:list-item>
          </text:list>
        </text:list-item>
      </text:list>
      <text:p text:style-name="P54"><text:tab/>在详细讨论各个容器之前我们先来讨论下一容器的共同特点和共同的操作。</text:p>
      <text:list xml:id="list1790150193" text:continue-numbering="true" text:style-name="WW8Num13">
        <text:list-item>
          <text:list>
            <text:list-item>
              <text:list>
                <text:list-item>
                  <text:h text:style-name="P271" text:outline-level="3"><text:soft-page-break/>容器的共同特点</text:h>
                </text:list-item>
              </text:list>
            </text:list-item>
          </text:list>
        </text:list-item>
      </text:list>
      <text:p text:style-name="P54"><text:tab/>各种类型的容器它们都有如下的共同特点:</text:p>
      <text:list xml:id="list296984233" text:style-name="L56">
        <text:list-item>
          <text:p text:style-name="P177">容器中保存的是数据的拷贝</text:p>
        </text:list-item>
      </text:list>
      <text:p text:style-name="P56"><text:span text:style-name="T57"><text:tab/>容器中保存的都是数据的拷贝，而不是指向实际数据的指针，这样就要求数据本身都是有明确的拷贝操作函数的。对于</text:span><text:span text:style-name="T37">C</text:span><text:span text:style-name="T57">内建类型和</text:span><text:span text:style-name="T37">libcstl</text:span><text:span text:style-name="T57">内建类型库本身提供了这些类型的拷贝操作，但是对于用户自定义类型就要求在注册这个类型的时候提供拷贝操作函数，如果没有提供拷贝操作函数，那么</text:span><text:span text:style-name="T37">libcstl</text:span><text:span text:style-name="T57">库会提供一个默认的拷贝操作，这样的话有些自定义类型的拷贝操作就不准确了。</text:span></text:p>
      <text:list xml:id="list1516858129" text:style-name="L57">
        <text:list-item>
          <text:p text:style-name="P178">数据能够初始化和销毁</text:p>
        </text:list-item>
      </text:list>
      <text:p text:style-name="P56"><text:span text:style-name="T57"><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7">库本身并不知道数据内部的事情，要求有初始化和销毁操作是为了保证数据能够在被创建和销毁的过程中做很多操作。有可能数据在初始化的时候要申请资源在销毁的时候要释放资源。</text:span></text:p>
      <text:list xml:id="list1766642068" text:style-name="L58">
        <text:list-item>
          <text:p text:style-name="P179">数据的比较操作</text:p>
        </text:list-item>
      </text:list>
      <text:p text:style-name="P54"><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017015810" text:style-name="L59">
        <text:list-item>
          <text:p text:style-name="P180">操作函数并非安全</text:p>
        </text:list-item>
      </text:list>
      <text:p text:style-name="P54"><text:tab/>容器的操作函数并非安全，用户要保证传入操作函数的参数是合法并且有效的，非法或者是无效的参数导致操作函数的行为未定义。</text:p>
      <text:list xml:id="list532650062" text:continue-list="list1790150193" text:style-name="WW8Num13">
        <text:list-item>
          <text:list>
            <text:list-item>
              <text:list>
                <text:list-item>
                  <text:h text:style-name="P275" text:outline-level="3">容器的共同操作</text:h>
                </text:list-item>
              </text:list>
            </text:list-item>
          </text:list>
        </text:list-item>
      </text:list>
      <text:p text:style-name="P54"><text:tab/>无论是那种容器类型都有如下这几种操作：</text:p>
      <text:list xml:id="list239070007" text:style-name="L60">
        <text:list-item>
          <text:p text:style-name="P181">创建容器</text:p>
        </text:list-item>
      </text:list>
      <text:p text:style-name="P54"><text:tab/>容器在使用之前都要创建，创建是为了确定容器中保存数据的类型。</text:p>
      <text:list xml:id="list575896760" text:style-name="L61">
        <text:list-item>
          <text:p text:style-name="P182">初始化和销毁</text:p>
        </text:list-item>
      </text:list>
      <text:p text:style-name="P54"><text:tab/>初始化和销毁是为了申请和释放容器占用的资源，同时初始化和销毁还对容器中的数据进行了初始化和销毁。</text:p>
      <text:list xml:id="list1675959874" text:style-name="L62">
        <text:list-item>
          <text:p text:style-name="P183">与数据数量有关的操作</text:p>
        </text:list-item>
      </text:list>
      <text:p text:style-name="P54"><text:tab/>每个容器都有下面三个与数据数量有关的操作函数。</text:p>
      <text:p text:style-name="P40"><text:span text:style-name="T64"><text:tab/></text:span><text:span text:style-name="T40">xxxx_size()</text:span></text:p>
      <text:p text:style-name="P54"><text:tab/>返回容器中数据的数量。</text:p>
      <text:p text:style-name="P40"><text:span text:style-name="T64"><text:tab/></text:span><text:span text:style-name="T40">xxxx_empty()</text:span></text:p>
      <text:p text:style-name="P54"><text:tab/>判断容器是否为空。</text:p>
      <text:p text:style-name="P40"><text:span text:style-name="T64"><text:tab/></text:span><text:span text:style-name="T40">xxxx_max_size()</text:span></text:p>
      <text:p text:style-name="P54"><text:tab/>返回容器可以容纳的数据的最大数量，这个值是一个与系统相关的常量，同时它还与保存在容器中的数据类型相关。</text:p>
      <text:list xml:id="list1572408125" text:style-name="L63">
        <text:list-item>
          <text:p text:style-name="P184">比较操作</text:p>
        </text:list-item>
      </text:list>
      <text:p text:style-name="P54"><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419854124" text:style-name="L64">
        <text:list-item>
          <text:p text:style-name="P185"><text:soft-page-break/>赋值和交换</text:p>
        </text:list-item>
      </text:list>
      <text:p text:style-name="P54"><text:tab/>赋值是使用现有的数据将容器中原有的数据替换掉，交换就是交换两个容器中的内容。</text:p>
      <text:p text:style-name="P54"/>
      <text:list xml:id="list307427010" text:continue-list="list532650062" text:style-name="WW8Num13">
        <text:list-item>
          <text:list>
            <text:list-item>
              <text:h text:style-name="P266" text:outline-level="2">vector_t</text:h>
            </text:list-item>
          </text:list>
        </text:list-item>
      </text:list>
      <text:p text:style-name="P40"><text:span text:style-name="T17"><text:tab/></text:span><text:span text:style-name="T37">vector_t</text:span><text:span text:style-name="T57">容器类似一个动态的数组，但是它可以根据需要动态的生长。</text:span></text:p>
      <text:p text:style-name="P51"><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7">要使用</text:span><text:span text:style-name="T37">vector_t</text:span><text:span text:style-name="T57">必须包含头文件</text:span><text:span text:style-name="T69">&lt;cstl/cvector.h&gt;</text:span></text:p>
      <text:list xml:id="list831125743" text:continue-numbering="true" text:style-name="WW8Num13">
        <text:list-item>
          <text:list>
            <text:list-item>
              <text:list>
                <text:list-item>
                  <text:h text:style-name="P278" text:outline-level="3"><text:span text:style-name="T23">vector_t</text:span>的能力</text:h>
                </text:list-item>
              </text:list>
            </text:list-item>
          </text:list>
        </text:list-item>
      </text:list>
      <text:p text:style-name="P40"><text:span text:style-name="T53"><text:tab/></text:span><text:span text:style-name="T37">vector_t</text:span><text:span text:style-name="T57">将数据拷贝到内部的动态数组中，数据的顺序与插入的顺序有关与数据本身无关。</text:span><text:span text:style-name="T37">vector_t</text:span><text:span text:style-name="T57">是随机访问容器，可以使用下标随机访问容器中的数据，</text:span><text:span text:style-name="T37">vector_t</text:span><text:span text:style-name="T57">的迭代器也是随即访问迭代器。任何</text:span><text:span text:style-name="T26">libcstl</text:span><text:span text:style-name="T57">算法都可以作用于</text:span><text:span text:style-name="T37">vector_t</text:span><text:span text:style-name="T57">容器。</text:span></text:p>
      <text:p text:style-name="P42"><text:tab/>在<text:span text:style-name="T23">vector_t</text:span>末尾插入或删除数据效率很高，在中间或开头插入或删除数据效率很低，因为这样会移动大量数据。</text:p>
      <text:p text:style-name="P42"/>
      <text:list xml:id="list1320780267" text:style-name="L65">
        <text:list-item>
          <text:p text:style-name="P186">尺寸和容量</text:p>
        </text:list-item>
      </text:list>
      <text:p text:style-name="P40"><text:span text:style-name="T53"><text:tab/></text:span><text:span text:style-name="T57">为数据分配更多的内存往往比分配正好的内存有更好的效率。为了正确和有效的使用</text:span><text:span text:style-name="T37">vector_t</text:span><text:span text:style-name="T57">必须理解尺寸和容量之间的关系。</text:span><text:span text:style-name="T37">vector_t</text:span><text:span text:style-name="T57">提供了一个函数</text:span><text:span text:style-name="T37">vector_size()</text:span><text:span text:style-name="T57">获得容器的尺寸，也就是实际保存的数据的个数，同时提供了一个</text:span><text:span text:style-name="T37">vector_capacity()</text:span><text:span text:style-name="T57">函数获得容器的容量，容量就是在</text:span><text:span text:style-name="T37">vector_t</text:span><text:span text:style-name="T57">不重新分配内存的情况下</text:span><text:span text:style-name="T37">vector_t</text:span><text:span text:style-name="T57">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1722251686" text:continue-list="list831125743" text:style-name="WW8Num13">
        <text:list-item>
          <text:list>
            <text:list-item>
              <text:list>
                <text:list-item>
                  <text:h text:style-name="P281" text:outline-level="3"><text:span text:style-name="T23">vector_t</text:span>的操作</text:h>
                </text:list-item>
              </text:list>
            </text:list-item>
          </text:list>
        </text:list-item>
      </text:list>
      <text:list xml:id="list457256908" text:style-name="L66">
        <text:list-item>
          <text:p text:style-name="P187">创建，初始化和销毁操作</text:p>
        </text:list-item>
      </text:list>
      <text:p text:style-name="P8"><text:tab/><text:span text:style-name="T59">上面已经提到了创建是为了确定</text:span><text:span text:style-name="T32">vector_t</text:span><text:span text:style-name="T59">中保存的数据类型，初始化是为</text:span><text:span text:style-name="T32">vector_t</text:span><text:span text:style-name="T59">保存数据申请资源，同时有多种方式初始化一个</text:span><text:span text:style-name="T32">vector_t</text:span><text:span text:style-name="T59">，如初始化一个空的</text:span><text:span text:style-name="T32">vector_t</text:span><text:span text:style-name="T59">，或者使用多个数据初始化一个</text:span><text:span text:style-name="T32">vector_t</text:span><text:span text:style-name="T59">等等，销毁是释放</text:span><text:span text:style-name="T32">vector_t</text:span><text:span text:style-name="T59">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7"><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308756977" text:style-name="L67">
        <text:list-item>
          <text:p text:style-name="P188">非质变操作</text:p>
        </text:list-item>
      </text:list>
      <text:p text:style-name="P40"><text:span text:style-name="T53"><text:tab/></text:span><text:span text:style-name="T57">质变操作是指修改容器数据，非质变操作就是指操作后容器种的数据内容和数量不会改变。</text:span><text:span text:style-name="T37">vector_t</text:span><text:span text:style-name="T57">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111396073" text:style-name="L68">
        <text:list-item>
          <text:p text:style-name="P189">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6"><text:soft-page-break/></text:p>
      <text:list xml:id="list654707038" text:style-name="L69">
        <text:list-item>
          <text:p text:style-name="P190">数据访问</text:p>
        </text:list-item>
      </text:list>
      <text:p text:style-name="P40"><text:span text:style-name="T64"><text:tab/>数据的访问是直接对数据进行操作，这些函数返回的都是</text:span><text:span text:style-name="T40">void</text:span><text:span text:style-name="T64">*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1279193582" text:style-name="L70">
        <text:list-item>
          <text:p text:style-name="P164"><text:span text:style-name="T57">与</text:span><text:span text:style-name="T64">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6"><text:tab/><text:span text:style-name="T41">vector_t</text:span><text:span text:style-name="T63">的迭代器是随机访问迭代器，同时vector_t迭代器只有在下面这两种情况下才会失效：第一当在迭代器所指数据的前面出入了数据，第二整个容器的内存重新分配。</text:span></text:p>
      <text:p text:style-name="P46"/>
      <text:p text:style-name="P46"><text:tab/><text:span text:style-name="T63">插入和删除</text:span></text:p>
      <text:p text:style-name="P40"><text:span text:style-name="T53"><text:tab/></text:span><text:span text:style-name="T57">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2089886430" text:continue-list="list1722251686" text:style-name="WW8Num13">
        <text:list-item>
          <text:list>
            <text:list-item>
              <text:list>
                <text:list-item>
                  <text:h text:style-name="P278" text:outline-level="3"><text:soft-page-break/>将<text:span text:style-name="T23">vector_t</text:span>作为数组使用</text:h>
                </text:list-item>
              </text:list>
            </text:list-item>
          </text:list>
        </text:list-item>
      </text:list>
      <text:p text:style-name="P40"><text:span text:style-name="T53"><text:tab/></text:span><text:span text:style-name="T37">vector_t</text:span><text:span text:style-name="T57">内部是连续的内存空间，所以可以当作数组使用，不过使用时一定好注意越界的问题，下面是把</text:span><text:span text:style-name="T37">vector_t</text:span><text:span text:style-name="T57">当作数组使用的例子：</text:span></text:p>
      <table:table table:name="表格43" table:style-name="表格43">
        <table:table-column table:style-name="表格43.A"/>
        <table:table-row>
          <table:table-cell table:style-name="表格43.A1" office:value-type="string">
            <text:p text:style-name="P93">/* </text:p>
            <text:p text:style-name="P93"><text:s/>* vector2.c </text:p>
            <text:p text:style-name="P93"><text:s/>* compile with : -lcstl </text:p>
            <text:p text:style-name="P93"><text:s/>*/ </text:p>
            <text:p text:style-name="P93"/>
            <text:p text:style-name="P93">#include &lt;stdio.h&gt; </text:p>
            <text:p text:style-name="P93">#include &lt;string.h&gt; </text:p>
            <text:p text:style-name="P93">#include &lt;cstl/cvector.h&gt; </text:p>
            <text:p text:style-name="P93"/>
            <text:p text:style-name="P93">int main(int argc, char* argv[]) </text:p>
            <text:p text:style-name="P93">{ </text:p>
            <text:p text:style-name="P93"><text:s text:c="4"/>vector_t* pvec_coll = create_vector(char);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pvec_coll); </text:p>
            <text:p text:style-name="P93"><text:s text:c="4"/>vector_resize_elem(pvec_coll, 30, '\0'); </text:p>
            <text:p text:style-name="P93"/>
            <text:p text:style-name="P93"><text:s text:c="4"/>strcpy((char*)vector_at(pvec_coll, 0), "Hello World!"); </text:p>
            <text:p text:style-name="P93"><text:s text:c="4"/>printf("%s\n", (char*)vector_front(pvec_coll)); </text:p>
            <text:p text:style-name="P93"/>
            <text:p text:style-name="P93"><text:s text:c="4"/>vector_destroy(pvec_coll); </text:p>
            <text:p text:style-name="P93"/>
            <text:p text:style-name="P93"><text:s text:c="4"/>return 0; </text:p>
            <text:p text:style-name="P93">}</text:p>
          </table:table-cell>
        </table:table-row>
      </table:table>
      <text:p text:style-name="P46"/>
      <text:p text:style-name="P42">下面这句将<text:span text:style-name="T23">vector_t</text:span>视为数据并将数据拷贝到<text:span text:style-name="T23">vector_t</text:span>中</text:p>
      <text:p text:style-name="P94">strcpy((char*)vector_at(pvec_coll, 0), "Hello World!"); </text:p>
      <text:p text:style-name="P42">结果是:</text:p>
      <text:p text:style-name="P35">Hello World!</text:p>
      <text:list xml:id="list1613995051" text:continue-numbering="true" text:style-name="WW8Num13">
        <text:list-item>
          <text:list>
            <text:list-item>
              <text:list>
                <text:list-item>
                  <text:h text:style-name="P278" text:outline-level="3"><text:soft-page-break/><text:span text:style-name="T23">vector_t</text:span>的使用实例</text:h>
                </text:list-item>
              </text:list>
            </text:list-item>
          </text:list>
        </text:list-item>
      </text:list>
      <text:p text:style-name="P40"><text:span text:style-name="T53"><text:tab/></text:span><text:span text:style-name="T57">下面是</text:span><text:span text:style-name="T37">vector_t</text:span><text:span text:style-name="T57">的一个简单的使用实例：</text:span></text:p>
      <table:table table:name="表格44" table:style-name="表格44">
        <table:table-column table:style-name="表格44.A"/>
        <table:table-row>
          <table:table-cell table:style-name="表格44.A1" office:value-type="string">
            <text:p text:style-name="P93">/* </text:p>
            <text:p text:style-name="P93"><text:s/>* vector3.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
            <text:p text:style-name="P93">static void _print(const void* cpv_input, void* pv_output) </text:p>
            <text:p text:style-name="P93">{ </text:p>
            <text:p text:style-name="P93"><text:s text:c="4"/>printf("%s ", (char*)cpv_input); </text:p>
            <text:p text:style-name="P93">} </text:p>
            <text:p text:style-name="P93"/>
            <text:p text:style-name="P93">int main(int argc, char* argv[]) </text:p>
            <text:p text:style-name="P93">{ </text:p>
            <text:p text:style-name="P93"><text:s text:c="4"/>vector_t* pvec_sentence = create_vector(char*); </text:p>
            <text:p text:style-name="P93"><text:s text:c="4"/>vector_iterator_t it_pos; </text:p>
            <text:p text:style-name="P93"/>
            <text:p text:style-name="P93"><text:s text:c="4"/>if(pvec_sentence == NULL) </text:p>
            <text:p text:style-name="P93"><text:s text:c="4"/>{ </text:p>
            <text:p text:style-name="P93"><text:s text:c="8"/>return -1; </text:p>
            <text:p text:style-name="P93"><text:s text:c="4"/>} </text:p>
            <text:p text:style-name="P93"/>
            <text:p text:style-name="P93"><text:s text:c="4"/>vector_init(pvec_sentence); </text:p>
            <text:p text:style-name="P93"/>
            <text:p text:style-name="P93"><text:s text:c="4"/>/* reserve memory for five elements to avoid reallocation */ </text:p>
            <text:p text:style-name="P93"><text:s text:c="4"/>vector_reserve(pvec_sentence, 5); </text:p>
            <text:p text:style-name="P93"/>
            <text:p text:style-name="P93"><text:s text:c="4"/>/* append some element */ </text:p>
            <text:p text:style-name="P93"><text:s text:c="4"/>vector_push_back(pvec_sentence, "Hello,"); </text:p>
            <text:p text:style-name="P93"><text:s text:c="4"/>vector_push_back(pvec_sentence, "how"); </text:p>
            <text:p text:style-name="P93"><text:s text:c="4"/>vector_push_back(pvec_sentence, "are"); </text:p>
            <text:p text:style-name="P93"><text:s text:c="4"/>vector_push_back(pvec_sentence, "you"); </text:p>
            <text:p text:style-name="P93"><text:s text:c="4"/>vector_push_back(pvec_sentence, "?"); </text:p>
            <text:p text:style-name="P93"/>
            <text:p text:style-name="P93"><text:s text:c="4"/>/* print all elements with space */ </text:p>
            <text:p text:style-name="P93"><text:s text:c="4"/>algo_for_each(vector_begin(pvec_sentence), vector_end(pvec_sentence), _print); </text:p>
            <text:p text:style-name="P93"><text:soft-page-break/><text:s text:c="4"/>printf("\n"); </text:p>
            <text:p text:style-name="P93"/>
            <text:p text:style-name="P93"><text:s text:c="4"/>/* print technial data */ </text:p>
            <text:p text:style-name="P93"><text:s text:c="4"/>printf("max size: %u\n", vector_max_size(pvec_sentence)); </text:p>
            <text:p text:style-name="P93"><text:s text:c="4"/>printf("size <text:s text:c="3"/>: %u\n", vector_size(pvec_sentence)); </text:p>
            <text:p text:style-name="P93"><text:s text:c="4"/>printf("capacity: %u\n", vector_capacity(pvec_sentence)); </text:p>
            <text:p text:style-name="P93"/>
            <text:p text:style-name="P93"><text:s text:c="4"/>/* swap the second and fourth elements */ </text:p>
            <text:p text:style-name="P93"><text:s text:c="4"/>algo_iter_swap(iterator_next(vector_begin(pvec_sentence)), </text:p>
            <text:p text:style-name="P93"><text:s text:c="8"/>iterator_next_n(vector_begin(pvec_sentence), 3)); </text:p>
            <text:p text:style-name="P93"/>
            <text:p text:style-name="P93"><text:s text:c="4"/>/* insert "always" before "?" */ </text:p>
            <text:p text:style-name="P93"><text:s text:c="4"/>it_pos = algo_find(vector_begin(pvec_sentence), vector_end(pvec_sentence), "?"); </text:p>
            <text:p text:style-name="P93"><text:s text:c="4"/>vector_insert(pvec_sentence, it_pos, "always"); </text:p>
            <text:p text:style-name="P93"/>
            <text:p text:style-name="P93"><text:s text:c="4"/>/* print all elements with space */ </text:p>
            <text:p text:style-name="P93"><text:s text:c="4"/>algo_for_each(vector_begin(pvec_sentence), vector_end(pvec_sentence), _print); </text:p>
            <text:p text:style-name="P93"><text:s text:c="4"/>printf("\n"); </text:p>
            <text:p text:style-name="P93"/>
            <text:p text:style-name="P93"><text:s text:c="4"/>/* print technial data again */ </text:p>
            <text:p text:style-name="P93"><text:s text:c="4"/>printf("max size: %u\n", vector_max_size(pvec_sentence)); </text:p>
            <text:p text:style-name="P93"><text:s text:c="4"/>printf("size <text:s text:c="3"/>: %u\n", vector_size(pvec_sentence)); </text:p>
            <text:p text:style-name="P93"><text:s text:c="4"/>printf("capacity: %u\n", vector_capacity(pvec_sentence)); </text:p>
            <text:p text:style-name="P93"/>
            <text:p text:style-name="P93"><text:s text:c="4"/>vector_destroy(pvec_sentence); </text:p>
            <text:p text:style-name="P93"/>
            <text:p text:style-name="P93"><text:s text:c="4"/>return 0; </text:p>
            <text:p text:style-name="P93">}</text:p>
          </table:table-cell>
        </table:table-row>
      </table:table>
      <text:p text:style-name="P54">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4">为什么可能呢？因为max size的值是与系统相关的。</text:p>
      <text:p text:style-name="P54"/>
      <text:list xml:id="list225522243" text:continue-numbering="true" text:style-name="WW8Num13">
        <text:list-item>
          <text:list>
            <text:list-item>
              <text:h text:style-name="P266" text:outline-level="2"><text:soft-page-break/>deque_t</text:h>
            </text:list-item>
          </text:list>
        </text:list-item>
      </text:list>
      <text:p text:style-name="P40"><text:span text:style-name="T17"><text:tab/></text:span><text:span text:style-name="T37">deque_t</text:span><text:span text:style-name="T57">与</text:span><text:span text:style-name="T37">vector_t</text:span><text:span text:style-name="T57">十分相似，同样是使用动态数组管理数据，提供随机访问，大部分操作函数都一样。不同点是</text:span><text:span text:style-name="T37">deque_t</text:span><text:span text:style-name="T57">的开始和结尾两端都是开放的，所以在开始和结尾插入或删除数据都是高效的。</text:span></text:p>
      <text:p text:style-name="P50"><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7">为了使用</text:span><text:span text:style-name="T37">deque_t，</text:span><text:span text:style-name="T57">必须包含头文件</text:span><text:span text:style-name="T38">&lt;cstl/cdeque.h&gt;</text:span></text:p>
      <text:list xml:id="list2167851313" text:continue-numbering="true" text:style-name="WW8Num13">
        <text:list-item>
          <text:list>
            <text:list-item>
              <text:list>
                <text:list-item>
                  <text:h text:style-name="P278" text:outline-level="3"><text:span text:style-name="T23">deque_t</text:span>的能力</text:h>
                </text:list-item>
              </text:list>
            </text:list-item>
          </text:list>
        </text:list-item>
      </text:list>
      <text:p text:style-name="P40"><text:span text:style-name="T53"><text:tab/></text:span><text:span text:style-name="T40">与vector_t相比deque_t有很多不同之处：</text:span></text:p>
      <text:list xml:id="list1163839163" text:style-name="L71">
        <text:list-item>
          <text:p text:style-name="P153"><text:span text:style-name="T23">deque_t</text:span>在开头和结尾插入或删除数据都是高效的。</text:p>
        </text:list-item>
        <text:list-item>
          <text:p text:style-name="P153"><text:tab/>没有容量的概念和内存再分配的概念，所以没有deque_capacity()函数。</text:p>
        </text:list-item>
        <text:list-item>
          <text:p text:style-name="P153"><text:tab/>当数据被删除后deque_t会成块的释放占用的内存。</text:p>
        </text:list-item>
      </text:list>
      <text:p text:style-name="P42"><text:tab/><text:span text:style-name="T23">deque_t</text:span>与<text:span text:style-name="T23">vector_t</text:span>相似之处：</text:p>
      <text:list xml:id="list1391811390" text:style-name="L72">
        <text:list-item>
          <text:p text:style-name="P154">在中间插入或者删除数据比较慢，因为要移动数据。</text:p>
        </text:list-item>
        <text:list-item>
          <text:p text:style-name="P154"><text:tab/>支持随即访问,提供随即访问迭代器。</text:p>
        </text:list-item>
      </text:list>
      <text:list xml:id="list1718694301" text:continue-list="list2167851313" text:style-name="WW8Num13">
        <text:list-item>
          <text:list>
            <text:list-item>
              <text:list>
                <text:list-item>
                  <text:h text:style-name="P278" text:outline-level="3"><text:span text:style-name="T23">deque_t</text:span>的操作</text:h>
                </text:list-item>
              </text:list>
            </text:list-item>
          </text:list>
        </text:list-item>
      </text:list>
      <text:list xml:id="list546514040" text:style-name="L73">
        <text:list-item>
          <text:p text:style-name="P191">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0"/>
      <text:list xml:id="list1845196220" text:style-name="L74">
        <text:list-item>
          <text:p text:style-name="P192">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91"/>
      <text:list xml:id="list104725251" text:style-name="L75">
        <text:list-item>
          <text:p text:style-name="P193">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48919257" text:style-name="L76">
        <text:list-item>
          <text:p text:style-name="P194">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6"/>
      <text:list xml:id="list1716511897" text:style-name="L77">
        <text:list-item>
          <text:p text:style-name="P195">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6"><text:tab/><text:span text:style-name="T63">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7"><text:span text:style-name="T23">deque_t</text:span>与<text:span text:style-name="T23">vector_t</text:span>不同的是提供了针对第一个数据的插入和删除操作<text:span text:style-name="T23">(deque_push_front()</text:span>和<text:span text:style-name="T23">deque_pop_front())。</text:span></text:p>
      <text:list xml:id="list1703147333" text:continue-list="list1718694301" text:style-name="WW8Num13">
        <text:list-item>
          <text:list>
            <text:list-item>
              <text:list>
                <text:list-item>
                  <text:h text:style-name="P278"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93">/* </text:p>
            <text:p text:style-name="P93"><text:s/>* deque2.c </text:p>
            <text:p text:style-name="P93"><text:s/>* compile with : -lcstl </text:p>
            <text:p text:style-name="P93"><text:s/>*/ </text:p>
            <text:p text:style-name="P93"/>
            <text:p text:style-name="P93">#include &lt;stdio.h&gt; </text:p>
            <text:p text:style-name="P93">#include &lt;cstl/cdeque.h&gt; </text:p>
            <text:p text:style-name="P93">#include &lt;cstl/calgorithm.h&gt; </text:p>
            <text:p text:style-name="P93"/>
            <text:p text:style-name="P93">static void _print(const void* cpv_input, void* pv_output) </text:p>
            <text:p text:style-name="P93">{ </text:p>
            <text:p text:style-name="P93"><text:s text:c="4"/>printf("%s\n", (char*)cpv_input); </text:p>
            <text:p text:style-name="P93">} </text:p>
            <text:p text:style-name="P93"/>
            <text:p text:style-name="P93">int main(int argc, char* argv[]) </text:p>
            <text:p text:style-name="P93">{ </text:p>
            <text:p text:style-name="P93"><text:s text:c="4"/>deque_t* pdeq_coll = create_deque(char*); </text:p>
            <text:p text:style-name="P93"/>
            <text:p text:style-name="P93"><text:s text:c="4"/>if(pdeq_coll == NULL) </text:p>
            <text:p text:style-name="P93"><text:s text:c="4"/>{ </text:p>
            <text:p text:style-name="P93"><text:s text:c="8"/>return -1; </text:p>
            <text:p text:style-name="P93"><text:s text:c="4"/>} </text:p>
            <text:p text:style-name="P93"/>
            <text:p text:style-name="P93"><text:s text:c="4"/>deque_init(pdeq_coll); </text:p>
            <text:p text:style-name="P93"/>
            <text:p text:style-name="P93"><text:s text:c="4"/>deque_assign_elem(pdeq_coll, 3, "string"); </text:p>
            <text:p text:style-name="P93"><text:s text:c="4"/>deque_push_back(pdeq_coll, "last string"); </text:p>
            <text:p text:style-name="P93"><text:s text:c="4"/>deque_push_front(pdeq_coll, "first string"); </text:p>
            <text:p text:style-name="P93"/>
            <text:p text:style-name="P93"><text:s text:c="4"/>/* print all elements with new line */ </text:p>
            <text:p text:style-name="P93"><text:s text:c="4"/>algo_for_each(deque_begin(pdeq_coll), deque_end(pdeq_coll), _print); </text:p>
            <text:p text:style-name="P93"><text:soft-page-break/><text:s text:c="4"/>printf("\n"); </text:p>
            <text:p text:style-name="P93"/>
            <text:p text:style-name="P93"><text:s text:c="4"/>/* remove first and last elements */ </text:p>
            <text:p text:style-name="P93"><text:s text:c="4"/>deque_pop_back(pdeq_coll); </text:p>
            <text:p text:style-name="P93"><text:s text:c="4"/>deque_pop_front(pdeq_coll); </text:p>
            <text:p text:style-name="P93"/>
            <text:p text:style-name="P93"><text:s text:c="4"/>/* print all elements with new line */ </text:p>
            <text:p text:style-name="P93"><text:s text:c="4"/>algo_for_each(deque_begin(pdeq_coll), deque_end(pdeq_coll), _print); </text:p>
            <text:p text:style-name="P93"><text:s text:c="4"/>printf("\n"); </text:p>
            <text:p text:style-name="P93"/>
            <text:p text:style-name="P93"><text:s text:c="4"/>/* change size to four elements */ </text:p>
            <text:p text:style-name="P93"><text:s text:c="4"/>deque_resize_elem(pdeq_coll, 4, "resized string"); </text:p>
            <text:p text:style-name="P93"/>
            <text:p text:style-name="P93"><text:s text:c="4"/>/* print all elements with new line */ </text:p>
            <text:p text:style-name="P93"><text:s text:c="4"/>algo_for_each(deque_begin(pdeq_coll), deque_end(pdeq_coll), _print); </text:p>
            <text:p text:style-name="P93"><text:s text:c="4"/>printf("\n"); </text:p>
            <text:p text:style-name="P93"/>
            <text:p text:style-name="P93"><text:s text:c="4"/>deque_destroy(pdeq_coll); </text:p>
            <text:p text:style-name="P93"/>
            <text:p text:style-name="P93"><text:s text:c="4"/>return 0; </text:p>
            <text:p text:style-name="P93">}</text:p>
          </table:table-cell>
        </table:table-row>
      </table:table>
      <text:p text:style-name="P46"/>
      <text:p text:style-name="P54">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605034814" text:continue-numbering="true" text:style-name="WW8Num13">
        <text:list-item>
          <text:list>
            <text:list-item>
              <text:h text:style-name="P266" text:outline-level="2">list_t</text:h>
            </text:list-item>
          </text:list>
        </text:list-item>
      </text:list>
      <text:p text:style-name="P40"><text:span text:style-name="T17"><text:tab/></text:span><text:span text:style-name="T37">list_t</text:span><text:span text:style-name="T57">是双向链表。</text:span></text:p>
      <text:p text:style-name="P51"><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7">要使用</text:span><text:span text:style-name="T37">list_t</text:span><text:span text:style-name="T57">必须包含头文件</text:span><text:span text:style-name="T40">&lt;cstl/clist.h&gt;</text:span></text:p>
      <text:p text:style-name="P59">#include &lt;cstl/clist.h&gt;</text:p>
      <text:list xml:id="list1493532321" text:continue-numbering="true" text:style-name="WW8Num13">
        <text:list-item>
          <text:list>
            <text:list-item>
              <text:list>
                <text:list-item>
                  <text:h text:style-name="P278" text:outline-level="3"><text:span text:style-name="T23">list_t</text:span>的能力</text:h>
                </text:list-item>
              </text:list>
            </text:list-item>
          </text:list>
        </text:list-item>
      </text:list>
      <text:p text:style-name="P40"><text:span text:style-name="T53"><text:tab/></text:span><text:span text:style-name="T37">list_t</text:span><text:span text:style-name="T57">的结构与</text:span><text:span text:style-name="T37">vector_t</text:span><text:span text:style-name="T57">和</text:span><text:span text:style-name="T37">deque_t</text:span><text:span text:style-name="T57">有很大的不同,因此</text:span><text:span text:style-name="T37">list_t</text:span><text:span text:style-name="T57">与它们的能力也有很大的不同：</text:span></text:p>
      <text:list xml:id="list66021025" text:style-name="L78">
        <text:list-item>
          <text:p text:style-name="P155"><text:span text:style-name="T23">list_t</text:span>不支持随即访问，例如要访问的五个数据，就必须从头开始查找，一直到的五个数据，所以要访问<text:span text:style-name="T23">list_t</text:span>中的任意数据是低效的。</text:p>
        </text:list-item>
        <text:list-item>
          <text:p text:style-name="P227"><text:span text:style-name="T34">list_t</text:span><text:span text:style-name="T60">支持在任意位置高效的插入和删除数据，不仅仅实在开头和结尾。</text:span></text:p>
        </text:list-item>
        <text:list-item>
          <text:p text:style-name="P227"><text:span text:style-name="T60">在</text:span><text:span text:style-name="T34">list_t</text:span><text:span text:style-name="T60">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77411442" text:style-name="L79">
        <text:list-item>
          <text:p text:style-name="P156"><text:span text:style-name="T23">list_t</text:span>不支持随机访问数据所以不提供<text:span text:style-name="T23">list_at()</text:span>函数。</text:p>
        </text:list-item>
        <text:list-item>
          <text:p text:style-name="P228"><text:span text:style-name="T34">list_t</text:span><text:span text:style-name="T60">不支持容量和内存的重新分配所以不提供</text:span><text:span text:style-name="T34">list_capacity()</text:span><text:span text:style-name="T60">和</text:span><text:span text:style-name="T34">list_reserve()</text:span><text:span text:style-name="T60">函数。</text:span></text:p>
        </text:list-item>
        <text:list-item>
          <text:p text:style-name="P228"><text:span text:style-name="T34">list_t</text:span><text:span text:style-name="T60">还提供了和很多特有的函数如</text:span><text:span text:style-name="T34">list_sort()</text:span><text:span text:style-name="T60">等。</text:span></text:p>
        </text:list-item>
      </text:list>
      <text:list xml:id="list148183282" text:continue-list="list1493532321" text:style-name="WW8Num13">
        <text:list-item>
          <text:list>
            <text:list-item>
              <text:list>
                <text:list-item>
                  <text:h text:style-name="P278" text:outline-level="3"><text:span text:style-name="T23">list_t</text:span>的操作</text:h>
                </text:list-item>
              </text:list>
            </text:list-item>
          </text:list>
        </text:list-item>
      </text:list>
      <text:list xml:id="list1594799453" text:style-name="L80">
        <text:list-item>
          <text:p text:style-name="P196">创建,初始化和销毁操作</text:p>
        </text:list-item>
      </text:list>
      <text:p text:style-name="P40"><text:span text:style-name="T64"><text:tab/></text:span><text:span text:style-name="T40">list_t</text:span><text:span text:style-name="T64">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91"/>
      <text:list xml:id="list749237463" text:style-name="L81">
        <text:list-item>
          <text:p text:style-name="P197">非质变操作</text:p>
        </text:list-item>
      </text:list>
      <text:p text:style-name="P88"><text:span text:style-name="T64"><text:tab/></text:span><text:span text:style-name="T40">list_t</text:span><text:span text:style-name="T64">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1790746639" text:style-name="L82">
        <text:list-item>
          <text:p text:style-name="P198">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533333055" text:style-name="L83">
        <text:list-item>
          <text:p text:style-name="P199">数据访问</text:p>
        </text:list-item>
      </text:list>
      <text:p text:style-name="P40"><text:span text:style-name="T64"><text:tab/></text:span><text:span text:style-name="T40">list_t</text:span><text:span text:style-name="T64">没有随机访问能力所以不提供</text:span><text:span text:style-name="T40">list_at()</text:span><text:span text:style-name="T64">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1377165104" text:style-name="L84">
        <text:list-item>
          <text:p text:style-name="P165"><text:span text:style-name="T57">与</text:span><text:span text:style-name="T64">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1090560144" text:style-name="L85">
        <text:list-item>
          <text:p text:style-name="P200">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829851139" text:style-name="L86">
        <text:list-item>
          <text:p text:style-name="P201">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456789691" text:continue-list="list148183282" text:style-name="WW8Num13">
        <text:list-item>
          <text:list>
            <text:list-item>
              <text:list>
                <text:list-item>
                  <text:h text:style-name="P278"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93">/* </text:p>
            <text:p text:style-name="P93"><text:s/>* list3.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static void _print(const void* cpv_input, void* pv_output) </text:p>
            <text:p text:style-name="P93">{ </text:p>
            <text:p text:style-name="P93"><text:s text:c="4"/>printf("%d ", *(int*)cpv_input); </text:p>
            <text:p text:style-name="P93">} </text:p>
            <text:p text:style-name="P93"/>
            <text:p text:style-name="P93">static void _print_list(const list_t* cplist_coll1, const list_t* cplist_coll2) </text:p>
            <text:p text:style-name="P93">{ </text:p>
            <text:p text:style-name="P93"><text:s text:c="4"/>printf("list1: "); </text:p>
            <text:p text:style-name="P93"><text:s text:c="4"/>algo_for_each(list_begin(cplist_coll1), list_end(cplist_coll1), _print); </text:p>
            <text:p text:style-name="P93"><text:s text:c="4"/>printf("\n"); </text:p>
            <text:p text:style-name="P93"><text:s text:c="4"/>printf("list2: "); </text:p>
            <text:p text:style-name="P93"><text:s text:c="4"/>algo_for_each(list_begin(cplist_coll2), list_end(cplist_coll2), _print); </text:p>
            <text:p text:style-name="P93"><text:s text:c="4"/>printf("\n"); </text:p>
            <text:p text:style-name="P93">} </text:p>
            <text:p text:style-name="P93"/>
            <text:p text:style-name="P93">int main(int argc, char* argv[]) </text:p>
            <text:p text:style-name="P93">{ </text:p>
            <text:p text:style-name="P93"><text:s text:c="4"/>list_t* plist_coll1 = create_list(int); </text:p>
            <text:p text:style-name="P93"><text:s text:c="4"/>list_t* plist_coll2 = create_list(int); </text:p>
            <text:p text:style-name="P93"><text:s text:c="4"/>list_iterator_t it_pos; </text:p>
            <text:p text:style-name="P93"><text:s text:c="4"/>int i = 0; </text:p>
            <text:p text:style-name="P93"/>
            <text:p text:style-name="P93"><text:s text:c="4"/>if(plist_coll1 == NULL || plist_coll2 == NULL) </text:p>
            <text:p text:style-name="P93"><text:s text:c="4"/>{ </text:p>
            <text:p text:style-name="P93"><text:s text:c="8"/>return -1; </text:p>
            <text:p text:style-name="P93"><text:s text:c="4"/>} </text:p>
            <text:p text:style-name="P93"/>
            <text:p text:style-name="P93"><text:s text:c="4"/>list_init(plist_coll1); </text:p>
            <text:p text:style-name="P93"><text:s text:c="4"/>list_init(plist_coll2); </text:p>
            <text:p text:style-name="P93"/>
            <text:p text:style-name="P93"><text:soft-page-break/><text:s text:c="4"/>for(i = 0; i &lt; 6; ++i) </text:p>
            <text:p text:style-name="P93"><text:s text:c="4"/>{ </text:p>
            <text:p text:style-name="P93"><text:s text:c="8"/>list_push_back(plist_coll1, i); </text:p>
            <text:p text:style-name="P93"><text:s text:c="8"/>list_push_front(plist_coll2, i); </text:p>
            <text:p text:style-name="P93"><text:s text:c="4"/>} </text:p>
            <text:p text:style-name="P93"><text:s text:c="4"/>_print_list(plist_coll1, plist_coll2); </text:p>
            <text:p text:style-name="P93"/>
            <text:p text:style-name="P93"><text:s text:c="4"/>it_pos = algo_find(list_begin(plist_coll1), list_end(plist_coll1), 3); </text:p>
            <text:p text:style-name="P93"><text:s text:c="4"/>list_splice(plist_coll1, it_pos, plist_coll2); </text:p>
            <text:p text:style-name="P93"/>
            <text:p text:style-name="P93"><text:s text:c="4"/>_print_list(plist_coll1, plist_coll2); </text:p>
            <text:p text:style-name="P93"/>
            <text:p text:style-name="P93"><text:s text:c="4"/>list_splice_pos(plist_coll1, list_end(plist_coll1), </text:p>
            <text:p text:style-name="P93"><text:s text:c="8"/>plist_coll1, list_begin(plist_coll1)); </text:p>
            <text:p text:style-name="P93"><text:s text:c="4"/>_print_list(plist_coll1, plist_coll2); </text:p>
            <text:p text:style-name="P93"/>
            <text:p text:style-name="P93"><text:s text:c="4"/>list_sort(plist_coll1); </text:p>
            <text:p text:style-name="P93"/>
            <text:p text:style-name="P93"><text:s text:c="4"/>list_assign(plist_coll2, plist_coll1); </text:p>
            <text:p text:style-name="P93"><text:s text:c="4"/>list_unique(plist_coll2); </text:p>
            <text:p text:style-name="P93"><text:s text:c="4"/>_print_list(plist_coll1, plist_coll2); </text:p>
            <text:p text:style-name="P93"/>
            <text:p text:style-name="P93"><text:s text:c="4"/>list_merge(plist_coll1, plist_coll2); </text:p>
            <text:p text:style-name="P93"><text:s text:c="4"/>_print_list(plist_coll1, plist_coll2); </text:p>
            <text:p text:style-name="P93"/>
            <text:p text:style-name="P93"><text:s text:c="4"/>list_destroy(plist_coll1); </text:p>
            <text:p text:style-name="P93"><text:s text:c="4"/>list_destroy(plist_coll2); </text:p>
            <text:p text:style-name="P93"/>
            <text:p text:style-name="P93"><text:s text:c="4"/>return 0; </text:p>
            <text:p text:style-name="P93">}</text:p>
          </table:table-cell>
        </table:table-row>
      </table:table>
      <text:p text:style-name="P46"/>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6"/>
      <text:p text:style-name="P46"><text:soft-page-break/></text:p>
      <text:list xml:id="list816916002" text:continue-numbering="true" text:style-name="WW8Num13">
        <text:list-item>
          <text:list>
            <text:list-item>
              <text:h text:style-name="P266" text:outline-level="2">slist_t</text:h>
            </text:list-item>
          </text:list>
        </text:list-item>
      </text:list>
      <text:p text:style-name="P40"><text:span text:style-name="T17"><text:tab/></text:span><text:span text:style-name="T37">slist_t</text:span><text:span text:style-name="T57">的单链表。</text:span></text:p>
      <text:p text:style-name="P51"><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7">要使用</text:span><text:span text:style-name="T37">slist_t</text:span><text:span text:style-name="T57">必须包含头文件</text:span><text:span text:style-name="T40">&lt;cstl/slist_t&gt;</text:span></text:p>
      <text:p text:style-name="P59">#include &lt;cstl/slist_t&gt;</text:p>
      <text:list xml:id="list561011668" text:continue-numbering="true" text:style-name="WW8Num13">
        <text:list-item>
          <text:list>
            <text:list-item>
              <text:list>
                <text:list-item>
                  <text:h text:style-name="P278" text:outline-level="3"><text:span text:style-name="T23">slist_t</text:span>的能力</text:h>
                </text:list-item>
              </text:list>
            </text:list-item>
          </text:list>
        </text:list-item>
      </text:list>
      <text:p text:style-name="P40"><text:span text:style-name="T53"><text:tab/></text:span><text:span text:style-name="T37">slist_t</text:span><text:span text:style-name="T57">是单链表，所以它的很多功能与</text:span><text:span text:style-name="T37">list_t</text:span><text:span text:style-name="T57">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1605670591" text:continue-numbering="true" text:style-name="WW8Num13">
        <text:list-item>
          <text:list>
            <text:list-item>
              <text:list>
                <text:list-item>
                  <text:h text:style-name="P278" text:outline-level="3"><text:span text:style-name="T23">slist_t</text:span>的操作</text:h>
                </text:list-item>
              </text:list>
            </text:list-item>
          </text:list>
        </text:list-item>
      </text:list>
      <text:list xml:id="list1633806926" text:style-name="L87">
        <text:list-item>
          <text:p text:style-name="P202">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419592214" text:style-name="L88">
        <text:list-item>
          <text:p text:style-name="P203">非质变操作</text:p>
        </text:list-item>
      </text:list>
      <text:p text:style-name="P78">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1408667148" text:style-name="L89">
        <text:list-item>
          <text:p text:style-name="P204">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462996677" text:style-name="L90">
        <text:list-item>
          <text:p text:style-name="P205">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618319810" text:style-name="L91">
        <text:list-item>
          <text:p text:style-name="P166"><text:span text:style-name="T57">与</text:span><text:span text:style-name="T64">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1944221498" text:style-name="L92">
        <text:list-item>
          <text:p text:style-name="P206">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2098614140" text:style-name="L93">
        <text:list-item>
          <text:p text:style-name="P207">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1762902815" text:continue-list="list1605670591" text:style-name="WW8Num13">
        <text:list-item>
          <text:list>
            <text:list-item>
              <text:list>
                <text:list-item>
                  <text:h text:style-name="P278"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93">/* </text:p>
            <text:p text:style-name="P93"><text:s/>* slist1.c </text:p>
            <text:p text:style-name="P93"><text:s/>* compile with : -lcstl </text:p>
            <text:p text:style-name="P93"><text:s/>*/ </text:p>
            <text:p text:style-name="P93"/>
            <text:p text:style-name="P93"><text:soft-page-break/>#include &lt;stdio.h&gt; </text:p>
            <text:p text:style-name="P93">#include &lt;cstl/cslist.h&gt; </text:p>
            <text:p text:style-name="P93">#include &lt;cstl/calgorithm.h&gt; </text:p>
            <text:p text:style-name="P93"/>
            <text:p text:style-name="P93">static void _print(const void* cpv_input, void* pv_output) </text:p>
            <text:p text:style-name="P93">{ </text:p>
            <text:p text:style-name="P93"><text:s text:c="4"/>printf("%d ", *(int*)cpv_input); </text:p>
            <text:p text:style-name="P93">} </text:p>
            <text:p text:style-name="P93"/>
            <text:p text:style-name="P93">static void _print_slist(const slist_t* cpslist_coll1, const slist_t* cpslist_coll2, </text:p>
            <text:p text:style-name="P93"><text:s text:c="4"/>const slist_t* cpslist_coll3, const slist_t* cpslist_coll4) </text:p>
            <text:p text:style-name="P93">{ </text:p>
            <text:p text:style-name="P93"><text:s text:c="4"/>printf("slist1: "); </text:p>
            <text:p text:style-name="P93"><text:s text:c="4"/>algo_for_each(slist_begin(cpslist_coll1), slist_end(cpslist_coll1), _print); </text:p>
            <text:p text:style-name="P93"><text:s text:c="4"/>printf("\n"); </text:p>
            <text:p text:style-name="P93"><text:s text:c="4"/>printf("slist2: "); </text:p>
            <text:p text:style-name="P93"><text:s text:c="4"/>algo_for_each(slist_begin(cpslist_coll2), slist_end(cpslist_coll2), _print); </text:p>
            <text:p text:style-name="P93"><text:s text:c="4"/>printf("\n"); </text:p>
            <text:p text:style-name="P93"><text:s text:c="4"/>printf("slist3: "); </text:p>
            <text:p text:style-name="P93"><text:s text:c="4"/>algo_for_each(slist_begin(cpslist_coll3), slist_end(cpslist_coll3), _print); </text:p>
            <text:p text:style-name="P93"><text:s text:c="4"/>printf("\n"); </text:p>
            <text:p text:style-name="P93"><text:s text:c="4"/>printf("slist4: "); </text:p>
            <text:p text:style-name="P93"><text:s text:c="4"/>algo_for_each(slist_begin(cpslist_coll4), slist_end(cpslist_coll4), _print); </text:p>
            <text:p text:style-name="P93"><text:s text:c="4"/>printf("\n\n"); </text:p>
            <text:p text:style-name="P93">} </text:p>
            <text:p text:style-name="P93"/>
            <text:p text:style-name="P93">int main(int argc, char* argv[]) </text:p>
            <text:p text:style-name="P93">{ </text:p>
            <text:p text:style-name="P93"><text:s text:c="4"/>slist_t* pslist_coll1 = create_slist(int); </text:p>
            <text:p text:style-name="P93"><text:s text:c="4"/>slist_t* pslist_coll2 = create_slist(int); </text:p>
            <text:p text:style-name="P93"><text:s text:c="4"/>slist_t* pslist_coll3 = create_slist(int); </text:p>
            <text:p text:style-name="P93"><text:s text:c="4"/>slist_t* pslist_coll4 = create_slist(int); </text:p>
            <text:p text:style-name="P93"><text:s text:c="4"/>int i = 0; </text:p>
            <text:p text:style-name="P93"/>
            <text:p text:style-name="P93"><text:s text:c="4"/>if(pslist_coll1 == NULL || pslist_coll2 == NULL || </text:p>
            <text:p text:style-name="P93"><text:s text:c="7"/>pslist_coll3 == NULL || pslist_coll4 == NULL) </text:p>
            <text:p text:style-name="P93"><text:s text:c="4"/>{ </text:p>
            <text:p text:style-name="P93"><text:s text:c="8"/>return -1; </text:p>
            <text:p text:style-name="P93"><text:s text:c="4"/>} </text:p>
            <text:p text:style-name="P93"/>
            <text:p text:style-name="P93"><text:s text:c="4"/>slist_init(pslist_coll1); </text:p>
            <text:p text:style-name="P93"><text:s text:c="4"/>slist_init(pslist_coll2); </text:p>
            <text:p text:style-name="P93"><text:s text:c="4"/>slist_init(pslist_coll3); </text:p>
            <text:p text:style-name="P93"><text:soft-page-break/><text:s text:c="4"/>slist_init(pslist_coll4); </text:p>
            <text:p text:style-name="P93"/>
            <text:p text:style-name="P93"><text:s text:c="4"/>for(i = 0; i &lt; 6; ++i) </text:p>
            <text:p text:style-name="P93"><text:s text:c="4"/>{ </text:p>
            <text:p text:style-name="P93"><text:s text:c="8"/>slist_push_front(pslist_coll1, i + 1); </text:p>
            <text:p text:style-name="P93"><text:s text:c="8"/>slist_push_front(pslist_coll2, - i - 1); </text:p>
            <text:p text:style-name="P93"><text:s text:c="8"/>slist_push_front(pslist_coll3, i + 1); </text:p>
            <text:p text:style-name="P93"><text:s text:c="8"/>slist_push_front(pslist_coll4, - i - 1); </text:p>
            <text:p text:style-name="P93"><text:s text:c="4"/>} </text:p>
            <text:p text:style-name="P93"><text:s text:c="4"/>_print_slist(pslist_coll1, pslist_coll2, pslist_coll3, pslist_coll4); </text:p>
            <text:p text:style-name="P93"/>
            <text:p text:style-name="P93"><text:s text:c="4"/>slist_splice_pos( </text:p>
            <text:p text:style-name="P93"><text:s text:c="8"/>pslist_coll1, </text:p>
            <text:p text:style-name="P93"><text:s text:c="8"/>algo_find(slist_begin(pslist_coll1), slist_end(pslist_coll1), 3), </text:p>
            <text:p text:style-name="P93"><text:s text:c="8"/>pslist_coll2, </text:p>
            <text:p text:style-name="P93"><text:s text:c="8"/>algo_find(slist_begin(pslist_coll2), slist_end(pslist_coll2), -3)); </text:p>
            <text:p text:style-name="P93"><text:s text:c="4"/>slist_splice_after_pos( </text:p>
            <text:p text:style-name="P93"><text:s text:c="8"/>pslist_coll3, </text:p>
            <text:p text:style-name="P93"><text:s text:c="8"/>algo_find(slist_begin(pslist_coll3), slist_end(pslist_coll3), 3), </text:p>
            <text:p text:style-name="P93"><text:s text:c="8"/>pslist_coll4, </text:p>
            <text:p text:style-name="P93"><text:s text:c="8"/>algo_find(slist_begin(pslist_coll4), slist_end(pslist_coll4), -3)); </text:p>
            <text:p text:style-name="P93"/>
            <text:p text:style-name="P93"><text:s text:c="4"/>_print_slist(pslist_coll1, pslist_coll2, pslist_coll3, pslist_coll4); </text:p>
            <text:p text:style-name="P93"/>
            <text:p text:style-name="P93"><text:s text:c="4"/>slist_destroy(pslist_coll1); </text:p>
            <text:p text:style-name="P93"><text:s text:c="4"/>slist_destroy(pslist_coll2); </text:p>
            <text:p text:style-name="P93"><text:s text:c="4"/>slist_destroy(pslist_coll3); </text:p>
            <text:p text:style-name="P93"><text:s text:c="4"/>slist_destroy(pslist_coll4); </text:p>
            <text:p text:style-name="P93"/>
            <text:p text:style-name="P93"><text:s text:c="4"/>return 0; </text:p>
            <text:p text:style-name="P93">}</text:p>
          </table:table-cell>
        </table:table-row>
      </table:table>
      <text:p text:style-name="P46"/>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1343511589" text:continue-numbering="true" text:style-name="WW8Num13">
        <text:list-item>
          <text:list>
            <text:list-item>
              <text:h text:style-name="P265" text:outline-level="2"><text:span text:style-name="T23">set_t</text:span>和<text:span text:style-name="T23">multiset_t</text:span></text:h>
            </text:list-item>
          </text:list>
        </text:list-item>
      </text:list>
      <text:p text:style-name="P40"><text:span text:style-name="T17"><text:tab/></text:span><text:span text:style-name="T37">set_t</text:span><text:span text:style-name="T57">和</text:span><text:span text:style-name="T37">multiset_t</text:span><text:span text:style-name="T57">按照某种规则自动排序容器中保存的数据，它们的区别在于</text:span><text:span text:style-name="T37">multiset_t</text:span><text:span text:style-name="T57">允许数据重复但是</text:span><text:span text:style-name="T37">set_t</text:span><text:span text:style-name="T57">不允许。</text:span></text:p>
      <text:p text:style-name="P51"><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7">为了使用</text:span><text:span text:style-name="T37">set_t</text:span><text:span text:style-name="T57">和</text:span><text:span text:style-name="T37">multiset_t，</text:span><text:span text:style-name="T57">必须包含头文件</text:span><text:span text:style-name="T40">&lt;cstl/cset_t&gt;</text:span></text:p>
      <text:p text:style-name="P59">#include &lt;cstl/cset_t&gt;</text:p>
      <text:p text:style-name="P40"><text:span text:style-name="T53"><text:tab/></text:span><text:span text:style-name="T37">set_t</text:span><text:span text:style-name="T57">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336737297" text:continue-numbering="true" text:style-name="WW8Num13">
        <text:list-item>
          <text:list>
            <text:list-item>
              <text:list>
                <text:list-item>
                  <text:h text:style-name="P278"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0"><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49"/>
      <text:list xml:id="list1120940417" text:continue-numbering="true" text:style-name="WW8Num13">
        <text:list-item>
          <text:list>
            <text:list-item>
              <text:list>
                <text:list-item>
                  <text:h text:style-name="P278" text:outline-level="3"><text:span text:style-name="T23">set_t</text:span>和<text:span text:style-name="T23">multiset_t</text:span>操作</text:h>
                </text:list-item>
              </text:list>
            </text:list-item>
          </text:list>
        </text:list-item>
      </text:list>
      <text:p text:style-name="P40"><text:span text:style-name="T57"><text:tab/></text:span><text:span text:style-name="T37">set_t</text:span><text:span text:style-name="T57">和</text:span><text:span text:style-name="T37">multiset_t</text:span><text:span text:style-name="T57">的操作函数完全一样，这里以</text:span><text:span text:style-name="T37">set_t</text:span><text:span text:style-name="T57">为例介绍，详细的清参考</text:span><text:span text:style-name="T47">《The libcstl Library Reference Manual》</text:span><text:span text:style-name="T47">。</text:span></text:p>
      <text:list xml:id="list2150385524" text:style-name="L94">
        <text:list-item>
          <text:p text:style-name="P208">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176249563" text:style-name="L95">
        <text:list-item>
          <text:p text:style-name="P209">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1231568348" text:style-name="L96">
        <text:list-item>
          <text:p text:style-name="P210">特殊的查找函数</text:p>
        </text:list-item>
      </text:list>
      <text:p text:style-name="P40"><text:span text:style-name="T53"><text:tab/></text:span><text:span text:style-name="T37">set_t</text:span><text:span text:style-name="T57">和</text:span><text:span text:style-name="T37">multiset_t</text:span><text:span text:style-name="T57">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48"/>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93">/* </text:p>
            <text:p text:style-name="P93"><text:s/>* set2.c </text:p>
            <text:p text:style-name="P93"><text:s/>* compile with : -lcstl </text:p>
            <text:p text:style-name="P93"><text:s/>*/ </text:p>
            <text:p text:style-name="P93"/>
            <text:p text:style-name="P93">#include &lt;stdio.h&gt; </text:p>
            <text:p text:style-name="P93">#include &lt;cstl/cset.h&gt; </text:p>
            <text:p text:style-name="P93"/>
            <text:p text:style-name="P93">int main(int argc, char* argv[]) </text:p>
            <text:p text:style-name="P93">{ </text:p>
            <text:p text:style-name="P93"><text:s text:c="4"/>set_t* pset_coll = create_set(int); </text:p>
            <text:p text:style-name="P93"><text:s text:c="4"/>set_iterator_t it_lower; </text:p>
            <text:p text:style-name="P93"><text:s text:c="4"/>set_iterator_t it_upper; </text:p>
            <text:p text:style-name="P93"><text:s text:c="4"/>range_t t_range; </text:p>
            <text:p text:style-name="P93"/>
            <text:p text:style-name="P93"><text:s text:c="4"/>if(pset_coll == NULL) </text:p>
            <text:p text:style-name="P93"><text:s text:c="4"/>{ </text:p>
            <text:p text:style-name="P93"><text:s text:c="8"/>return -1; </text:p>
            <text:p text:style-name="P93"><text:soft-page-break/><text:s text:c="4"/>} </text:p>
            <text:p text:style-name="P93"/>
            <text:p text:style-name="P93"><text:s text:c="4"/>set_init(pset_coll); </text:p>
            <text:p text:style-name="P93"/>
            <text:p text:style-name="P93"><text:s text:c="4"/>set_insert(pset_coll, 1); </text:p>
            <text:p text:style-name="P93"><text:s text:c="4"/>set_insert(pset_coll, 2); </text:p>
            <text:p text:style-name="P93"><text:s text:c="4"/>set_insert(pset_coll, 4); </text:p>
            <text:p text:style-name="P93"><text:s text:c="4"/>set_insert(pset_coll, 5); </text:p>
            <text:p text:style-name="P93"><text:s text:c="4"/>set_insert(pset_coll, 6); </text:p>
            <text:p text:style-name="P93"/>
            <text:p text:style-name="P93"><text:s text:c="4"/>it_lower = set_lower_bound(pset_coll, 3); </text:p>
            <text:p text:style-name="P93"><text:s text:c="4"/>it_upper = set_upper_bound(pset_coll, 3); </text:p>
            <text:p text:style-name="P93"><text:s text:c="4"/>t_range = set_equal_range(pset_coll, 3); </text:p>
            <text:p text:style-name="P93"><text:s text:c="4"/>printf("set_lower_bound(3) : %d\n", *(int*)iterator_get_pointer(it_lower)); </text:p>
            <text:p text:style-name="P93"><text:s text:c="4"/>printf("set_upper_bound(3) : %d\n", *(int*)iterator_get_pointer(it_upper)); </text:p>
            <text:p text:style-name="P93"><text:s text:c="4"/>printf("set_equal_range(3) : %d %d\n", </text:p>
            <text:p text:style-name="P93"><text:s text:c="8"/>*(int*)iterator_get_pointer(t_range.it_begin), </text:p>
            <text:p text:style-name="P93"><text:s text:c="8"/>*(int*)iterator_get_pointer(t_range.it_end)); </text:p>
            <text:p text:style-name="P93"/>
            <text:p text:style-name="P93"><text:s text:c="4"/>printf("\n"); </text:p>
            <text:p text:style-name="P93"><text:s text:c="4"/>it_lower = set_lower_bound(pset_coll, 5); </text:p>
            <text:p text:style-name="P93"><text:s text:c="4"/>it_upper = set_upper_bound(pset_coll, 5); </text:p>
            <text:p text:style-name="P93"><text:s text:c="4"/>t_range = set_equal_range(pset_coll, 5); </text:p>
            <text:p text:style-name="P93"><text:s text:c="4"/>printf("set_lower_bound(5) : %d\n", *(int*)iterator_get_pointer(it_lower)); </text:p>
            <text:p text:style-name="P93"><text:s text:c="4"/>printf("set_upper_bound(5) : %d\n", *(int*)iterator_get_pointer(it_upper)); </text:p>
            <text:p text:style-name="P93"><text:s text:c="4"/>printf("set_equal_range(5) : %d %d\n", </text:p>
            <text:p text:style-name="P93"><text:s text:c="8"/>*(int*)iterator_get_pointer(t_range.it_begin), </text:p>
            <text:p text:style-name="P93"><text:s text:c="8"/>*(int*)iterator_get_pointer(t_range.it_end)); </text:p>
            <text:p text:style-name="P93"/>
            <text:p text:style-name="P93"><text:s text:c="4"/>set_destroy(pset_coll); </text:p>
            <text:p text:style-name="P93"/>
            <text:p text:style-name="P93"><text:s text:c="4"/>return 0; </text:p>
            <text:p text:style-name="P93">}</text:p>
          </table:table-cell>
        </table:table-row>
      </table:table>
      <text:p text:style-name="P45"/>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419816373" text:style-name="L97">
        <text:list-item>
          <text:p text:style-name="P158">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444664129" text:style-name="L98">
        <text:list-item>
          <text:p text:style-name="P167"><text:span text:style-name="T65">与</text:span><text:span text:style-name="T64">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1302622011" text:style-name="L99">
        <text:list-item>
          <text:p text:style-name="P211">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856981884" text:continue-list="list1120940417" text:style-name="WW8Num13">
        <text:list-item>
          <text:list>
            <text:list-item>
              <text:list>
                <text:list-item>
                  <text:h text:style-name="P278" text:outline-level="3"><text:span text:style-name="T23">set_t</text:span>和<text:span text:style-name="T23">multiset_t</text:span>的使用实例</text:h>
                </text:list-item>
              </text:list>
            </text:list-item>
          </text:list>
        </text:list-item>
      </text:list>
      <text:p text:style-name="P46"><text:tab/><text:span text:style-name="T63">下面这个例子展示了</text:span><text:span text:style-name="T41">set_t</text:span><text:span text:style-name="T63">的一些能力：</text:span></text:p>
      <table:table table:name="表格76" table:style-name="表格76">
        <table:table-column table:style-name="表格76.A"/>
        <table:table-row>
          <table:table-cell table:style-name="表格76.A1" office:value-type="string">
            <text:p text:style-name="P93">/* </text:p>
            <text:p text:style-name="P93"><text:s/>* set3.c </text:p>
            <text:p text:style-name="P93"><text:s/>* compile with : -lcstl </text:p>
            <text:p text:style-name="P93"><text:s/>*/ </text:p>
            <text:p text:style-name="P93"/>
            <text:p text:style-name="P93">#include &lt;stdio.h&gt; </text:p>
            <text:p text:style-name="P93">#include &lt;cstl/cset.h&gt; </text:p>
            <text:p text:style-name="P93">#include &lt;cstl/cfunctional.h&gt; /* for fun_greater_int */ </text:p>
            <text:p text:style-name="P93"/>
            <text:p text:style-name="P93"><text:soft-page-break/>int main(int argc, char* argv[]) </text:p>
            <text:p text:style-name="P93">{ </text:p>
            <text:p text:style-name="P93"><text:s text:c="4"/>set_t* pset_coll1 = create_set(int); </text:p>
            <text:p text:style-name="P93"><text:s text:c="4"/>set_t* pset_coll2 = create_set(int); </text:p>
            <text:p text:style-name="P93"><text:s text:c="4"/>set_iterator_t it_pos; </text:p>
            <text:p text:style-name="P93"><text:s text:c="4"/>size_t t_count = 0; </text:p>
            <text:p text:style-name="P93"/>
            <text:p text:style-name="P93"/>
            <text:p text:style-name="P93"><text:s text:c="4"/>if(pset_coll1 == NULL || pset_coll2 == NULL) </text:p>
            <text:p text:style-name="P93"><text:s text:c="4"/>{ </text:p>
            <text:p text:style-name="P93"><text:s text:c="8"/>return -1; </text:p>
            <text:p text:style-name="P93"><text:s text:c="4"/>} </text:p>
            <text:p text:style-name="P93"/>
            <text:p text:style-name="P93"><text:s text:c="4"/>/* empty set container and descending order */ </text:p>
            <text:p text:style-name="P93"><text:s text:c="4"/>set_init_ex(pset_coll1, fun_greater_int); </text:p>
            <text:p text:style-name="P93"/>
            <text:p text:style-name="P93"><text:s text:c="4"/>/* insert elements in random order */ </text:p>
            <text:p text:style-name="P93"><text:s text:c="4"/>set_insert(pset_coll1, 4); </text:p>
            <text:p text:style-name="P93"><text:s text:c="4"/>set_insert(pset_coll1, 3); </text:p>
            <text:p text:style-name="P93"><text:s text:c="4"/>set_insert(pset_coll1, 5); </text:p>
            <text:p text:style-name="P93"><text:s text:c="4"/>set_insert(pset_coll1, 1); </text:p>
            <text:p text:style-name="P93"><text:s text:c="4"/>set_insert(pset_coll1, 6); </text:p>
            <text:p text:style-name="P93"><text:s text:c="4"/>set_insert(pset_coll1, 2); </text:p>
            <text:p text:style-name="P93"><text:s text:c="4"/>set_insert(pset_coll1, 5); </text:p>
            <text:p text:style-name="P93"/>
            <text:p text:style-name="P93"><text:s text:c="4"/>/* iterate over all elements and print them */ </text:p>
            <text:p text:style-name="P93"><text:s text:c="4"/>for(it_pos = set_begin(pset_coll1); </text:p>
            <text:p text:style-name="P93"><text:s text:c="8"/>!iterator_equal(it_pos, set_end(pset_coll1));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insert 4 again */ </text:p>
            <text:p text:style-name="P93"><text:s text:c="4"/>it_pos = set_insert(pset_coll1, 4); </text:p>
            <text:p text:style-name="P93"><text:s text:c="4"/>if(iterator_equal(it_pos, set_end(pset_coll1))) </text:p>
            <text:p text:style-name="P93"><text:s text:c="4"/>{ </text:p>
            <text:p text:style-name="P93"><text:s text:c="8"/>printf("4 already exists\n"); </text:p>
            <text:p text:style-name="P93"><text:s text:c="4"/>} </text:p>
            <text:p text:style-name="P93"><text:s text:c="4"/>else </text:p>
            <text:p text:style-name="P93"><text:s text:c="4"/>{ </text:p>
            <text:p text:style-name="P93"><text:s text:c="8"/>printf("4 inserted as element %d\n", </text:p>
            <text:p text:style-name="P93"><text:soft-page-break/><text:s text:c="12"/>iterator_distance(set_begin(pset_coll1), it_pos)); </text:p>
            <text:p text:style-name="P93"><text:s text:c="4"/>} </text:p>
            <text:p text:style-name="P93"/>
            <text:p text:style-name="P93"><text:s text:c="4"/>/* initialize set_t with another and ascending order */ </text:p>
            <text:p text:style-name="P93"><text:s text:c="4"/>set_init_copy_range(pset_coll2, set_begin(pset_coll1), set_end(pset_coll1)); </text:p>
            <text:p text:style-name="P93"/>
            <text:p text:style-name="P93"><text:s text:c="4"/>/* print all elements of the copy */ </text:p>
            <text:p text:style-name="P93"><text:s text:c="4"/>for(it_pos = set_begin(pset_coll2); </text:p>
            <text:p text:style-name="P93"><text:s text:c="8"/>!iterator_equal(it_pos, set_end(pset_coll2));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up to element with value 3 */ </text:p>
            <text:p text:style-name="P93"><text:s text:c="4"/>set_erase_range(pset_coll2, set_begin(pset_coll2), set_find(pset_coll2, 3)); </text:p>
            <text:p text:style-name="P93"/>
            <text:p text:style-name="P93"><text:s text:c="4"/>/* remove all elements with value 5 */ </text:p>
            <text:p text:style-name="P93"><text:s text:c="4"/>t_count = set_erase(pset_coll2, 5); </text:p>
            <text:p text:style-name="P93"><text:s text:c="4"/>printf("%u elements removed\n", t_count); </text:p>
            <text:p text:style-name="P93"/>
            <text:p text:style-name="P93"><text:s text:c="4"/>/* print all elements of the copy */ </text:p>
            <text:p text:style-name="P93"><text:s text:c="4"/>for(it_pos = set_begin(pset_coll2); </text:p>
            <text:p text:style-name="P93"><text:s text:c="8"/>!iterator_equal(it_pos, set_end(pset_coll2));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set_destroy(pset_coll1); </text:p>
            <text:p text:style-name="P93"><text:s text:c="4"/>set_destroy(pset_coll2); </text:p>
            <text:p text:style-name="P93"/>
            <text:p text:style-name="P93"><text:s text:c="4"/>return 0; </text:p>
            <text:p text:style-name="P93">}</text:p>
          </table:table-cell>
        </table:table-row>
      </table:table>
      <text:p text:style-name="P54"><text:tab/>在初始化<text:span text:style-name="T23">pset_coll1</text:span>的时候使用了自定义的排序规则<text:span text:style-name="T46">fun_greater_int</text:span><text:span text:style-name="T32">，这是为了让set_t中的数据按照从大到小的顺序排序。在第二次插入数据5的时候</text:span><text:span text:style-name="T48">set_insert(pset_coll1, 5); </text:span><text:span text:style-name="T32">操作失败，同样的还有再次插入数据4的时候插入操作函数也是失败的，并且</text:span><text:span text:style-name="T48">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6"/>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93">/* </text:p>
            <text:p text:style-name="P93"><text:s/>* multiset2.c </text:p>
            <text:p text:style-name="P93"><text:s/>* compile with : -lcstl </text:p>
            <text:p text:style-name="P93"><text:s/>*/ </text:p>
            <text:p text:style-name="P93"/>
            <text:p text:style-name="P93">#include &lt;stdio.h&gt; </text:p>
            <text:p text:style-name="P93">#include &lt;cstl/cset.h&gt; </text:p>
            <text:p text:style-name="P93">#include &lt;cstl/cfunctional.h&gt; /* for fun_greater_int */ </text:p>
            <text:p text:style-name="P93"/>
            <text:p text:style-name="P93">int main(int argc, char* argv[]) </text:p>
            <text:p text:style-name="P93">{ </text:p>
            <text:p text:style-name="P93"><text:s text:c="4"/>multiset_t* pmset_coll1 = create_multiset(int); </text:p>
            <text:p text:style-name="P93"><text:s text:c="4"/>multiset_t* pmset_coll2 = create_multiset(int); </text:p>
            <text:p text:style-name="P93"><text:s text:c="4"/>multiset_iterator_t it_pos; </text:p>
            <text:p text:style-name="P93"><text:s text:c="4"/>size_t t_count = 0; </text:p>
            <text:p text:style-name="P93"/>
            <text:p text:style-name="P93"/>
            <text:p text:style-name="P93"><text:s text:c="4"/>if(pmset_coll1 == NULL || pmset_coll2 == NULL) </text:p>
            <text:p text:style-name="P93"><text:s text:c="4"/>{ </text:p>
            <text:p text:style-name="P93"><text:s text:c="8"/>return -1; </text:p>
            <text:p text:style-name="P93"><text:s text:c="4"/>} </text:p>
            <text:p text:style-name="P93"/>
            <text:p text:style-name="P93"><text:s text:c="4"/>/* empty multiset container and descending order */ </text:p>
            <text:p text:style-name="P93"><text:s text:c="4"/>multiset_init_ex(pmset_coll1, fun_greater_int); </text:p>
            <text:p text:style-name="P93"/>
            <text:p text:style-name="P93"><text:s text:c="4"/>/* insert elements in random order */ </text:p>
            <text:p text:style-name="P93"><text:s text:c="4"/>multiset_insert(pmset_coll1, 4); </text:p>
            <text:p text:style-name="P93"><text:s text:c="4"/>multiset_insert(pmset_coll1, 3); </text:p>
            <text:p text:style-name="P93"><text:s text:c="4"/>multiset_insert(pmset_coll1, 5); </text:p>
            <text:p text:style-name="P93"><text:s text:c="4"/>multiset_insert(pmset_coll1, 1); </text:p>
            <text:p text:style-name="P93"><text:s text:c="4"/>multiset_insert(pmset_coll1, 6); </text:p>
            <text:p text:style-name="P93"><text:s text:c="4"/>multiset_insert(pmset_coll1, 2); </text:p>
            <text:p text:style-name="P93"><text:s text:c="4"/>multiset_insert(pmset_coll1, 5); </text:p>
            <text:p text:style-name="P93"/>
            <text:p text:style-name="P93"><text:s text:c="4"/>/* iterate over all elements and print them */ </text:p>
            <text:p text:style-name="P93"><text:s text:c="4"/>for(it_pos = multiset_begin(pmset_coll1); </text:p>
            <text:p text:style-name="P93"><text:s text:c="8"/>!iterator_equal(it_pos, multiset_end(pmset_coll1));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 insert 4 again */ </text:p>
            <text:p text:style-name="P93"><text:s text:c="4"/>it_pos = multiset_insert(pmset_coll1, 4); </text:p>
            <text:p text:style-name="P93"><text:s text:c="4"/>if(iterator_equal(it_pos, multiset_end(pmset_coll1))) </text:p>
            <text:p text:style-name="P93"><text:s text:c="4"/>{ </text:p>
            <text:p text:style-name="P93"><text:s text:c="8"/>printf("4 already exists\n"); </text:p>
            <text:p text:style-name="P93"><text:s text:c="4"/>} </text:p>
            <text:p text:style-name="P93"><text:s text:c="4"/>else </text:p>
            <text:p text:style-name="P93"><text:s text:c="4"/>{ </text:p>
            <text:p text:style-name="P93"><text:s text:c="8"/>printf("4 inserted as element %d\n", </text:p>
            <text:p text:style-name="P93"><text:s text:c="12"/>iterator_distance(multiset_begin(pmset_coll1), it_pos)); </text:p>
            <text:p text:style-name="P93"><text:s text:c="4"/>} </text:p>
            <text:p text:style-name="P93"/>
            <text:p text:style-name="P93"><text:s text:c="4"/>/* initialize multiset_t with another and ascending order */ </text:p>
            <text:p text:style-name="P93"><text:s text:c="4"/>multiset_init_copy_range(pmset_coll2, </text:p>
            <text:p text:style-name="P93"><text:s text:c="8"/>multiset_begin(pmset_coll1), multiset_end(pmset_coll1)); </text:p>
            <text:p text:style-name="P93"/>
            <text:p text:style-name="P93"><text:s text:c="4"/>/* print all elements of the copy */ </text:p>
            <text:p text:style-name="P93"><text:s text:c="4"/>for(it_pos = multiset_begin(pmset_coll2); </text:p>
            <text:p text:style-name="P93"><text:s text:c="8"/>!iterator_equal(it_pos, multiset_end(pmset_coll2));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up to element with value 3 */ </text:p>
            <text:p text:style-name="P93"><text:s text:c="4"/>multiset_erase_range(pmset_coll2, </text:p>
            <text:p text:style-name="P93"><text:s text:c="8"/>multiset_begin(pmset_coll2), multiset_find(pmset_coll2, 3)); </text:p>
            <text:p text:style-name="P93"/>
            <text:p text:style-name="P93"><text:s text:c="4"/>/* remove all elements with value 5 */ </text:p>
            <text:p text:style-name="P93"><text:s text:c="4"/>t_count = multiset_erase(pmset_coll2, 5); </text:p>
            <text:p text:style-name="P93"><text:s text:c="4"/>printf("%u elements removed\n", t_count); </text:p>
            <text:p text:style-name="P93"/>
            <text:p text:style-name="P93"><text:s text:c="4"/>/* print all elements of the copy */ </text:p>
            <text:p text:style-name="P93"><text:s text:c="4"/>for(it_pos = multiset_begin(pmset_coll2); </text:p>
            <text:p text:style-name="P93"><text:s text:c="8"/>!iterator_equal(it_pos, multiset_end(pmset_coll2)); </text:p>
            <text:p text:style-name="P93"><text:s text:c="8"/>it_pos = iterator_next(it_pos)) </text:p>
            <text:p text:style-name="P93"><text:s text:c="4"/>{ </text:p>
            <text:p text:style-name="P93"><text:soft-page-break/><text:s text:c="8"/>printf("%d ", *(int*)iterator_get_pointer(it_pos)); </text:p>
            <text:p text:style-name="P93"><text:s text:c="4"/>} </text:p>
            <text:p text:style-name="P93"><text:s text:c="4"/>printf("\n"); </text:p>
            <text:p text:style-name="P93"/>
            <text:p text:style-name="P93"><text:s text:c="4"/>multiset_destroy(pmset_coll1); </text:p>
            <text:p text:style-name="P93"><text:s text:c="4"/>multiset_destroy(pmset_coll2); </text:p>
            <text:p text:style-name="P93"/>
            <text:p text:style-name="P93"><text:s text:c="4"/>return 0; </text:p>
            <text:p text:style-name="P93">}</text:p>
          </table:table-cell>
        </table:table-row>
      </table:table>
      <text:p text:style-name="P46"/>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870502247" text:continue-numbering="true" text:style-name="WW8Num13">
        <text:list-item>
          <text:list>
            <text:list-item>
              <text:h text:style-name="P265" text:outline-level="2"><text:span text:style-name="T23">map_t</text:span>和<text:span text:style-name="T23">multimap_t</text:span></text:h>
            </text:list-item>
          </text:list>
        </text:list-item>
      </text:list>
      <text:p text:style-name="P40"><text:span text:style-name="T53"><text:tab/></text:span><text:span text:style-name="T37">map_t</text:span><text:span text:style-name="T57">和</text:span><text:span text:style-name="T37">multimap_t</text:span><text:span text:style-name="T57">都是已</text:span><text:span text:style-name="T37">key/value</text:span><text:span text:style-name="T57">这种形式保存数据，所以</text:span><text:span text:style-name="T37">map_t</text:span><text:span text:style-name="T57">和</text:span><text:span text:style-name="T37">multimap_t</text:span><text:span text:style-name="T57">中保存的都是</text:span><text:span text:style-name="T37">pair_t</text:span><text:span text:style-name="T57">类型。容器使用</text:span><text:span text:style-name="T37">key</text:span><text:span text:style-name="T57">通过某种规则对保存在其中的数据进行排序。这两个容器的不同点就是</text:span><text:span text:style-name="T37">multimap_t</text:span><text:span text:style-name="T57">允许</text:span><text:span text:style-name="T37">key</text:span><text:span text:style-name="T57">重复。</text:span></text:p>
      <text:p text:style-name="P51"><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7">要使用</text:span><text:span text:style-name="T37">map_t</text:span><text:span text:style-name="T57">和</text:span><text:span text:style-name="T37">multimap_t</text:span><text:span text:style-name="T57">必须包含头文件</text:span><text:span text:style-name="T40">&lt;cstl/cmap.h&gt;</text:span></text:p>
      <text:p text:style-name="P59">#include &lt;cstl/cmap.h&gt;</text:p>
      <text:p text:style-name="P40"><text:span text:style-name="T53"><text:tab/></text:span><text:span text:style-name="T64">用户可以在初始化容器的时候指定排序规则，如果没有指定排序规则使用默认的排序规则。</text:span><text:span text:style-name="T40">map_t</text:span><text:span text:style-name="T64">和</text:span><text:span text:style-name="T40">multimap_t</text:span><text:span text:style-name="T64">类型都是根据</text:span><text:span text:style-name="T40">key</text:span><text:span text:style-name="T64">排序的，不管是默认的排序规则还是用户指定的排序规则都是针对与</text:span><text:span text:style-name="T40">key</text:span><text:span text:style-name="T64">的，与</text:span><text:span text:style-name="T40">value</text:span><text:span text:style-name="T64">无关。</text:span></text:p>
      <text:p text:style-name="P54"><text:soft-page-break/></text:p>
      <text:list xml:id="list674127374" text:continue-numbering="true" text:style-name="WW8Num13">
        <text:list-item>
          <text:list>
            <text:list-item>
              <text:list>
                <text:list-item>
                  <text:h text:style-name="P278"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6">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2">图 </text:span><text:span text:style-name="T49">4.9 map_t</text:span><text:span text:style-name="T72">和</text:span><text:span text:style-name="T49">multimap_t</text:span><text:span text:style-name="T72">的内部结构</text:span></text:p>
      <text:p text:style-name="P77">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1080082908" text:continue-numbering="true" text:style-name="WW8Num13">
        <text:list-item>
          <text:list>
            <text:list-item>
              <text:list>
                <text:list-item>
                  <text:h text:style-name="P278" text:outline-level="3"><text:span text:style-name="T23">map_t</text:span>和<text:span text:style-name="T23">multimap_t</text:span>的操作</text:h>
                </text:list-item>
              </text:list>
            </text:list-item>
          </text:list>
        </text:list-item>
      </text:list>
      <text:p text:style-name="P40"><text:span text:style-name="T57"><text:tab/></text:span><text:span text:style-name="T37">map_t</text:span><text:span text:style-name="T57">和</text:span><text:span text:style-name="T37">multimap_t</text:span><text:span text:style-name="T57">的操作都是相同的，只有一个地方不同，会在后面的章节介绍。下面只列出了</text:span><text:span text:style-name="T37">map_t</text:span><text:span text:style-name="T57">的相关的操作函数，具体的清参考</text:span><text:span text:style-name="T47">《The libcstl Library Reference Manual》</text:span><text:span text:style-name="T57">。</text:span></text:p>
      <text:list xml:id="list1034181100" text:style-name="L100">
        <text:list-item>
          <text:p text:style-name="P212">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683515400" text:style-name="L101">
        <text:list-item>
          <text:p text:style-name="P213">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278635115" text:style-name="L102">
        <text:list-item>
          <text:p text:style-name="P214">特殊的查找函数</text:p>
        </text:list-item>
      </text:list>
      <text:p text:style-name="P40"><text:span text:style-name="T53"><text:tab/></text:span><text:span text:style-name="T37">map_t</text:span><text:span text:style-name="T57">和</text:span><text:span text:style-name="T37">multimap_t</text:span><text:span text:style-name="T57">同样提供了特殊查找函数，但是这些函数是基于数据的</text:span><text:span text:style-name="T37">key，</text:span><text:span text:style-name="T57">例如要查找指定的</text:span><text:span text:style-name="T37">key</text:span><text:span text:style-name="T57">使用</text:span><text:span text:style-name="T37">map_find()</text:span><text:span text:style-name="T57">操作函数，但是如果要查找指定的</text:span><text:span text:style-name="T37">value</text:span><text:span text:style-name="T57">就不能使用</text:span><text:span text:style-name="T37">map_find()</text:span><text:span text:style-name="T57">了，使用</text:span><text:span text:style-name="T37">algo_find_if()</text:span><text:span text:style-name="T57">可用做到，但是没有</text:span><text:span text:style-name="T37">map_find()</text:span><text:span text:style-name="T57">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238166332" text:style-name="L103">
        <text:list-item>
          <text:p text:style-name="P159">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42203281" text:style-name="L104">
        <text:list-item>
          <text:p text:style-name="P160">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2083488824" text:style-name="L105">
        <text:list-item>
          <text:p text:style-name="P215">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1392951178" text:continue-list="list1080082908" text:style-name="WW8Num13">
        <text:list-item>
          <text:list>
            <text:list-item>
              <text:list>
                <text:list-item>
                  <text:h text:style-name="P278"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59">map_t* pmap_coll = create_map(char, double);</text:p>
      <text:p text:style-name="P59">...</text:p>
      <text:p text:style-name="P59">map_init(pmap_coll);</text:p>
      <text:p text:style-name="P59">...</text:p>
      <text:p text:style-name="P59">*(double*)map_at(pmap_coll, ‘A’) = 7.7;</text:p>
      <text:p text:style-name="P75"><text:span text:style-name="T57">这个例子中</text:span><text:span text:style-name="T40">*(double*)map_at(pmap_coll, ‘A’) = 7.7;</text:span><text:span text:style-name="T57">是对键值为</text:span><text:span text:style-name="T47">’A’</text:span><text:span text:style-name="T57">的数据的访问，如果容器中包含键值为</text:span><text:span text:style-name="T47">’A’</text:span><text:span text:style-name="T57">的数据，就将这个数据的</text:span><text:span text:style-name="T37">value</text:span><text:span text:style-name="T57">改为</text:span><text:span text:style-name="T37">7.7，</text:span><text:span text:style-name="T57">如果没有就插入一个</text:span><text:span text:style-name="T37">(‘A’, 0.0)</text:span><text:span text:style-name="T57">的数据，然后在将</text:span><text:span text:style-name="T37">0.0</text:span><text:span text:style-name="T57">改为</text:span><text:span text:style-name="T37">7.7</text:span><text:span text:style-name="T57">。</text:span></text:p>
      <text:p text:style-name="P42"><text:tab/>这个操作有一个缺点，那就是调用者可能偶然或者错误的插了新数据。如：</text:p>
      <text:p text:style-name="P59">printf(“value = %f\n”, *(double*)map_at(pmap_coll, ‘A’));</text:p>
      <text:p text:style-name="P42">如果容器中有键值为<text:span text:style-name="T46">’A’</text:span>的数据这个操作没有任何错误，但是如果没有那么就无声无息的插入了一个新数据 <text:span text:style-name="T23">(‘A’,0.0)。</text:span></text:p>
      <text:p text:style-name="P33"/>
      <text:list xml:id="list2101843202" text:continue-numbering="true" text:style-name="WW8Num13">
        <text:list-item>
          <text:list>
            <text:list-item>
              <text:list>
                <text:list-item>
                  <text:h text:style-name="P278"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93">/* </text:p>
            <text:p text:style-name="P93"><text:s/>* map2.c </text:p>
            <text:p text:style-name="P93"><text:soft-page-break/><text:s/>* compile with : -lcstl </text:p>
            <text:p text:style-name="P93"><text:s/>*/ </text:p>
            <text:p text:style-name="P93"/>
            <text:p text:style-name="P93">#include &lt;stdio.h&gt; </text:p>
            <text:p text:style-name="P93">#include &lt;cstl/cmap.h&gt; </text:p>
            <text:p text:style-name="P93"/>
            <text:p text:style-name="P93">int main(int argc, char* argv[]) </text:p>
            <text:p text:style-name="P93">{ </text:p>
            <text:p text:style-name="P93"><text:s text:c="4"/>map_t* pmap_stocks = create_map(char*, double); </text:p>
            <text:p text:style-name="P93"><text:s text:c="4"/>map_iterator_t it_pos; </text:p>
            <text:p text:style-name="P93"/>
            <text:p text:style-name="P93"><text:s text:c="4"/>if(pmap_stocks == NULL) </text:p>
            <text:p text:style-name="P93"><text:s text:c="4"/>{ </text:p>
            <text:p text:style-name="P93"><text:s text:c="8"/>return -1; </text:p>
            <text:p text:style-name="P93"><text:s text:c="4"/>} </text:p>
            <text:p text:style-name="P93"/>
            <text:p text:style-name="P93"><text:s text:c="4"/>map_init(pmap_stocks); </text:p>
            <text:p text:style-name="P93"/>
            <text:p text:style-name="P93"><text:s text:c="4"/>*(double*)map_at(pmap_stocks, "Google") = 834.50; </text:p>
            <text:p text:style-name="P93"><text:s text:c="4"/>*(double*)map_at(pmap_stocks, "IBM") = 431.93; </text:p>
            <text:p text:style-name="P93"><text:s text:c="4"/>*(double*)map_at(pmap_stocks, "Apple") = 557.28; </text:p>
            <text:p text:style-name="P93"><text:s text:c="4"/>*(double*)map_at(pmap_stocks, "MS") = 691.03; </text:p>
            <text:p text:style-name="P93"><text:s text:c="4"/>*(double*)map_at(pmap_stocks, "Oracle") = 670.37; </text:p>
            <text:p text:style-name="P93"/>
            <text:p text:style-name="P93"><text:s text:c="4"/>/* print all elements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 all price double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double*)pair_second((pair_t*)iterator_get_pointer(it_pos)) *= 2; </text:p>
            <text:p text:style-name="P93"><text:s text:c="4"/>} </text:p>
            <text:p text:style-name="P93"/>
            <text:p text:style-name="P93"><text:soft-page-break/><text:s text:c="4"/>/* print all elements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 rename the key from "MS" to "Microsoft" */ </text:p>
            <text:p text:style-name="P93"><text:s text:c="4"/>*(double*)map_at(pmap_stocks, "Microsoft") = </text:p>
            <text:p text:style-name="P93"><text:s text:c="8"/>*(double*)map_at(pmap_stocks, "MS"); </text:p>
            <text:p text:style-name="P93"><text:s text:c="4"/>map_erase(pmap_stocks, "MS"); </text:p>
            <text:p text:style-name="P93"/>
            <text:p text:style-name="P93"><text:s text:c="4"/>/* print all elements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map_destroy(pmap_stocks); </text:p>
            <text:p text:style-name="P93"/>
            <text:p text:style-name="P93"><text:s text:c="4"/>return 0; </text:p>
            <text:p text:style-name="P93">}</text:p>
          </table:table-cell>
        </table:table-row>
      </table:table>
      <text:p text:style-name="P46"/>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6"/>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93">/* </text:p>
            <text:p text:style-name="P93"><text:s/>* multimap2.c </text:p>
            <text:p text:style-name="P93"><text:s/>* compile with : -lcstl </text:p>
            <text:p text:style-name="P93"><text:s/>*/ </text:p>
            <text:p text:style-name="P93"/>
            <text:p text:style-name="P93">#include &lt;stdio.h&gt; </text:p>
            <text:p text:style-name="P93">#include &lt;string.h&gt; </text:p>
            <text:p text:style-name="P93">#include &lt;cstl/cmap.h&gt; </text:p>
            <text:p text:style-name="P93"/>
            <text:p text:style-name="P93">int main(int argc, char* argv[]) </text:p>
            <text:p text:style-name="P93">{ </text:p>
            <text:p text:style-name="P93"><text:s text:c="4"/>multimap_t* pmmap_dict = create_multimap(char*, char*); </text:p>
            <text:p text:style-name="P93"><text:s text:c="4"/>pair_t* ppair_item = create_pair(char*, char*); </text:p>
            <text:p text:style-name="P93"><text:s text:c="4"/>multimap_iterator_t it_pos; </text:p>
            <text:p text:style-name="P93"/>
            <text:p text:style-name="P93"><text:s text:c="4"/>if(pmmap_dict == NULL || ppair_item == NULL) </text:p>
            <text:p text:style-name="P93"><text:s text:c="4"/>{ </text:p>
            <text:p text:style-name="P93"><text:s text:c="8"/>return -1; </text:p>
            <text:p text:style-name="P93"><text:s text:c="4"/>} </text:p>
            <text:p text:style-name="P93"/>
            <text:p text:style-name="P93"><text:s text:c="4"/>multimap_init(pmmap_dict); </text:p>
            <text:p text:style-name="P93"><text:s text:c="4"/>pair_init(ppair_item); </text:p>
            <text:p text:style-name="P93"/>
            <text:p text:style-name="P93"><text:s text:c="4"/>pair_make(ppair_item, "day", "Tag"); </text:p>
            <text:p text:style-name="P93"><text:s text:c="4"/>multimap_insert(pmmap_dict, ppair_item); </text:p>
            <text:p text:style-name="P93"><text:s text:c="4"/>pair_make(ppair_item, "strange", "fremd"); </text:p>
            <text:p text:style-name="P93"><text:s text:c="4"/>multimap_insert(pmmap_dict, ppair_item); </text:p>
            <text:p text:style-name="P93"><text:s text:c="4"/>pair_make(ppair_item, "car", "Auto"); </text:p>
            <text:p text:style-name="P93"><text:s text:c="4"/>multimap_insert(pmmap_dict, ppair_item); </text:p>
            <text:p text:style-name="P93"><text:s text:c="4"/>pair_make(ppair_item, "smart", "elegant"); </text:p>
            <text:p text:style-name="P93"><text:s text:c="4"/>multimap_insert(pmmap_dict, ppair_item); </text:p>
            <text:p text:style-name="P93"><text:s text:c="4"/>pair_make(ppair_item, "trait", "Merkmal"); </text:p>
            <text:p text:style-name="P93"><text:s text:c="4"/>multimap_insert(pmmap_dict, ppair_item); </text:p>
            <text:p text:style-name="P93"><text:s text:c="4"/>pair_make(ppair_item, "strange", "seltsam"); </text:p>
            <text:p text:style-name="P93"><text:soft-page-break/><text:s text:c="4"/>multimap_insert(pmmap_dict, ppair_item); </text:p>
            <text:p text:style-name="P93"><text:s text:c="4"/>pair_make(ppair_item, "smart", "raffiniert"); </text:p>
            <text:p text:style-name="P93"><text:s text:c="4"/>multimap_insert(pmmap_dict, ppair_item); </text:p>
            <text:p text:style-name="P93"><text:s text:c="4"/>pair_make(ppair_item, "smart", "klug"); </text:p>
            <text:p text:style-name="P93"><text:s text:c="4"/>multimap_insert(pmmap_dict, ppair_item); </text:p>
            <text:p text:style-name="P93"><text:s text:c="4"/>pair_make(ppair_item, "clever", "raffiniert"); </text:p>
            <text:p text:style-name="P93"><text:s text:c="4"/>multimap_insert(pmmap_dict, ppair_item); </text:p>
            <text:p text:style-name="P93"/>
            <text:p text:style-name="P93"><text:s text:c="4"/>/* print all elements */ </text:p>
            <text:p text:style-name="P93"><text:s text:c="4"/>printf("english\t\tgerman\n"); </text:p>
            <text:p text:style-name="P93"><text:s text:c="4"/>printf("--------------------------------\n"); </text:p>
            <text:p text:style-name="P93"><text:s text:c="4"/>for(it_pos = multimap_begin(pmmap_dict); </text:p>
            <text:p text:style-name="P93"><text:s text:c="8"/>!iterator_equal(it_pos, multimap_end(pmmap_dict)); </text:p>
            <text:p text:style-name="P93"><text:s text:c="8"/>it_pos = iterator_next(it_pos)) </text:p>
            <text:p text:style-name="P93"><text:s text:c="4"/>{ </text:p>
            <text:p text:style-name="P93"><text:s text:c="8"/>printf("%s\t\t%s\n", </text:p>
            <text:p text:style-name="P93"><text:s text:c="12"/>(char*)pair_first((pair_t*)iterator_get_pointer(it_pos)), </text:p>
            <text:p text:style-name="P93"><text:s text:c="12"/>(char*)pair_second((pair_t*)iterator_get_pointer(it_pos))); </text:p>
            <text:p text:style-name="P93"><text:s text:c="4"/>} </text:p>
            <text:p text:style-name="P93"><text:s text:c="4"/>printf("\n"); </text:p>
            <text:p text:style-name="P93"/>
            <text:p text:style-name="P93"><text:s text:c="4"/>/* print all values for key "smart" */ </text:p>
            <text:p text:style-name="P93"><text:s text:c="4"/>printf("smart:\n"); </text:p>
            <text:p text:style-name="P93"><text:s text:c="4"/>for(it_pos = multimap_begin(pmmap_dict); </text:p>
            <text:p text:style-name="P93"><text:s text:c="8"/>!iterator_equal(it_pos, multimap_end(pmmap_dict)); </text:p>
            <text:p text:style-name="P93"><text:s text:c="8"/>it_pos = iterator_next(it_pos)) </text:p>
            <text:p text:style-name="P93"><text:s text:c="4"/>{ </text:p>
            <text:p text:style-name="P93"><text:s text:c="8"/>if(strcmp((char*)pair_first((pair_t*)iterator_get_pointer(it_pos)), </text:p>
            <text:p text:style-name="P93"><text:s text:c="12"/>"smart") == 0) </text:p>
            <text:p text:style-name="P93"><text:s text:c="8"/>{ </text:p>
            <text:p text:style-name="P93"><text:s text:c="12"/>printf("\t%s\n", </text:p>
            <text:p text:style-name="P93"><text:s text:c="16"/>(char*)pair_second((pair_t*)iterator_get_pointer(it_pos))); </text:p>
            <text:p text:style-name="P93"><text:s text:c="8"/>} </text:p>
            <text:p text:style-name="P93"><text:s text:c="4"/>} </text:p>
            <text:p text:style-name="P93"><text:s text:c="4"/>printf("\n"); </text:p>
            <text:p text:style-name="P93"/>
            <text:p text:style-name="P93"><text:s text:c="4"/>/* print all keys for value "raffiniert" */ </text:p>
            <text:p text:style-name="P93"><text:s text:c="4"/>printf("raffiniert:\n"); </text:p>
            <text:p text:style-name="P93"><text:s text:c="4"/>for(it_pos = multimap_begin(pmmap_dict); </text:p>
            <text:p text:style-name="P93"><text:s text:c="8"/>!iterator_equal(it_pos, multimap_end(pmmap_dict)); </text:p>
            <text:p text:style-name="P93"><text:s text:c="8"/>it_pos = iterator_next(it_pos)) </text:p>
            <text:p text:style-name="P93"><text:s text:c="4"/>{ </text:p>
            <text:p text:style-name="P93"><text:s text:c="8"/>if(strcmp((char*)pair_second((pair_t*)iterator_get_pointer(it_pos)), </text:p>
            <text:p text:style-name="P93"><text:soft-page-break/><text:s text:c="12"/>"raffiniert") == 0) </text:p>
            <text:p text:style-name="P93"><text:s text:c="8"/>{ </text:p>
            <text:p text:style-name="P93"><text:s text:c="12"/>printf("\t%s\n", </text:p>
            <text:p text:style-name="P93"><text:s text:c="16"/>(char*)pair_first((pair_t*)iterator_get_pointer(it_pos))); </text:p>
            <text:p text:style-name="P93"><text:s text:c="8"/>} </text:p>
            <text:p text:style-name="P93"><text:s text:c="4"/>} </text:p>
            <text:p text:style-name="P93"><text:s text:c="4"/>printf("\n"); </text:p>
            <text:p text:style-name="P93"/>
            <text:p text:style-name="P93"><text:s text:c="4"/>multimap_destroy(pmmap_dict); </text:p>
            <text:p text:style-name="P93"><text:s text:c="4"/>pair_destroy(ppair_item); </text:p>
            <text:p text:style-name="P93"/>
            <text:p text:style-name="P93"><text:s text:c="4"/>return 0; </text:p>
            <text:p text:style-name="P93">}</text:p>
          </table:table-cell>
        </table:table-row>
      </table:table>
      <text:p text:style-name="P46"/>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6"/>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93">/* </text:p>
            <text:p text:style-name="P93"><text:s/>* mapfind.c </text:p>
            <text:p text:style-name="P93"><text:s/>* compile with : -lcstl </text:p>
            <text:p text:style-name="P93"><text:s/>*/ </text:p>
            <text:p text:style-name="P93"/>
            <text:p text:style-name="P93">#include &lt;stdio.h&gt; </text:p>
            <text:p text:style-name="P93"><text:soft-page-break/>#include &lt;cstl/cmap.h&gt; </text:p>
            <text:p text:style-name="P93">#include &lt;cstl/calgorithm.h&gt; </text:p>
            <text:p text:style-name="P93"/>
            <text:p text:style-name="P93">static void _find_valud(const void* cpv_input, void* pv_output) </text:p>
            <text:p text:style-name="P93">{ </text:p>
            <text:p text:style-name="P93"><text:s text:c="4"/>if(*(int*)pair_second((pair_t*)cpv_input) == 3) </text:p>
            <text:p text:style-name="P93"><text:s text:c="4"/>{ </text:p>
            <text:p text:style-name="P93"><text:s text:c="8"/>*(bool_t*)pv_output = true; </text:p>
            <text:p text:style-name="P93"><text:s text:c="4"/>} </text:p>
            <text:p text:style-name="P93"><text:s text:c="4"/>else </text:p>
            <text:p text:style-name="P93"><text:s text:c="4"/>{ </text:p>
            <text:p text:style-name="P93"><text:s text:c="8"/>*(bool_t*)pv_output = false; </text:p>
            <text:p text:style-name="P93"><text:s text:c="4"/>} </text:p>
            <text:p text:style-name="P93">} </text:p>
            <text:p text:style-name="P93"/>
            <text:p text:style-name="P93">int main(int argc, char* argv[]) </text:p>
            <text:p text:style-name="P93">{ </text:p>
            <text:p text:style-name="P93"><text:s text:c="4"/>map_t* pmap_coll = create_map(int, int); </text:p>
            <text:p text:style-name="P93"><text:s text:c="4"/>map_iterator_t it_pos; </text:p>
            <text:p text:style-name="P93"/>
            <text:p text:style-name="P93"><text:s text:c="4"/>if(pmap_coll == NULL) </text:p>
            <text:p text:style-name="P93"><text:s text:c="4"/>{ </text:p>
            <text:p text:style-name="P93"><text:s text:c="8"/>return -1; </text:p>
            <text:p text:style-name="P93"><text:s text:c="4"/>} </text:p>
            <text:p text:style-name="P93"/>
            <text:p text:style-name="P93"><text:s text:c="4"/>map_init(pmap_coll); </text:p>
            <text:p text:style-name="P93"/>
            <text:p text:style-name="P93"><text:s text:c="4"/>*(int*)map_at(pmap_coll, 1) = 7; </text:p>
            <text:p text:style-name="P93"><text:s text:c="4"/>*(int*)map_at(pmap_coll, 2) = 4; </text:p>
            <text:p text:style-name="P93"><text:s text:c="4"/>*(int*)map_at(pmap_coll, 3) = 2; </text:p>
            <text:p text:style-name="P93"><text:s text:c="4"/>*(int*)map_at(pmap_coll, 4) = 3; </text:p>
            <text:p text:style-name="P93"><text:s text:c="4"/>*(int*)map_at(pmap_coll, 5) = 6; </text:p>
            <text:p text:style-name="P93"><text:s text:c="4"/>*(int*)map_at(pmap_coll, 6) = 1; </text:p>
            <text:p text:style-name="P93"><text:s text:c="4"/>*(int*)map_at(pmap_coll, 7) = 7; </text:p>
            <text:p text:style-name="P93"/>
            <text:p text:style-name="P93"><text:s text:c="4"/>/* search an element with key 3 */ </text:p>
            <text:p text:style-name="P93"><text:s text:c="4"/>it_pos = map_find(pmap_coll, 3); </text:p>
            <text:p text:style-name="P93"><text:s text:c="4"/>if(!iterator_equal(it_pos, map_end(pmap_coll))) </text:p>
            <text:p text:style-name="P93"><text:s text:c="4"/>{ </text:p>
            <text:p text:style-name="P93"><text:s text:c="8"/>printf("%d : %d\n", </text:p>
            <text:p text:style-name="P93"><text:s text:c="12"/>*(int*)pair_first((pair_t*)iterator_get_pointer(it_pos)), </text:p>
            <text:p text:style-name="P93"><text:s text:c="12"/>*(int*)pair_second((pair_t*)iterator_get_pointer(it_pos))); </text:p>
            <text:p text:style-name="P93"><text:s text:c="4"/>} </text:p>
            <text:p text:style-name="P93"><text:soft-page-break/><text:s text:c="4"/>/* search an element with value 3 */ </text:p>
            <text:p text:style-name="P93"><text:s text:c="4"/>it_pos = algo_find_if(map_begin(pmap_coll), map_end(pmap_coll), _find_valud); </text:p>
            <text:p text:style-name="P93"><text:s text:c="4"/>if(!iterator_equal(it_pos, map_end(pmap_coll))) </text:p>
            <text:p text:style-name="P93"><text:s text:c="4"/>{ </text:p>
            <text:p text:style-name="P93"><text:s text:c="8"/>printf("%d : %d\n", </text:p>
            <text:p text:style-name="P93"><text:s text:c="12"/>*(int*)pair_first((pair_t*)iterator_get_pointer(it_pos)), </text:p>
            <text:p text:style-name="P93"><text:s text:c="12"/>*(int*)pair_second((pair_t*)iterator_get_pointer(it_pos))); </text:p>
            <text:p text:style-name="P93"><text:s text:c="4"/>} </text:p>
            <text:p text:style-name="P93"/>
            <text:p text:style-name="P93"><text:s text:c="4"/>map_destroy(pmap_coll); </text:p>
            <text:p text:style-name="P93"/>
            <text:p text:style-name="P93"><text:s text:c="4"/>return 0; </text:p>
            <text:p text:style-name="P93">}</text:p>
          </table:table-cell>
        </table:table-row>
      </table:table>
      <text:p text:style-name="P46"/>
      <text:p text:style-name="P42">结果：</text:p>
      <text:p text:style-name="P35">3 : 2</text:p>
      <text:p text:style-name="P35">4 : 3</text:p>
      <text:p text:style-name="P35"/>
      <text:p text:style-name="P35"/>
      <text:list xml:id="list336670763" text:continue-numbering="true" text:style-name="WW8Num13">
        <text:list-item>
          <text:list>
            <text:list-item>
              <text:h text:style-name="P267" text:outline-level="2">hash_set_t，hash_multiset_t，hash_map_t，hash_multimap_t</text:h>
            </text:list-item>
          </text:list>
        </text:list-item>
      </text:list>
      <text:p text:style-name="P40"><text:span text:style-name="T53"><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7"><text:tab/></text:span><text:span text:style-name="T37">libcstl</text:span><text:span text:style-name="T57">提供的基于哈希结构的关联容器包括</text:span><text:span text:style-name="T47">hash_set_t</text:span><text:span text:style-name="T34">，</text:span><text:span text:style-name="T47">hash_multiset_t</text:span><text:span text:style-name="T34">，</text:span><text:span text:style-name="T47">hash_map_t</text:span><text:span text:style-name="T34">，</text:span><text:span text:style-name="T47">hash_multimap_t</text:span><text:span text:style-name="T34">。这几种容器与基于平衡二叉树的关联容器的操作基本相同。</text:span></text:p>
      <text:p text:style-name="P40"><text:span text:style-name="T57">要使用</text:span><text:span text:style-name="T37">hash_set_t</text:span><text:span text:style-name="T57">和</text:span><text:span text:style-name="T37">hash_multiset_t</text:span><text:span text:style-name="T57">必须包含头文件</text:span><text:span text:style-name="T40">&lt;cstl/chash_set.h&gt;</text:span></text:p>
      <text:p text:style-name="P59">#include &lt;cstl/chash_set.h&gt;</text:p>
      <text:p text:style-name="P40"><text:span text:style-name="T57">要使用</text:span><text:span text:style-name="T37">hash_map_t</text:span><text:span text:style-name="T57">和</text:span><text:span text:style-name="T37">hash_multimap_t</text:span><text:span text:style-name="T57">必须包含头文件</text:span><text:span text:style-name="T40">&lt;cstl/chash_map.h&gt;</text:span></text:p>
      <text:p text:style-name="P59">#include &lt;cstl/chash_map.h&gt;</text:p>
      <text:list xml:id="list1488594064" text:continue-numbering="true" text:style-name="WW8Num13">
        <text:list-item>
          <text:list>
            <text:list-item>
              <text:list>
                <text:list-item>
                  <text:h text:style-name="P278" text:outline-level="3">基于哈希结构的关联容器的能力</text:h>
                </text:list-item>
              </text:list>
            </text:list-item>
          </text:list>
        </text:list-item>
      </text:list>
      <text:p text:style-name="P54"><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4"><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19693431" text:continue-numbering="true" text:style-name="WW8Num13">
        <text:list-item>
          <text:list>
            <text:list-item>
              <text:list>
                <text:list-item>
                  <text:h text:style-name="P278" text:outline-level="3">基于哈希结构的关联容器的操作</text:h>
                </text:list-item>
              </text:list>
            </text:list-item>
          </text:list>
        </text:list-item>
      </text:list>
      <text:p text:style-name="P40"><text:span text:style-name="T57"><text:tab/>基于哈希结构的关联容器的操作大部分与基于平衡二叉树的关联容器操作相同，这里以hash_set_t的操作为例，其他操作函数请参考</text:span><text:span text:style-name="T47">《The libcstl Library Reference Manual》</text:span><text:span text:style-name="T57">。</text:span></text:p>
      <text:p text:style-name="P42"/>
      <text:list xml:id="list302549072" text:style-name="L106">
        <text:list-item>
          <text:p text:style-name="P216">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50780027" text:style-name="L107">
        <text:list-item>
          <text:p text:style-name="P217">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1612174563" text:style-name="L108">
        <text:list-item>
          <text:p text:style-name="P157">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0"><text:tab/>这些操作函数都是与哈希表相关的都是基于哈希结构的关联容器特有的操作函数。</text:p>
      <text:p text:style-name="P91"/>
      <text:list xml:id="list328227587" text:style-name="L109">
        <text:list-item>
          <text:p text:style-name="P218">特殊的查找函数</text:p>
        </text:list-item>
      </text:list>
      <text:p text:style-name="P40"><text:span text:style-name="T53"><text:tab/></text:span><text:span text:style-name="T64">基于哈希结构的关联容器</text:span><text:span text:style-name="T57">同样提供了特殊查找函数，但是没有</text:span><text:span text:style-name="T37">set_lower_bound()</text:span><text:span text:style-name="T57">和</text:span><text:span text:style-name="T37">set_upper_bound()</text:span><text:span text:style-name="T57">。因为只两个操作是基于有序的容器数据的。但是</text:span><text:span text:style-name="T64">基于哈希结构的关联容器</text:span><text:span text:style-name="T57">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87848958" text:style-name="L110">
        <text:list-item>
          <text:p text:style-name="P219">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1019147857" text:style-name="L111">
        <text:list-item>
          <text:p text:style-name="P220">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1037122539" text:style-name="L112">
        <text:list-item>
          <text:p text:style-name="P221">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2084397845" text:continue-list="list119693431" text:style-name="WW8Num13">
        <text:list-item>
          <text:list>
            <text:list-item>
              <text:list>
                <text:list-item>
                  <text:h text:style-name="P278"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1978821015" text:continue-numbering="true" text:style-name="WW8Num13">
        <text:list-item>
          <text:list>
            <text:list-item>
              <text:list>
                <text:list-item>
                  <text:h text:style-name="P279" text:outline-level="3"><text:span text:style-name="T22">基于哈希结构的关联容器</text:span>的使用实例</text:h>
                </text:list-item>
              </text:list>
            </text:list-item>
          </text:list>
        </text:list-item>
      </text:list>
      <text:p text:style-name="P46"><text:tab/><text:span text:style-name="T63">第一个例子展示了容器中的数据存储情况：</text:span></text:p>
      <table:table table:name="表格96" table:style-name="表格96">
        <table:table-column table:style-name="表格96.A"/>
        <table:table-row>
          <table:table-cell table:style-name="表格96.A1" office:value-type="string">
            <text:p text:style-name="P93">/* </text:p>
            <text:p text:style-name="P93"><text:s/>* hash_set1.c </text:p>
            <text:p text:style-name="P93"><text:s/>* compile with : -lcstl </text:p>
            <text:p text:style-name="P93"><text:s/>*/ </text:p>
            <text:p text:style-name="P93"/>
            <text:p text:style-name="P93">#include &lt;stdio.h&gt; </text:p>
            <text:p text:style-name="P93">#include &lt;cstl/chash_set.h&gt; </text:p>
            <text:p text:style-name="P93"/>
            <text:p text:style-name="P93">int main(int argc, char* argv[]) </text:p>
            <text:p text:style-name="P93">{ </text:p>
            <text:p text:style-name="P93"><text:s text:c="4"/>hash_set_t* phset_coll = create_hash_set(int); </text:p>
            <text:p text:style-name="P93"><text:s text:c="4"/>hash_set_iterator_t it_pos; </text:p>
            <text:p text:style-name="P93"><text:s text:c="4"/>int i = 0; </text:p>
            <text:p text:style-name="P93"/>
            <text:p text:style-name="P93"><text:s text:c="4"/>if(phset_coll == NULL) </text:p>
            <text:p text:style-name="P93"><text:s text:c="4"/>{ </text:p>
            <text:p text:style-name="P93"><text:s text:c="8"/>return -1; </text:p>
            <text:p text:style-name="P93"><text:soft-page-break/><text:s text:c="4"/>} </text:p>
            <text:p text:style-name="P93"/>
            <text:p text:style-name="P93"><text:s text:c="4"/>hash_set_init(phset_coll); </text:p>
            <text:p text:style-name="P93"/>
            <text:p text:style-name="P93"><text:s text:c="4"/>hash_set_insert(phset_coll, 7); </text:p>
            <text:p text:style-name="P93"><text:s text:c="4"/>hash_set_insert(phset_coll, 99); </text:p>
            <text:p text:style-name="P93"><text:s text:c="4"/>hash_set_insert(phset_coll, 63); </text:p>
            <text:p text:style-name="P93"><text:s text:c="4"/>hash_set_insert(phset_coll, 2); </text:p>
            <text:p text:style-name="P93"><text:s text:c="4"/>hash_set_insert(phset_coll, 108); </text:p>
            <text:p text:style-name="P93"><text:s text:c="4"/>hash_set_insert(phset_coll, 444); </text:p>
            <text:p text:style-name="P93"><text:s text:c="4"/>hash_set_insert(phset_coll, 53); </text:p>
            <text:p text:style-name="P93"><text:s text:c="4"/>hash_set_insert(phset_coll, 55); </text:p>
            <text:p text:style-name="P93"><text:s text:c="4"/>hash_set_insert(phset_coll, 255); </text:p>
            <text:p text:style-name="P93"><text:s text:c="4"/>hash_set_insert(phset_coll, 55); </text:p>
            <text:p text:style-name="P93"/>
            <text:p text:style-name="P93"><text:s text:c="4"/>printf("bucket count : %u\n", hash_set_bucket_count(phset_coll)); </text:p>
            <text:p text:style-name="P93"><text:s text:c="4"/>for(it_pos = hash_set_begin(phset_coll); </text:p>
            <text:p text:style-name="P93"><text:s text:c="8"/>!iterator_equal(it_pos, hash_set_end(ph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for(i = 0; i &lt; 50; ++i) </text:p>
            <text:p text:style-name="P93"><text:s text:c="4"/>{ </text:p>
            <text:p text:style-name="P93"><text:s text:c="8"/>hash_set_insert(phset_coll, i); </text:p>
            <text:p text:style-name="P93"><text:s text:c="4"/>} </text:p>
            <text:p text:style-name="P93"/>
            <text:p text:style-name="P93"><text:s text:c="4"/>printf("bucket count : %u\n", hash_set_bucket_count(phset_coll)); </text:p>
            <text:p text:style-name="P93"><text:s text:c="4"/>for(it_pos = hash_set_begin(phset_coll); </text:p>
            <text:p text:style-name="P93"><text:s text:c="8"/>!iterator_equal(it_pos, hash_set_end(ph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hash_set_destroy(phset_coll); </text:p>
            <text:p text:style-name="P93"/>
            <text:p text:style-name="P93"><text:s text:c="4"/>return 0; </text:p>
            <text:p text:style-name="P93">}</text:p>
          </table:table-cell>
        </table:table-row>
      </table:table>
      <text:p text:style-name="P46"/>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93">/* </text:p>
            <text:p text:style-name="P93"><text:s/>* hash_map1.c </text:p>
            <text:p text:style-name="P93"><text:s/>* compile with : -lcstl </text:p>
            <text:p text:style-name="P93"><text:s/>*/ </text:p>
            <text:p text:style-name="P93"/>
            <text:p text:style-name="P93">#include &lt;stdio.h&gt; </text:p>
            <text:p text:style-name="P93">#include &lt;cstl/chash_map.h&gt; </text:p>
            <text:p text:style-name="P93"/>
            <text:p text:style-name="P93">int main(int argc, char* argv[]) </text:p>
            <text:p text:style-name="P93">{ </text:p>
            <text:p text:style-name="P93"><text:s text:c="4"/>hash_map_t* phmap_stocks = create_hash_map(char*, double); </text:p>
            <text:p text:style-name="P93"><text:s text:c="4"/>hash_map_iterator_t it_pos; </text:p>
            <text:p text:style-name="P93"/>
            <text:p text:style-name="P93"><text:s text:c="4"/>if(phmap_stocks == NULL) </text:p>
            <text:p text:style-name="P93"><text:s text:c="4"/>{ </text:p>
            <text:p text:style-name="P93"><text:s text:c="8"/>return -1; </text:p>
            <text:p text:style-name="P93"><text:s text:c="4"/>} </text:p>
            <text:p text:style-name="P93"/>
            <text:p text:style-name="P93"><text:s text:c="4"/>hash_map_init(phmap_stocks); </text:p>
            <text:p text:style-name="P93"/>
            <text:p text:style-name="P93"><text:s text:c="4"/>*(double*)hash_map_at(phmap_stocks, "Google") = 834.50; </text:p>
            <text:p text:style-name="P93"><text:s text:c="4"/>*(double*)hash_map_at(phmap_stocks, "IBM") = 431.93; </text:p>
            <text:p text:style-name="P93"><text:s text:c="4"/>*(double*)hash_map_at(phmap_stocks, "Apple") = 557.28; </text:p>
            <text:p text:style-name="P93"><text:s text:c="4"/>*(double*)hash_map_at(phmap_stocks, "MS") = 691.03; </text:p>
            <text:p text:style-name="P93"><text:s text:c="4"/>*(double*)hash_map_at(phmap_stocks, "Oracle") = 670.37; </text:p>
            <text:p text:style-name="P93"/>
            <text:p text:style-name="P93"><text:s text:c="4"/>/* print all elements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oft-page-break/><text:s text:c="4"/>} </text:p>
            <text:p text:style-name="P93"><text:s text:c="4"/>printf("\n"); </text:p>
            <text:p text:style-name="P93"/>
            <text:p text:style-name="P93"><text:s text:c="4"/>/* all price double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double*)pair_second((pair_t*)iterator_get_pointer(it_pos)) *= 2; </text:p>
            <text:p text:style-name="P93"><text:s text:c="4"/>} </text:p>
            <text:p text:style-name="P93"/>
            <text:p text:style-name="P93"><text:s text:c="4"/>/* print all elements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 rename the key from "MS" to "Microsoft" */ </text:p>
            <text:p text:style-name="P93"><text:s text:c="4"/>*(double*)hash_map_at(phmap_stocks, "Microsoft") = </text:p>
            <text:p text:style-name="P93"><text:s text:c="8"/>*(double*)hash_map_at(phmap_stocks, "MS"); </text:p>
            <text:p text:style-name="P93"><text:s text:c="4"/>hash_map_erase(phmap_stocks, "MS"); </text:p>
            <text:p text:style-name="P93"/>
            <text:p text:style-name="P93"><text:s text:c="4"/>/* print all elements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hash_map_destroy(phmap_stocks); </text:p>
            <text:p text:style-name="P93"/>
            <text:p text:style-name="P93"><text:s text:c="4"/>return 0; </text:p>
            <text:p text:style-name="P93">}</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384697330" text:continue-numbering="true" text:style-name="WW8Num13">
        <text:list-item>
          <text:list>
            <text:list-item>
              <text:h text:style-name="P265"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3"/>
          </table:table-cell>
          <table:table-cell table:style-name="表格98.A1" office:value-type="string">
            <text:p text:style-name="P103">vector_t</text:p>
          </table:table-cell>
          <table:table-cell table:style-name="表格98.A1" office:value-type="string">
            <text:p text:style-name="P103">deque_t</text:p>
          </table:table-cell>
          <table:table-cell table:style-name="表格98.A1" office:value-type="string">
            <text:p text:style-name="P103">list_t</text:p>
          </table:table-cell>
          <table:table-cell table:style-name="表格98.E1" office:value-type="string">
            <text:p text:style-name="P103">slist_t</text:p>
          </table:table-cell>
        </table:table-row>
        <table:table-row>
          <table:table-cell table:style-name="表格98.A2" office:value-type="string">
            <text:p text:style-name="P103">典型的数据结构</text:p>
          </table:table-cell>
          <table:table-cell table:style-name="表格98.B2" office:value-type="string">
            <text:p text:style-name="P103">动态数组</text:p>
          </table:table-cell>
          <table:table-cell table:style-name="表格98.B2" office:value-type="string">
            <text:p text:style-name="P103">分段的动态数据</text:p>
          </table:table-cell>
          <table:table-cell table:style-name="表格98.B2" office:value-type="string">
            <text:p text:style-name="P103">双向链表</text:p>
          </table:table-cell>
          <table:table-cell table:style-name="表格98.E2" office:value-type="string">
            <text:p text:style-name="P103">单向链表</text:p>
          </table:table-cell>
        </table:table-row>
        <table:table-row>
          <table:table-cell table:style-name="表格98.A2" office:value-type="string">
            <text:p text:style-name="P103">数据形式</text:p>
          </table:table-cell>
          <table:table-cell table:style-name="表格98.B2" office:value-type="string">
            <text:p text:style-name="P103">value</text:p>
          </table:table-cell>
          <table:table-cell table:style-name="表格98.B2" office:value-type="string">
            <text:p text:style-name="P103">value</text:p>
          </table:table-cell>
          <table:table-cell table:style-name="表格98.B2" office:value-type="string">
            <text:p text:style-name="P103">value</text:p>
          </table:table-cell>
          <table:table-cell table:style-name="表格98.E2" office:value-type="string">
            <text:p text:style-name="P103">value</text:p>
          </table:table-cell>
        </table:table-row>
        <table:table-row>
          <table:table-cell table:style-name="表格98.A2" office:value-type="string">
            <text:p text:style-name="P103">是否允许数据重复</text:p>
          </table:table-cell>
          <table:table-cell table:style-name="表格98.B2" office:value-type="string">
            <text:p text:style-name="P103">是</text:p>
          </table:table-cell>
          <table:table-cell table:style-name="表格98.B2" office:value-type="string">
            <text:p text:style-name="P103">是</text:p>
          </table:table-cell>
          <table:table-cell table:style-name="表格98.B2" office:value-type="string">
            <text:p text:style-name="P103">是</text:p>
          </table:table-cell>
          <table:table-cell table:style-name="表格98.E2" office:value-type="string">
            <text:p text:style-name="P103">是</text:p>
          </table:table-cell>
        </table:table-row>
        <table:table-row>
          <table:table-cell table:style-name="表格98.A2" office:value-type="string">
            <text:p text:style-name="P103">是否支持随机访问</text:p>
          </table:table-cell>
          <table:table-cell table:style-name="表格98.B2" office:value-type="string">
            <text:p text:style-name="P103">是</text:p>
          </table:table-cell>
          <table:table-cell table:style-name="表格98.B2" office:value-type="string">
            <text:p text:style-name="P103">是</text:p>
          </table:table-cell>
          <table:table-cell table:style-name="表格98.B2" office:value-type="string">
            <text:p text:style-name="P103">否</text:p>
          </table:table-cell>
          <table:table-cell table:style-name="表格98.E2" office:value-type="string">
            <text:p text:style-name="P103">否</text:p>
          </table:table-cell>
        </table:table-row>
        <table:table-row>
          <table:table-cell table:style-name="表格98.A2" office:value-type="string">
            <text:p text:style-name="P103">迭代器类型</text:p>
          </table:table-cell>
          <table:table-cell table:style-name="表格98.B2" office:value-type="string">
            <text:p text:style-name="P103">随机</text:p>
          </table:table-cell>
          <table:table-cell table:style-name="表格98.B2" office:value-type="string">
            <text:p text:style-name="P103">随机</text:p>
          </table:table-cell>
          <table:table-cell table:style-name="表格98.B2" office:value-type="string">
            <text:p text:style-name="P103">双向</text:p>
          </table:table-cell>
          <table:table-cell table:style-name="表格98.E2" office:value-type="string">
            <text:p text:style-name="P103">单向</text:p>
          </table:table-cell>
        </table:table-row>
        <table:table-row>
          <table:table-cell table:style-name="表格98.A2" office:value-type="string">
            <text:p text:style-name="P103">数据查找速度</text:p>
          </table:table-cell>
          <table:table-cell table:style-name="表格98.B2" office:value-type="string">
            <text:p text:style-name="P103">慢</text:p>
          </table:table-cell>
          <table:table-cell table:style-name="表格98.B2" office:value-type="string">
            <text:p text:style-name="P103">慢</text:p>
          </table:table-cell>
          <table:table-cell table:style-name="表格98.B2" office:value-type="string">
            <text:p text:style-name="P103">慢</text:p>
          </table:table-cell>
          <table:table-cell table:style-name="表格98.E2" office:value-type="string">
            <text:p text:style-name="P103">慢</text:p>
          </table:table-cell>
        </table:table-row>
        <table:table-row>
          <table:table-cell table:style-name="表格98.A2" office:value-type="string">
            <text:p text:style-name="P103">快速插入删除数据的位置</text:p>
          </table:table-cell>
          <table:table-cell table:style-name="表格98.B2" office:value-type="string">
            <text:p text:style-name="P103">末尾</text:p>
          </table:table-cell>
          <table:table-cell table:style-name="表格98.B2" office:value-type="string">
            <text:p text:style-name="P103">开头和末尾</text:p>
          </table:table-cell>
          <table:table-cell table:style-name="表格98.B2" office:value-type="string">
            <text:p text:style-name="P103">任何位置</text:p>
          </table:table-cell>
          <table:table-cell table:style-name="表格98.E2" office:value-type="string">
            <text:p text:style-name="P103">任意位置后面</text:p>
          </table:table-cell>
        </table:table-row>
        <table:table-row>
          <table:table-cell table:style-name="表格98.A2" office:value-type="string">
            <text:p text:style-name="P103">插入删除数据导致迭代器失效</text:p>
          </table:table-cell>
          <table:table-cell table:style-name="表格98.B2" office:value-type="string">
            <text:p text:style-name="P103">重新分配内存</text:p>
          </table:table-cell>
          <table:table-cell table:style-name="表格98.B2" office:value-type="string">
            <text:p text:style-name="P103">任何时候</text:p>
          </table:table-cell>
          <table:table-cell table:style-name="表格98.B2" office:value-type="string">
            <text:p text:style-name="P103">不会失效</text:p>
          </table:table-cell>
          <table:table-cell table:style-name="表格98.E2" office:value-type="string">
            <text:p text:style-name="P103">不会失效</text:p>
          </table:table-cell>
        </table:table-row>
        <table:table-row>
          <table:table-cell table:style-name="表格98.A2" office:value-type="string">
            <text:p text:style-name="P103">释放被删除数据的内存</text:p>
          </table:table-cell>
          <table:table-cell table:style-name="表格98.B2" office:value-type="string">
            <text:p text:style-name="P103">否</text:p>
          </table:table-cell>
          <table:table-cell table:style-name="表格98.B2" office:value-type="string">
            <text:p text:style-name="P103">有时是</text:p>
          </table:table-cell>
          <table:table-cell table:style-name="表格98.B2" office:value-type="string">
            <text:p text:style-name="P103">是</text:p>
          </table:table-cell>
          <table:table-cell table:style-name="表格98.E2" office:value-type="string">
            <text:p text:style-name="P103">是</text:p>
          </table:table-cell>
        </table:table-row>
        <table:table-row>
          <table:table-cell table:style-name="表格98.A2" office:value-type="string">
            <text:p text:style-name="P103"/>
          </table:table-cell>
          <table:table-cell table:style-name="表格98.A2" office:value-type="string">
            <text:p text:style-name="P103">set_t</text:p>
          </table:table-cell>
          <table:table-cell table:style-name="表格98.A2" office:value-type="string">
            <text:p text:style-name="P103">multiset_t</text:p>
          </table:table-cell>
          <table:table-cell table:style-name="表格98.A2" office:value-type="string">
            <text:p text:style-name="P103">map_t</text:p>
          </table:table-cell>
          <table:table-cell table:style-name="表格98.E11" office:value-type="string">
            <text:p text:style-name="P103">multimap_t</text:p>
          </table:table-cell>
        </table:table-row>
        <table:table-row>
          <table:table-cell table:style-name="表格98.A2" office:value-type="string">
            <text:p text:style-name="P103">典型的数据结构</text:p>
          </table:table-cell>
          <table:table-cell table:style-name="表格98.B2" office:value-type="string">
            <text:p text:style-name="P103">平衡二叉树</text:p>
          </table:table-cell>
          <table:table-cell table:style-name="表格98.B2" office:value-type="string">
            <text:p text:style-name="P103">平衡二叉树</text:p>
          </table:table-cell>
          <table:table-cell table:style-name="表格98.B2" office:value-type="string">
            <text:p text:style-name="P103">平衡二叉树</text:p>
          </table:table-cell>
          <table:table-cell table:style-name="表格98.E2" office:value-type="string">
            <text:p text:style-name="P103">平衡二叉树</text:p>
          </table:table-cell>
        </table:table-row>
        <table:table-row>
          <table:table-cell table:style-name="表格98.A2" office:value-type="string">
            <text:p text:style-name="P103">数据形式</text:p>
          </table:table-cell>
          <table:table-cell table:style-name="表格98.B2" office:value-type="string">
            <text:p text:style-name="P103">value</text:p>
          </table:table-cell>
          <table:table-cell table:style-name="表格98.B2" office:value-type="string">
            <text:p text:style-name="P103">value</text:p>
          </table:table-cell>
          <table:table-cell table:style-name="表格98.B2" office:value-type="string">
            <text:p text:style-name="P103">key/value</text:p>
          </table:table-cell>
          <table:table-cell table:style-name="表格98.E2" office:value-type="string">
            <text:p text:style-name="P103">key/value</text:p>
          </table:table-cell>
        </table:table-row>
        <text:soft-page-break/>
        <table:table-row>
          <table:table-cell table:style-name="表格98.A2" office:value-type="string">
            <text:p text:style-name="P103">是否允许数据重复</text:p>
          </table:table-cell>
          <table:table-cell table:style-name="表格98.B2" office:value-type="string">
            <text:p text:style-name="P103">否</text:p>
          </table:table-cell>
          <table:table-cell table:style-name="表格98.B2" office:value-type="string">
            <text:p text:style-name="P103">是</text:p>
          </table:table-cell>
          <table:table-cell table:style-name="表格98.B2" office:value-type="string">
            <text:p text:style-name="P103">不允许key重复</text:p>
          </table:table-cell>
          <table:table-cell table:style-name="表格98.E2" office:value-type="string">
            <text:p text:style-name="P103">是</text:p>
          </table:table-cell>
        </table:table-row>
        <table:table-row>
          <table:table-cell table:style-name="表格98.A2" office:value-type="string">
            <text:p text:style-name="P103">是否支持随机访问</text:p>
          </table:table-cell>
          <table:table-cell table:style-name="表格98.B2" office:value-type="string">
            <text:p text:style-name="P103">否</text:p>
          </table:table-cell>
          <table:table-cell table:style-name="表格98.B2" office:value-type="string">
            <text:p text:style-name="P103">否</text:p>
          </table:table-cell>
          <table:table-cell table:style-name="表格98.B2" office:value-type="string">
            <text:p text:style-name="P103">使用key随机访问</text:p>
          </table:table-cell>
          <table:table-cell table:style-name="表格98.E2" office:value-type="string">
            <text:p text:style-name="P103">否</text:p>
          </table:table-cell>
        </table:table-row>
        <table:table-row>
          <table:table-cell table:style-name="表格98.A2" office:value-type="string">
            <text:p text:style-name="P103">迭代器类型</text:p>
          </table:table-cell>
          <table:table-cell table:style-name="表格98.B2" office:value-type="string">
            <text:p text:style-name="P103">双向</text:p>
          </table:table-cell>
          <table:table-cell table:style-name="表格98.B2" office:value-type="string">
            <text:p text:style-name="P103">双向</text:p>
          </table:table-cell>
          <table:table-cell table:style-name="表格98.B2" office:value-type="string">
            <text:p text:style-name="P103">双向</text:p>
          </table:table-cell>
          <table:table-cell table:style-name="表格98.E2" office:value-type="string">
            <text:p text:style-name="P103">双向</text:p>
          </table:table-cell>
        </table:table-row>
        <table:table-row>
          <table:table-cell table:style-name="表格98.A2" office:value-type="string">
            <text:p text:style-name="P103">数据查找速度</text:p>
          </table:table-cell>
          <table:table-cell table:style-name="表格98.B2" office:value-type="string">
            <text:p text:style-name="P103">快</text:p>
          </table:table-cell>
          <table:table-cell table:style-name="表格98.B2" office:value-type="string">
            <text:p text:style-name="P103">快</text:p>
          </table:table-cell>
          <table:table-cell table:style-name="表格98.B2" office:value-type="string">
            <text:p text:style-name="P103">查找key快</text:p>
          </table:table-cell>
          <table:table-cell table:style-name="表格98.E2" office:value-type="string">
            <text:p text:style-name="P103">查找key快</text:p>
          </table:table-cell>
        </table:table-row>
        <table:table-row>
          <table:table-cell table:style-name="表格98.A2" office:value-type="string">
            <text:p text:style-name="P103">快速插入删除数据的位置</text:p>
          </table:table-cell>
          <table:table-cell table:style-name="表格98.B2" office:value-type="string">
            <text:p text:style-name="P103">-</text:p>
          </table:table-cell>
          <table:table-cell table:style-name="表格98.B2" office:value-type="string">
            <text:p text:style-name="P103">-</text:p>
          </table:table-cell>
          <table:table-cell table:style-name="表格98.B2" office:value-type="string">
            <text:p text:style-name="P103">-</text:p>
          </table:table-cell>
          <table:table-cell table:style-name="表格98.E2" office:value-type="string">
            <text:p text:style-name="P103">-</text:p>
          </table:table-cell>
        </table:table-row>
        <table:table-row>
          <table:table-cell table:style-name="表格98.A2" office:value-type="string">
            <text:p text:style-name="P103">插入删除数据导致迭代器失效</text:p>
          </table:table-cell>
          <table:table-cell table:style-name="表格98.B2" office:value-type="string">
            <text:p text:style-name="P103">不会失效</text:p>
          </table:table-cell>
          <table:table-cell table:style-name="表格98.B2" office:value-type="string">
            <text:p text:style-name="P103">不会失效</text:p>
          </table:table-cell>
          <table:table-cell table:style-name="表格98.B2" office:value-type="string">
            <text:p text:style-name="P103">不会失效</text:p>
          </table:table-cell>
          <table:table-cell table:style-name="表格98.E2" office:value-type="string">
            <text:p text:style-name="P103">不会失效</text:p>
          </table:table-cell>
        </table:table-row>
        <table:table-row>
          <table:table-cell table:style-name="表格98.A2" office:value-type="string">
            <text:p text:style-name="P103">释放被删除数据的内存</text:p>
          </table:table-cell>
          <table:table-cell table:style-name="表格98.B2" office:value-type="string">
            <text:p text:style-name="P103">是</text:p>
          </table:table-cell>
          <table:table-cell table:style-name="表格98.B2" office:value-type="string">
            <text:p text:style-name="P103">是</text:p>
          </table:table-cell>
          <table:table-cell table:style-name="表格98.B2" office:value-type="string">
            <text:p text:style-name="P103">是</text:p>
          </table:table-cell>
          <table:table-cell table:style-name="表格98.E2" office:value-type="string">
            <text:p text:style-name="P103">是</text:p>
          </table:table-cell>
        </table:table-row>
        <table:table-row>
          <table:table-cell table:style-name="表格98.A2" office:value-type="string">
            <text:p text:style-name="P103"/>
          </table:table-cell>
          <table:table-cell table:style-name="表格98.A2" office:value-type="string">
            <text:p text:style-name="P103">hash_set_t</text:p>
          </table:table-cell>
          <table:table-cell table:style-name="表格98.A2" office:value-type="string">
            <text:p text:style-name="P103">hash_multiset_t</text:p>
          </table:table-cell>
          <table:table-cell table:style-name="表格98.A2" office:value-type="string">
            <text:p text:style-name="P103">hash_map_t</text:p>
          </table:table-cell>
          <table:table-cell table:style-name="表格98.E11" office:value-type="string">
            <text:p text:style-name="P103">hash_multimap_t</text:p>
          </table:table-cell>
        </table:table-row>
        <table:table-row>
          <table:table-cell table:style-name="表格98.A2" office:value-type="string">
            <text:p text:style-name="P103">典型的数据结构</text:p>
          </table:table-cell>
          <table:table-cell table:style-name="表格98.B2" office:value-type="string">
            <text:p text:style-name="P103">哈希表</text:p>
          </table:table-cell>
          <table:table-cell table:style-name="表格98.B2" office:value-type="string">
            <text:p text:style-name="P103">哈希表</text:p>
          </table:table-cell>
          <table:table-cell table:style-name="表格98.B2" office:value-type="string">
            <text:p text:style-name="P103">哈希表</text:p>
          </table:table-cell>
          <table:table-cell table:style-name="表格98.E2" office:value-type="string">
            <text:p text:style-name="P103">哈希表</text:p>
          </table:table-cell>
        </table:table-row>
        <table:table-row>
          <table:table-cell table:style-name="表格98.A2" office:value-type="string">
            <text:p text:style-name="P103">数据形式</text:p>
          </table:table-cell>
          <table:table-cell table:style-name="表格98.B2" office:value-type="string">
            <text:p text:style-name="P103">value</text:p>
          </table:table-cell>
          <table:table-cell table:style-name="表格98.B2" office:value-type="string">
            <text:p text:style-name="P103">value</text:p>
          </table:table-cell>
          <table:table-cell table:style-name="表格98.B2" office:value-type="string">
            <text:p text:style-name="P103">key/value</text:p>
          </table:table-cell>
          <table:table-cell table:style-name="表格98.E2" office:value-type="string">
            <text:p text:style-name="P103">key/value</text:p>
          </table:table-cell>
        </table:table-row>
        <table:table-row>
          <table:table-cell table:style-name="表格98.A2" office:value-type="string">
            <text:p text:style-name="P103">是否允许数据重复</text:p>
          </table:table-cell>
          <table:table-cell table:style-name="表格98.B2" office:value-type="string">
            <text:p text:style-name="P103">否</text:p>
          </table:table-cell>
          <table:table-cell table:style-name="表格98.B2" office:value-type="string">
            <text:p text:style-name="P103">是</text:p>
          </table:table-cell>
          <table:table-cell table:style-name="表格98.B2" office:value-type="string">
            <text:p text:style-name="P103">不允许key重复</text:p>
          </table:table-cell>
          <table:table-cell table:style-name="表格98.E2" office:value-type="string">
            <text:p text:style-name="P103">是</text:p>
          </table:table-cell>
        </table:table-row>
        <table:table-row>
          <table:table-cell table:style-name="表格98.A2" office:value-type="string">
            <text:p text:style-name="P103">是否支持随机访问</text:p>
          </table:table-cell>
          <table:table-cell table:style-name="表格98.B2" office:value-type="string">
            <text:p text:style-name="P103">否</text:p>
          </table:table-cell>
          <table:table-cell table:style-name="表格98.B2" office:value-type="string">
            <text:p text:style-name="P103">否</text:p>
          </table:table-cell>
          <table:table-cell table:style-name="表格98.B2" office:value-type="string">
            <text:p text:style-name="P103">使用key随机访问</text:p>
          </table:table-cell>
          <table:table-cell table:style-name="表格98.E2" office:value-type="string">
            <text:p text:style-name="P103">否</text:p>
          </table:table-cell>
        </table:table-row>
        <table:table-row>
          <table:table-cell table:style-name="表格98.A2" office:value-type="string">
            <text:p text:style-name="P103">迭代器类型</text:p>
          </table:table-cell>
          <table:table-cell table:style-name="表格98.B2" office:value-type="string">
            <text:p text:style-name="P103">双向</text:p>
          </table:table-cell>
          <table:table-cell table:style-name="表格98.B2" office:value-type="string">
            <text:p text:style-name="P103">双向</text:p>
          </table:table-cell>
          <table:table-cell table:style-name="表格98.B2" office:value-type="string">
            <text:p text:style-name="P103">双向</text:p>
          </table:table-cell>
          <table:table-cell table:style-name="表格98.E2" office:value-type="string">
            <text:p text:style-name="P103">双向</text:p>
          </table:table-cell>
        </table:table-row>
        <table:table-row>
          <table:table-cell table:style-name="表格98.A2" office:value-type="string">
            <text:p text:style-name="P103">数据查找速度</text:p>
          </table:table-cell>
          <table:table-cell table:style-name="表格98.B2" office:value-type="string">
            <text:p text:style-name="P103">非常快</text:p>
          </table:table-cell>
          <table:table-cell table:style-name="表格98.B2" office:value-type="string">
            <text:p text:style-name="P103">非常快</text:p>
          </table:table-cell>
          <table:table-cell table:style-name="表格98.B2" office:value-type="string">
            <text:p text:style-name="P103">查找key非常快</text:p>
          </table:table-cell>
          <table:table-cell table:style-name="表格98.E2" office:value-type="string">
            <text:p text:style-name="P103">查找key非常快</text:p>
          </table:table-cell>
        </table:table-row>
        <table:table-row>
          <table:table-cell table:style-name="表格98.A2" office:value-type="string">
            <text:p text:style-name="P103">快速插入删除数据的位置</text:p>
          </table:table-cell>
          <table:table-cell table:style-name="表格98.B2" office:value-type="string">
            <text:p text:style-name="P103">-</text:p>
          </table:table-cell>
          <table:table-cell table:style-name="表格98.B2" office:value-type="string">
            <text:p text:style-name="P103">-</text:p>
          </table:table-cell>
          <table:table-cell table:style-name="表格98.B2" office:value-type="string">
            <text:p text:style-name="P103">-</text:p>
          </table:table-cell>
          <table:table-cell table:style-name="表格98.E2" office:value-type="string">
            <text:p text:style-name="P103">-</text:p>
          </table:table-cell>
        </table:table-row>
        <table:table-row>
          <table:table-cell table:style-name="表格98.A2" office:value-type="string">
            <text:p text:style-name="P103">插入删除数据导致迭代器失效</text:p>
          </table:table-cell>
          <table:table-cell table:style-name="表格98.B2" office:value-type="string">
            <text:p text:style-name="P103">存储单元变化</text:p>
          </table:table-cell>
          <table:table-cell table:style-name="表格98.B2" office:value-type="string">
            <text:p text:style-name="P103">存储单元变化</text:p>
          </table:table-cell>
          <table:table-cell table:style-name="表格98.B2" office:value-type="string">
            <text:p text:style-name="P103">存储单元变化</text:p>
          </table:table-cell>
          <table:table-cell table:style-name="表格98.E2" office:value-type="string">
            <text:p text:style-name="P103">存储单元变化</text:p>
          </table:table-cell>
        </table:table-row>
        <table:table-row>
          <table:table-cell table:style-name="表格98.A2" office:value-type="string">
            <text:p text:style-name="P103">释放被删除数据的内存</text:p>
          </table:table-cell>
          <table:table-cell table:style-name="表格98.B2" office:value-type="string">
            <text:p text:style-name="P103">是</text:p>
          </table:table-cell>
          <table:table-cell table:style-name="表格98.B2" office:value-type="string">
            <text:p text:style-name="P103">是</text:p>
          </table:table-cell>
          <table:table-cell table:style-name="表格98.B2" office:value-type="string">
            <text:p text:style-name="P103">是</text:p>
          </table:table-cell>
          <table:table-cell table:style-name="表格98.E2" office:value-type="string">
            <text:p text:style-name="P103">是</text:p>
          </table:table-cell>
        </table:table-row>
      </table:table>
      <text:p text:style-name="P40"/>
      <text:list xml:id="list1838253186" text:style-name="L113">
        <text:list-item>
          <text:p text:style-name="P168">在预分配存储的情况下使用<text:span text:style-name="T23">vector_t</text:span>，它简单并且提供了对数据的随即访问，使用起来方便。</text:p>
        </text:list-item>
        <text:list-item>
          <text:p text:style-name="P229"><text:span text:style-name="T59">如果经常在容器的开头和结尾插入数据，那么使用</text:span><text:span text:style-name="T32">deque_t</text:span><text:span text:style-name="T59">它不仅可以在开头和结尾高效的插入和删除数据而且也提供了对数据的随即访问，在删除数据的时候有时内存还会被释放。</text:span></text:p>
        </text:list-item>
        <text:list-item>
          <text:p text:style-name="P229"><text:span text:style-name="T59">如果经常在容器的任意位置插入删除或移动数据，那么使用</text:span><text:span text:style-name="T32">list_t</text:span><text:span text:style-name="T59">它可以高效的在任意位置插入或删除数据，并且不会影响已有的迭代器。如果要在任意位置的下一个位置插入或删除数据，那么使用</text:span><text:span text:style-name="T32">slist_t</text:span><text:span text:style-name="T59">。</text:span></text:p>
        </text:list-item>
        <text:list-item>
          <text:p text:style-name="P229"><text:span text:style-name="T59">如果经常查找或者数据的有序性很重要，那么使用</text:span><text:span text:style-name="T32">set_t</text:span><text:span text:style-name="T59">或</text:span><text:span text:style-name="T32">multiset_t</text:span><text:span text:style-name="T59">，如果只关心查找的效率，那么</text:span></text:p>
          <text:p text:style-name="P168"><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93">/* </text:p>
            <text:p text:style-name="P93"><text:s/>* sortvec.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text:soft-page-break/>#include &lt;cstl/cfunctional.h&gt; </text:p>
            <text:p text:style-name="P93"/>
            <text:p text:style-name="P93">int main(int argc, char* argv[]) </text:p>
            <text:p text:style-name="P93">{ </text:p>
            <text:p text:style-name="P93"><text:s text:c="4"/>vector_t* pvec_coll = create_vector(int); </text:p>
            <text:p text:style-name="P93"><text:s text:c="4"/>int n_random = 0; </text:p>
            <text:p text:style-name="P93"><text:s text:c="4"/>int n_input = 1000000; </text:p>
            <text:p text:style-name="P93"><text:s text:c="4"/>int i = 0;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_n(pvec_coll, 1000000); </text:p>
            <text:p text:style-name="P93"/>
            <text:p text:style-name="P93"><text:s text:c="4"/>for(i = 0; i &lt; 1000000; ++i) </text:p>
            <text:p text:style-name="P93"><text:s text:c="4"/>{ </text:p>
            <text:p text:style-name="P93"><text:s text:c="8"/>fun_random_number(&amp;n_input, &amp;n_random); </text:p>
            <text:p text:style-name="P93"><text:s text:c="8"/>*(int*)vector_at(pvec_coll, i) = n_random; </text:p>
            <text:p text:style-name="P93"><text:s text:c="4"/>} </text:p>
            <text:p text:style-name="P93"/>
            <text:p text:style-name="P93"><text:s text:c="4"/>algo_sort(vector_begin(pvec_coll), vector_end(pvec_coll)); </text:p>
            <text:p text:style-name="P93"/>
            <text:p text:style-name="P93"><text:s text:c="4"/>vector_destroy(pvec_coll); </text:p>
            <text:p text:style-name="P93"/>
            <text:p text:style-name="P93"><text:s text:c="4"/>return 0; </text:p>
            <text:p text:style-name="P93">}</text:p>
          </table:table-cell>
        </table:table-row>
      </table:table>
      <text:p text:style-name="P45"/>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5"/>
      <text:p text:style-name="P55">使用<text:span text:style-name="T23">multiset_t</text:span>：</text:p>
      <table:table table:name="表格100" table:style-name="表格100">
        <table:table-column table:style-name="表格100.A"/>
        <table:table-row>
          <table:table-cell table:style-name="表格100.A1" office:value-type="string">
            <text:p text:style-name="P93">/* </text:p>
            <text:p text:style-name="P93"><text:s/>* sortmset.c </text:p>
            <text:p text:style-name="P93"><text:s/>* compile with : -lcstl </text:p>
            <text:p text:style-name="P93"><text:s/>*/ </text:p>
            <text:p text:style-name="P93"/>
            <text:p text:style-name="P93">#include &lt;stdio.h&gt; </text:p>
            <text:p text:style-name="P93">#include &lt;cstl/cset.h&gt; </text:p>
            <text:p text:style-name="P93">#include &lt;cstl/cfunctional.h&gt; </text:p>
            <text:p text:style-name="P93"><text:soft-page-break/><text:s/></text:p>
            <text:p text:style-name="P93">int main(int argc, char* argv[]) </text:p>
            <text:p text:style-name="P93">{ </text:p>
            <text:p text:style-name="P93"><text:s text:c="4"/>multiset_t* pmset_coll = create_multiset(int); </text:p>
            <text:p text:style-name="P93"><text:s text:c="4"/>int n_randmo = 0; </text:p>
            <text:p text:style-name="P93"><text:s text:c="4"/>int n_input = 1000000; </text:p>
            <text:p text:style-name="P93"><text:s text:c="4"/>int i = 0; </text:p>
            <text:p text:style-name="P93"/>
            <text:p text:style-name="P93"><text:s text:c="4"/>if(pmset_coll == NULL) </text:p>
            <text:p text:style-name="P93"><text:s text:c="4"/>{ </text:p>
            <text:p text:style-name="P93"><text:s text:c="8"/>return -1; </text:p>
            <text:p text:style-name="P93"><text:s text:c="4"/>} </text:p>
            <text:p text:style-name="P93"/>
            <text:p text:style-name="P93"><text:s text:c="4"/>multiset_init(pmset_coll); </text:p>
            <text:p text:style-name="P93"/>
            <text:p text:style-name="P93"><text:s text:c="4"/>for(i = 0; i &lt; 1000000; ++i) </text:p>
            <text:p text:style-name="P93"><text:s text:c="4"/>{ </text:p>
            <text:p text:style-name="P93"><text:s text:c="8"/>fun_random_number(&amp;n_input, &amp;n_randmo); </text:p>
            <text:p text:style-name="P93"><text:s text:c="8"/>multiset_insert(pmset_coll, n_randmo); </text:p>
            <text:p text:style-name="P93"><text:s text:c="4"/>} </text:p>
            <text:p text:style-name="P93"/>
            <text:p text:style-name="P93"><text:s text:c="4"/>multiset_destroy(pmset_coll); </text:p>
            <text:p text:style-name="P93"/>
            <text:p text:style-name="P93"><text:s text:c="4"/>return 0; </text:p>
            <text:p text:style-name="P93">}</text:p>
          </table:table-cell>
        </table:table-row>
      </table:table>
      <text:p text:style-name="P45"/>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725616830" text:continue-list="list384697330" text:style-name="WW8Num13">
        <text:list-item>
          <text:h text:style-name="P257"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58">#include &lt;cstl/citerator.h&gt;</text:p>
      <text:p text:style-name="P58"><text:soft-page-break/></text:p>
      <text:list xml:id="list1511165942" text:continue-numbering="true" text:style-name="WW8Num13">
        <text:list-item>
          <text:list>
            <text:list-item>
              <text:h text:style-name="P265"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3">迭代器类型</text:p>
          </table:table-cell>
          <table:table-cell table:style-name="表格101.A1" office:value-type="string">
            <text:p text:style-name="P103">能力</text:p>
          </table:table-cell>
          <table:table-cell table:style-name="表格101.C1" office:value-type="string">
            <text:p text:style-name="P103">相关容器</text:p>
          </table:table-cell>
        </table:table-row>
        <table:table-row>
          <table:table-cell table:style-name="表格101.A2" office:value-type="string">
            <text:p text:style-name="P103">iterator_t</text:p>
          </table:table-cell>
          <table:table-cell table:style-name="表格101.A2" office:value-type="string">
            <text:p text:style-name="P103">[1]</text:p>
          </table:table-cell>
          <table:table-cell table:style-name="表格101.C2" office:value-type="string">
            <text:p text:style-name="P103">-</text:p>
          </table:table-cell>
        </table:table-row>
        <table:table-row>
          <table:table-cell table:style-name="表格101.A2" office:value-type="string">
            <text:p text:style-name="P103">input_iterator_t</text:p>
          </table:table-cell>
          <table:table-cell table:style-name="表格101.A2" office:value-type="string">
            <text:p text:style-name="P103">输入，先前迭代</text:p>
          </table:table-cell>
          <table:table-cell table:style-name="表格101.C2" office:value-type="string">
            <text:p text:style-name="P103">-</text:p>
          </table:table-cell>
        </table:table-row>
        <table:table-row>
          <table:table-cell table:style-name="表格101.A2" office:value-type="string">
            <text:p text:style-name="P103">output_iterator_t</text:p>
          </table:table-cell>
          <table:table-cell table:style-name="表格101.A2" office:value-type="string">
            <text:p text:style-name="P103">输出，向前迭代</text:p>
          </table:table-cell>
          <table:table-cell table:style-name="表格101.C2" office:value-type="string">
            <text:p text:style-name="P103">-</text:p>
          </table:table-cell>
        </table:table-row>
        <table:table-row>
          <table:table-cell table:style-name="表格101.A2" office:value-type="string">
            <text:p text:style-name="P103">forward_iterator_t</text:p>
          </table:table-cell>
          <table:table-cell table:style-name="表格101.A2" office:value-type="string">
            <text:p text:style-name="P103">输入，输出，向前迭代</text:p>
          </table:table-cell>
          <table:table-cell table:style-name="表格101.C2" office:value-type="string">
            <text:p text:style-name="P103">slist_t</text:p>
          </table:table-cell>
        </table:table-row>
        <table:table-row>
          <table:table-cell table:style-name="表格101.A2" office:value-type="string">
            <text:p text:style-name="P103">bidirectional_iterator_t</text:p>
          </table:table-cell>
          <table:table-cell table:style-name="表格101.A2" office:value-type="string">
            <text:p text:style-name="P103">输入，输出，双向迭代</text:p>
          </table:table-cell>
          <table:table-cell table:style-name="表格101.C2" office:value-type="string">
            <text:p text:style-name="P103">list_t, set_t, multiset_t, map_t, multimap_t, hash_set_t, hash_multiset_t, hash_map_t, hash_multimap_t</text:p>
          </table:table-cell>
        </table:table-row>
        <table:table-row>
          <table:table-cell table:style-name="表格101.A2" office:value-type="string">
            <text:p text:style-name="P103">random_access_iterator_t</text:p>
          </table:table-cell>
          <table:table-cell table:style-name="表格101.A2" office:value-type="string">
            <text:p text:style-name="P103">输入，输出，随机迭代</text:p>
          </table:table-cell>
          <table:table-cell table:style-name="表格101.C2" office:value-type="string">
            <text:p text:style-name="P103">vector_t, deque_t, string_t</text:p>
          </table:table-cell>
        </table:table-row>
      </table:table>
      <text:p text:style-name="P41"/>
      <text:p text:style-name="P40"><text:span text:style-name="T56"><text:tab/>表中的</text:span><text:span text:style-name="T76">iterator_t</text:span><text:span text:style-name="T56">是迭代器的基本类型,下面的所有的类型都是从它演变出来的，它可以表示所有的迭代器类型，所以在实际使用的过程中可以使用</text:span><text:span text:style-name="T36">iterator_t</text:span><text:span text:style-name="T56">类型取代实际的与迭代器相关的类型。</text:span><text:span text:style-name="T77"> iterator_t</text:span><text:span text:style-name="T56">可以接受任何迭代器类型的赋值，赋值后原来的</text:span><text:span text:style-name="T76">iterator_t</text:span><text:span text:style-name="T56">类型也就变成了相应的类型。如：</text:span></text:p>
      <text:p text:style-name="P231">iterator_t it_i;</text:p>
      <text:p text:style-name="P231">bidirectional_iterator_t it_bi;</text:p>
      <text:p text:style-name="P231">it_i = it_bi;</text:p>
      <text:p text:style-name="P40"><text:span text:style-name="T56">在赋值之前</text:span><text:span text:style-name="T36">i</text:span><text:span text:style-name="T76">t_i</text:span><text:span text:style-name="T56">是</text:span><text:span text:style-name="T76">iterator_t</text:span><text:span text:style-name="T56">类型，它不具有任何迭代器能力，但是赋值之后</text:span><text:span text:style-name="T36">it_i</text:span><text:span text:style-name="T56">变成了</text:span><text:span text:style-name="T76">bidirectional_iterator_t</text:span><text:span text:style-name="T56">类型，具有了与</text:span><text:span text:style-name="T36">it_bi</text:span><text:span text:style-name="T56">同样的能了。所有的迭代器类型都支持赋值操作符，赋值后迭代器类型也相应的改变了。</text:span></text:p>
      <text:p text:style-name="P222"><draw:frame draw:style-name="fr3" draw:name="图形21" text:anchor-type="paragraph" svg:width="19.006cm" svg:height="9.089cm" draw:z-index="27"><draw:image xlink:href="Pictures/10000000000002CB000001562DDD3F92.jpg" xlink:type="simple" xlink:show="embed" xlink:actuate="onLoad"/></draw:frame><text:soft-page-break/>图<text:span text:style-name="T46">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number-columns-repeated="2"/>
        <table:table-row>
          <table:table-cell table:style-name="表格102.A1" office:value-type="string">
            <text:p text:style-name="P103">容器定义的迭代器类型</text:p>
          </table:table-cell>
          <table:table-cell table:style-name="表格102.B1" office:value-type="string">
            <text:p text:style-name="P103">对应的迭代器类型</text:p>
          </table:table-cell>
        </table:table-row>
        <table:table-row>
          <table:table-cell table:style-name="表格102.A2" office:value-type="string">
            <text:p text:style-name="P103">vector_iterator_t</text:p>
          </table:table-cell>
          <table:table-cell table:style-name="表格102.B2" office:value-type="string">
            <text:p text:style-name="P103">random_access_iterator_t</text:p>
          </table:table-cell>
        </table:table-row>
        <table:table-row>
          <table:table-cell table:style-name="表格102.A2" office:value-type="string">
            <text:p text:style-name="P103">deque_iterator_t</text:p>
          </table:table-cell>
          <table:table-cell table:style-name="表格102.B2" office:value-type="string">
            <text:p text:style-name="P103">random_access_iterator_t</text:p>
          </table:table-cell>
        </table:table-row>
        <table:table-row>
          <table:table-cell table:style-name="表格102.A2" office:value-type="string">
            <text:p text:style-name="P103">list_iterator_t</text:p>
          </table:table-cell>
          <table:table-cell table:style-name="表格102.B2" office:value-type="string">
            <text:p text:style-name="P103">bidirectional_iterator_t</text:p>
          </table:table-cell>
        </table:table-row>
        <table:table-row>
          <table:table-cell table:style-name="表格102.A2" office:value-type="string">
            <text:p text:style-name="P103">slist_iterator_t</text:p>
          </table:table-cell>
          <table:table-cell table:style-name="表格102.B2" office:value-type="string">
            <text:p text:style-name="P103">forward_iterator_t</text:p>
          </table:table-cell>
        </table:table-row>
        <table:table-row>
          <table:table-cell table:style-name="表格102.A2" office:value-type="string">
            <text:p text:style-name="P103">string_iterator_t</text:p>
          </table:table-cell>
          <table:table-cell table:style-name="表格102.B2" office:value-type="string">
            <text:p text:style-name="P103">random_access_iterator_t</text:p>
          </table:table-cell>
        </table:table-row>
        <table:table-row>
          <table:table-cell table:style-name="表格102.A2" office:value-type="string">
            <text:p text:style-name="P103">set_iterator_t</text:p>
          </table:table-cell>
          <table:table-cell table:style-name="表格102.B2" office:value-type="string">
            <text:p text:style-name="P103">bidirectional_iterator_t</text:p>
          </table:table-cell>
        </table:table-row>
        <table:table-row>
          <table:table-cell table:style-name="表格102.A2" office:value-type="string">
            <text:p text:style-name="P103">multiset_iterator_t</text:p>
          </table:table-cell>
          <table:table-cell table:style-name="表格102.B2" office:value-type="string">
            <text:p text:style-name="P103">bidirectional_iterator_t</text:p>
          </table:table-cell>
        </table:table-row>
        <table:table-row>
          <table:table-cell table:style-name="表格102.A2" office:value-type="string">
            <text:p text:style-name="P103">map_iterator_t</text:p>
          </table:table-cell>
          <table:table-cell table:style-name="表格102.B2" office:value-type="string">
            <text:p text:style-name="P103">bidirectional_iterator_t</text:p>
          </table:table-cell>
        </table:table-row>
        <table:table-row>
          <table:table-cell table:style-name="表格102.A2" office:value-type="string">
            <text:p text:style-name="P103">multimap_iterator_t</text:p>
          </table:table-cell>
          <table:table-cell table:style-name="表格102.B2" office:value-type="string">
            <text:p text:style-name="P103">bidirectional_iterator_t</text:p>
          </table:table-cell>
        </table:table-row>
        <table:table-row>
          <table:table-cell table:style-name="表格102.A2" office:value-type="string">
            <text:p text:style-name="P103">hash_set_iterator_t</text:p>
          </table:table-cell>
          <table:table-cell table:style-name="表格102.B2" office:value-type="string">
            <text:p text:style-name="P103">bidirectional_iterator_t</text:p>
          </table:table-cell>
        </table:table-row>
        <table:table-row>
          <table:table-cell table:style-name="表格102.A2" office:value-type="string">
            <text:p text:style-name="P103">hash_multiset_iterator_t</text:p>
          </table:table-cell>
          <table:table-cell table:style-name="表格102.B2" office:value-type="string">
            <text:p text:style-name="P103">bidirectional_iterator_t</text:p>
          </table:table-cell>
        </table:table-row>
        <table:table-row>
          <table:table-cell table:style-name="表格102.A2" office:value-type="string">
            <text:p text:style-name="P103">hash_map_iterator_t</text:p>
          </table:table-cell>
          <table:table-cell table:style-name="表格102.B2" office:value-type="string">
            <text:p text:style-name="P103">bidirectional_iterator_t</text:p>
          </table:table-cell>
        </table:table-row>
        <table:table-row>
          <table:table-cell table:style-name="表格102.A2" office:value-type="string">
            <text:p text:style-name="P103">hash_multimap_iterator_t</text:p>
          </table:table-cell>
          <table:table-cell table:style-name="表格102.B2" office:value-type="string">
            <text:p text:style-name="P103">bidirectional_iterator_t</text:p>
          </table:table-cell>
        </table:table-row>
      </table:table>
      <text:p text:style-name="P40"/>
      <text:list xml:id="list284677001" text:continue-numbering="true" text:style-name="WW8Num13">
        <text:list-item>
          <text:list>
            <text:list-item>
              <text:list>
                <text:list-item>
                  <text:h text:style-name="P282" text:outline-level="3"><text:soft-page-break/>input_iterator_t</text:h>
                </text:list-item>
              </text:list>
            </text:list-item>
          </text:list>
        </text:list-item>
      </text:list>
      <text:p text:style-name="P40"><text:span text:style-name="T17"><text:tab/></text:span><text:span text:style-name="T76">input_iterator_t</text:span><text:span text:style-name="T56">类型的迭代器只能一个数据一个数据的向前移动，同时还支持通过迭代器获得数据，比较两个</text:span><text:span text:style-name="T76">input_iterator_t</text:span><text:span text:style-name="T56">类型的迭代器是否相等。</text:span></text:p>
      <text:p text:style-name="P40"><text:span text:style-name="T56"><text:tab/>下面是</text:span><text:span text:style-name="T76">input_iterator_t</text:span><text:span text:style-name="T56">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149705122" text:continue-numbering="true" text:style-name="WW8Num13">
        <text:list-item>
          <text:list>
            <text:list-item>
              <text:list>
                <text:list-item>
                  <text:h text:style-name="P282" text:outline-level="3">output_iterator_t</text:h>
                </text:list-item>
              </text:list>
            </text:list-item>
          </text:list>
        </text:list-item>
      </text:list>
      <text:p text:style-name="P40"><text:span text:style-name="T17"><text:tab/></text:span><text:span text:style-name="T76">output_iterator_t</text:span><text:span text:style-name="T56">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1694265074" text:continue-numbering="true" text:style-name="WW8Num13">
        <text:list-item>
          <text:list>
            <text:list-item>
              <text:list>
                <text:list-item>
                  <text:h text:style-name="P282" text:outline-level="3">forward_iterator_t</text:h>
                </text:list-item>
              </text:list>
            </text:list-item>
          </text:list>
        </text:list-item>
      </text:list>
      <text:p text:style-name="P40"><text:span text:style-name="T52"><text:tab/></text:span><text:span text:style-name="T76">forward_iterator_t</text:span><text:span text:style-name="T56">类型的迭代器支持</text:span><text:span text:style-name="T76">input_iterator_t</text:span><text:span text:style-name="T56">类型和</text:span><text:span text:style-name="T76">output_iterator_t</text:span><text:span text:style-name="T56">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5"/>
      <text:list xml:id="list262621556" text:continue-numbering="true" text:style-name="WW8Num13">
        <text:list-item>
          <text:list>
            <text:list-item>
              <text:list>
                <text:list-item>
                  <text:h text:style-name="P283" text:outline-level="3"><text:soft-page-break/>bidirectional_iterator_t</text:h>
                </text:list-item>
              </text:list>
            </text:list-item>
          </text:list>
        </text:list-item>
      </text:list>
      <text:p text:style-name="P40"><text:span text:style-name="T52"><text:tab/></text:span><text:span text:style-name="T76">bidirectional_iterator_t</text:span><text:span text:style-name="T56">类型的迭代器是双向迭代器，除了支持</text:span><text:span text:style-name="T76">forward_iterator_t</text:span><text:span text:style-name="T56">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5"/>
      <text:list xml:id="list1825976312" text:continue-numbering="true" text:style-name="WW8Num13">
        <text:list-item>
          <text:list>
            <text:list-item>
              <text:list>
                <text:list-item>
                  <text:h text:style-name="P282" text:outline-level="3">random_access_iterator_t</text:h>
                </text:list-item>
              </text:list>
            </text:list-item>
          </text:list>
        </text:list-item>
      </text:list>
      <text:p text:style-name="P40"><text:span text:style-name="T52"><text:tab/></text:span><text:span text:style-name="T76">random_access_iterator_t</text:span><text:span text:style-name="T56">类型的迭代器在</text:span><text:span text:style-name="T76">bidirectional_iterator_t</text:span><text:span text:style-name="T56">类型的基础上又具备了随即访问能力，所以它支持的操作除了</text:span><text:span text:style-name="T76">bidirectional_iterator_t</text:span><text:span text:style-name="T56">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2"><text:tab/></text:span><text:span text:style-name="T56">下面的例子应用到了</text:span><text:span text:style-name="T76">random_access_iterator_t</text:span><text:span text:style-name="T56">类型的迭代器的特殊操作：</text:span></text:p>
      <table:table table:name="表格108" table:style-name="表格108">
        <table:table-column table:style-name="表格108.A"/>
        <table:table-row>
          <table:table-cell table:style-name="表格108.A1" office:value-type="string">
            <text:p text:style-name="P93">/*</text:p>
            <text:p text:style-name="P93"><text:s/>* itercat.c</text:p>
            <text:p text:style-name="P93"><text:s/>* compile with : -lcstl</text:p>
            <text:p text:style-name="P93"><text:s/>*/</text:p>
            <text:p text:style-name="P93"></text:p>
            <text:p text:style-name="P93">#include &lt;stdio.h&gt;</text:p>
            <text:p text:style-name="P93">#include &lt;cstl/cvector.h&gt;</text:p>
            <text:p text:style-name="P93"></text:p>
            <text:p text:style-name="P93">int main(int argc, char* argv[])</text:p>
            <text:p text:style-name="P93">{</text:p>
            <text:p text:style-name="P93"><text:s text:c="4"/>vector_t* pvec_coll = create_vector(int);</text:p>
            <text:p text:style-name="P93"><text:s text:c="4"/>iterator_t it_pos; /* uses iterator_t instead of vector_iterator_t */</text:p>
            <text:p text:style-name="P93"><text:s text:c="4"/>int i = 0;</text:p>
            <text:p text:style-name="P93"><text:s text:c="4"/>int n_value = 0;</text:p>
            <text:p text:style-name="P93"></text:p>
            <text:p text:style-name="P93"><text:s text:c="4"/>if(pvec_coll == NULL)</text:p>
            <text:p text:style-name="P93"><text:soft-page-break/><text:s text:c="4"/>{</text:p>
            <text:p text:style-name="P93"><text:s text:c="8"/>return -1;</text:p>
            <text:p text:style-name="P93"><text:s text:c="4"/>}</text:p>
            <text:p text:style-name="P93"></text:p>
            <text:p text:style-name="P93"><text:s text:c="4"/>vector_init(pvec_coll);</text:p>
            <text:p text:style-name="P93"></text:p>
            <text:p text:style-name="P93"><text:s text:c="4"/>/* insert from -3 to 9 */</text:p>
            <text:p text:style-name="P93"><text:s text:c="4"/>for(i = -3; i &lt;= 9; ++i)</text:p>
            <text:p text:style-name="P93"><text:s text:c="4"/>{</text:p>
            <text:p text:style-name="P93"><text:s text:c="8"/>vector_push_back(pvec_coll, i);</text:p>
            <text:p text:style-name="P93"><text:s text:c="4"/>}</text:p>
            <text:p text:style-name="P93"></text:p>
            <text:p text:style-name="P93"><text:s text:c="4"/>/*</text:p>
            <text:p text:style-name="P93"><text:s text:c="5"/>* print number of elements by processing the distance</text:p>
            <text:p text:style-name="P93"><text:s text:c="5"/>* between vector_begin() and vector_end()</text:p>
            <text:p text:style-name="P93"><text:s text:c="5"/>*/</text:p>
            <text:p text:style-name="P93"><text:s text:c="4"/>printf("number/distance : %d\n",</text:p>
            <text:p text:style-name="P93"><text:s text:c="8"/>iterator_minus(vector_end(pvec_coll), vector_begin(pvec_coll)));</text:p>
            <text:p text:style-name="P93"></text:p>
            <text:p text:style-name="P93"><text:s text:c="4"/>/*</text:p>
            <text:p text:style-name="P93"><text:s text:c="5"/>* print all elements</text:p>
            <text:p text:style-name="P93"><text:s text:c="5"/>* uses iterator_less instead of !iterator_equal</text:p>
            <text:p text:style-name="P93"><text:s text:c="5"/>*/</text:p>
            <text:p text:style-name="P93"><text:s text:c="4"/>for(it_pos = vector_begin(pvec_coll);</text:p>
            <text:p text:style-name="P93"><text:s text:c="8"/>iterator_less(it_pos, vector_end(pvec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p text:style-name="P93"><text:s text:c="4"/>/* </text:p>
            <text:p text:style-name="P93"><text:s text:c="5"/>* print all elements</text:p>
            <text:p text:style-name="P93"><text:s text:c="5"/>* uses iterator_at instead of iterator_get_pointer</text:p>
            <text:p text:style-name="P93"><text:s text:c="5"/>*/</text:p>
            <text:p text:style-name="P93"><text:s text:c="4"/>for(i = 0; i &lt; vector_size(pvec_coll); ++i)</text:p>
            <text:p text:style-name="P93"><text:s text:c="4"/>{</text:p>
            <text:p text:style-name="P93"><text:s text:c="8"/>printf("%d ", *(int*)iterator_at(vector_begin(pvec_coll), i));</text:p>
            <text:p text:style-name="P93"><text:s text:c="4"/>}</text:p>
            <text:p text:style-name="P93"><text:s text:c="4"/>printf("\n");</text:p>
            <text:p text:style-name="P93"></text:p>
            <text:p text:style-name="P93"><text:s text:c="4"/>/* print every second element */</text:p>
            <text:p text:style-name="P93"><text:s text:c="4"/>for(it_pos = vector_begin(pvec_coll);</text:p>
            <text:p text:style-name="P93"><text:soft-page-break/><text:s text:c="8"/>iterator_less(it_pos, iterator_prev(vector_end(pvec_coll)));</text:p>
            <text:p text:style-name="P93"><text:s text:c="8"/>it_pos = iterator_next_n(it_pos, 2))</text:p>
            <text:p text:style-name="P93"><text:s text:c="4"/>{</text:p>
            <text:p text:style-name="P93"><text:s text:c="8"/>iterator_get_value(it_pos, &amp;n_value);</text:p>
            <text:p text:style-name="P93"><text:s text:c="8"/>printf("%d ", n_value);</text:p>
            <text:p text:style-name="P93"><text:s text:c="4"/>}</text:p>
            <text:p text:style-name="P93"><text:s text:c="4"/>printf("\n");</text:p>
            <text:p text:style-name="P93"></text:p>
            <text:p text:style-name="P93"><text:s text:c="4"/>vector_destroy(pvec_coll);</text:p>
            <text:p text:style-name="P93"></text:p>
            <text:p text:style-name="P93"><text:s text:c="4"/>return 0;</text:p>
            <text:p text:style-name="P93">}</text:p>
          </table:table-cell>
        </table:table-row>
      </table:table>
      <text:p text:style-name="P45"/>
      <text:p text:style-name="P41">结果如下：</text:p>
      <text:p text:style-name="P37">number/distance : 13</text:p>
      <text:p text:style-name="P37">-3 -2 -1 0 1 2 3 4 5 6 7 8 9 </text:p>
      <text:p text:style-name="P37">-3 -2 -1 0 1 2 3 4 5 6 7 8 9 </text:p>
      <text:p text:style-name="P37">-3 -1 1 3 5 7 </text:p>
      <text:p text:style-name="P45"/>
      <text:p text:style-name="P76">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287">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288">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3">for(it_pos = vector_begin(pvec_coll);</text:p>
      <text:p text:style-name="P93"><text:s text:c="4"/>iterator_less(it_pos, vector_end(pvec_coll));</text:p>
      <text:p text:style-name="P287"><text:span text:style-name="T20"><text:s text:c="4"/>it_pos = iterator_next_n(it_pos, 2))</text:span></text:p>
      <text:p text:style-name="P287"><text:span text:style-name="T20">{</text:span></text:p>
      <text:p text:style-name="P287"><text:span text:style-name="T20"><text:tab/>...</text:span></text:p>
      <text:p text:style-name="P287"><text:span text:style-name="T20">}</text:span></text:p>
      <text:p text:style-name="P223"><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59">迭代器在向前移动或者向后移动的过程中会发生越界，迭代器移动操作不检测是否越界(带有断言信息的版本会提示越界错误)。所以在移动迭代器时一定要注意，不要越界。</text:span></text:p>
      <text:p text:style-name="P7"/>
      <text:list xml:id="list1207505649" text:continue-numbering="true" text:style-name="WW8Num13">
        <text:list-item>
          <text:list>
            <text:list-item>
              <text:h text:style-name="P269"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0">还提供两个迭代器的辅助操作函数，</text:span><text:span text:style-name="T44">iterator_advance()</text:span><text:span text:style-name="T60">和</text:span><text:span text:style-name="T44">iterator_distance()，</text:span><text:span text:style-name="T62">这两个操作函数就是为了解决这个问题的。</text:span></text:p>
      <text:list xml:id="list1825233259" text:continue-numbering="true" text:style-name="WW8Num13">
        <text:list-item>
          <text:list>
            <text:list-item>
              <text:list>
                <text:list-item>
                  <text:h text:style-name="P278"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77">下面是使用<text:span text:style-name="T23">iterator_advance()</text:span>的一个例子：</text:p>
      <table:table table:name="表格110" table:style-name="表格110">
        <table:table-column table:style-name="表格110.A"/>
        <table:table-row>
          <table:table-cell table:style-name="表格110.A1" office:value-type="string">
            <text:p text:style-name="P93">/*</text:p>
            <text:p text:style-name="P93"><text:s/>* advance1.c</text:p>
            <text:p text:style-name="P93"><text:s/>* compile with : -lcstl</text:p>
            <text:p text:style-name="P93"><text:s/>*/</text:p>
            <text:p text:style-name="P93"></text:p>
            <text:p text:style-name="P93">#include &lt;stdio.h&gt;</text:p>
            <text:p text:style-name="P93"><text:soft-page-break/>#include &lt;cstl/clist.h&gt;</text:p>
            <text:p text:style-name="P93"></text:p>
            <text:p text:style-name="P93">int main(int argc, char* argv[])</text:p>
            <text:p text:style-name="P93">{</text:p>
            <text:p text:style-name="P93"><text:s text:c="4"/>list_t* plist_coll = create_list(int);</text:p>
            <text:p text:style-name="P93"><text:s text:c="4"/>iterator_t it_pos;</text:p>
            <text:p text:style-name="P93"><text:s text:c="4"/>int i = 0;</text:p>
            <text:p text:style-name="P93"></text:p>
            <text:p text:style-name="P93"><text:s text:c="4"/>if(plist_coll == NULL)</text:p>
            <text:p text:style-name="P93"><text:s text:c="4"/>{</text:p>
            <text:p text:style-name="P93"><text:s text:c="8"/>return -1;</text:p>
            <text:p text:style-name="P93"><text:s text:c="4"/>}</text:p>
            <text:p text:style-name="P93"></text:p>
            <text:p text:style-name="P93"><text:s text:c="4"/>list_init(plist_coll);</text:p>
            <text:p text:style-name="P93"></text:p>
            <text:p text:style-name="P93"><text:s text:c="4"/>for(i = 1; i &lt;= 9; ++i)</text:p>
            <text:p text:style-name="P93"><text:s text:c="4"/>{</text:p>
            <text:p text:style-name="P93"><text:s text:c="8"/>list_push_back(plist_coll, i);</text:p>
            <text:p text:style-name="P93"><text:s text:c="4"/>}</text:p>
            <text:p text:style-name="P93"></text:p>
            <text:p text:style-name="P93"><text:s text:c="4"/>it_pos = list_begin(plist_coll);</text:p>
            <text:p text:style-name="P93"><text:s text:c="4"/>/* print actual element */</text:p>
            <text:p text:style-name="P93"><text:s text:c="4"/>printf("%d\n", *(int*)iterator_get_pointer(it_pos));</text:p>
            <text:p text:style-name="P93"></text:p>
            <text:p text:style-name="P93"><text:s text:c="4"/>/* step three elements forward */</text:p>
            <text:p text:style-name="P93"><text:s text:c="4"/>it_pos = iterator_advance(it_pos, 3);</text:p>
            <text:p text:style-name="P93"><text:s text:c="4"/>/* print actual element */</text:p>
            <text:p text:style-name="P93"><text:s text:c="4"/>printf("%d\n", *(int*)iterator_get_pointer(it_pos));</text:p>
            <text:p text:style-name="P93"></text:p>
            <text:p text:style-name="P93"><text:s text:c="4"/>/* step one element backward */</text:p>
            <text:p text:style-name="P93"><text:s text:c="4"/>it_pos = iterator_advance(it_pos, -1);</text:p>
            <text:p text:style-name="P93"><text:s text:c="4"/>/* print actual element */</text:p>
            <text:p text:style-name="P93"><text:s text:c="4"/>printf("%d\n", *(int*)iterator_get_pointer(it_pos));</text:p>
            <text:p text:style-name="P93"></text:p>
            <text:p text:style-name="P93"><text:s text:c="4"/>list_destroy(plist_coll);</text:p>
            <text:p text:style-name="P93"></text:p>
            <text:p text:style-name="P93"><text:s text:c="4"/>return 0;</text:p>
            <text:p text:style-name="P93">}</text:p>
          </table:table-cell>
        </table:table-row>
      </table:table>
      <text:p text:style-name="P91"/>
      <text:p text:style-name="P42">结果：</text:p>
      <text:p text:style-name="P35">1</text:p>
      <text:p text:style-name="P35">4</text:p>
      <text:p text:style-name="P35">3</text:p>
      <text:list xml:id="list1129601975" text:continue-numbering="true" text:style-name="WW8Num13">
        <text:list-item>
          <text:list>
            <text:list-item>
              <text:list>
                <text:list-item>
                  <text:h text:style-name="P278" text:outline-level="3"><text:soft-page-break/>使用iterator_distance()计算迭代器之间的距离</text:h>
                </text:list-item>
              </text:list>
            </text:list-item>
          </text:list>
        </text:list-item>
      </text:list>
      <text:p text:style-name="P40"><text:span text:style-name="T53"><text:tab/></text:span><text:span text:style-name="T57">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42">iterator_distance()</text:p>
          </table:table-cell>
          <table:table-cell table:style-name="Table90.B1" office:value-type="string">
            <text:p text:style-name="P238">计算迭代器之间的距离.</text:p>
          </table:table-cell>
        </table:table-row>
      </table:table>
      <text:p text:style-name="P42"/>
      <text:p text:style-name="P42"><text:tab/>下面是使用iterator_distance()的例子:</text:p>
      <text:p text:style-name="P46">#include &lt;stdio.h&gt;</text:p>
      <text:p text:style-name="P46">#include &lt;cstl/clist.h&gt;</text:p>
      <text:p text:style-name="P46">#include &lt;cstl/calgorithm.h&gt;</text:p>
      <text:p text:style-name="P46"/>
      <text:p text:style-name="P46">int main(int argc, char* argv[])</text:p>
      <text:p text:style-name="P46">{</text:p>
      <text:p text:style-name="P46"><text:s text:c="4"/>list_t t_l = create_list(int);</text:p>
      <text:p text:style-name="P46"><text:s text:c="4"/>iterator_t t_i;</text:p>
      <text:p text:style-name="P46"><text:s text:c="4"/>int i = 0;</text:p>
      <text:p text:style-name="P46"/>
      <text:p text:style-name="P46"><text:s text:c="4"/>list_init(&amp;t_l);</text:p>
      <text:p text:style-name="P46"><text:s text:c="4"/>for(i = -3; i &lt;= 9; ++i)</text:p>
      <text:p text:style-name="P46"><text:s text:c="4"/>{</text:p>
      <text:p text:style-name="P46"><text:s text:c="8"/>list_push_back(&amp;t_l, i);</text:p>
      <text:p text:style-name="P46"><text:s text:c="4"/>}</text:p>
      <text:p text:style-name="P46"/>
      <text:p text:style-name="P46"><text:s text:c="4"/>t_i = algo_find(list_begin(&amp;t_l), list_end(&amp;t_l), 5);</text:p>
      <text:p text:style-name="P46"><text:s text:c="4"/>printf("distance between beginning and 5: %d\n",</text:p>
      <text:p text:style-name="P46"><text:s text:c="8"/>iterator_distance(list_begin(&amp;t_l), t_i));</text:p>
      <text:p text:style-name="P46"/>
      <text:p text:style-name="P46"><text:s text:c="4"/>list_destroy(&amp;t_l);</text:p>
      <text:p text:style-name="P46"/>
      <text:p text:style-name="P46"><text:s text:c="4"/>return 0;</text:p>
      <text:p text:style-name="P46">}</text:p>
      <text:p text:style-name="P42">结果:</text:p>
      <text:p text:style-name="P46">distance between beginning and 5: 8</text:p>
      <text:list xml:id="list1313265920" text:continue-numbering="true" text:style-name="WW8Num13">
        <text:list-item>
          <text:h text:style-name="P257" text:outline-level="1"><text:soft-page-break/>libcstl函数</text:h>
          <text:list>
            <text:list-item>
              <text:h text:style-name="P265" text:outline-level="2">函数的作用</text:h>
            </text:list-item>
          </text:list>
        </text:list-item>
      </text:list>
      <text:p text:style-name="P77"><text:span text:style-name="T14">libcstl</text:span>提供了大量的函数,这些函数主要用来为算法提供扩展功能.算法中每一个算法都有一个后缀为if的版本,这个版本接受函数作为操作的规则.</text:p>
      <text:list xml:id="list92116291" text:continue-numbering="true" text:style-name="WW8Num13">
        <text:list-item>
          <text:list>
            <text:list-item>
              <text:list>
                <text:list-item>
                  <text:h text:style-name="P278" text:outline-level="3">作为谓词</text:h>
                </text:list-item>
              </text:list>
            </text:list-item>
          </text:list>
        </text:list-item>
      </text:list>
      <text:p text:style-name="P40"><text:span text:style-name="T53"><text:tab/></text:span><text:span text:style-name="T57">函数中很大一部分是作为谓词使用的.例如作为排序的二元谓词:</text:span></text:p>
      <text:p text:style-name="P46">#include &lt;stdio.h&gt;</text:p>
      <text:p text:style-name="P46">#include &lt;cstl/cvector.h&gt;</text:p>
      <text:p text:style-name="P46">#include &lt;cstl/calgorithm.h&gt;</text:p>
      <text:p text:style-name="P46"/>
      <text:p text:style-name="P46">static void _print(const void* cpv_input, void* pv_output);</text:p>
      <text:p text:style-name="P46"/>
      <text:p text:style-name="P46">int main(int argc, char* argv[])</text:p>
      <text:p text:style-name="P46">{</text:p>
      <text:p text:style-name="P46"><text:s text:c="4"/>vector_t t_v = create_vector(int);</text:p>
      <text:p text:style-name="P46"><text:s text:c="4"/>size_t t_limit = 1000;</text:p>
      <text:p text:style-name="P46"><text:s text:c="4"/>size_t t_output = 0;</text:p>
      <text:p text:style-name="P46"><text:s text:c="4"/>int i = 0;</text:p>
      <text:p text:style-name="P46"/>
      <text:p text:style-name="P46"><text:s text:c="4"/>vector_init(&amp;t_v);</text:p>
      <text:p text:style-name="P46"><text:s text:c="4"/>for(i = 0; i &lt; 10; ++i)</text:p>
      <text:p text:style-name="P46"><text:s text:c="4"/>{</text:p>
      <text:p text:style-name="P46"><text:s text:c="8"/>fun_random_number(&amp;t_limit, &amp;t_output);</text:p>
      <text:p text:style-name="P46"><text:s text:c="8"/>vector_push_back(&amp;t_v, t_output);</text:p>
      <text:p text:style-name="P46"><text:s text:c="4"/>}</text:p>
      <text:p text:style-name="P46"><text:s text:c="4"/>algo_for_each(vector_begin(&amp;t_v), vector_end(&amp;t_v), _print);</text:p>
      <text:p text:style-name="P46"><text:s text:c="4"/>printf("\n");</text:p>
      <text:p text:style-name="P46"/>
      <text:p text:style-name="P46"><text:s text:c="4"/>algo_sort(vector_begin(&amp;t_v), vector_end(&amp;t_v));</text:p>
      <text:p text:style-name="P46"><text:s text:c="4"/>algo_for_each(vector_begin(&amp;t_v), vector_end(&amp;t_v), _print);</text:p>
      <text:p text:style-name="P46"><text:s text:c="4"/>printf("\n");</text:p>
      <text:p text:style-name="P46"/>
      <text:p text:style-name="P46"><text:s text:c="4"/>algo_random_shuffle(vector_begin(&amp;t_v), vector_end(&amp;t_v));</text:p>
      <text:p text:style-name="P46"><text:soft-page-break/><text:s text:c="4"/>algo_for_each(vector_begin(&amp;t_v), vector_end(&amp;t_v), _print);</text:p>
      <text:p text:style-name="P46"><text:s text:c="4"/>printf("\n");</text:p>
      <text:p text:style-name="P46"/>
      <text:p text:style-name="P46"><text:s text:c="4"/>algo_sort_if(vector_begin(&amp;t_v), vector_end(&amp;t_v), fun_great_int);</text:p>
      <text:p text:style-name="P46"><text:s text:c="4"/>algo_for_each(vector_begin(&amp;t_v), vector_end(&amp;t_v), _print);</text:p>
      <text:p text:style-name="P46"><text:s text:c="4"/>printf("\n");</text:p>
      <text:p text:style-name="P46"/>
      <text:p text:style-name="P46"><text:s text:c="4"/>vector_destroy(&amp;t_v);</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6">275 388 439 495 412 236 484 548 331 75 </text:p>
      <text:p text:style-name="P46">75 236 275 331 388 412 439 484 495 548 </text:p>
      <text:p text:style-name="P46">548 275 75 495 439 331 388 236 412 484 </text:p>
      <text:p text:style-name="P46">548 495 484 439 412 388 331 275 236 75</text:p>
      <text:p text:style-name="P46"/>
      <text:p text:style-name="P40"><text:span text:style-name="T53"><text:tab/></text:span><text:span text:style-name="T57">下面是一个使用一元谓词的例子:</text:span></text:p>
      <text:p text:style-name="P46">#include &lt;stdio.h&gt;</text:p>
      <text:p text:style-name="P46">#include &lt;cstl/cvector.h&gt;</text:p>
      <text:p text:style-name="P46">#include &lt;cstl/calgorithm.h&gt;</text:p>
      <text:p text:style-name="P46"/>
      <text:p text:style-name="P46">static void _print(const void* cpv_input, void* pv_output);</text:p>
      <text:p text:style-name="P46">static void _mod3(const void* cpv_input, void* pv_output);</text:p>
      <text:p text:style-name="P46"/>
      <text:p text:style-name="P46">int main(int argc, char* argv[])</text:p>
      <text:p text:style-name="P46">{</text:p>
      <text:p text:style-name="P46"><text:s text:c="4"/>vector_t t_v1 = create_vector(int);</text:p>
      <text:p text:style-name="P46"><text:s text:c="4"/>vector_t t_v2 = create_vector(int);</text:p>
      <text:p text:style-name="P46"><text:s text:c="4"/>int i = 0;</text:p>
      <text:p text:style-name="P46"/>
      <text:p text:style-name="P46"><text:s text:c="4"/>vector_init(&amp;t_v1);</text:p>
      <text:p text:style-name="P46"><text:s text:c="4"/>vector_init(&amp;t_v2);</text:p>
      <text:p text:style-name="P46"><text:s text:c="4"/>for(i = 1; i &lt;= 10; ++i)</text:p>
      <text:p text:style-name="P46"><text:s text:c="4"/>{</text:p>
      <text:p text:style-name="P46"><text:s text:c="8"/>vector_push_back(&amp;t_v1, i);</text:p>
      <text:p text:style-name="P46"><text:s text:c="8"/>vector_push_back(&amp;t_v2, i);</text:p>
      <text:p text:style-name="P46"><text:soft-page-break/><text:s text:c="4"/>}</text:p>
      <text:p text:style-name="P46"><text:s text:c="4"/>printf("before remove:\n");</text:p>
      <text:p text:style-name="P46"><text:s text:c="4"/>printf("vector1: ");</text:p>
      <text:p text:style-name="P46"><text:s text:c="4"/>algo_for_each(vector_begin(&amp;t_v1), vector_end(&amp;t_v1), _print);</text:p>
      <text:p text:style-name="P46"><text:s text:c="4"/>printf("\n");</text:p>
      <text:p text:style-name="P46"><text:s text:c="4"/>printf("vector2: ");</text:p>
      <text:p text:style-name="P46"><text:s text:c="4"/>algo_for_each(vector_begin(&amp;t_v2), vector_end(&amp;t_v2), _print);</text:p>
      <text:p text:style-name="P46"><text:s text:c="4"/>printf("\n");</text:p>
      <text:p text:style-name="P46"/>
      <text:p text:style-name="P46"><text:s text:c="4"/>algo_remove(vector_begin(&amp;t_v1), vector_end(&amp;t_v1), 3);</text:p>
      <text:p text:style-name="P46"><text:s text:c="4"/>algo_remove_if(vector_begin(&amp;t_v2), vector_end(&amp;t_v2), _mod3);</text:p>
      <text:p text:style-name="P46"><text:s text:c="4"/>printf("after remove:\n");</text:p>
      <text:p text:style-name="P46"><text:s text:c="4"/>printf("vector1: ");</text:p>
      <text:p text:style-name="P46"><text:s text:c="4"/>algo_for_each(vector_begin(&amp;t_v1), vector_end(&amp;t_v1), _print);</text:p>
      <text:p text:style-name="P46"><text:s text:c="4"/>printf("\n");</text:p>
      <text:p text:style-name="P46"><text:s text:c="4"/>printf("vector2: ");</text:p>
      <text:p text:style-name="P46"><text:s text:c="4"/>algo_for_each(vector_begin(&amp;t_v2), vector_end(&amp;t_v2), _print);</text:p>
      <text:p text:style-name="P46"><text:s text:c="4"/>printf("\n");</text:p>
      <text:p text:style-name="P46"/>
      <text:p text:style-name="P46"><text:s text:c="4"/>vector_destroy(&amp;t_v1);</text:p>
      <text:p text:style-name="P46"><text:s text:c="4"/>vector_destroy(&amp;t_v2);</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mod3(const void* cpv_input, void* pv_output)</text:p>
      <text:p text:style-name="P46">{</text:p>
      <text:p text:style-name="P46"><text:s text:c="4"/>if(*(int*)cpv_input % 3 == 0)</text:p>
      <text:p text:style-name="P46"><text:s text:c="4"/>{</text:p>
      <text:p text:style-name="P46"><text:s text:c="8"/>*(bool_t*)pv_output = true;</text:p>
      <text:p text:style-name="P46"><text:s text:c="4"/>}</text:p>
      <text:p text:style-name="P46"><text:s text:c="4"/>else</text:p>
      <text:p text:style-name="P46"><text:s text:c="4"/>{</text:p>
      <text:p text:style-name="P46"><text:s text:c="8"/>*(bool_t*)pv_output = false;</text:p>
      <text:p text:style-name="P46"><text:s text:c="4"/>}</text:p>
      <text:p text:style-name="P46">}</text:p>
      <text:p text:style-name="P42">在algo_remove_if()中_mod3就是用户定义的一元谓词.结果如下:</text:p>
      <text:p text:style-name="P46">before remove:</text:p>
      <text:p text:style-name="P46">vector1: 1 2 3 4 5 6 7 8 9 10 </text:p>
      <text:p text:style-name="P46">vector2: 1 2 3 4 5 6 7 8 9 10 </text:p>
      <text:p text:style-name="P46"><text:soft-page-break/>after remove:</text:p>
      <text:p text:style-name="P46">vector1: 1 2 4 5 6 7 8 9 10 10 </text:p>
      <text:p text:style-name="P46">vector2: 1 2 4 5 7 8 10 8 9 10</text:p>
      <text:list xml:id="list1904094866" text:continue-numbering="true" text:style-name="WW8Num13">
        <text:list-item>
          <text:list>
            <text:list-item>
              <text:list>
                <text:list-item>
                  <text:h text:style-name="P278" text:outline-level="3">作为行为规则</text:h>
                </text:list-item>
              </text:list>
            </text:list-item>
          </text:list>
        </text:list-item>
      </text:list>
      <text:p text:style-name="P40"><text:span text:style-name="T53"><text:tab/></text:span><text:span text:style-name="T57">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6">#include &lt;stdio.h&gt;</text:p>
      <text:p text:style-name="P46">#include &lt;cstl/cvector.h&gt;</text:p>
      <text:p text:style-name="P46">#include &lt;cstl/calgorithm.h&gt;</text:p>
      <text:p text:style-name="P46"/>
      <text:p text:style-name="P46">static void _print(const void* cpv_input, void* pv_output);</text:p>
      <text:p text:style-name="P46">static void _generate(const void* cpv_input, void* pv_output);</text:p>
      <text:p text:style-name="P46"/>
      <text:p text:style-name="P46">int main(int argc, char* argv[])</text:p>
      <text:p text:style-name="P46">{</text:p>
      <text:p text:style-name="P46"><text:s text:c="4"/>vector_t t_v = create_vector(int);</text:p>
      <text:p text:style-name="P46"/>
      <text:p text:style-name="P46"><text:s text:c="4"/>vector_init_n(&amp;t_v, 10);</text:p>
      <text:p text:style-name="P46"><text:s text:c="4"/>algo_for_each(vector_begin(&amp;t_v), vector_end(&amp;t_v), _print);</text:p>
      <text:p text:style-name="P46"><text:s text:c="4"/>printf("\n");</text:p>
      <text:p text:style-name="P46"><text:s text:c="4"/>algo_generate(vector_begin(&amp;t_v), vector_end(&amp;t_v), _generate);</text:p>
      <text:p text:style-name="P46"><text:s text:c="4"/>algo_for_each(vector_begin(&amp;t_v), vector_end(&amp;t_v), _print);</text:p>
      <text:p text:style-name="P46"><text:s text:c="4"/>printf("\n");</text:p>
      <text:p text:style-name="P46"><text:s text:c="4"/></text:p>
      <text:p text:style-name="P46"><text:s text:c="4"/>vector_destroy(&amp;t_v);</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generate(const void* cpv_input, void* pv_output)</text:p>
      <text:p text:style-name="P46">{</text:p>
      <text:p text:style-name="P46"><text:s text:c="4"/>*(int*)pv_output = 100;</text:p>
      <text:p text:style-name="P46">}</text:p>
      <text:p text:style-name="P42">结果:</text:p>
      <text:p text:style-name="P46">0 0 0 0 0 0 0 0 0 0 </text:p>
      <text:p text:style-name="P46"><text:soft-page-break/>100 100 100 100 100 100 100 100 100 100</text:p>
      <text:list xml:id="list1831854377" text:continue-numbering="true" text:style-name="WW8Num13">
        <text:list-item>
          <text:list>
            <text:list-item>
              <text:h text:style-name="P265" text:outline-level="2">函数的类型</text:h>
            </text:list-item>
          </text:list>
        </text:list-item>
      </text:list>
      <text:p text:style-name="P40"><text:span text:style-name="T53"><text:tab/></text:span><text:span text:style-name="T15">libcstl</text:span><text:span text:style-name="T57">函数分为两种,一元函数和二元函数,它们的形式不同,应用在不同的算法中.</text:span></text:p>
      <text:list xml:id="list1655363671" text:continue-numbering="true" text:style-name="WW8Num13">
        <text:list-item>
          <text:list>
            <text:list-item>
              <text:list>
                <text:list-item>
                  <text:h text:style-name="P278" text:outline-level="3">一元函数</text:h>
                </text:list-item>
              </text:list>
            </text:list-item>
          </text:list>
        </text:list-item>
      </text:list>
      <text:p text:style-name="P40"><text:span text:style-name="T53"><text:tab/></text:span><text:span text:style-name="T57">一元函数具有如下形式</text:span></text:p>
      <text:p text:style-name="P248">void unary_function(const void* cpv_input, void* pv_output);</text:p>
      <text:p text:style-name="P77">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1477090822" text:continue-numbering="true" text:style-name="WW8Num13">
        <text:list-item>
          <text:list>
            <text:list-item>
              <text:list>
                <text:list-item>
                  <text:h text:style-name="P278" text:outline-level="3">二元函数</text:h>
                </text:list-item>
              </text:list>
            </text:list-item>
          </text:list>
        </text:list-item>
      </text:list>
      <text:p text:style-name="P77">二元函数具有如下形式</text:p>
      <text:p text:style-name="P248">void binary_function(</text:p>
      <text:p text:style-name="P251">const void* cpv_first, const void* cpv_second, void* pv_output);</text:p>
      <text:p text:style-name="P77">前两个参数是输入数据,最后一个参数是输出数据.同一元函数的输出类型相同二元函数的输出也会有很多类型.当输出类型是bool_t是就是二元谓词.</text:p>
      <text:list xml:id="list985459107" text:continue-numbering="true" text:style-name="WW8Num13">
        <text:list-item>
          <text:list>
            <text:list-item>
              <text:h text:style-name="P265" text:outline-level="2">预定义的函数</text:h>
            </text:list-item>
          </text:list>
        </text:list-item>
      </text:list>
      <text:p text:style-name="P40"><text:span text:style-name="T17"><text:tab/></text:span><text:span text:style-name="T15">libcstl</text:span><text:span text:style-name="T57">提供了很多预定义的函数,具体分为几大类,每一类中都针对C内部类型分别定义了具体的函数.要使用函数必须包含头文件</text:span><text:span text:style-name="T53">&lt;cstl/cfunctional.h&gt;</text:span></text:p>
      <text:p text:style-name="P46">#include &lt;cstl/cfunctional.h&gt;</text:p>
      <text:list xml:id="list1949677757" text:continue-numbering="true" text:style-name="WW8Num13">
        <text:list-item>
          <text:list>
            <text:list-item>
              <text:list>
                <text:list-item>
                  <text:h text:style-name="P278" text:outline-level="3">算术运算函数</text:h>
                </text:list-item>
              </text:list>
            </text:list-item>
          </text:list>
        </text:list-item>
      </text:list>
      <text:p text:style-name="P40"><text:span text:style-name="T53"><text:tab/></text:span><text:span text:style-name="T15">libcstl</text:span><text:span text:style-name="T57">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42">fun_plus_xxxx()</text:p>
          </table:table-cell>
          <table:table-cell table:style-name="Table91.B1" office:value-type="string">
            <text:p text:style-name="P238">加法操作函数.</text:p>
          </table:table-cell>
        </table:table-row>
        <table:table-row table:style-name="Table91.1">
          <table:table-cell table:style-name="Table91.A1" office:value-type="string">
            <text:p text:style-name="P242">fun_minus_xxxx()</text:p>
          </table:table-cell>
          <table:table-cell table:style-name="Table91.B1" office:value-type="string">
            <text:p text:style-name="P238">减法操作函数.</text:p>
          </table:table-cell>
        </table:table-row>
        <table:table-row table:style-name="Table91.1">
          <table:table-cell table:style-name="Table91.A1" office:value-type="string">
            <text:p text:style-name="P242">fun_multiplies_xxxx()</text:p>
          </table:table-cell>
          <table:table-cell table:style-name="Table91.B1" office:value-type="string">
            <text:p text:style-name="P238">乘法操作函数.</text:p>
          </table:table-cell>
        </table:table-row>
        <table:table-row table:style-name="Table91.1">
          <table:table-cell table:style-name="Table91.A1" office:value-type="string">
            <text:p text:style-name="P242">fun_divides_xxxx()</text:p>
          </table:table-cell>
          <table:table-cell table:style-name="Table91.B1" office:value-type="string">
            <text:p text:style-name="P238">除法操作函数.</text:p>
          </table:table-cell>
        </table:table-row>
        <text:soft-page-break/>
        <table:table-row table:style-name="Table91.1">
          <table:table-cell table:style-name="Table91.A1" office:value-type="string">
            <text:p text:style-name="P242">fun_modulus_xxxx()</text:p>
          </table:table-cell>
          <table:table-cell table:style-name="Table91.B1" office:value-type="string">
            <text:p text:style-name="P238">求余操作函数.</text:p>
          </table:table-cell>
        </table:table-row>
        <table:table-row table:style-name="Table91.1">
          <table:table-cell table:style-name="Table91.A1" office:value-type="string">
            <text:p text:style-name="P242">fun_negate_xxxx()</text:p>
          </table:table-cell>
          <table:table-cell table:style-name="Table91.B1" office:value-type="string">
            <text:p text:style-name="P238">求反操作函数.</text:p>
          </table:table-cell>
        </table:table-row>
      </table:table>
      <text:p text:style-name="P40"><text:span text:style-name="T57">其中的xxxx代表C的内部类型,例如针对int类型的除法操作函数为</text:span><text:span text:style-name="T53">fun_divides_int()</text:span><text:span text:style-name="T57">.</text:span></text:p>
      <text:p text:style-name="P42"/>
      <text:list xml:id="list408124380" text:continue-numbering="true" text:style-name="WW8Num13">
        <text:list-item>
          <text:list>
            <text:list-item>
              <text:list>
                <text:list-item>
                  <text:h text:style-name="P278"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42">fun_equal_xxxx()</text:p>
          </table:table-cell>
          <table:table-cell table:style-name="Table92.B1" office:value-type="string">
            <text:p text:style-name="P238">判断两个数据是否相等.</text:p>
          </table:table-cell>
        </table:table-row>
        <table:table-row table:style-name="Table92.1">
          <table:table-cell table:style-name="Table92.A1" office:value-type="string">
            <text:p text:style-name="P239"><text:span text:style-name="T53">fun_not_equal</text:span><text:span text:style-name="T53">_xxxx()</text:span></text:p>
          </table:table-cell>
          <table:table-cell table:style-name="Table92.B1" office:value-type="string">
            <text:p text:style-name="P238">判断两个数据是否不等.</text:p>
          </table:table-cell>
        </table:table-row>
        <table:table-row table:style-name="Table92.1">
          <table:table-cell table:style-name="Table92.A1" office:value-type="string">
            <text:p text:style-name="P242">fun_great_xxxx()</text:p>
          </table:table-cell>
          <table:table-cell table:style-name="Table92.B1" office:value-type="string">
            <text:p text:style-name="P238">判断第一个数据是否大于第二个数据.</text:p>
          </table:table-cell>
        </table:table-row>
        <table:table-row table:style-name="Table92.1">
          <table:table-cell table:style-name="Table92.A1" office:value-type="string">
            <text:p text:style-name="P242">fun_great_equal_xxxx()</text:p>
          </table:table-cell>
          <table:table-cell table:style-name="Table92.B1" office:value-type="string">
            <text:p text:style-name="P238">判断第一个数据是否大于等于第二个数据.</text:p>
          </table:table-cell>
        </table:table-row>
        <table:table-row table:style-name="Table92.1">
          <table:table-cell table:style-name="Table92.A1" office:value-type="string">
            <text:p text:style-name="P242">fun_less_xxxx()</text:p>
          </table:table-cell>
          <table:table-cell table:style-name="Table92.B1" office:value-type="string">
            <text:p text:style-name="P238">判断第一个数据是否小于第二个数据.</text:p>
          </table:table-cell>
        </table:table-row>
        <table:table-row table:style-name="Table92.1">
          <table:table-cell table:style-name="Table92.A1" office:value-type="string">
            <text:p text:style-name="P242">fun_less_equal()</text:p>
          </table:table-cell>
          <table:table-cell table:style-name="Table92.B1" office:value-type="string">
            <text:p text:style-name="P238">判断第一个数据是否小于等于第二个数据.</text:p>
          </table:table-cell>
        </table:table-row>
      </table:table>
      <text:p text:style-name="P46"/>
      <text:list xml:id="list1800017781" text:continue-numbering="true" text:style-name="WW8Num13">
        <text:list-item>
          <text:list>
            <text:list-item>
              <text:list>
                <text:list-item>
                  <text:h text:style-name="P278"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42">fun_logical_and_xxxx()</text:p>
          </table:table-cell>
          <table:table-cell table:style-name="Table93.B1" office:value-type="string">
            <text:p text:style-name="P238">逻辑与操作.</text:p>
          </table:table-cell>
        </table:table-row>
        <table:table-row table:style-name="Table93.1">
          <table:table-cell table:style-name="Table93.A1" office:value-type="string">
            <text:p text:style-name="P239"><text:span text:style-name="T53">fu</text:span><text:span text:style-name="T53">n_logical_or_xxxx()</text:span></text:p>
          </table:table-cell>
          <table:table-cell table:style-name="Table93.B1" office:value-type="string">
            <text:p text:style-name="P238">逻辑或操作.</text:p>
          </table:table-cell>
        </table:table-row>
        <table:table-row table:style-name="Table93.1">
          <table:table-cell table:style-name="Table93.A1" office:value-type="string">
            <text:p text:style-name="P242">fun_logical_not_xxxx()</text:p>
          </table:table-cell>
          <table:table-cell table:style-name="Table93.B1" office:value-type="string">
            <text:p text:style-name="P238">逻辑非操作.</text:p>
          </table:table-cell>
        </table:table-row>
      </table:table>
      <text:p text:style-name="P46"/>
      <text:list xml:id="list1630273146" text:continue-numbering="true" text:style-name="WW8Num13">
        <text:list-item>
          <text:list>
            <text:list-item>
              <text:list>
                <text:list-item>
                  <text:h text:style-name="P278"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42">fun_random_number()</text:p>
          </table:table-cell>
          <table:table-cell table:style-name="Table94.B1" office:value-type="string">
            <text:p text:style-name="P238">产生随机数.</text:p>
          </table:table-cell>
        </table:table-row>
        <table:table-row table:style-name="Table94.1">
          <table:table-cell table:style-name="Table94.A1" office:value-type="string">
            <text:p text:style-name="P242">fun_default_unary()</text:p>
          </table:table-cell>
          <table:table-cell table:style-name="Table94.B1" office:value-type="string">
            <text:p text:style-name="P238">默认的一元函数.</text:p>
          </table:table-cell>
        </table:table-row>
        <table:table-row table:style-name="Table94.1">
          <table:table-cell table:style-name="Table94.A1" office:value-type="string">
            <text:p text:style-name="P242">fun_default_binary()</text:p>
          </table:table-cell>
          <table:table-cell table:style-name="Table94.B1" office:value-type="string">
            <text:p text:style-name="P238">默认的二元函数.</text:p>
          </table:table-cell>
        </table:table-row>
      </table:table>
      <text:p text:style-name="P46"/>
      <text:list xml:id="list1039828543" text:continue-numbering="true" text:style-name="WW8Num13">
        <text:list-item>
          <text:h text:style-name="P257"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2">&lt;cstl/calgorithm.h&gt;</text:span></text:p>
      <text:p text:style-name="P45">#include &lt;cstl/calgorithm.h&gt;</text:p>
      <text:p text:style-name="P40"><text:span text:style-name="T57">其中算术算法不在这个头文件中,要使用算术算法必须包含头文件</text:span><text:span text:style-name="T53">&lt;cstl/cnumeric.h&gt;</text:span></text:p>
      <text:p text:style-name="P46">#include &lt;cstl/cnumeric.h&gt;</text:p>
      <text:list xml:id="list690193830" text:continue-numbering="true" text:style-name="WW8Num13">
        <text:list-item>
          <text:list>
            <text:list-item>
              <text:h text:style-name="P265" text:outline-level="2"><text:soft-page-break/>算法的分类</text:h>
            </text:list-item>
          </text:list>
        </text:list-item>
      </text:list>
      <text:p text:style-name="P40"><text:span text:style-name="T17"><text:tab/></text:span><text:span text:style-name="T57">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7"><text:tab/></text:span><text:span text:style-name="T53">后缀为_if的形式:</text:span></text:p>
      <text:p text:style-name="P40"><text:span text:style-name="T53"><text:tab/></text:span><text:span text:style-name="T57">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7"><text:tab/></text:span><text:span text:style-name="T53">后缀为_copy的形式:</text:span></text:p>
      <text:p text:style-name="P40"><text:span text:style-name="T53"><text:tab/></text:span><text:span text:style-name="T57">后缀为_copy的形式是将算法的执行结果拷贝到另一个数据区间中.对于输出的数据区间来说这些算法都是质变算法.</text:span></text:p>
      <text:list xml:id="list833317465" text:continue-numbering="true" text:style-name="WW8Num13">
        <text:list-item>
          <text:list>
            <text:list-item>
              <text:h text:style-name="P265" text:outline-level="2">非质变算法</text:h>
            </text:list-item>
          </text:list>
        </text:list-item>
      </text:list>
      <text:p text:style-name="P40"><text:span text:style-name="T17"><text:tab/></text:span><text:span text:style-name="T57">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42">algo_for_each()</text:p>
          </table:table-cell>
          <table:table-cell table:style-name="Table95.B1" office:value-type="string">
            <text:p text:style-name="P238">对数据区间内的所有数据都执行一次指定的操作.</text:p>
          </table:table-cell>
        </table:table-row>
        <table:table-row table:style-name="Table95.1">
          <table:table-cell table:style-name="Table95.A1" office:value-type="string">
            <text:p text:style-name="P242">algo_find()</text:p>
          </table:table-cell>
          <table:table-cell table:style-name="Table95.B1" office:value-type="string">
            <text:p text:style-name="P238">在指定的数据区间查找指定的数据.</text:p>
          </table:table-cell>
        </table:table-row>
        <table:table-row table:style-name="Table95.1">
          <table:table-cell table:style-name="Table95.A1" office:value-type="string">
            <text:p text:style-name="P242">algo_find_if()</text:p>
          </table:table-cell>
          <table:table-cell table:style-name="Table95.B1" office:value-type="string">
            <text:p text:style-name="P238">使用特定的规则在指定的数据区间查找指定的数据.</text:p>
          </table:table-cell>
        </table:table-row>
        <table:table-row table:style-name="Table95.1">
          <table:table-cell table:style-name="Table95.A1" office:value-type="string">
            <text:p text:style-name="P242">algo_adjacent_find()</text:p>
          </table:table-cell>
          <table:table-cell table:style-name="Table95.B1" office:value-type="string">
            <text:p text:style-name="P238">找到第一组满足相邻两个数据相等的数据.</text:p>
          </table:table-cell>
        </table:table-row>
        <table:table-row table:style-name="Table95.1">
          <table:table-cell table:style-name="Table95.A1" office:value-type="string">
            <text:p text:style-name="P242">algo_adjacent_find_if()</text:p>
          </table:table-cell>
          <table:table-cell table:style-name="Table95.B1" office:value-type="string">
            <text:p text:style-name="P238">找到第一组满足指定条件的相邻的数据.</text:p>
          </table:table-cell>
        </table:table-row>
        <table:table-row table:style-name="Table95.1">
          <table:table-cell table:style-name="Table95.A1" office:value-type="string">
            <text:p text:style-name="P242">algo_find_first_of()</text:p>
          </table:table-cell>
          <table:table-cell table:style-name="Table95.B1" office:value-type="string">
            <text:p text:style-name="P238">找到第二个数据区间中任意数据在第一个区间中出现的位置.</text:p>
          </table:table-cell>
        </table:table-row>
        <table:table-row table:style-name="Table95.1">
          <table:table-cell table:style-name="Table95.A1" office:value-type="string">
            <text:p text:style-name="P242">algo_find_first_of_if()</text:p>
          </table:table-cell>
          <table:table-cell table:style-name="Table95.B1" office:value-type="string">
            <text:p text:style-name="P238">使用指定规则找到第二个区间中任意数据在第一个区间中出现的位置.</text:p>
          </table:table-cell>
        </table:table-row>
        <table:table-row table:style-name="Table95.1">
          <table:table-cell table:style-name="Table95.A1" office:value-type="string">
            <text:p text:style-name="P242">algo_count()</text:p>
          </table:table-cell>
          <table:table-cell table:style-name="Table95.B1" office:value-type="string">
            <text:p text:style-name="P238">统计指定数据在数据区间中的数量.</text:p>
          </table:table-cell>
        </table:table-row>
        <table:table-row table:style-name="Table95.1">
          <table:table-cell table:style-name="Table95.A1" office:value-type="string">
            <text:p text:style-name="P242">algo_count_if()</text:p>
          </table:table-cell>
          <table:table-cell table:style-name="Table95.B1" office:value-type="string">
            <text:p text:style-name="P238">统计满足指定规则的数据在数据区间中的数量.</text:p>
          </table:table-cell>
        </table:table-row>
        <table:table-row table:style-name="Table95.1">
          <table:table-cell table:style-name="Table95.A1" office:value-type="string">
            <text:p text:style-name="P242">algo_mismatch()</text:p>
          </table:table-cell>
          <table:table-cell table:style-name="Table95.B1" office:value-type="string">
            <text:p text:style-name="P238">找到两个区间中数据不相同的第一个位置.</text:p>
          </table:table-cell>
        </table:table-row>
        <table:table-row table:style-name="Table95.1">
          <table:table-cell table:style-name="Table95.A1" office:value-type="string">
            <text:p text:style-name="P242">algo_mismatch_if()</text:p>
          </table:table-cell>
          <table:table-cell table:style-name="Table95.B1" office:value-type="string">
            <text:p text:style-name="P238">找到两个区间中数据不满足规则的第一个位置.</text:p>
          </table:table-cell>
        </table:table-row>
        <table:table-row table:style-name="Table95.1">
          <table:table-cell table:style-name="Table95.A1" office:value-type="string">
            <text:p text:style-name="P242">algo_equal()</text:p>
          </table:table-cell>
          <table:table-cell table:style-name="Table95.B1" office:value-type="string">
            <text:p text:style-name="P238">判断两个区间的数据是否相等.</text:p>
          </table:table-cell>
        </table:table-row>
        <table:table-row table:style-name="Table95.1">
          <table:table-cell table:style-name="Table95.A1" office:value-type="string">
            <text:p text:style-name="P239"><text:span text:style-name="T53">algo_eq</text:span><text:span text:style-name="T53">ual_if()</text:span></text:p>
          </table:table-cell>
          <table:table-cell table:style-name="Table95.B1" office:value-type="string">
            <text:p text:style-name="P238">判断两个区间的数据是否满足特定规则.</text:p>
          </table:table-cell>
        </table:table-row>
        <table:table-row table:style-name="Table95.1">
          <table:table-cell table:style-name="Table95.A1" office:value-type="string">
            <text:p text:style-name="P242">algo_search()</text:p>
          </table:table-cell>
          <table:table-cell table:style-name="Table95.B1" office:value-type="string">
            <text:p text:style-name="P238">查找第一个与第二个区间匹配的位置.</text:p>
          </table:table-cell>
        </table:table-row>
        <table:table-row table:style-name="Table95.1">
          <table:table-cell table:style-name="Table95.A1" office:value-type="string">
            <text:p text:style-name="P242">algo_search_if()</text:p>
          </table:table-cell>
          <table:table-cell table:style-name="Table95.B1" office:value-type="string">
            <text:p text:style-name="P238">查找第一个与第二个区间满足特定规则的位置.</text:p>
          </table:table-cell>
        </table:table-row>
        <table:table-row table:style-name="Table95.1">
          <table:table-cell table:style-name="Table95.A1" office:value-type="string">
            <text:p text:style-name="P242">algo_search_n()</text:p>
          </table:table-cell>
          <table:table-cell table:style-name="Table95.B1" office:value-type="string">
            <text:p text:style-name="P238">查找连续n个指定数据.</text:p>
          </table:table-cell>
        </table:table-row>
        <table:table-row table:style-name="Table95.1">
          <table:table-cell table:style-name="Table95.A1" office:value-type="string">
            <text:p text:style-name="P242">algo_search_n_if()</text:p>
          </table:table-cell>
          <table:table-cell table:style-name="Table95.B1" office:value-type="string">
            <text:p text:style-name="P238">查找连续n个满足特定规则的数据.</text:p>
          </table:table-cell>
        </table:table-row>
        <table:table-row table:style-name="Table95.1">
          <table:table-cell table:style-name="Table95.A1" office:value-type="string">
            <text:p text:style-name="P242">algo_search_end()</text:p>
          </table:table-cell>
          <table:table-cell table:style-name="Table95.B1" office:value-type="string">
            <text:p text:style-name="P238">查找最后一个与第二个区间匹配的位置.</text:p>
          </table:table-cell>
        </table:table-row>
        <table:table-row table:style-name="Table95.1">
          <table:table-cell table:style-name="Table95.A1" office:value-type="string">
            <text:p text:style-name="P242">algo_search_end_if()</text:p>
          </table:table-cell>
          <table:table-cell table:style-name="Table95.B1" office:value-type="string">
            <text:p text:style-name="P238">查找最后一个与第二个区间满足特定规则的位置.</text:p>
          </table:table-cell>
        </table:table-row>
        <table:table-row table:style-name="Table95.1">
          <table:table-cell table:style-name="Table95.A1" office:value-type="string">
            <text:p text:style-name="P239"><text:span text:style-name="T53">algo_</text:span><text:span text:style-name="T53">find_end()</text:span></text:p>
          </table:table-cell>
          <table:table-cell table:style-name="Table95.B1" office:value-type="string">
            <text:p text:style-name="P239"><text:span text:style-name="T57">同</text:span><text:span text:style-name="T53">algo_search_end()</text:span></text:p>
          </table:table-cell>
        </table:table-row>
        <table:table-row table:style-name="Table95.1">
          <table:table-cell table:style-name="Table95.A1" office:value-type="string">
            <text:p text:style-name="P242">algo_find_end_if()</text:p>
          </table:table-cell>
          <table:table-cell table:style-name="Table95.B1" office:value-type="string">
            <text:p text:style-name="P239"><text:span text:style-name="T57">同</text:span><text:span text:style-name="T53">algo_search_end_if()</text:span></text:p>
          </table:table-cell>
        </table:table-row>
      </table:table>
      <text:p text:style-name="P77">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6">#include &lt;stdio.h&gt;</text:p>
      <text:p text:style-name="P46">#include &lt;cstl/cvector.h&gt;</text:p>
      <text:p text:style-name="P46"><text:soft-page-break/>#include &lt;cstl/calgorithm.h&gt;</text:p>
      <text:p text:style-name="P46"/>
      <text:p text:style-name="P46">static void _print(const void* cpv_input, void* pv_output);</text:p>
      <text:p text:style-name="P46">static void _plus100(const void* cpv_input, void* pv_output);</text:p>
      <text:p text:style-name="P46"/>
      <text:p text:style-name="P46">int main(int argc, char* argv[])</text:p>
      <text:p text:style-name="P46">{</text:p>
      <text:p text:style-name="P46"><text:s text:c="4"/>vector_t t_v = create_vector(int);</text:p>
      <text:p text:style-name="P46"><text:s text:c="4"/>int i = 0;</text:p>
      <text:p text:style-name="P46"/>
      <text:p text:style-name="P46"><text:s text:c="4"/>vector_init(&amp;t_v);</text:p>
      <text:p text:style-name="P46"><text:s text:c="4"/>for(i = 0; i &lt; 10; ++i)</text:p>
      <text:p text:style-name="P46"><text:s text:c="4"/>{</text:p>
      <text:p text:style-name="P46"><text:s text:c="8"/>vector_push_back(&amp;t_v, i);</text:p>
      <text:p text:style-name="P46"><text:s text:c="4"/>}</text:p>
      <text:p text:style-name="P46"><text:s text:c="4"/>algo_for_each(vector_begin(&amp;t_v), vector_end(&amp;t_v), _print);</text:p>
      <text:p text:style-name="P46"><text:s text:c="4"/>printf("\n");</text:p>
      <text:p text:style-name="P46"><text:s text:c="4"/>algo_for_each(vector_begin(&amp;t_v), vector_end(&amp;t_v), _plus100);</text:p>
      <text:p text:style-name="P46"><text:s text:c="4"/>algo_for_each(vector_begin(&amp;t_v), vector_end(&amp;t_v), _print);</text:p>
      <text:p text:style-name="P46"><text:s text:c="4"/>printf("\n");</text:p>
      <text:p text:style-name="P46"/>
      <text:p text:style-name="P46"><text:s text:c="4"/>vector_destroy(&amp;t_v);</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plus100(const void* cpv_input, void* pv_output)</text:p>
      <text:p text:style-name="P46">{</text:p>
      <text:p text:style-name="P46"><text:s text:c="4"/>*(int*)cpv_input += 100;</text:p>
      <text:p text:style-name="P46">}</text:p>
      <text:p text:style-name="P42">结果:</text:p>
      <text:p text:style-name="P46">0 1 2 3 4 5 6 7 8 9 </text:p>
      <text:p text:style-name="P46">100 101 102 103 104 105 106 107 108 109</text:p>
      <text:p text:style-name="P46"/>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47"><text:soft-page-break/><draw:g text:anchor-type="as-char" svg:y="0cm" draw:z-index="0" draw:style-name="gr1"><draw:rect draw:style-name="gr2" draw:text-style-name="P289" svg:width="17.779cm" svg:height="2.751cm" svg:x="0.002cm" svg:y="0.002cm"><text:p/></draw:rect><draw:frame draw:style-name="gr3" draw:text-style-name="P290" svg:width="17.779cm" svg:height="2.751cm" svg:x="0cm" svg:y="0cm"><draw:text-box><text:p text:style-name="P290"><text:span text:style-name="T85">建议</text:span><text:span text:style-name="T85">: </text:span><text:span text:style-name="T85">在使用</text:span><text:span text:style-name="T86">algo_for_each()</text:span><text:span text:style-name="T85">算法时不要使用修改数据的规则</text:span><text:span text:style-name="T85">,</text:span><text:span text:style-name="T85">如果要修改数据请使用</text:span><text:span text:style-name="T86">algo_generate()</text:span><text:span text:style-name="T85">算法</text:span><text:span text:style-name="T85">.</text:span></text:p></draw:text-box></draw:frame></draw:g></text:p>
      <text:p text:style-name="P42"><text:tab/>除了algo_for_each()算法外,非质变算法都是与查找相关的.但是查找分为两类,一类似查找单一数据,另一类时查找一个区间.</text:p>
      <text:list xml:id="list951764886" text:continue-numbering="true" text:style-name="WW8Num13">
        <text:list-item>
          <text:list>
            <text:list-item>
              <text:list>
                <text:list-item>
                  <text:h text:style-name="P278" text:outline-level="3">查找单一数据</text:h>
                </text:list-item>
              </text:list>
            </text:list-item>
          </text:list>
        </text:list-item>
      </text:list>
      <text:p text:style-name="P40"><text:span text:style-name="T57"><text:tab/></text:span><text:span text:style-name="T53">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6">#include &lt;stdio.h&gt;</text:p>
      <text:p text:style-name="P46">#include &lt;cstl/cvector.h&gt;</text:p>
      <text:p text:style-name="P46">#include &lt;cstl/calgorithm.h&gt;</text:p>
      <text:p text:style-name="P46"/>
      <text:p text:style-name="P46">static void _print(const void* cpv_input, void* pv_output);</text:p>
      <text:p text:style-name="P46">static void _is_even(const void* cpv_input, void* pv_output);</text:p>
      <text:p text:style-name="P46">static void _mod3(const void* cpv_input, void* pv_output);</text:p>
      <text:p text:style-name="P46"/>
      <text:p text:style-name="P46">int main(int argc, char* argv[])</text:p>
      <text:p text:style-name="P46">{</text:p>
      <text:p text:style-name="P46"><text:s text:c="4"/>vector_t t_v = create_vector(int);</text:p>
      <text:p text:style-name="P46"><text:s text:c="4"/>int i = 0;</text:p>
      <text:p text:style-name="P46"/>
      <text:p text:style-name="P46"><text:s text:c="4"/>vector_init(&amp;t_v);</text:p>
      <text:p text:style-name="P46"><text:s text:c="4"/>for(i = 1; i &lt;= 10; ++i)</text:p>
      <text:p text:style-name="P46"><text:s text:c="4"/>{</text:p>
      <text:p text:style-name="P46"><text:s text:c="8"/>vector_push_back(&amp;t_v, i);</text:p>
      <text:p text:style-name="P46"><text:s text:c="4"/>}</text:p>
      <text:p text:style-name="P46"><text:s text:c="4"/>printf("vector: ");</text:p>
      <text:p text:style-name="P46"><text:s text:c="4"/>algo_for_each(vector_begin(&amp;t_v), vector_end(&amp;t_v), _print);</text:p>
      <text:p text:style-name="P46"><text:s text:c="4"/>printf("\n");</text:p>
      <text:p text:style-name="P46"><text:s text:c="4"/>printf("number of elements equal to 4: <text:s text:c="10"/>%u\n",</text:p>
      <text:p text:style-name="P46"><text:s text:c="8"/>algo_count(vector_begin(&amp;t_v), vector_end(&amp;t_v), 4));</text:p>
      <text:p text:style-name="P46"><text:s text:c="4"/>printf("number of elements with even value: <text:s text:c="5"/>%u\n",</text:p>
      <text:p text:style-name="P46"><text:s text:c="8"/>algo_count_if(vector_begin(&amp;t_v), vector_end(&amp;t_v), _is_even));</text:p>
      <text:p text:style-name="P46"><text:s text:c="4"/>printf("number of elements divided exactly by 3: %u\n",</text:p>
      <text:p text:style-name="P46"><text:s text:c="8"/>algo_count_if(vector_begin(&amp;t_v), vector_end(&amp;t_v), _mod3));</text:p>
      <text:p text:style-name="P46"/>
      <text:p text:style-name="P46"><text:soft-page-break/><text:s text:c="4"/>vector_destroy(&amp;t_v);</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is_even(const void* cpv_input, void* pv_output)</text:p>
      <text:p text:style-name="P46">{</text:p>
      <text:p text:style-name="P46"><text:s text:c="4"/>if(*(int*)cpv_input % 2 == 0)</text:p>
      <text:p text:style-name="P46"><text:s text:c="4"/>{</text:p>
      <text:p text:style-name="P46"><text:s text:c="8"/>*(bool_t*)pv_output = true;</text:p>
      <text:p text:style-name="P46"><text:s text:c="4"/>}</text:p>
      <text:p text:style-name="P46"><text:s text:c="4"/>else</text:p>
      <text:p text:style-name="P46"><text:s text:c="4"/>{</text:p>
      <text:p text:style-name="P46"><text:s text:c="8"/>*(bool_t*)pv_output = false;</text:p>
      <text:p text:style-name="P46"><text:s text:c="4"/>}</text:p>
      <text:p text:style-name="P46">}</text:p>
      <text:p text:style-name="P46">static void _mod3(const void* cpv_input, void* pv_output)</text:p>
      <text:p text:style-name="P46">{</text:p>
      <text:p text:style-name="P46"><text:s text:c="4"/>if(*(int*)cpv_input % 3 == 0)</text:p>
      <text:p text:style-name="P46"><text:s text:c="4"/>{</text:p>
      <text:p text:style-name="P46"><text:s text:c="8"/>*(bool_t*)pv_output = true;</text:p>
      <text:p text:style-name="P46"><text:s text:c="4"/>}</text:p>
      <text:p text:style-name="P46"><text:s text:c="4"/>else</text:p>
      <text:p text:style-name="P46"><text:s text:c="4"/>{</text:p>
      <text:p text:style-name="P46"><text:s text:c="8"/>*(bool_t*)pv_output = false;</text:p>
      <text:p text:style-name="P46"><text:s text:c="4"/>}</text:p>
      <text:p text:style-name="P46">}</text:p>
      <text:p text:style-name="P42">结果:</text:p>
      <text:p text:style-name="P46">vector: 1 2 3 4 5 6 7 8 9 10 </text:p>
      <text:p text:style-name="P46">number of elements equal to 4: <text:s text:c="12"/>1</text:p>
      <text:p text:style-name="P46">number of elements with even value: <text:s text:c="6"/>5</text:p>
      <text:p text:style-name="P46">number of elements divided exactly by 3: 3</text:p>
      <text:p text:style-name="P42"/>
      <text:p text:style-name="P40"><text:span text:style-name="T57"><text:tab/></text:span><text:span text:style-name="T53">查找数据: algo_find(), algo_find_if()</text:span></text:p>
      <text:p text:style-name="P77">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6">#include &lt;stdio.h&gt;</text:p>
      <text:p text:style-name="P46">#include &lt;cstl/clist.h&gt;</text:p>
      <text:p text:style-name="P46">#include &lt;cstl/calgorithm.h&gt;</text:p>
      <text:p text:style-name="P46"><text:soft-page-break/></text:p>
      <text:p text:style-name="P46">static void _print(const void* cpv_input, void* pv_output);</text:p>
      <text:p text:style-name="P46"/>
      <text:p text:style-name="P46">int main(int argc, char* argv[])</text:p>
      <text:p text:style-name="P46">{</text:p>
      <text:p text:style-name="P46"><text:s text:c="4"/>list_t t_l = create_list(int);</text:p>
      <text:p text:style-name="P46"><text:s text:c="4"/>iterator_t t_pos1, t_pos2;</text:p>
      <text:p text:style-name="P46"><text:s text:c="4"/>int i = 0;</text:p>
      <text:p text:style-name="P46"/>
      <text:p text:style-name="P46"><text:s text:c="4"/>list_init(&amp;t_l);</text:p>
      <text:p text:style-name="P46"><text:s text:c="4"/>for(i = 1; i &lt;= 10; ++i)</text:p>
      <text:p text:style-name="P46"><text:s text:c="4"/>{</text:p>
      <text:p text:style-name="P46"><text:s text:c="8"/>list_push_back(&amp;t_l, i);</text:p>
      <text:p text:style-name="P46"><text:s text:c="4"/>}</text:p>
      <text:p text:style-name="P46"><text:s text:c="4"/>for(i = 1; i &lt;= 10; ++i)</text:p>
      <text:p text:style-name="P46"><text:s text:c="4"/>{</text:p>
      <text:p text:style-name="P46"><text:s text:c="8"/>list_push_back(&amp;t_l, i);</text:p>
      <text:p text:style-name="P46"><text:s text:c="4"/>}</text:p>
      <text:p text:style-name="P46"><text:s text:c="4"/>printf("list: ");</text:p>
      <text:p text:style-name="P46"><text:s text:c="4"/>algo_for_each(list_begin(&amp;t_l), list_end(&amp;t_l), _print);</text:p>
      <text:p text:style-name="P46"><text:s text:c="4"/>printf("\n");</text:p>
      <text:p text:style-name="P46"/>
      <text:p text:style-name="P46"><text:s text:c="4"/>t_pos1 = algo_find(list_begin(&amp;t_l), list_end(&amp;t_l), 4);</text:p>
      <text:p text:style-name="P46"><text:s text:c="4"/>if(!iterator_equal(&amp;t_pos1, list_end(&amp;t_l)))</text:p>
      <text:p text:style-name="P46"><text:s text:c="4"/>{</text:p>
      <text:p text:style-name="P46"><text:s text:c="8"/>iterator_next(&amp;t_pos1);</text:p>
      <text:p text:style-name="P46"><text:s text:c="8"/>t_pos2 = algo_find(t_pos1, list_end(&amp;t_l), 4);</text:p>
      <text:p text:style-name="P46"><text:s text:c="4"/>}</text:p>
      <text:p text:style-name="P46"/>
      <text:p text:style-name="P46"><text:s text:c="4"/>if(!iterator_equal(&amp;t_pos1, list_end(&amp;t_l)) &amp;&amp;</text:p>
      <text:p text:style-name="P46"><text:s text:c="7"/>!iterator_equal(&amp;t_pos2, list_end(&amp;t_l)))</text:p>
      <text:p text:style-name="P46"><text:s text:c="4"/>{</text:p>
      <text:p text:style-name="P46"><text:s text:c="8"/>iterator_prev(&amp;t_pos1);</text:p>
      <text:p text:style-name="P46"><text:s text:c="8"/>iterator_next(&amp;t_pos2);</text:p>
      <text:p text:style-name="P46"><text:s text:c="8"/>algo_for_each(t_pos1, t_pos2, _print);</text:p>
      <text:p text:style-name="P46"><text:s text:c="8"/>printf("\n");</text:p>
      <text:p text:style-name="P46"><text:s text:c="4"/>}</text:p>
      <text:p text:style-name="P46"/>
      <text:p text:style-name="P46"><text:s text:c="4"/>list_destroy(&amp;t_l); </text:p>
      <text:p text:style-name="P46"/>
      <text:p text:style-name="P46"><text:s text:c="4"/>return 0;</text:p>
      <text:p text:style-name="P46">}</text:p>
      <text:p text:style-name="P46"/>
      <text:p text:style-name="P46">static void _print(const void* cpv_input, void* pv_output)</text:p>
      <text:p text:style-name="P46"><text:soft-page-break/>{</text:p>
      <text:p text:style-name="P46"><text:s text:c="4"/>printf("%d ", *(int*)cpv_input);</text:p>
      <text:p text:style-name="P46">}</text:p>
      <text:p text:style-name="P42">结果:</text:p>
      <text:p text:style-name="P46">list: 1 2 3 4 5 6 7 8 9 10 1 2 3 4 5 6 7 8 9 10 </text:p>
      <text:p text:style-name="P46">4 5 6 7 8 9 10 1 2 3 4</text:p>
      <text:p text:style-name="P46"/>
      <text:p text:style-name="P42">下面是使用algo_find_if()的例子:</text:p>
      <text:p text:style-name="P46">#include &lt;stdio.h&gt;</text:p>
      <text:p text:style-name="P46">#include &lt;cstl/cvector.h&gt;</text:p>
      <text:p text:style-name="P46">#include &lt;cstl/calgorithm.h&gt;</text:p>
      <text:p text:style-name="P46"/>
      <text:p text:style-name="P46">static void _print(const void* cpv_input, void* pv_output);</text:p>
      <text:p text:style-name="P46">static void _greater3(const void* cpv_input, void* pv_output);</text:p>
      <text:p text:style-name="P46">static void _mod3(const void* cpv_input, void* pv_output);</text:p>
      <text:p text:style-name="P46"/>
      <text:p text:style-name="P46">int main(int argc, char* argv[])</text:p>
      <text:p text:style-name="P46">{</text:p>
      <text:p text:style-name="P46"><text:s text:c="4"/>vector_t t_v = create_vector(int);</text:p>
      <text:p text:style-name="P46"><text:s text:c="4"/>int i = 0;</text:p>
      <text:p text:style-name="P46"><text:s text:c="4"/>iterator_t t_pos;</text:p>
      <text:p text:style-name="P46"/>
      <text:p text:style-name="P46"><text:s text:c="4"/>vector_init(&amp;t_v);</text:p>
      <text:p text:style-name="P46"><text:s text:c="4"/>for(i = 1; i &lt;= 10; ++i)</text:p>
      <text:p text:style-name="P46"><text:s text:c="4"/>{</text:p>
      <text:p text:style-name="P46"><text:s text:c="8"/>vector_push_back(&amp;t_v, i);</text:p>
      <text:p text:style-name="P46"><text:s text:c="4"/>}</text:p>
      <text:p text:style-name="P46"><text:s text:c="4"/>printf("vector: ");</text:p>
      <text:p text:style-name="P46"><text:s text:c="4"/>algo_for_each(vector_begin(&amp;t_v), vector_end(&amp;t_v), _print);</text:p>
      <text:p text:style-name="P46"><text:s text:c="4"/>printf("\n");</text:p>
      <text:p text:style-name="P46"/>
      <text:p text:style-name="P46"><text:s text:c="4"/>t_pos = algo_find_if(vector_begin(&amp;t_v), vector_end(&amp;t_v), _greater3);</text:p>
      <text:p text:style-name="P46"><text:s text:c="4"/>printf("the %d. element is the first greater then 3.\n",</text:p>
      <text:p text:style-name="P46"><text:s text:c="8"/>iterator_distance(vector_begin(&amp;t_v), t_pos) + 1);</text:p>
      <text:p text:style-name="P46"><text:s text:c="4"/>t_pos = algo_find_if(vector_begin(&amp;t_v), vector_end(&amp;t_v), _mod3);</text:p>
      <text:p text:style-name="P46"><text:s text:c="4"/>printf("the %d. element is the first divisible by 3.\n",</text:p>
      <text:p text:style-name="P46"><text:s text:c="8"/>iterator_distance(vector_begin(&amp;t_v), t_pos) + 1);</text:p>
      <text:p text:style-name="P46"/>
      <text:p text:style-name="P46"><text:s text:c="4"/>vector_destroy(&amp;t_v);</text:p>
      <text:p text:style-name="P46"/>
      <text:p text:style-name="P46"><text:s text:c="4"/>return 0;</text:p>
      <text:p text:style-name="P46">}</text:p>
      <text:p text:style-name="P46"/>
      <text:p text:style-name="P46">static void _print(const void* cpv_input, void* pv_output)</text:p>
      <text:p text:style-name="P46"><text:soft-page-break/>{</text:p>
      <text:p text:style-name="P46"><text:s text:c="4"/>printf("%d ", *(int*)cpv_input);</text:p>
      <text:p text:style-name="P46">}</text:p>
      <text:p text:style-name="P46">static void _greater3(const void* cpv_input, void* pv_output)</text:p>
      <text:p text:style-name="P46">{</text:p>
      <text:p text:style-name="P46"><text:s text:c="4"/>if(*(int*)cpv_input &gt; 3)</text:p>
      <text:p text:style-name="P46"><text:s text:c="4"/>{</text:p>
      <text:p text:style-name="P46"><text:s text:c="8"/>*(bool_t*)pv_output = true;</text:p>
      <text:p text:style-name="P46"><text:s text:c="4"/>}</text:p>
      <text:p text:style-name="P46"><text:s text:c="4"/>else</text:p>
      <text:p text:style-name="P46"><text:s text:c="4"/>{</text:p>
      <text:p text:style-name="P46"><text:s text:c="8"/>*(bool_t*)pv_output = false;</text:p>
      <text:p text:style-name="P46"><text:s text:c="4"/>}</text:p>
      <text:p text:style-name="P46">}</text:p>
      <text:p text:style-name="P46">static void _mod3(const void* cpv_input, void* pv_output)</text:p>
      <text:p text:style-name="P46">{</text:p>
      <text:p text:style-name="P46"><text:s text:c="4"/>if(*(int*)cpv_input % 3 == 0)</text:p>
      <text:p text:style-name="P46"><text:s text:c="4"/>{</text:p>
      <text:p text:style-name="P46"><text:s text:c="8"/>*(bool_t*)pv_output = true;</text:p>
      <text:p text:style-name="P46"><text:s text:c="4"/>}</text:p>
      <text:p text:style-name="P46"><text:s text:c="4"/>else</text:p>
      <text:p text:style-name="P46"><text:s text:c="4"/>{</text:p>
      <text:p text:style-name="P46"><text:s text:c="8"/>*(bool_t*)pv_output = false;</text:p>
      <text:p text:style-name="P46"><text:s text:c="4"/>}</text:p>
      <text:p text:style-name="P46">}</text:p>
      <text:p text:style-name="P42">结果:</text:p>
      <text:p text:style-name="P46">vector: 1 2 3 4 5 6 7 8 9 10 </text:p>
      <text:p text:style-name="P46">the 4. element is the first greater then 3.</text:p>
      <text:p text:style-name="P46">the 3. element is the first divisible by 3.</text:p>
      <text:p text:style-name="P46"/>
      <text:p text:style-name="P40"><text:span text:style-name="T53"><text:tab/></text:span><text:span text:style-name="T53">找到第一组满足指定条件的相邻的数据: </text:span><text:span text:style-name="T53">algo_adjacent_find(),algo_adjacent_find_if()</text:span></text:p>
      <text:p text:style-name="P42"><text:tab/>带有if后缀的版本接收一个二元谓词为特定规则,但是这个谓词用来指定前后两个数据的关系但是不能修改数据内容.</text:p>
      <text:p text:style-name="P46">#include &lt;stdio.h&gt;</text:p>
      <text:p text:style-name="P46">#include &lt;cstl/cvector.h&gt;</text:p>
      <text:p text:style-name="P46">#include &lt;cstl/calgorithm.h&gt;</text:p>
      <text:p text:style-name="P46"/>
      <text:p text:style-name="P46">static void _print(const void* cpv_input, void* pv_output);</text:p>
      <text:p text:style-name="P46">static void _doubled(const void* cpv_first, const void* cpv_second, void* pv_output);</text:p>
      <text:p text:style-name="P46"/>
      <text:p text:style-name="P46">int main(int argc, char* argv[])</text:p>
      <text:p text:style-name="P46">{</text:p>
      <text:p text:style-name="P46"><text:s text:c="4"/>vector_t t_v = create_vector(int);</text:p>
      <text:p text:style-name="P46"><text:s text:c="4"/>iterator_t t_pos;</text:p>
      <text:p text:style-name="P46"><text:soft-page-break/></text:p>
      <text:p text:style-name="P46"><text:s text:c="4"/>vector_init(&amp;t_v);</text:p>
      <text:p text:style-name="P46"><text:s text:c="4"/>vector_push_back(&amp;t_v, 1);</text:p>
      <text:p text:style-name="P46"><text:s text:c="4"/>vector_push_back(&amp;t_v, 3);</text:p>
      <text:p text:style-name="P46"><text:s text:c="4"/>vector_push_back(&amp;t_v, 2);</text:p>
      <text:p text:style-name="P46"><text:s text:c="4"/>vector_push_back(&amp;t_v, 4);</text:p>
      <text:p text:style-name="P46"><text:s text:c="4"/>vector_push_back(&amp;t_v, 5);</text:p>
      <text:p text:style-name="P46"><text:s text:c="4"/>vector_push_back(&amp;t_v, 5);</text:p>
      <text:p text:style-name="P46"><text:s text:c="4"/>vector_push_back(&amp;t_v, 0);</text:p>
      <text:p text:style-name="P46"><text:s text:c="4"/>printf("vector: ");</text:p>
      <text:p text:style-name="P46"><text:s text:c="4"/>algo_for_each(vector_begin(&amp;t_v), vector_end(&amp;t_v), _print);</text:p>
      <text:p text:style-name="P46"><text:s text:c="4"/>printf("\n");</text:p>
      <text:p text:style-name="P46"/>
      <text:p text:style-name="P46"><text:s text:c="4"/>t_pos = algo_adjacent_find(vector_begin(&amp;t_v), vector_end(&amp;t_v));</text:p>
      <text:p text:style-name="P46"><text:s text:c="4"/>if(!iterator_equal(&amp;t_pos, vector_end(&amp;t_v)))</text:p>
      <text:p text:style-name="P46"><text:s text:c="4"/>{</text:p>
      <text:p text:style-name="P46"><text:s text:c="8"/>printf("first two elements with equal value have position %d\n",</text:p>
      <text:p text:style-name="P46"><text:s text:c="12"/>iterator_distance(vector_begin(&amp;t_v), t_pos) + 1);</text:p>
      <text:p text:style-name="P46"><text:s text:c="4"/>}</text:p>
      <text:p text:style-name="P46"/>
      <text:p text:style-name="P46"><text:s text:c="4"/>t_pos = algo_adjacent_find_if(vector_begin(&amp;t_v), vector_end(&amp;t_v), _doubled);</text:p>
      <text:p text:style-name="P46"><text:s text:c="4"/>if(!iterator_equal(&amp;t_pos, vector_end(&amp;t_v)))</text:p>
      <text:p text:style-name="P46"><text:s text:c="4"/>{</text:p>
      <text:p text:style-name="P46"><text:s text:c="8"/>printf("first two elements with second value twice the first have pos. %d\n",</text:p>
      <text:p text:style-name="P46"><text:s text:c="12"/>iterator_distance(vector_begin(&amp;t_v), t_pos) + 1);</text:p>
      <text:p text:style-name="P46"><text:s text:c="4"/>}</text:p>
      <text:p text:style-name="P46"/>
      <text:p text:style-name="P46"><text:s text:c="4"/>vector_destroy(&amp;t_v);</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doubled(const void* cpv_first, const void* cpv_second, void* pv_output)</text:p>
      <text:p text:style-name="P46">{</text:p>
      <text:p text:style-name="P46"><text:s text:c="4"/>if(*(int*)cpv_first * 2 == *(int*)cpv_second)</text:p>
      <text:p text:style-name="P46"><text:s text:c="4"/>{</text:p>
      <text:p text:style-name="P46"><text:s text:c="8"/>*(bool_t*)pv_output = true;</text:p>
      <text:p text:style-name="P46"><text:s text:c="4"/>}</text:p>
      <text:p text:style-name="P46"><text:s text:c="4"/>else</text:p>
      <text:p text:style-name="P46"><text:s text:c="4"/>{</text:p>
      <text:p text:style-name="P46"><text:soft-page-break/><text:s text:c="8"/>*(bool_t*)pv_output = false;</text:p>
      <text:p text:style-name="P46"><text:s text:c="4"/>}</text:p>
      <text:p text:style-name="P46">}</text:p>
      <text:p text:style-name="P42">结果:</text:p>
      <text:p text:style-name="P46">vector: 1 3 2 4 5 5 0 </text:p>
      <text:p text:style-name="P46">first two elements with equal value have position 5</text:p>
      <text:p text:style-name="P46">first two elements with second value twice the first have pos. 3</text:p>
      <text:p text:style-name="P42"/>
      <text:p text:style-name="P252"><text:span text:style-name="T57"><text:tab/><text:tab/></text:span><text:span text:style-name="T53">使用指定规则找到第二个区间中任意数据在第一个区间中出现的位置:</text:span><text:span text:style-name="T53"> </text:span></text:p>
      <text:p text:style-name="P253">algo_find_first_of(),algo_find_first_of_if()</text:p>
      <text:p text:style-name="P42">带有if后缀的版本接收一个二元谓词为特定规则,但是这个谓词用来指定前后两个数据的关系但是不能修改数据内容.</text:p>
      <text:p text:style-name="P46">#include &lt;stdio.h&gt;</text:p>
      <text:p text:style-name="P46">#include &lt;cstl/cvector.h&gt;</text:p>
      <text:p text:style-name="P46">#include &lt;cstl/clist.h&gt;</text:p>
      <text:p text:style-name="P46">#include &lt;cstl/calgorithm.h&gt;</text:p>
      <text:p text:style-name="P46"/>
      <text:p text:style-name="P46">static void _print(const void* cpv_input, void* pv_output);</text:p>
      <text:p text:style-name="P46"/>
      <text:p text:style-name="P46">int main(int argc, char* argv[])</text:p>
      <text:p text:style-name="P46">{</text:p>
      <text:p text:style-name="P46"><text:s text:c="4"/>vector_t t_v = create_vector(int);</text:p>
      <text:p text:style-name="P46"><text:s text:c="4"/>list_t t_l = create_list(int);</text:p>
      <text:p text:style-name="P46"><text:s text:c="4"/>int i = 0;</text:p>
      <text:p text:style-name="P46"><text:s text:c="4"/>iterator_t t_pos;</text:p>
      <text:p text:style-name="P46"/>
      <text:p text:style-name="P46"><text:s text:c="4"/>vector_init(&amp;t_v);</text:p>
      <text:p text:style-name="P46"><text:s text:c="4"/>list_init(&amp;t_l);</text:p>
      <text:p text:style-name="P46"><text:s text:c="4"/>for(i = 0; i &lt; 10; ++i)</text:p>
      <text:p text:style-name="P46"><text:s text:c="4"/>{</text:p>
      <text:p text:style-name="P46"><text:s text:c="8"/>vector_push_back(&amp;t_v, i);</text:p>
      <text:p text:style-name="P46"><text:s text:c="4"/>}</text:p>
      <text:p text:style-name="P46"><text:s text:c="4"/>for(i = 3; i &lt; 6; ++i)</text:p>
      <text:p text:style-name="P46"><text:s text:c="4"/>{</text:p>
      <text:p text:style-name="P46"><text:s text:c="8"/>list_push_back(&amp;t_l, i);</text:p>
      <text:p text:style-name="P46"><text:s text:c="4"/>}</text:p>
      <text:p text:style-name="P46"><text:s text:c="4"/>printf("vector: ");</text:p>
      <text:p text:style-name="P46"><text:s text:c="4"/>algo_for_each(vector_begin(&amp;t_v), vector_end(&amp;t_v), _print);</text:p>
      <text:p text:style-name="P46"><text:s text:c="4"/>printf("\n");</text:p>
      <text:p text:style-name="P46"><text:s text:c="4"/>printf("search: ");</text:p>
      <text:p text:style-name="P46"><text:s text:c="4"/>algo_for_each(list_begin(&amp;t_l), list_end(&amp;t_l), _print);</text:p>
      <text:p text:style-name="P46"><text:s text:c="4"/>printf("\n");</text:p>
      <text:p text:style-name="P46"/>
      <text:p text:style-name="P46"><text:s text:c="4"/>t_pos = algo_find_first_of(</text:p>
      <text:p text:style-name="P46"><text:s text:c="8"/>vector_begin(&amp;t_v), vector_end(&amp;t_v), list_begin(&amp;t_l), list_end(&amp;t_l));</text:p>
      <text:p text:style-name="P46"><text:soft-page-break/><text:s text:c="4"/>printf("first element of search in vector is element %d\n",</text:p>
      <text:p text:style-name="P46"><text:s text:c="8"/>iterator_distance(vector_begin(&amp;t_v), t_pos) + 1);</text:p>
      <text:p text:style-name="P46"/>
      <text:p text:style-name="P46"><text:s text:c="4"/>algo_reverse(vector_begin(&amp;t_v), vector_end(&amp;t_v));</text:p>
      <text:p text:style-name="P46"><text:s text:c="4"/>printf("vector: ");</text:p>
      <text:p text:style-name="P46"><text:s text:c="4"/>algo_for_each(vector_begin(&amp;t_v), vector_end(&amp;t_v), _print);</text:p>
      <text:p text:style-name="P46"><text:s text:c="4"/>printf("\n");</text:p>
      <text:p text:style-name="P46"><text:s text:c="4"/>printf("search: ");</text:p>
      <text:p text:style-name="P46"><text:s text:c="4"/>algo_for_each(list_begin(&amp;t_l), list_end(&amp;t_l), _print);</text:p>
      <text:p text:style-name="P46"><text:s text:c="4"/>printf("\n");</text:p>
      <text:p text:style-name="P46"><text:s text:c="4"/>t_pos = algo_find_first_of(</text:p>
      <text:p text:style-name="P46"><text:s text:c="8"/>vector_begin(&amp;t_v), vector_end(&amp;t_v), list_begin(&amp;t_l), list_end(&amp;t_l));</text:p>
      <text:p text:style-name="P46"><text:s text:c="4"/>printf("first element of search in vector is element %d\n",</text:p>
      <text:p text:style-name="P46"><text:s text:c="8"/>iterator_distance(vector_begin(&amp;t_v), t_pos) + 1);</text:p>
      <text:p text:style-name="P46"/>
      <text:p text:style-name="P46"><text:s text:c="4"/>vector_destroy(&amp;t_v);</text:p>
      <text:p text:style-name="P46"><text:s text:c="4"/>list_destroy(&amp;t_l);</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2">结果:</text:p>
      <text:p text:style-name="P46">vector: 0 1 2 3 4 5 6 7 8 9 </text:p>
      <text:p text:style-name="P46">search: 3 4 5 </text:p>
      <text:p text:style-name="P46">first element of search in vector is element 4</text:p>
      <text:p text:style-name="P46">vector: 9 8 7 6 5 4 3 2 1 0 </text:p>
      <text:p text:style-name="P46">search: 3 4 5 </text:p>
      <text:p text:style-name="P46">first element of search in vector is element 5</text:p>
      <text:list xml:id="list984441282" text:continue-numbering="true" text:style-name="WW8Num13">
        <text:list-item>
          <text:list>
            <text:list-item>
              <text:list>
                <text:list-item>
                  <text:h text:style-name="P278" text:outline-level="3">数据区间匹配</text:h>
                </text:list-item>
              </text:list>
            </text:list-item>
          </text:list>
        </text:list-item>
      </text:list>
      <text:p text:style-name="P75"><text:span text:style-name="T53">比较数据区间:</text:span><text:span text:style-name="T53"> algo_equal(),algo_equal_if()</text:span></text:p>
      <text:p text:style-name="P42">带有if后缀的版本接收一个二元谓词为特定规则,但是这个谓词用来指定前后两个数据的关系但是不能修改数据内容.</text:p>
      <text:p text:style-name="P46">#include &lt;stdio.h&gt;</text:p>
      <text:p text:style-name="P46">#include &lt;cstl/cvector.h&gt;</text:p>
      <text:p text:style-name="P46">#include &lt;cstl/clist.h&gt;</text:p>
      <text:p text:style-name="P46">#include &lt;cstl/calgorithm.h&gt;</text:p>
      <text:p text:style-name="P46"/>
      <text:p text:style-name="P46"><text:soft-page-break/>static void _print(const void* cpv_input, void* pv_output);</text:p>
      <text:p text:style-name="P46">static void _both_even_or_odd(</text:p>
      <text:p text:style-name="P248">const void* cpv_first, const void* cpv_second, void* pv_output);</text:p>
      <text:p text:style-name="P46"/>
      <text:p text:style-name="P46">int main(int argc, char* argv[])</text:p>
      <text:p text:style-name="P46">{</text:p>
      <text:p text:style-name="P46"><text:s text:c="4"/>vector_t t_v = create_vector(int);</text:p>
      <text:p text:style-name="P46"><text:s text:c="4"/>list_t t_l = create_list(int);</text:p>
      <text:p text:style-name="P46"><text:s text:c="4"/>int i = 0;</text:p>
      <text:p text:style-name="P46"/>
      <text:p text:style-name="P46"><text:s text:c="4"/>vector_init(&amp;t_v);</text:p>
      <text:p text:style-name="P46"><text:s text:c="4"/>list_init(&amp;t_l);</text:p>
      <text:p text:style-name="P46"><text:s text:c="4"/>for(i = 1; i &lt;= 7; ++i)</text:p>
      <text:p text:style-name="P46"><text:s text:c="4"/>{</text:p>
      <text:p text:style-name="P46"><text:s text:c="8"/>vector_push_back(&amp;t_v, i);</text:p>
      <text:p text:style-name="P46"><text:s text:c="4"/>}</text:p>
      <text:p text:style-name="P46"><text:s text:c="4"/>for(i = 3; i &lt;= 9; ++i)</text:p>
      <text:p text:style-name="P46"><text:s text:c="4"/>{</text:p>
      <text:p text:style-name="P46"><text:s text:c="8"/>list_push_back(&amp;t_l, i);</text:p>
      <text:p text:style-name="P46"><text:s text:c="4"/>}</text:p>
      <text:p text:style-name="P46"><text:s text:c="4"/>printf("vector: ");</text:p>
      <text:p text:style-name="P46"><text:s text:c="4"/>algo_for_each(vector_begin(&amp;t_v), vector_end(&amp;t_v), _print);</text:p>
      <text:p text:style-name="P46"><text:s text:c="4"/>printf("\n");</text:p>
      <text:p text:style-name="P46"><text:s text:c="4"/>printf("list: <text:s text:c="2"/>");</text:p>
      <text:p text:style-name="P46"><text:s text:c="4"/>algo_for_each(list_begin(&amp;t_l), list_end(&amp;t_l), _print);</text:p>
      <text:p text:style-name="P46"><text:s text:c="4"/>printf("\n");</text:p>
      <text:p text:style-name="P46"/>
      <text:p text:style-name="P46"><text:s text:c="4"/>if(algo_equal(vector_begin(&amp;t_v), vector_end(&amp;t_v), list_begin(&amp;t_l)))</text:p>
      <text:p text:style-name="P46"><text:s text:c="4"/>{</text:p>
      <text:p text:style-name="P46"><text:s text:c="8"/>printf("vector == list\n");</text:p>
      <text:p text:style-name="P46"><text:s text:c="4"/>}</text:p>
      <text:p text:style-name="P46"><text:s text:c="4"/>else</text:p>
      <text:p text:style-name="P46"><text:s text:c="4"/>{</text:p>
      <text:p text:style-name="P46"><text:s text:c="8"/>printf("vector != list\n");</text:p>
      <text:p text:style-name="P46"><text:s text:c="4"/>}</text:p>
      <text:p text:style-name="P46"><text:s text:c="4"/>if(algo_equal_if(</text:p>
      <text:p text:style-name="P46"><text:s text:c="8"/>vector_begin(&amp;t_v), vector_end(&amp;t_v), list_begin(&amp;t_l), _both_even_or_odd))</text:p>
      <text:p text:style-name="P46"><text:s text:c="4"/>{</text:p>
      <text:p text:style-name="P46"><text:s text:c="8"/>printf("even and odd elements correspond.\n");</text:p>
      <text:p text:style-name="P46"><text:s text:c="4"/>}</text:p>
      <text:p text:style-name="P46"><text:s text:c="4"/>else</text:p>
      <text:p text:style-name="P46"><text:s text:c="4"/>{</text:p>
      <text:p text:style-name="P46"><text:s text:c="8"/>printf("even and odd elements is not correspond.\n");</text:p>
      <text:p text:style-name="P46"><text:s text:c="4"/>}</text:p>
      <text:p text:style-name="P46"><text:soft-page-break/></text:p>
      <text:p text:style-name="P46"><text:s text:c="4"/>vector_destroy(&amp;t_v);</text:p>
      <text:p text:style-name="P46"><text:s text:c="4"/>list_destroy(&amp;t_l);</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both_even_or_odd(</text:p>
      <text:p text:style-name="P248">const void* cpv_first, const void* cpv_second, void* pv_output)</text:p>
      <text:p text:style-name="P46">{</text:p>
      <text:p text:style-name="P46"><text:s text:c="4"/>if(*(int*)cpv_first % 2 == *(int*)cpv_second % 2)</text:p>
      <text:p text:style-name="P46"><text:s text:c="4"/>{</text:p>
      <text:p text:style-name="P46"><text:s text:c="8"/>*(bool_t*)pv_output = true;</text:p>
      <text:p text:style-name="P46"><text:s text:c="4"/>}</text:p>
      <text:p text:style-name="P46"><text:s text:c="4"/>else</text:p>
      <text:p text:style-name="P46"><text:s text:c="4"/>{</text:p>
      <text:p text:style-name="P46"><text:s text:c="8"/>*(bool_t*)pv_output = false;</text:p>
      <text:p text:style-name="P46"><text:s text:c="4"/>}</text:p>
      <text:p text:style-name="P46">}</text:p>
      <text:p text:style-name="P42">结果:</text:p>
      <text:p text:style-name="P46">vector: 1 2 3 4 5 6 7 </text:p>
      <text:p text:style-name="P46">list: <text:s text:c="2"/>3 4 5 6 7 8 9 </text:p>
      <text:p text:style-name="P46">vector != list</text:p>
      <text:p text:style-name="P46">even and odd elements correspond.</text:p>
      <text:p text:style-name="P46"/>
      <text:p text:style-name="P75"><text:span text:style-name="T53">查找数据区间的不同:</text:span><text:span text:style-name="T53">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6">#include &lt;stdio.h&gt;</text:p>
      <text:p text:style-name="P46">#include &lt;cstl/cvector.h&gt;</text:p>
      <text:p text:style-name="P46">#include &lt;cstl/clist.h&gt;</text:p>
      <text:p text:style-name="P46">#include &lt;cstl/cutility.h&gt;</text:p>
      <text:p text:style-name="P46">#include &lt;cstl/calgorithm.h&gt;</text:p>
      <text:p text:style-name="P46"/>
      <text:p text:style-name="P46">static void _print(const void* cpv_input, void* pv_output);</text:p>
      <text:p text:style-name="P46"/>
      <text:p text:style-name="P46">int main(int argc, char* argv[])</text:p>
      <text:p text:style-name="P46">{</text:p>
      <text:p text:style-name="P46"><text:s text:c="4"/>vector_t t_v = create_vector(int);</text:p>
      <text:p text:style-name="P46"><text:s text:c="4"/>list_t t_l = create_list(int);</text:p>
      <text:p text:style-name="P46"><text:soft-page-break/><text:s text:c="4"/>pair_t t_p;</text:p>
      <text:p text:style-name="P46"><text:s text:c="4"/>int i = 0;</text:p>
      <text:p text:style-name="P46"/>
      <text:p text:style-name="P46"><text:s text:c="4"/>vector_init(&amp;t_v);</text:p>
      <text:p text:style-name="P46"><text:s text:c="4"/>list_init(&amp;t_l);</text:p>
      <text:p text:style-name="P46"><text:s text:c="4"/>for(i = 1; i &lt;= 6; ++i)</text:p>
      <text:p text:style-name="P46"><text:s text:c="4"/>{</text:p>
      <text:p text:style-name="P46"><text:s text:c="8"/>vector_push_back(&amp;t_v, i);</text:p>
      <text:p text:style-name="P46"><text:s text:c="4"/>}</text:p>
      <text:p text:style-name="P46"><text:s text:c="4"/>for(i = 1; i &lt;= 16; i *= 2)</text:p>
      <text:p text:style-name="P46"><text:s text:c="4"/>{</text:p>
      <text:p text:style-name="P46"><text:s text:c="8"/>list_push_back(&amp;t_l, i);</text:p>
      <text:p text:style-name="P46"><text:s text:c="4"/>}</text:p>
      <text:p text:style-name="P46"><text:s text:c="4"/>list_push_back(&amp;t_l, 3);</text:p>
      <text:p text:style-name="P46"><text:s text:c="4"/>printf("vector: ");</text:p>
      <text:p text:style-name="P46"><text:s text:c="4"/>algo_for_each(vector_begin(&amp;t_v), vector_end(&amp;t_v), _print);</text:p>
      <text:p text:style-name="P46"><text:s text:c="4"/>printf("\n");</text:p>
      <text:p text:style-name="P46"><text:s text:c="4"/>printf("list: <text:s text:c="2"/>");</text:p>
      <text:p text:style-name="P46"><text:s text:c="4"/>algo_for_each(list_begin(&amp;t_l), list_end(&amp;t_l), _print);</text:p>
      <text:p text:style-name="P46"><text:s text:c="4"/>printf("\n");</text:p>
      <text:p text:style-name="P46"/>
      <text:p text:style-name="P46"><text:s text:c="4"/>t_p = algo_mismatch(vector_begin(&amp;t_v), vector_end(&amp;t_v), list_begin(&amp;t_l));</text:p>
      <text:p text:style-name="P46"><text:s text:c="4"/>if(iterator_equal(t_p.first, vector_end(&amp;t_v)))</text:p>
      <text:p text:style-name="P46"><text:s text:c="4"/>{</text:p>
      <text:p text:style-name="P46"><text:s text:c="8"/>printf("no mismatch!\n");</text:p>
      <text:p text:style-name="P46"><text:s text:c="4"/>}</text:p>
      <text:p text:style-name="P46"><text:s text:c="4"/>else</text:p>
      <text:p text:style-name="P46"><text:s text:c="4"/>{</text:p>
      <text:p text:style-name="P46"><text:s text:c="8"/>printf("first mismatch: %d and %d\n",</text:p>
      <text:p text:style-name="P46"><text:s text:c="12"/>*(int*)iterator_get_pointer(t_p.first),</text:p>
      <text:p text:style-name="P46"><text:s text:c="12"/>*(int*)iterator_get_pointer(t_p.second));</text:p>
      <text:p text:style-name="P46"><text:s text:c="4"/>}</text:p>
      <text:p text:style-name="P46"><text:s text:c="4"/>pair_destroy(&amp;t_p);</text:p>
      <text:p text:style-name="P46"/>
      <text:p text:style-name="P46"><text:s text:c="4"/>t_p = algo_mismatch_if(</text:p>
      <text:p text:style-name="P46"><text:s text:c="8"/>vector_begin(&amp;t_v), vector_end(&amp;t_v), </text:p>
      <text:p text:style-name="P254">list_begin(&amp;t_l), fun_less_equal_int);</text:p>
      <text:p text:style-name="P46"><text:s text:c="4"/>if(iterator_equal(t_p.first, vector_end(&amp;t_v)))</text:p>
      <text:p text:style-name="P46"><text:s text:c="4"/>{</text:p>
      <text:p text:style-name="P46"><text:s text:c="8"/>printf("always less-or-equal\n");</text:p>
      <text:p text:style-name="P46"><text:s text:c="4"/>}</text:p>
      <text:p text:style-name="P46"><text:s text:c="4"/>else</text:p>
      <text:p text:style-name="P46"><text:s text:c="4"/>{</text:p>
      <text:p text:style-name="P46"><text:s text:c="8"/>printf("not less-or-equal: %d and %d\n",</text:p>
      <text:p text:style-name="P46"><text:soft-page-break/><text:s text:c="12"/>*(int*)iterator_get_pointer(t_p.first),</text:p>
      <text:p text:style-name="P46"><text:s text:c="12"/>*(int*)iterator_get_pointer(t_p.second));</text:p>
      <text:p text:style-name="P46"><text:s text:c="4"/>}</text:p>
      <text:p text:style-name="P46"><text:s text:c="4"/>pair_destroy(&amp;t_p);</text:p>
      <text:p text:style-name="P46"/>
      <text:p text:style-name="P46"><text:s text:c="4"/>vector_destroy(&amp;t_v);</text:p>
      <text:p text:style-name="P46"><text:s text:c="4"/>list_destroy(&amp;t_l);</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2">结果:</text:p>
      <text:p text:style-name="P46">vector: 1 2 3 4 5 6 </text:p>
      <text:p text:style-name="P46">list: <text:s text:c="2"/>1 2 4 8 16 3 </text:p>
      <text:p text:style-name="P46">first mismatch: 3 and 4</text:p>
      <text:p text:style-name="P46">not less-or-equal: 6 and 3</text:p>
      <text:p text:style-name="P46"/>
      <text:p text:style-name="P75"><text:span text:style-name="T53">查找子数据区间:</text:span><text:span text:style-name="T53"> algo_search(),algo_search_if()</text:span></text:p>
      <text:p text:style-name="P42">带有if后缀的版本接收一个二元谓词为特定规则,但是这个谓词用来指定前后两个数据的关系但是不能修改数据内容.</text:p>
      <text:p text:style-name="P46">#include &lt;stdio.h&gt;</text:p>
      <text:p text:style-name="P46">#include &lt;cstl/cdeque.h&gt;</text:p>
      <text:p text:style-name="P46">#include &lt;cstl/clist.h&gt;</text:p>
      <text:p text:style-name="P46">#include &lt;cstl/calgorithm.h&gt;</text:p>
      <text:p text:style-name="P46"/>
      <text:p text:style-name="P46">static void _print(const void* cpv_input, void* pv_output);</text:p>
      <text:p text:style-name="P46"/>
      <text:p text:style-name="P46">int main(int argc, char* argv[])</text:p>
      <text:p text:style-name="P46">{</text:p>
      <text:p text:style-name="P46"><text:s text:c="4"/>deque_t t_dq = create_deque(int);</text:p>
      <text:p text:style-name="P46"><text:s text:c="4"/>list_t t_l = create_list(int);</text:p>
      <text:p text:style-name="P46"><text:s text:c="4"/>int i = 0;</text:p>
      <text:p text:style-name="P46"><text:s text:c="4"/>iterator_t t_pos;</text:p>
      <text:p text:style-name="P46"/>
      <text:p text:style-name="P46"><text:s text:c="4"/>deque_init(&amp;t_dq);</text:p>
      <text:p text:style-name="P46"><text:s text:c="4"/>list_init(&amp;t_l);</text:p>
      <text:p text:style-name="P46"><text:s text:c="4"/>for(i = 1; i &lt;= 7; ++i)</text:p>
      <text:p text:style-name="P46"><text:s text:c="4"/>{</text:p>
      <text:p text:style-name="P46"><text:s text:c="8"/>deque_push_back(&amp;t_dq, i);</text:p>
      <text:p text:style-name="P46"><text:s text:c="4"/>}</text:p>
      <text:p text:style-name="P46"><text:s text:c="4"/>for(i = 1; i &lt;= 7; ++i)</text:p>
      <text:p text:style-name="P46"><text:soft-page-break/><text:s text:c="4"/>{</text:p>
      <text:p text:style-name="P46"><text:s text:c="8"/>deque_push_back(&amp;t_dq, i);</text:p>
      <text:p text:style-name="P46"><text:s text:c="4"/>}</text:p>
      <text:p text:style-name="P46"><text:s text:c="4"/>for(i = 3; i &lt;= 6; ++i)</text:p>
      <text:p text:style-name="P46"><text:s text:c="4"/>{</text:p>
      <text:p text:style-name="P46"><text:s text:c="8"/>list_push_back(&amp;t_l, i);</text:p>
      <text:p text:style-name="P46"><text:s text:c="4"/>}</text:p>
      <text:p text:style-name="P46"><text:s text:c="4"/>printf("deque: ");</text:p>
      <text:p text:style-name="P46"><text:s text:c="4"/>algo_for_each(deque_begin(&amp;t_dq), deque_end(&amp;t_dq), _print);</text:p>
      <text:p text:style-name="P46"><text:s text:c="4"/>printf("\n");</text:p>
      <text:p text:style-name="P46"><text:s text:c="4"/>printf("sub: <text:s text:c="2"/>");</text:p>
      <text:p text:style-name="P46"><text:s text:c="4"/>algo_for_each(list_begin(&amp;t_l), list_end(&amp;t_l), _print);</text:p>
      <text:p text:style-name="P46"><text:s text:c="4"/>printf("\n");</text:p>
      <text:p text:style-name="P46"/>
      <text:p text:style-name="P46"><text:s text:c="4"/>t_pos = algo_search(</text:p>
      <text:p text:style-name="P46"><text:s text:c="8"/>deque_begin(&amp;t_dq), deque_end(&amp;t_dq), list_begin(&amp;t_l), list_end(&amp;t_l));</text:p>
      <text:p text:style-name="P46"><text:s text:c="4"/>while(!iterator_equal(&amp;t_pos, deque_end(&amp;t_dq)))</text:p>
      <text:p text:style-name="P46"><text:s text:c="4"/>{</text:p>
      <text:p text:style-name="P46"><text:s text:c="8"/>printf("sub find with element %d\n",</text:p>
      <text:p text:style-name="P46"><text:s text:c="12"/>iterator_distance(deque_begin(&amp;t_dq), t_pos) + 1);</text:p>
      <text:p text:style-name="P46"><text:s text:c="8"/>iterator_next(&amp;t_pos);</text:p>
      <text:p text:style-name="P46"><text:s text:c="8"/>t_pos = algo_search(</text:p>
      <text:p text:style-name="P46"><text:s text:c="12"/>t_pos, deque_end(&amp;t_dq), list_begin(&amp;t_l), list_end(&amp;t_l));</text:p>
      <text:p text:style-name="P46"><text:s text:c="4"/>}</text:p>
      <text:p text:style-name="P46"/>
      <text:p text:style-name="P46"><text:s text:c="4"/>deque_destroy(&amp;t_dq);</text:p>
      <text:p text:style-name="P46"><text:s text:c="4"/>list_destroy(&amp;t_l);</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2">结果:</text:p>
      <text:p text:style-name="P46">deque: 1 2 3 4 5 6 7 1 2 3 4 5 6 7 </text:p>
      <text:p text:style-name="P46">sub: <text:s text:c="2"/>3 4 5 6 </text:p>
      <text:p text:style-name="P46">sub find with element 3</text:p>
      <text:p text:style-name="P46">sub find with element 10</text:p>
      <text:p text:style-name="P46"/>
      <text:p text:style-name="P42">下面是一个使用algo_search_if()的例子:</text:p>
      <text:p text:style-name="P46">#include &lt;stdio.h&gt;</text:p>
      <text:p text:style-name="P46">#include &lt;cstl/cvector.h&gt;</text:p>
      <text:p text:style-name="P46"><text:soft-page-break/>#include &lt;cstl/cdeque.h&gt;</text:p>
      <text:p text:style-name="P46">#include &lt;cstl/calgorithm.h&gt;</text:p>
      <text:p text:style-name="P46"/>
      <text:p text:style-name="P46">static void _print(const void* cpv_input, void* pv_output);</text:p>
      <text:p text:style-name="P46">static void _check_even(</text:p>
      <text:p text:style-name="P248">const void* cpv_first, const void* cpv_second, void* pv_output);</text:p>
      <text:p text:style-name="P46"/>
      <text:p text:style-name="P46">int main(int argc, char* argv[])</text:p>
      <text:p text:style-name="P46">{</text:p>
      <text:p text:style-name="P46"><text:s text:c="4"/>vector_t t_v = create_vector(int);</text:p>
      <text:p text:style-name="P46"><text:s text:c="4"/>deque_t t_dq = create_deque(bool_t);</text:p>
      <text:p text:style-name="P46"><text:s text:c="4"/>int i = 0;</text:p>
      <text:p text:style-name="P46"><text:s text:c="4"/>iterator_t t_pos;</text:p>
      <text:p text:style-name="P46"/>
      <text:p text:style-name="P46"><text:s text:c="4"/>vector_init(&amp;t_v);</text:p>
      <text:p text:style-name="P46"><text:s text:c="4"/>deque_init(&amp;t_dq);</text:p>
      <text:p text:style-name="P46"><text:s text:c="4"/>for(i = 1; i &lt;= 9; ++i)</text:p>
      <text:p text:style-name="P46"><text:s text:c="4"/>{</text:p>
      <text:p text:style-name="P46"><text:s text:c="8"/>vector_push_back(&amp;t_v, i);</text:p>
      <text:p text:style-name="P46"><text:s text:c="4"/>}</text:p>
      <text:p text:style-name="P46"><text:s text:c="4"/>deque_push_back(&amp;t_dq, true);</text:p>
      <text:p text:style-name="P46"><text:s text:c="4"/>deque_push_back(&amp;t_dq, false);</text:p>
      <text:p text:style-name="P46"><text:s text:c="4"/>deque_push_back(&amp;t_dq, true);</text:p>
      <text:p text:style-name="P46"><text:s text:c="4"/>printf("vector: ");</text:p>
      <text:p text:style-name="P46"><text:s text:c="4"/>algo_for_each(vector_begin(&amp;t_v), vector_end(&amp;t_v), _print);</text:p>
      <text:p text:style-name="P46"><text:s text:c="4"/>printf("\n");</text:p>
      <text:p text:style-name="P46"/>
      <text:p text:style-name="P46"><text:s text:c="4"/>t_pos = algo_search_if(</text:p>
      <text:p text:style-name="P46"><text:s text:c="8"/>vector_begin(&amp;t_v), vector_end(&amp;t_v),</text:p>
      <text:p text:style-name="P46"><text:s text:c="8"/>deque_begin(&amp;t_dq), deque_end(&amp;t_dq),</text:p>
      <text:p text:style-name="P46"><text:s text:c="8"/>_check_even);</text:p>
      <text:p text:style-name="P46"><text:s text:c="4"/>while(!iterator_equal(&amp;t_pos, vector_end(&amp;t_v)))</text:p>
      <text:p text:style-name="P46"><text:s text:c="4"/>{</text:p>
      <text:p text:style-name="P46"><text:s text:c="8"/>printf("subrange found starting with element %d\n",</text:p>
      <text:p text:style-name="P46"><text:s text:c="12"/>iterator_distance(vector_begin(&amp;t_v), t_pos) + 1);</text:p>
      <text:p text:style-name="P46"/>
      <text:p text:style-name="P46"><text:s text:c="8"/>iterator_next(&amp;t_pos);</text:p>
      <text:p text:style-name="P46"><text:s text:c="8"/>t_pos = algo_search_if(</text:p>
      <text:p text:style-name="P46"><text:s text:c="12"/>t_pos, vector_end(&amp;t_v),</text:p>
      <text:p text:style-name="P46"><text:s text:c="12"/>deque_begin(&amp;t_dq), deque_end(&amp;t_dq),</text:p>
      <text:p text:style-name="P46"><text:s text:c="12"/>_check_even);</text:p>
      <text:p text:style-name="P46"><text:s text:c="4"/>}</text:p>
      <text:p text:style-name="P46"/>
      <text:p text:style-name="P46"><text:s text:c="4"/>vector_destroy(&amp;t_v);</text:p>
      <text:p text:style-name="P46"><text:soft-page-break/><text:s text:c="4"/>deque_destroy(&amp;t_dq);</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6">static void _check_even(</text:p>
      <text:p text:style-name="P248">const void* cpv_first, const void* cpv_second, void* pv_output)</text:p>
      <text:p text:style-name="P46">{</text:p>
      <text:p text:style-name="P46"><text:s text:c="4"/>if(*(bool_t*)cpv_second)</text:p>
      <text:p text:style-name="P46"><text:s text:c="4"/>{</text:p>
      <text:p text:style-name="P46"><text:s text:c="8"/>if(*(int*)cpv_first %2 == 0)</text:p>
      <text:p text:style-name="P46"><text:s text:c="8"/>{</text:p>
      <text:p text:style-name="P46"><text:s text:c="12"/>*(bool_t*)pv_output = true;</text:p>
      <text:p text:style-name="P46"><text:s text:c="8"/>}</text:p>
      <text:p text:style-name="P46"><text:s text:c="8"/>else</text:p>
      <text:p text:style-name="P46"><text:s text:c="8"/>{</text:p>
      <text:p text:style-name="P46"><text:s text:c="12"/>*(bool_t*)pv_output = false;</text:p>
      <text:p text:style-name="P46"><text:s text:c="8"/>}</text:p>
      <text:p text:style-name="P46"><text:s text:c="4"/>}</text:p>
      <text:p text:style-name="P46"><text:s text:c="4"/>else</text:p>
      <text:p text:style-name="P46"><text:s text:c="4"/>{</text:p>
      <text:p text:style-name="P46"><text:s text:c="8"/>if(*(int*)cpv_first % 2 == 1)</text:p>
      <text:p text:style-name="P46"><text:s text:c="8"/>{</text:p>
      <text:p text:style-name="P46"><text:s text:c="12"/>*(bool_t*)pv_output = true;</text:p>
      <text:p text:style-name="P46"><text:s text:c="8"/>}</text:p>
      <text:p text:style-name="P46"><text:s text:c="8"/>else</text:p>
      <text:p text:style-name="P46"><text:s text:c="8"/>{</text:p>
      <text:p text:style-name="P46"><text:s text:c="12"/>*(bool_t*)pv_output = false;</text:p>
      <text:p text:style-name="P46"><text:s text:c="8"/>}</text:p>
      <text:p text:style-name="P46"><text:s text:c="4"/>}</text:p>
      <text:p text:style-name="P46">}</text:p>
      <text:p text:style-name="P42">结果:</text:p>
      <text:p text:style-name="P46">vector: 1 2 3 4 5 6 7 8 9 </text:p>
      <text:p text:style-name="P46">subrange found starting with element 2</text:p>
      <text:p text:style-name="P46">subrange found starting with element 4</text:p>
      <text:p text:style-name="P46">subrange found starting with element 6</text:p>
      <text:p text:style-name="P75"><text:span text:style-name="T53">查找连续n个满足特定规则的数据:</text:span><text:span text:style-name="T53"> algo_search_n(),algo_search_n_if()</text:span></text:p>
      <text:p text:style-name="P42">带有if后缀的版本接收一个二元谓词为特定规则,但是这个谓词用来指定前后两个数据的关系但是不能修改数据内容.</text:p>
      <text:p text:style-name="P46">#include &lt;stdio.h&gt;</text:p>
      <text:p text:style-name="P46">#include &lt;cstl/cdeque.h&gt;</text:p>
      <text:p text:style-name="P46"><text:soft-page-break/>#include &lt;cstl/calgorithm.h&gt;</text:p>
      <text:p text:style-name="P46"/>
      <text:p text:style-name="P46">static void _print(const void* cpv_input, void* pv_output);</text:p>
      <text:p text:style-name="P46"/>
      <text:p text:style-name="P46">int main(int argc, char* argv[])</text:p>
      <text:p text:style-name="P46">{</text:p>
      <text:p text:style-name="P46"><text:s text:c="4"/>deque_t t_dq = create_deque(int);</text:p>
      <text:p text:style-name="P46"><text:s text:c="4"/>int i = 0;</text:p>
      <text:p text:style-name="P46"><text:s text:c="4"/>iterator_t t_pos;</text:p>
      <text:p text:style-name="P46"/>
      <text:p text:style-name="P46"><text:s text:c="4"/>deque_init(&amp;t_dq);</text:p>
      <text:p text:style-name="P46"><text:s text:c="4"/>for(i = 1; i &lt;= 9; ++i)</text:p>
      <text:p text:style-name="P46"><text:s text:c="4"/>{</text:p>
      <text:p text:style-name="P46"><text:s text:c="8"/>deque_push_back(&amp;t_dq, i);</text:p>
      <text:p text:style-name="P46"><text:s text:c="4"/>}</text:p>
      <text:p text:style-name="P46"><text:s text:c="4"/>printf("deque: ");</text:p>
      <text:p text:style-name="P46"><text:s text:c="4"/>algo_for_each(deque_begin(&amp;t_dq), deque_end(&amp;t_dq), _print);</text:p>
      <text:p text:style-name="P46"><text:s text:c="4"/>printf("\n");</text:p>
      <text:p text:style-name="P46"/>
      <text:p text:style-name="P46"><text:s text:c="4"/>t_pos = algo_search_n(deque_begin(&amp;t_dq), deque_end(&amp;t_dq), 4, 3);</text:p>
      <text:p text:style-name="P46"><text:s text:c="4"/>if(iterator_equal(&amp;t_pos, deque_end(&amp;t_dq)))</text:p>
      <text:p text:style-name="P46"><text:s text:c="4"/>{</text:p>
      <text:p text:style-name="P46"><text:s text:c="8"/>printf("no four consecutive elements with value 3 found\n");</text:p>
      <text:p text:style-name="P46"><text:s text:c="4"/>}</text:p>
      <text:p text:style-name="P46"><text:s text:c="4"/>else</text:p>
      <text:p text:style-name="P46"><text:s text:c="4"/>{</text:p>
      <text:p text:style-name="P46"><text:s text:c="8"/>printf("four consective elements with value 3 start with %d. element\n",</text:p>
      <text:p text:style-name="P46"><text:s text:c="12"/>iterator_distance(deque_begin(&amp;t_dq), t_pos) + 1);</text:p>
      <text:p text:style-name="P46"><text:s text:c="4"/>}</text:p>
      <text:p text:style-name="P46"><text:s text:c="4"/>t_pos = algo_search_n_if(</text:p>
      <text:p text:style-name="P46"><text:s text:c="8"/>deque_begin(&amp;t_dq), deque_end(&amp;t_dq), 4, 3, fun_great_int);</text:p>
      <text:p text:style-name="P46"><text:s text:c="4"/>if(iterator_equal(&amp;t_pos, deque_end(&amp;t_dq)))</text:p>
      <text:p text:style-name="P46"><text:s text:c="4"/>{</text:p>
      <text:p text:style-name="P46"><text:s text:c="8"/>printf("no four consecutive elements with value &gt; 3 found\n");</text:p>
      <text:p text:style-name="P46"><text:s text:c="4"/>}</text:p>
      <text:p text:style-name="P46"><text:s text:c="4"/>else</text:p>
      <text:p text:style-name="P46"><text:s text:c="4"/>{</text:p>
      <text:p text:style-name="P46"><text:s text:c="8"/>printf("four consective elements with value &gt; 3 start with %d. element\n",</text:p>
      <text:p text:style-name="P46"><text:s text:c="12"/>iterator_distance(deque_begin(&amp;t_dq), t_pos) + 1);</text:p>
      <text:p text:style-name="P46"><text:s text:c="4"/>}</text:p>
      <text:p text:style-name="P46"><text:s text:c="4"/>deque_destroy(&amp;t_dq);</text:p>
      <text:p text:style-name="P46"/>
      <text:p text:style-name="P46"><text:s text:c="4"/>return 0;</text:p>
      <text:p text:style-name="P46">}</text:p>
      <text:p text:style-name="P46"><text:soft-page-break/></text:p>
      <text:p text:style-name="P46">static void _print(const void* cpv_input, void* pv_output)</text:p>
      <text:p text:style-name="P46">{</text:p>
      <text:p text:style-name="P46"><text:s text:c="4"/>printf("%d ", *(int*)cpv_input);</text:p>
      <text:p text:style-name="P46">}</text:p>
      <text:p text:style-name="P42">结果:</text:p>
      <text:p text:style-name="P46">deque: 1 2 3 4 5 6 7 8 9 </text:p>
      <text:p text:style-name="P46">no four consecutive elements with value 3 found</text:p>
      <text:p text:style-name="P46">four consective elements with value &gt; 3 start with 4. element</text:p>
      <text:p text:style-name="P46"/>
      <text:p text:style-name="P75"><text:span text:style-name="T53">查找最后一个与第二个区间满足特定规则的位置:</text:span><text:span text:style-name="T53"> </text:span></text:p>
      <text:p text:style-name="P248">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6">#include &lt;stdio.h&gt;</text:p>
      <text:p text:style-name="P46">#include &lt;cstl/cdeque.h&gt;</text:p>
      <text:p text:style-name="P46">#include &lt;cstl/clist.h&gt;</text:p>
      <text:p text:style-name="P46">#include &lt;cstl/calgorithm.h&gt;</text:p>
      <text:p text:style-name="P46"/>
      <text:p text:style-name="P46">static void _print(const void* cpv_input, void* pv_output);</text:p>
      <text:p text:style-name="P46"/>
      <text:p text:style-name="P46">int main(int argc, char* argv[])</text:p>
      <text:p text:style-name="P46">{</text:p>
      <text:p text:style-name="P46"><text:s text:c="4"/>deque_t t_dq = create_deque(int);</text:p>
      <text:p text:style-name="P46"><text:s text:c="4"/>list_t t_l = create_list(int);</text:p>
      <text:p text:style-name="P46"><text:s text:c="4"/>int i = 0;</text:p>
      <text:p text:style-name="P46"><text:s text:c="4"/>iterator_t t_pos, t_end;</text:p>
      <text:p text:style-name="P46"/>
      <text:p text:style-name="P46"><text:s text:c="4"/>deque_init(&amp;t_dq);</text:p>
      <text:p text:style-name="P46"><text:s text:c="4"/>list_init(&amp;t_l);</text:p>
      <text:p text:style-name="P46"><text:s text:c="4"/>for(i = 1; i &lt;= 7; ++i)</text:p>
      <text:p text:style-name="P46"><text:s text:c="4"/>{</text:p>
      <text:p text:style-name="P46"><text:s text:c="8"/>deque_push_back(&amp;t_dq, i);</text:p>
      <text:p text:style-name="P46"><text:s text:c="4"/>}</text:p>
      <text:p text:style-name="P46"><text:s text:c="4"/>for(i = 1; i &lt;= 7; ++i)</text:p>
      <text:p text:style-name="P46"><text:s text:c="4"/>{</text:p>
      <text:p text:style-name="P46"><text:s text:c="8"/>deque_push_back(&amp;t_dq, i);</text:p>
      <text:p text:style-name="P46"><text:s text:c="4"/>}</text:p>
      <text:p text:style-name="P46"><text:s text:c="4"/>for(i = 3; i &lt;= 6; ++i)</text:p>
      <text:p text:style-name="P46"><text:s text:c="4"/>{</text:p>
      <text:p text:style-name="P46"><text:s text:c="8"/>list_push_back(&amp;t_l, i);</text:p>
      <text:p text:style-name="P46"><text:s text:c="4"/>}</text:p>
      <text:p text:style-name="P46"><text:soft-page-break/><text:s text:c="4"/>printf("deque: ");</text:p>
      <text:p text:style-name="P46"><text:s text:c="4"/>algo_for_each(deque_begin(&amp;t_dq), deque_end(&amp;t_dq), _print);</text:p>
      <text:p text:style-name="P46"><text:s text:c="4"/>printf("\n");</text:p>
      <text:p text:style-name="P46"><text:s text:c="4"/>printf("sub: <text:s text:c="2"/>");</text:p>
      <text:p text:style-name="P46"><text:s text:c="4"/>algo_for_each(list_begin(&amp;t_l), list_end(&amp;t_l), _print);</text:p>
      <text:p text:style-name="P46"><text:s text:c="4"/>printf("\n");</text:p>
      <text:p text:style-name="P46"><text:s text:c="4"/>t_pos = algo_search_end(</text:p>
      <text:p text:style-name="P46"><text:s text:c="8"/>deque_begin(&amp;t_dq), deque_end(&amp;t_dq), list_begin(&amp;t_l), list_end(&amp;t_l));</text:p>
      <text:p text:style-name="P46"><text:s text:c="4"/>t_end = deque_end(&amp;t_dq);</text:p>
      <text:p text:style-name="P46"><text:s text:c="4"/>while(!iterator_equal(&amp;t_pos, t_end))</text:p>
      <text:p text:style-name="P46"><text:s text:c="4"/>{</text:p>
      <text:p text:style-name="P46"><text:s text:c="8"/>printf("sub found starting with element %d\n",</text:p>
      <text:p text:style-name="P46"><text:s text:c="12"/>iterator_distance(deque_begin(&amp;t_dq), t_pos) + 1);</text:p>
      <text:p text:style-name="P46"><text:s text:c="8"/>t_end = t_pos;</text:p>
      <text:p text:style-name="P46"><text:s text:c="8"/>t_pos = algo_find_end(</text:p>
      <text:p text:style-name="P46"><text:s text:c="12"/>deque_begin(&amp;t_dq), t_end, list_begin(&amp;t_l), list_end(&amp;t_l));</text:p>
      <text:p text:style-name="P46"><text:s text:c="4"/>}</text:p>
      <text:p text:style-name="P46"><text:s text:c="4"/>deque_destroy(&amp;t_dq);</text:p>
      <text:p text:style-name="P46"><text:s text:c="4"/>list_destroy(&amp;t_l);</text:p>
      <text:p text:style-name="P46"/>
      <text:p text:style-name="P46"><text:s text:c="4"/>return 0;</text:p>
      <text:p text:style-name="P46">}</text:p>
      <text:p text:style-name="P46"/>
      <text:p text:style-name="P46">static void _print(const void* cpv_input, void* pv_output)</text:p>
      <text:p text:style-name="P46">{</text:p>
      <text:p text:style-name="P46"><text:s text:c="4"/>printf("%d ", *(int*)cpv_input);</text:p>
      <text:p text:style-name="P46">}</text:p>
      <text:p text:style-name="P42">结果:</text:p>
      <text:p text:style-name="P46">deque: 1 2 3 4 5 6 7 1 2 3 4 5 6 7 </text:p>
      <text:p text:style-name="P46">sub: <text:s text:c="2"/>3 4 5 6 </text:p>
      <text:p text:style-name="P46">sub found starting with element 10</text:p>
      <text:p text:style-name="P46">sub found starting with element 3</text:p>
      <text:p text:style-name="P46"/>
      <text:list xml:id="list132004671" text:continue-numbering="true" text:style-name="WW8Num13">
        <text:list-item>
          <text:list>
            <text:list-item>
              <text:h text:style-name="P265" text:outline-level="2">质变算法</text:h>
            </text:list-item>
          </text:list>
        </text:list-item>
      </text:list>
      <text:p text:style-name="P40"><text:span text:style-name="T17"><text:tab/></text:span><text:span text:style-name="T57">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42">algo_copy()</text:p>
          </table:table-cell>
          <table:table-cell table:style-name="Table96.B1" office:value-type="string">
            <text:p text:style-name="P238">拷贝数据.</text:p>
          </table:table-cell>
        </table:table-row>
        <table:table-row table:style-name="Table96.1">
          <table:table-cell table:style-name="Table96.A1" office:value-type="string">
            <text:p text:style-name="P242">algo_copy_n()</text:p>
          </table:table-cell>
          <table:table-cell table:style-name="Table96.B1" office:value-type="string">
            <text:p text:style-name="P238">拷贝n个数据.</text:p>
          </table:table-cell>
        </table:table-row>
        <table:table-row table:style-name="Table96.1">
          <table:table-cell table:style-name="Table96.A1" office:value-type="string">
            <text:p text:style-name="P242">algo_copy_backward()</text:p>
          </table:table-cell>
          <table:table-cell table:style-name="Table96.B1" office:value-type="string">
            <text:p text:style-name="P238">从后往前拷贝数据.</text:p>
          </table:table-cell>
        </table:table-row>
        <table:table-row table:style-name="Table96.1">
          <table:table-cell table:style-name="Table96.A1" office:value-type="string">
            <text:p text:style-name="P242">algo_swap()</text:p>
          </table:table-cell>
          <table:table-cell table:style-name="Table96.B1" office:value-type="string">
            <text:p text:style-name="P238">交换两个迭代器所指的数据.</text:p>
          </table:table-cell>
        </table:table-row>
        <table:table-row table:style-name="Table96.1">
          <table:table-cell table:style-name="Table96.A1" office:value-type="string">
            <text:p text:style-name="P242">algo_iter_swap()</text:p>
          </table:table-cell>
          <table:table-cell table:style-name="Table96.B1" office:value-type="string">
            <text:p text:style-name="P238">交换两个迭代器所指的数据.</text:p>
          </table:table-cell>
        </table:table-row>
        <table:table-row table:style-name="Table96.1">
          <table:table-cell table:style-name="Table96.A1" office:value-type="string">
            <text:p text:style-name="P242">algo_swap_ranges()</text:p>
          </table:table-cell>
          <table:table-cell table:style-name="Table96.B1" office:value-type="string">
            <text:p text:style-name="P238">交换两个数据区间中的数据.</text:p>
          </table:table-cell>
        </table:table-row>
        <table:table-row table:style-name="Table96.1">
          <table:table-cell table:style-name="Table96.A1" office:value-type="string">
            <text:p text:style-name="P242">algo_transform()</text:p>
          </table:table-cell>
          <table:table-cell table:style-name="Table96.B1" office:value-type="string">
            <text:p text:style-name="P238">将数据从第一个数据区间通过特定的规则转换到第二个区间.</text:p>
          </table:table-cell>
        </table:table-row>
        <table:table-row table:style-name="Table96.1">
          <table:table-cell table:style-name="Table96.A1" office:value-type="string">
            <text:p text:style-name="P242">algo_transform_binary()</text:p>
          </table:table-cell>
          <table:table-cell table:style-name="Table96.B1" office:value-type="string">
            <text:p text:style-name="P238">将数据从第一个数据区间通过特定的二元规则转换到第二个区间.</text:p>
          </table:table-cell>
        </table:table-row>
        <table:table-row table:style-name="Table96.1">
          <table:table-cell table:style-name="Table96.A1" office:value-type="string">
            <text:p text:style-name="P242">algo_replace()</text:p>
          </table:table-cell>
          <table:table-cell table:style-name="Table96.B1" office:value-type="string">
            <text:p text:style-name="P238">使用新数据替换数据区间内所有指定的旧数据.</text:p>
          </table:table-cell>
        </table:table-row>
        <table:table-row table:style-name="Table96.1">
          <table:table-cell table:style-name="Table96.A1" office:value-type="string">
            <text:p text:style-name="P242">algo_replace_if()</text:p>
          </table:table-cell>
          <table:table-cell table:style-name="Table96.B1" office:value-type="string">
            <text:p text:style-name="P238">使用新数据替换数据区间内所有符合条件的旧数据.</text:p>
          </table:table-cell>
        </table:table-row>
        <table:table-row table:style-name="Table96.1">
          <table:table-cell table:style-name="Table96.A1" office:value-type="string">
            <text:p text:style-name="P242">algo_replace_copy()</text:p>
          </table:table-cell>
          <table:table-cell table:style-name="Table96.B1" office:value-type="string">
            <text:p text:style-name="P238">将数据区间中的数据拷贝到新的数据区间,拷贝过程中使用新数据替换指定的旧数据.</text:p>
          </table:table-cell>
        </table:table-row>
        <table:table-row table:style-name="Table96.1">
          <table:table-cell table:style-name="Table96.A1" office:value-type="string">
            <text:p text:style-name="P242">algo_replace_copy_if()</text:p>
          </table:table-cell>
          <table:table-cell table:style-name="Table96.B1" office:value-type="string">
            <text:p text:style-name="P238">将数据区间中的数据拷贝到新的数据区间,拷贝过程中使用新数据替换所有符合条件的旧数据.</text:p>
          </table:table-cell>
        </table:table-row>
        <table:table-row table:style-name="Table96.1">
          <table:table-cell table:style-name="Table96.A1" office:value-type="string">
            <text:p text:style-name="P242">algo_fill()</text:p>
          </table:table-cell>
          <table:table-cell table:style-name="Table96.B1" office:value-type="string">
            <text:p text:style-name="P238">向数据区间中填充新数据.</text:p>
          </table:table-cell>
        </table:table-row>
        <table:table-row table:style-name="Table96.1">
          <table:table-cell table:style-name="Table96.A1" office:value-type="string">
            <text:p text:style-name="P242">algo_fill_n()</text:p>
          </table:table-cell>
          <table:table-cell table:style-name="Table96.B1" office:value-type="string">
            <text:p text:style-name="P238">向数据区间中填充n个新数据.</text:p>
          </table:table-cell>
        </table:table-row>
        <table:table-row table:style-name="Table96.1">
          <table:table-cell table:style-name="Table96.A1" office:value-type="string">
            <text:p text:style-name="P242">algo_generate()</text:p>
          </table:table-cell>
          <table:table-cell table:style-name="Table96.B1" office:value-type="string">
            <text:p text:style-name="P238">使用一元函数产生的结果填充数据区间.</text:p>
          </table:table-cell>
        </table:table-row>
        <table:table-row table:style-name="Table96.1">
          <table:table-cell table:style-name="Table96.A1" office:value-type="string">
            <text:p text:style-name="P242">algo_generate_n()</text:p>
          </table:table-cell>
          <table:table-cell table:style-name="Table96.B1" office:value-type="string">
            <text:p text:style-name="P238">使用一元函数产生的结果向数据区间中填充n个值.</text:p>
          </table:table-cell>
        </table:table-row>
        <table:table-row table:style-name="Table96.1">
          <table:table-cell table:style-name="Table96.A1" office:value-type="string">
            <text:p text:style-name="P242">algo_remove()</text:p>
          </table:table-cell>
          <table:table-cell table:style-name="Table96.B1" office:value-type="string">
            <text:p text:style-name="P238">移除指定数据.</text:p>
          </table:table-cell>
        </table:table-row>
        <table:table-row table:style-name="Table96.1">
          <table:table-cell table:style-name="Table96.A1" office:value-type="string">
            <text:p text:style-name="P242">algo_remove_if()</text:p>
          </table:table-cell>
          <table:table-cell table:style-name="Table96.B1" office:value-type="string">
            <text:p text:style-name="P238">移除符合条件的数据.</text:p>
          </table:table-cell>
        </table:table-row>
        <table:table-row table:style-name="Table96.1">
          <table:table-cell table:style-name="Table96.A1" office:value-type="string">
            <text:p text:style-name="P242">algo_remove_copy()</text:p>
          </table:table-cell>
          <table:table-cell table:style-name="Table96.B1" office:value-type="string">
            <text:p text:style-name="P238">移除指定数据并将结果拷贝到另一区间中.</text:p>
          </table:table-cell>
        </table:table-row>
        <table:table-row table:style-name="Table96.1">
          <table:table-cell table:style-name="Table96.A1" office:value-type="string">
            <text:p text:style-name="P242">algo_remove_copy_if()</text:p>
          </table:table-cell>
          <table:table-cell table:style-name="Table96.B1" office:value-type="string">
            <text:p text:style-name="P238">移除符合条件的数据并将结果拷贝到另一个区间中.</text:p>
          </table:table-cell>
        </table:table-row>
        <table:table-row table:style-name="Table96.1">
          <table:table-cell table:style-name="Table96.A1" office:value-type="string">
            <text:p text:style-name="P242">algo_unique()</text:p>
          </table:table-cell>
          <table:table-cell table:style-name="Table96.B1" office:value-type="string">
            <text:p text:style-name="P238">移除相邻的重复数据.</text:p>
          </table:table-cell>
        </table:table-row>
        <table:table-row table:style-name="Table96.1">
          <table:table-cell table:style-name="Table96.A1" office:value-type="string">
            <text:p text:style-name="P242">algo_unique_if()</text:p>
          </table:table-cell>
          <table:table-cell table:style-name="Table96.B1" office:value-type="string">
            <text:p text:style-name="P238">移除相邻的符合条件的数据.</text:p>
          </table:table-cell>
        </table:table-row>
        <table:table-row table:style-name="Table96.1">
          <table:table-cell table:style-name="Table96.A1" office:value-type="string">
            <text:p text:style-name="P242">algo_unique_copy()</text:p>
          </table:table-cell>
          <table:table-cell table:style-name="Table96.B1" office:value-type="string">
            <text:p text:style-name="P238">移除相邻的重复数据并将结果拷贝到另一个区间中.</text:p>
          </table:table-cell>
        </table:table-row>
        <table:table-row table:style-name="Table96.1">
          <table:table-cell table:style-name="Table96.A1" office:value-type="string">
            <text:p text:style-name="P242">algo_unique_copy_if()</text:p>
          </table:table-cell>
          <table:table-cell table:style-name="Table96.B1" office:value-type="string">
            <text:p text:style-name="P238">移除相邻的符合条件的数据并将结果拷贝到另一个区间中.</text:p>
          </table:table-cell>
        </table:table-row>
        <table:table-row table:style-name="Table96.1">
          <table:table-cell table:style-name="Table96.A1" office:value-type="string">
            <text:p text:style-name="P242">algo_reverse()</text:p>
          </table:table-cell>
          <table:table-cell table:style-name="Table96.B1" office:value-type="string">
            <text:p text:style-name="P238">将数据区间中的数据逆序.</text:p>
          </table:table-cell>
        </table:table-row>
        <table:table-row table:style-name="Table96.1">
          <table:table-cell table:style-name="Table96.A1" office:value-type="string">
            <text:p text:style-name="P242">algo_reverse_copy()</text:p>
          </table:table-cell>
          <table:table-cell table:style-name="Table96.B1" office:value-type="string">
            <text:p text:style-name="P238">将数据区间中的数据逆序并拷贝到另一区间中.</text:p>
          </table:table-cell>
        </table:table-row>
        <table:table-row table:style-name="Table96.1">
          <table:table-cell table:style-name="Table96.A1" office:value-type="string">
            <text:p text:style-name="P242">algo_rotate()</text:p>
          </table:table-cell>
          <table:table-cell table:style-name="Table96.B1" office:value-type="string">
            <text:p text:style-name="P238">将数据区间中的两部分数据互换.</text:p>
          </table:table-cell>
        </table:table-row>
        <table:table-row table:style-name="Table96.1">
          <table:table-cell table:style-name="Table96.A1" office:value-type="string">
            <text:p text:style-name="P242">algo_rotate_copy()</text:p>
          </table:table-cell>
          <table:table-cell table:style-name="Table96.B1" office:value-type="string">
            <text:p text:style-name="P238">将数据区间中的两部分数据互换并将结果拷贝到另一个区间中</text:p>
          </table:table-cell>
        </table:table-row>
        <table:table-row table:style-name="Table96.1">
          <table:table-cell table:style-name="Table96.A1" office:value-type="string">
            <text:p text:style-name="P242">algo_random_shuffle()</text:p>
          </table:table-cell>
          <table:table-cell table:style-name="Table96.B1" office:value-type="string">
            <text:p text:style-name="P238">将数据区间中的数据随机重排.</text:p>
          </table:table-cell>
        </table:table-row>
        <table:table-row table:style-name="Table96.1">
          <table:table-cell table:style-name="Table96.A1" office:value-type="string">
            <text:p text:style-name="P242">algo_random_shuffle_if()</text:p>
          </table:table-cell>
          <table:table-cell table:style-name="Table96.B1" office:value-type="string">
            <text:p text:style-name="P238">使用特殊的随机函数将数据区间中的数据随机重排.</text:p>
          </table:table-cell>
        </table:table-row>
        <table:table-row table:style-name="Table96.1">
          <table:table-cell table:style-name="Table96.A1" office:value-type="string">
            <text:p text:style-name="P242">algo_random_sample()</text:p>
          </table:table-cell>
          <table:table-cell table:style-name="Table96.B1" office:value-type="string">
            <text:p text:style-name="P238">随机的将第一个区间中的数据拷贝到第二个区间.</text:p>
          </table:table-cell>
        </table:table-row>
        <table:table-row table:style-name="Table96.1">
          <table:table-cell table:style-name="Table96.A1" office:value-type="string">
            <text:p text:style-name="P242">algo_random_sample_if()</text:p>
          </table:table-cell>
          <table:table-cell table:style-name="Table96.B1" office:value-type="string">
            <text:p text:style-name="P238">使用特殊的随机函数将第一个区间中的数据拷贝到第二个区间中.</text:p>
          </table:table-cell>
        </table:table-row>
        <table:table-row table:style-name="Table96.1">
          <table:table-cell table:style-name="Table96.A1" office:value-type="string">
            <text:p text:style-name="P242">algo_random_sample_n()</text:p>
          </table:table-cell>
          <table:table-cell table:style-name="Table96.B1" office:value-type="string">
            <text:p text:style-name="P238">随机的将第一个区间中的n个数据拷贝到第二个区间.</text:p>
          </table:table-cell>
        </table:table-row>
        <table:table-row table:style-name="Table96.1">
          <table:table-cell table:style-name="Table96.A1" office:value-type="string">
            <text:p text:style-name="P242">algo_random_sample_n_if()</text:p>
          </table:table-cell>
          <table:table-cell table:style-name="Table96.B1" office:value-type="string">
            <text:p text:style-name="P238">使用特殊的随机函数将第一个区间中的n个数据拷贝到第二个区间.</text:p>
          </table:table-cell>
        </table:table-row>
        <table:table-row table:style-name="Table96.1">
          <table:table-cell table:style-name="Table96.A1" office:value-type="string">
            <text:p text:style-name="P242">algo_partition()</text:p>
          </table:table-cell>
          <table:table-cell table:style-name="Table96.B1" office:value-type="string">
            <text:p text:style-name="P238">将符合条件的数据放到数据区间的前部,不符合条件的放到后部.</text:p>
          </table:table-cell>
        </table:table-row>
        <table:table-row table:style-name="Table96.1">
          <table:table-cell table:style-name="Table96.A1" office:value-type="string">
            <text:p text:style-name="P242">algo_stable_partition()</text:p>
          </table:table-cell>
          <table:table-cell table:style-name="Table96.B1" office:value-type="string">
            <text:p text:style-name="P239"><text:span text:style-name="T57">顺序稳定的</text:span><text:span text:style-name="T53">algo_partition()</text:span><text:span text:style-name="T57">.</text:span></text:p>
          </table:table-cell>
        </table:table-row>
      </table:table>
      <text:p text:style-name="P42"/>
      <text:list xml:id="list1029035106" text:continue-numbering="true" text:style-name="WW8Num13">
        <text:list-item>
          <text:list>
            <text:list-item>
              <text:list>
                <text:list-item>
                  <text:h text:style-name="P278" text:outline-level="3"><text:soft-page-break/>拷贝数据</text:h>
                </text:list-item>
              </text:list>
            </text:list-item>
          </text:list>
        </text:list-item>
      </text:list>
      <text:p text:style-name="P40"><text:span text:style-name="T53"><text:tab/></text:span><text:span text:style-name="T57">拷贝数据有三个算法</text:span><text:span text:style-name="T53">algo_copy(),algo_copy_n(),algo_copy_backward()</text:span><text:span text:style-name="T57">前两个算法的不同点在于第</text:span><text:span text:style-name="T57">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49"><draw:g text:anchor-type="as-char" svg:y="0cm" draw:z-index="1" draw:style-name="gr1"><draw:rect draw:style-name="gr4" draw:text-style-name="P289" svg:width="17.781cm" svg:height="15.685cm" svg:x="0cm" svg:y="0cm"><text:p/></draw:rect><draw:frame draw:style-name="gr5" draw:text-style-name="P290" svg:width="0.636cm" svg:height="0.826cm" svg:x="1.588cm" svg:y="1.651cm"><draw:text-box><text:p text:style-name="P290"><text:span text:style-name="T86">0</text:span></text:p></draw:text-box></draw:frame><draw:frame draw:style-name="gr5" draw:text-style-name="P290" svg:width="0.634cm" svg:height="0.826cm" svg:x="2.54cm" svg:y="1.651cm"><draw:text-box><text:p text:style-name="P290"><text:span text:style-name="T86">1</text:span></text:p></draw:text-box></draw:frame><draw:frame draw:style-name="gr6" draw:text-style-name="P290" svg:width="0.634cm" svg:height="0.826cm" svg:x="3.491cm" svg:y="1.651cm"><draw:text-box><text:p text:style-name="P290"><text:span text:style-name="T86">2</text:span></text:p></draw:text-box></draw:frame><draw:frame draw:style-name="gr6" draw:text-style-name="P290" svg:width="0.632cm" svg:height="0.826cm" svg:x="4.445cm" svg:y="1.651cm"><draw:text-box><text:p text:style-name="P290"><text:span text:style-name="T86">3</text:span></text:p></draw:text-box></draw:frame><draw:frame draw:style-name="gr6" draw:text-style-name="P290" svg:width="0.63cm" svg:height="0.826cm" svg:x="5.396cm" svg:y="1.651cm"><draw:text-box><text:p text:style-name="P290"><text:span text:style-name="T86">4</text:span></text:p></draw:text-box></draw:frame><draw:frame draw:style-name="gr6" draw:text-style-name="P290" svg:width="0.63cm" svg:height="0.826cm" svg:x="6.346cm" svg:y="1.651cm"><draw:text-box><text:p text:style-name="P290"><text:span text:style-name="T86">5</text:span></text:p></draw:text-box></draw:frame><draw:frame draw:style-name="gr6" draw:text-style-name="P290" svg:width="0.63cm" svg:height="0.826cm" svg:x="7.301cm" svg:y="1.651cm"><draw:text-box><text:p text:style-name="P290"><text:span text:style-name="T86">6</text:span></text:p></draw:text-box></draw:frame><draw:frame draw:style-name="gr5" draw:text-style-name="P290" svg:width="0.63cm" svg:height="0.826cm" svg:x="8.253cm" svg:y="1.651cm"><draw:text-box><text:p text:style-name="P290"><text:span text:style-name="T86">7</text:span></text:p></draw:text-box></draw:frame><draw:frame draw:style-name="gr5" draw:text-style-name="P290" svg:width="0.63cm" svg:height="0.826cm" svg:x="9.208cm" svg:y="1.651cm"><draw:text-box><text:p text:style-name="P290"><text:span text:style-name="T86">8</text:span></text:p></draw:text-box></draw:frame><draw:frame draw:style-name="gr7" draw:text-style-name="P290" svg:width="1.588cm" svg:height="0.826cm" svg:x="1.588cm" svg:y="3.577cm"><draw:text-box><text:p text:style-name="P290"><text:span text:style-name="T87">result</text:span></text:p></draw:text-box></draw:frame><draw:line draw:style-name="gr8" draw:text-style-name="P289" svg:x1="1.588cm" svg:y1="3.299cm" svg:x2="1.59cm" svg:y2="2.475cm"><text:p/></draw:line><draw:line draw:style-name="gr9" draw:text-style-name="P289" svg:x1="1.588cm" svg:y1="3.029cm" svg:x2="6.033cm" svg:y2="3.031cm"><text:p/></draw:line><draw:line draw:style-name="gr8" draw:text-style-name="P289" svg:x1="3.493cm" svg:y1="0.826cm" svg:x2="3.495cm" svg:y2="1.652cm"><text:p/></draw:line><draw:line draw:style-name="gr8" draw:text-style-name="P289" svg:x1="8.255cm" svg:y1="0.826cm" svg:x2="8.259cm" svg:y2="1.652cm"><text:p/></draw:line><draw:line draw:style-name="gr9" draw:text-style-name="P289" svg:x1="3.493cm" svg:y1="1.101cm" svg:x2="8.256cm" svg:y2="1.105cm"><text:p/></draw:line><draw:frame draw:style-name="gr7" draw:text-style-name="P290" svg:width="1.588cm" svg:height="0.826cm" svg:x="3.81cm" svg:y="0cm"><draw:text-box><text:p text:style-name="P290"><text:span text:style-name="T87">first</text:span></text:p></draw:text-box></draw:frame><draw:frame draw:style-name="gr7" draw:text-style-name="P290" svg:width="1.588cm" svg:height="0.826cm" svg:x="8.573cm" svg:y="0cm"><draw:text-box><text:p text:style-name="P290"><text:span text:style-name="T87">last</text:span></text:p></draw:text-box></draw:frame><draw:frame draw:style-name="gr5" draw:text-style-name="P290" svg:width="0.636cm" svg:height="0.826cm" svg:x="6.35cm" svg:y="5.228cm"><draw:text-box><text:p text:style-name="P290"><text:span text:style-name="T86">5</text:span></text:p></draw:text-box></draw:frame><draw:frame draw:style-name="gr5" draw:text-style-name="P290" svg:width="0.634cm" svg:height="0.826cm" svg:x="7.301cm" svg:y="5.228cm"><draw:text-box><text:p text:style-name="P290"><text:span text:style-name="T86">6</text:span></text:p></draw:text-box></draw:frame><draw:frame draw:style-name="gr6" draw:text-style-name="P290" svg:width="0.634cm" svg:height="0.826cm" svg:x="1.586cm" svg:y="5.228cm"><draw:text-box><text:p text:style-name="P290"><text:span text:style-name="T86">2</text:span></text:p></draw:text-box></draw:frame><draw:frame draw:style-name="gr6" draw:text-style-name="P290" svg:width="0.632cm" svg:height="0.826cm" svg:x="2.54cm" svg:y="5.228cm"><draw:text-box><text:p text:style-name="P290"><text:span text:style-name="T86">3</text:span></text:p></draw:text-box></draw:frame><draw:frame draw:style-name="gr6" draw:text-style-name="P290" svg:width="0.63cm" svg:height="0.826cm" svg:x="3.491cm" svg:y="5.228cm"><draw:text-box><text:p text:style-name="P290"><text:span text:style-name="T86">4</text:span></text:p></draw:text-box></draw:frame><draw:frame draw:style-name="gr6" draw:text-style-name="P290" svg:width="0.63cm" svg:height="0.826cm" svg:x="4.441cm" svg:y="5.228cm"><draw:text-box><text:p text:style-name="P290"><text:span text:style-name="T86">5</text:span></text:p></draw:text-box></draw:frame><draw:frame draw:style-name="gr6" draw:text-style-name="P290" svg:width="0.63cm" svg:height="0.826cm" svg:x="5.396cm" svg:y="5.228cm"><draw:text-box><text:p text:style-name="P290"><text:span text:style-name="T86">6</text:span></text:p></draw:text-box></draw:frame><draw:frame draw:style-name="gr5" draw:text-style-name="P290" svg:width="0.63cm" svg:height="0.826cm" svg:x="8.253cm" svg:y="5.228cm"><draw:text-box><text:p text:style-name="P290"><text:span text:style-name="T86">7</text:span></text:p></draw:text-box></draw:frame><draw:frame draw:style-name="gr5" draw:text-style-name="P290" svg:width="0.63cm" svg:height="0.826cm" svg:x="9.208cm" svg:y="5.228cm"><draw:text-box><text:p text:style-name="P290"><text:span text:style-name="T86">8</text:span></text:p></draw:text-box></draw:frame><draw:custom-shape draw:style-name="gr10" draw:text-style-name="P291"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0" svg:width="3.493cm" svg:height="0.826cm" svg:x="13.653cm" svg:y="3.577cm"><draw:text-box><text:p text:style-name="P290"><text:span text:style-name="T88">algo_copy()</text:span></text:p></draw:text-box></draw:frame><draw:frame draw:style-name="gr7" draw:text-style-name="P290" svg:width="6.033cm" svg:height="0.826cm" svg:x="3.493cm" svg:y="3.577cm"><draw:text-box><text:p text:style-name="P290"><text:span text:style-name="T87">输出区间的末端与输入区间重叠</text:span></text:p></draw:text-box></draw:frame><draw:frame draw:style-name="gr5" draw:text-style-name="P290" svg:width="0.636cm" svg:height="0.826cm" svg:x="1.588cm" svg:y="9.081cm"><draw:text-box><text:p text:style-name="P290"><text:span text:style-name="T86">0</text:span></text:p></draw:text-box></draw:frame><draw:frame draw:style-name="gr5" draw:text-style-name="P290" svg:width="0.634cm" svg:height="0.826cm" svg:x="2.54cm" svg:y="9.081cm"><draw:text-box><text:p text:style-name="P290"><text:span text:style-name="T86">1</text:span></text:p></draw:text-box></draw:frame><draw:frame draw:style-name="gr6" draw:text-style-name="P290" svg:width="0.634cm" svg:height="0.826cm" svg:x="3.491cm" svg:y="9.081cm"><draw:text-box><text:p text:style-name="P290"><text:span text:style-name="T86">2</text:span></text:p></draw:text-box></draw:frame><draw:frame draw:style-name="gr6" draw:text-style-name="P290" svg:width="0.632cm" svg:height="0.826cm" svg:x="4.445cm" svg:y="9.081cm"><draw:text-box><text:p text:style-name="P290"><text:span text:style-name="T86">3</text:span></text:p></draw:text-box></draw:frame><draw:frame draw:style-name="gr6" draw:text-style-name="P290" svg:width="0.63cm" svg:height="0.826cm" svg:x="5.396cm" svg:y="9.081cm"><draw:text-box><text:p text:style-name="P290"><text:span text:style-name="T86">4</text:span></text:p></draw:text-box></draw:frame><draw:frame draw:style-name="gr6" draw:text-style-name="P290" svg:width="0.63cm" svg:height="0.826cm" svg:x="6.346cm" svg:y="9.081cm"><draw:text-box><text:p text:style-name="P290"><text:span text:style-name="T86">5</text:span></text:p></draw:text-box></draw:frame><draw:frame draw:style-name="gr6" draw:text-style-name="P290" svg:width="0.63cm" svg:height="0.826cm" svg:x="7.301cm" svg:y="9.081cm"><draw:text-box><text:p text:style-name="P290"><text:span text:style-name="T86">6</text:span></text:p></draw:text-box></draw:frame><draw:frame draw:style-name="gr5" draw:text-style-name="P290" svg:width="0.63cm" svg:height="0.826cm" svg:x="8.253cm" svg:y="9.081cm"><draw:text-box><text:p text:style-name="P290"><text:span text:style-name="T86">7</text:span></text:p></draw:text-box></draw:frame><draw:frame draw:style-name="gr5" draw:text-style-name="P290" svg:width="0.63cm" svg:height="0.826cm" svg:x="9.208cm" svg:y="9.081cm"><draw:text-box><text:p text:style-name="P290"><text:span text:style-name="T86">8</text:span></text:p></draw:text-box></draw:frame><draw:frame draw:style-name="gr7" draw:text-style-name="P290" svg:width="1.588cm" svg:height="0.826cm" svg:x="7.938cm" svg:y="11.007cm"><draw:text-box><text:p text:style-name="P290"><text:span text:style-name="T87">result</text:span></text:p></draw:text-box></draw:frame><draw:line draw:style-name="gr8" draw:text-style-name="P289" svg:x1="5.398cm" svg:y1="10.728cm" svg:x2="5.4cm" svg:y2="9.904cm"><text:p/></draw:line><draw:line draw:style-name="gr9" draw:text-style-name="P289" svg:x1="5.398cm" svg:y1="10.458cm" svg:x2="9.843cm" svg:y2="10.46cm"><text:p/></draw:line><draw:line draw:style-name="gr8" draw:text-style-name="P289" svg:x1="3.493cm" svg:y1="8.255cm" svg:x2="3.495cm" svg:y2="9.081cm"><text:p/></draw:line><draw:line draw:style-name="gr8" draw:text-style-name="P289" svg:x1="8.255cm" svg:y1="8.255cm" svg:x2="8.259cm" svg:y2="9.081cm"><text:p/></draw:line><draw:line draw:style-name="gr9" draw:text-style-name="P289" svg:x1="3.493cm" svg:y1="8.53cm" svg:x2="8.256cm" svg:y2="8.534cm"><text:p/></draw:line><draw:frame draw:style-name="gr7" draw:text-style-name="P290" svg:width="1.588cm" svg:height="0.826cm" svg:x="3.81cm" svg:y="7.43cm"><draw:text-box><text:p text:style-name="P290"><text:span text:style-name="T87">first</text:span></text:p></draw:text-box></draw:frame><draw:frame draw:style-name="gr7" draw:text-style-name="P290" svg:width="1.588cm" svg:height="0.826cm" svg:x="8.573cm" svg:y="7.43cm"><draw:text-box><text:p text:style-name="P290"><text:span text:style-name="T87">last</text:span></text:p></draw:text-box></draw:frame><draw:frame draw:style-name="gr5" draw:text-style-name="P290" svg:width="0.636cm" svg:height="0.826cm" svg:x="1.588cm" svg:y="12.658cm"><draw:text-box><text:p text:style-name="P290"><text:span text:style-name="T86">0</text:span></text:p></draw:text-box></draw:frame><draw:frame draw:style-name="gr5" draw:text-style-name="P290" svg:width="0.634cm" svg:height="0.826cm" svg:x="2.538cm" svg:y="12.658cm"><draw:text-box><text:p text:style-name="P290"><text:span text:style-name="T86">1</text:span></text:p></draw:text-box></draw:frame><draw:frame draw:style-name="gr6" draw:text-style-name="P290" svg:width="0.634cm" svg:height="0.826cm" svg:x="5.401cm" svg:y="12.658cm"><draw:text-box><text:p text:style-name="P290"><text:span text:style-name="T86">2</text:span></text:p></draw:text-box></draw:frame><draw:frame draw:style-name="gr6" draw:text-style-name="P290" svg:width="0.632cm" svg:height="0.826cm" svg:x="6.355cm" svg:y="12.658cm"><draw:text-box><text:p text:style-name="P290"><text:span text:style-name="T86">3</text:span></text:p></draw:text-box></draw:frame><draw:frame draw:style-name="gr6" draw:text-style-name="P290" svg:width="0.63cm" svg:height="0.826cm" svg:x="7.306cm" svg:y="12.658cm"><draw:text-box><text:p text:style-name="P290"><text:span text:style-name="T86">2</text:span></text:p></draw:text-box></draw:frame><draw:frame draw:style-name="gr6" draw:text-style-name="P290" svg:width="0.63cm" svg:height="0.826cm" svg:x="8.257cm" svg:y="12.658cm"><draw:text-box><text:p text:style-name="P290"><text:span text:style-name="T86">3</text:span></text:p></draw:text-box></draw:frame><draw:frame draw:style-name="gr6" draw:text-style-name="P290" svg:width="0.63cm" svg:height="0.826cm" svg:x="9.211cm" svg:y="12.658cm"><draw:text-box><text:p text:style-name="P290"><text:span text:style-name="T86">2</text:span></text:p></draw:text-box></draw:frame><draw:frame draw:style-name="gr5" draw:text-style-name="P290" svg:width="0.63cm" svg:height="0.826cm" svg:x="3.491cm" svg:y="12.658cm"><draw:text-box><text:p text:style-name="P290"><text:span text:style-name="T86">2</text:span></text:p></draw:text-box></draw:frame><draw:frame draw:style-name="gr5" draw:text-style-name="P290" svg:width="0.63cm" svg:height="0.826cm" svg:x="4.445cm" svg:y="12.658cm"><draw:text-box><text:p text:style-name="P290"><text:span text:style-name="T86">3</text:span></text:p></draw:text-box></draw:frame><draw:custom-shape draw:style-name="gr10" draw:text-style-name="P291"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0" svg:width="3.493cm" svg:height="0.826cm" svg:x="13.653cm" svg:y="11.007cm"><draw:text-box><text:p text:style-name="P290"><text:span text:style-name="T88">algo_copy()</text:span></text:p></draw:text-box></draw:frame><draw:frame draw:style-name="gr7" draw:text-style-name="P290" svg:width="6.033cm" svg:height="0.826cm" svg:x="1.588cm" svg:y="11.007cm"><draw:text-box><text:p text:style-name="P290"><text:span text:style-name="T87">输出区间的前端与输入区间重叠</text:span></text:p></draw:text-box></draw:frame><draw:frame draw:style-name="gr7" draw:text-style-name="P290" svg:width="6.033cm" svg:height="0.826cm" svg:x="1.588cm" svg:y="14.309cm"><draw:text-box><text:p text:style-name="P290"><text:span text:style-name="T87">在这种情况下可能会出现错误</text:span></text:p></draw:text-box></draw:frame></draw:g></text:p>
      <text:p text:style-name="P40"><text:span text:style-name="T57">上面的图显示了当区间重叠时使用</text:span><text:span text:style-name="T53">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6">#include &lt;stdio.h&gt;</text:p>
      <text:p text:style-name="P46">#include &lt;cstl/cvector.h&gt;</text:p>
      <text:p text:style-name="P46">#include &lt;cstl/clist.h&gt;</text:p>
      <text:p text:style-name="P46"><text:soft-page-break/>#include &lt;cstl/calgorithm.h&gt;</text:p>
      <text:p text:style-name="P46"/>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oft-page-break/><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text:soft-page-break/></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oft-page-break/><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text:soft-page-break/></text:p>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text:soft-page-break/>list2: <text:s text:c="2"/>0 1 2 3 2 3 4 5 6</text:p>
      <text:p text:style-name="Standard"><text:span text:style-name="T6">使用</text:span><text:span text:style-name="T11">algo_copy_backward()</text:span><text:span text:style-name="T6">的具体过程:</text:span></text:p>
      <text:p text:style-name="P18"><draw:g text:anchor-type="as-char" svg:y="0cm" draw:z-index="2" draw:style-name="gr1"><draw:rect draw:style-name="gr4" draw:text-style-name="P289" svg:width="17.781cm" svg:height="15.685cm" svg:x="0cm" svg:y="0.002cm"><text:p/></draw:rect><draw:frame draw:style-name="gr5" draw:text-style-name="P290" svg:width="0.636cm" svg:height="0.825cm" svg:x="0.953cm" svg:y="1.926cm"><draw:text-box><text:p text:style-name="P290"><text:span text:style-name="T86">0</text:span></text:p></draw:text-box></draw:frame><draw:frame draw:style-name="gr5" draw:text-style-name="P290" svg:width="0.634cm" svg:height="0.825cm" svg:x="1.905cm" svg:y="1.926cm"><draw:text-box><text:p text:style-name="P290"><text:span text:style-name="T86">1</text:span></text:p></draw:text-box></draw:frame><draw:frame draw:style-name="gr6" draw:text-style-name="P290" svg:width="0.634cm" svg:height="0.825cm" svg:x="2.856cm" svg:y="1.926cm"><draw:text-box><text:p text:style-name="P290"><text:span text:style-name="T86">2</text:span></text:p></draw:text-box></draw:frame><draw:frame draw:style-name="gr6" draw:text-style-name="P290" svg:width="0.632cm" svg:height="0.825cm" svg:x="3.81cm" svg:y="1.926cm"><draw:text-box><text:p text:style-name="P290"><text:span text:style-name="T86">3</text:span></text:p></draw:text-box></draw:frame><draw:frame draw:style-name="gr6" draw:text-style-name="P290" svg:width="0.63cm" svg:height="0.825cm" svg:x="4.761cm" svg:y="1.926cm"><draw:text-box><text:p text:style-name="P290"><text:span text:style-name="T86">4</text:span></text:p></draw:text-box></draw:frame><draw:frame draw:style-name="gr6" draw:text-style-name="P290" svg:width="0.63cm" svg:height="0.825cm" svg:x="5.711cm" svg:y="1.926cm"><draw:text-box><text:p text:style-name="P290"><text:span text:style-name="T86">5</text:span></text:p></draw:text-box></draw:frame><draw:frame draw:style-name="gr6" draw:text-style-name="P290" svg:width="0.63cm" svg:height="0.825cm" svg:x="6.666cm" svg:y="1.926cm"><draw:text-box><text:p text:style-name="P290"><text:span text:style-name="T86">6</text:span></text:p></draw:text-box></draw:frame><draw:frame draw:style-name="gr5" draw:text-style-name="P290" svg:width="0.63cm" svg:height="0.825cm" svg:x="7.618cm" svg:y="1.926cm"><draw:text-box><text:p text:style-name="P290"><text:span text:style-name="T86">7</text:span></text:p></draw:text-box></draw:frame><draw:frame draw:style-name="gr5" draw:text-style-name="P290" svg:width="0.63cm" svg:height="0.825cm" svg:x="8.573cm" svg:y="1.926cm"><draw:text-box><text:p text:style-name="P290"><text:span text:style-name="T86">8</text:span></text:p></draw:text-box></draw:frame><draw:frame draw:style-name="gr7" draw:text-style-name="P290" svg:width="1.588cm" svg:height="0.826cm" svg:x="6.033cm" svg:y="3.304cm"><draw:text-box><text:p text:style-name="P290"><text:span text:style-name="T87">result</text:span></text:p></draw:text-box></draw:frame><draw:line draw:style-name="gr8" draw:text-style-name="P289" svg:x1="5.715cm" svg:y1="3.579cm" svg:x2="5.719cm" svg:y2="2.753cm"><text:p/></draw:line><draw:line draw:style-name="gr11" draw:text-style-name="P289" svg:x1="0.953cm" svg:y1="3.304cm" svg:x2="5.716cm" svg:y2="3.302cm"><text:p/></draw:line><draw:line draw:style-name="gr8" draw:text-style-name="P289" svg:x1="2.858cm" svg:y1="1.101cm" svg:x2="2.86cm" svg:y2="1.928cm"><text:p/></draw:line><draw:line draw:style-name="gr8" draw:text-style-name="P289" svg:x1="7.62cm" svg:y1="1.101cm" svg:x2="7.624cm" svg:y2="1.928cm"><text:p/></draw:line><draw:line draw:style-name="gr11" draw:text-style-name="P289" svg:x1="2.858cm" svg:y1="1.378cm" svg:x2="7.621cm" svg:y2="1.382cm"><text:p/></draw:line><draw:frame draw:style-name="gr5" draw:text-style-name="P290" svg:width="0.639cm" svg:height="0.826cm" svg:x="5.713cm" svg:y="5.505cm"><draw:text-box><text:p text:style-name="P290"><text:span text:style-name="T86">5</text:span></text:p></draw:text-box></draw:frame><draw:frame draw:style-name="gr5" draw:text-style-name="P290" svg:width="0.636cm" svg:height="0.826cm" svg:x="6.668cm" svg:y="5.505cm"><draw:text-box><text:p text:style-name="P290"><text:span text:style-name="T86">6</text:span></text:p></draw:text-box></draw:frame><draw:frame draw:style-name="gr6" draw:text-style-name="P290" svg:width="0.634cm" svg:height="0.826cm" svg:x="0.951cm" svg:y="5.505cm"><draw:text-box><text:p text:style-name="P290"><text:span text:style-name="T86">6</text:span></text:p></draw:text-box></draw:frame><draw:frame draw:style-name="gr6" draw:text-style-name="P290" svg:width="0.63cm" svg:height="0.826cm" svg:x="1.905cm" svg:y="5.505cm"><draw:text-box><text:p text:style-name="P290"><text:span text:style-name="T86">5</text:span></text:p></draw:text-box></draw:frame><draw:frame draw:style-name="gr6" draw:text-style-name="P290" svg:width="0.63cm" svg:height="0.826cm" svg:x="2.856cm" svg:y="5.505cm"><draw:text-box><text:p text:style-name="P290"><text:span text:style-name="T86">6</text:span></text:p></draw:text-box></draw:frame><draw:frame draw:style-name="gr6" draw:text-style-name="P290" svg:width="0.63cm" svg:height="0.826cm" svg:x="3.806cm" svg:y="5.505cm"><draw:text-box><text:p text:style-name="P290"><text:span text:style-name="T86">5</text:span></text:p></draw:text-box></draw:frame><draw:frame draw:style-name="gr6" draw:text-style-name="P290" svg:width="0.63cm" svg:height="0.826cm" svg:x="4.761cm" svg:y="5.505cm"><draw:text-box><text:p text:style-name="P290"><text:span text:style-name="T86">6</text:span></text:p></draw:text-box></draw:frame><draw:frame draw:style-name="gr5" draw:text-style-name="P290" svg:width="0.63cm" svg:height="0.826cm" svg:x="7.618cm" svg:y="5.505cm"><draw:text-box><text:p text:style-name="P290"><text:span text:style-name="T86">7</text:span></text:p></draw:text-box></draw:frame><draw:frame draw:style-name="gr5" draw:text-style-name="P290" svg:width="0.63cm" svg:height="0.826cm" svg:x="8.573cm" svg:y="5.505cm"><draw:text-box><text:p text:style-name="P290"><text:span text:style-name="T86">8</text:span></text:p></draw:text-box></draw:frame><draw:custom-shape draw:style-name="gr10" draw:text-style-name="P291"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0" svg:width="5.081cm" svg:height="0.826cm" svg:x="12.383cm" svg:y="3.854cm"><draw:text-box><text:p text:style-name="P290"><text:span text:style-name="T88">algo_copy_backward()</text:span></text:p></draw:text-box></draw:frame><draw:frame draw:style-name="gr7" draw:text-style-name="P290" svg:width="6.033cm" svg:height="0.826cm" svg:x="0.953cm" svg:y="4.129cm"><draw:text-box><text:p text:style-name="P290"><text:span text:style-name="T87">输出区间的末端与输入区间重叠</text:span></text:p></draw:text-box></draw:frame><draw:frame draw:style-name="gr5" draw:text-style-name="P290" svg:width="0.636cm" svg:height="0.825cm" svg:x="0.953cm" svg:y="10.458cm"><draw:text-box><text:p text:style-name="P290"><text:span text:style-name="T86">0</text:span></text:p></draw:text-box></draw:frame><draw:frame draw:style-name="gr5" draw:text-style-name="P290" svg:width="0.634cm" svg:height="0.825cm" svg:x="1.905cm" svg:y="10.458cm"><draw:text-box><text:p text:style-name="P290"><text:span text:style-name="T86">1</text:span></text:p></draw:text-box></draw:frame><draw:frame draw:style-name="gr6" draw:text-style-name="P290" svg:width="0.634cm" svg:height="0.825cm" svg:x="2.856cm" svg:y="10.458cm"><draw:text-box><text:p text:style-name="P290"><text:span text:style-name="T86">2</text:span></text:p></draw:text-box></draw:frame><draw:frame draw:style-name="gr6" draw:text-style-name="P290" svg:width="0.632cm" svg:height="0.825cm" svg:x="3.81cm" svg:y="10.458cm"><draw:text-box><text:p text:style-name="P290"><text:span text:style-name="T86">3</text:span></text:p></draw:text-box></draw:frame><draw:frame draw:style-name="gr6" draw:text-style-name="P290" svg:width="0.63cm" svg:height="0.825cm" svg:x="4.761cm" svg:y="10.458cm"><draw:text-box><text:p text:style-name="P290"><text:span text:style-name="T86">4</text:span></text:p></draw:text-box></draw:frame><draw:frame draw:style-name="gr6" draw:text-style-name="P290" svg:width="0.63cm" svg:height="0.825cm" svg:x="5.711cm" svg:y="10.458cm"><draw:text-box><text:p text:style-name="P290"><text:span text:style-name="T86">5</text:span></text:p></draw:text-box></draw:frame><draw:frame draw:style-name="gr6" draw:text-style-name="P290" svg:width="0.63cm" svg:height="0.825cm" svg:x="6.666cm" svg:y="10.458cm"><draw:text-box><text:p text:style-name="P290"><text:span text:style-name="T86">6</text:span></text:p></draw:text-box></draw:frame><draw:frame draw:style-name="gr5" draw:text-style-name="P290" svg:width="0.63cm" svg:height="0.825cm" svg:x="7.618cm" svg:y="10.458cm"><draw:text-box><text:p text:style-name="P290"><text:span text:style-name="T86">7</text:span></text:p></draw:text-box></draw:frame><draw:frame draw:style-name="gr5" draw:text-style-name="P290" svg:width="0.63cm" svg:height="0.825cm" svg:x="8.573cm" svg:y="10.458cm"><draw:text-box><text:p text:style-name="P290"><text:span text:style-name="T86">8</text:span></text:p></draw:text-box></draw:frame><draw:frame draw:style-name="gr7" draw:text-style-name="P290" svg:width="1.588cm" svg:height="0.828cm" svg:x="7.938cm" svg:y="12.383cm"><draw:text-box><text:p text:style-name="P290"><text:span text:style-name="T87">result</text:span></text:p></draw:text-box></draw:frame><draw:line draw:style-name="gr8" draw:text-style-name="P289" svg:x1="9.525cm" svg:y1="12.106cm" svg:x2="9.527cm" svg:y2="11.282cm"><text:p/></draw:line><draw:line draw:style-name="gr11" draw:text-style-name="P289" svg:x1="4.763cm" svg:y1="11.834cm" svg:x2="9.526cm" svg:y2="11.836cm"><text:p/></draw:line><draw:line draw:style-name="gr8" draw:text-style-name="P289" svg:x1="2.858cm" svg:y1="9.633cm" svg:x2="2.86cm" svg:y2="10.46cm"><text:p/></draw:line><draw:line draw:style-name="gr8" draw:text-style-name="P289" svg:x1="7.62cm" svg:y1="9.633cm" svg:x2="7.624cm" svg:y2="10.46cm"><text:p/></draw:line><draw:line draw:style-name="gr9" draw:text-style-name="P289" svg:x1="2.858cm" svg:y1="9.908cm" svg:x2="7.621cm" svg:y2="9.912cm"><text:p/></draw:line><draw:frame draw:style-name="gr7" draw:text-style-name="P290" svg:width="1.588cm" svg:height="0.825cm" svg:x="3.175cm" svg:y="8.807cm"><draw:text-box><text:p text:style-name="P290"><text:span text:style-name="T87">first</text:span></text:p></draw:text-box></draw:frame><draw:frame draw:style-name="gr7" draw:text-style-name="P290" svg:width="1.59cm" svg:height="0.825cm" svg:x="7.934cm" svg:y="8.807cm"><draw:text-box><text:p text:style-name="P290"><text:span text:style-name="T87">last</text:span></text:p></draw:text-box></draw:frame><draw:frame draw:style-name="gr5" draw:text-style-name="P290" svg:width="0.636cm" svg:height="0.828cm" svg:x="0.953cm" svg:y="14.032cm"><draw:text-box><text:p text:style-name="P290"><text:span text:style-name="T86">0</text:span></text:p></draw:text-box></draw:frame><draw:frame draw:style-name="gr5" draw:text-style-name="P290" svg:width="0.632cm" svg:height="0.828cm" svg:x="1.907cm" svg:y="14.032cm"><draw:text-box><text:p text:style-name="P290"><text:span text:style-name="T86">1</text:span></text:p></draw:text-box></draw:frame><draw:frame draw:style-name="gr6" draw:text-style-name="P290" svg:width="0.634cm" svg:height="0.828cm" svg:x="4.766cm" svg:y="14.032cm"><draw:text-box><text:p text:style-name="P290"><text:span text:style-name="T86">2</text:span></text:p></draw:text-box></draw:frame><draw:frame draw:style-name="gr6" draw:text-style-name="P290" svg:width="0.63cm" svg:height="0.828cm" svg:x="5.72cm" svg:y="14.032cm"><draw:text-box><text:p text:style-name="P290"><text:span text:style-name="T86">3</text:span></text:p></draw:text-box></draw:frame><draw:frame draw:style-name="gr6" draw:text-style-name="P290" svg:width="0.63cm" svg:height="0.828cm" svg:x="6.671cm" svg:y="14.032cm"><draw:text-box><text:p text:style-name="P290"><text:span text:style-name="T86">4</text:span></text:p></draw:text-box></draw:frame><draw:frame draw:style-name="gr6" draw:text-style-name="P290" svg:width="0.63cm" svg:height="0.828cm" svg:x="7.622cm" svg:y="14.032cm"><draw:text-box><text:p text:style-name="P290"><text:span text:style-name="T86">5</text:span></text:p></draw:text-box></draw:frame><draw:frame draw:style-name="gr6" draw:text-style-name="P290" svg:width="0.63cm" svg:height="0.828cm" svg:x="8.576cm" svg:y="14.032cm"><draw:text-box><text:p text:style-name="P290"><text:span text:style-name="T86">6</text:span></text:p></draw:text-box></draw:frame><draw:frame draw:style-name="gr5" draw:text-style-name="P290" svg:width="0.63cm" svg:height="0.828cm" svg:x="2.856cm" svg:y="14.032cm"><draw:text-box><text:p text:style-name="P290"><text:span text:style-name="T86">2</text:span></text:p></draw:text-box></draw:frame><draw:frame draw:style-name="gr5" draw:text-style-name="P290" svg:width="0.63cm" svg:height="0.828cm" svg:x="3.81cm" svg:y="14.032cm"><draw:text-box><text:p text:style-name="P290"><text:span text:style-name="T86">3</text:span></text:p></draw:text-box></draw:frame><draw:custom-shape draw:style-name="gr10" draw:text-style-name="P291"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0" svg:width="6.033cm" svg:height="0.828cm" svg:x="0.953cm" svg:y="12.381cm"><draw:text-box><text:p text:style-name="P290"><text:span text:style-name="T87">输出区间的前端与输入区间重叠</text:span></text:p></draw:text-box></draw:frame><draw:frame draw:style-name="gr7" draw:text-style-name="P290" svg:width="6.033cm" svg:height="0.828cm" svg:x="0.953cm" svg:y="7.153cm"><draw:text-box><text:p text:style-name="P290"><text:span text:style-name="T87">在这种情况下可能会出现错误</text:span></text:p></draw:text-box></draw:frame><draw:frame draw:style-name="gr7" draw:text-style-name="P290" svg:width="1.59cm" svg:height="0.825cm" svg:x="7.618cm" svg:y="0cm"><draw:text-box><text:p text:style-name="P290"><text:span text:style-name="T87">last</text:span></text:p></draw:text-box></draw:frame><draw:frame draw:style-name="gr7" draw:text-style-name="P290" svg:width="1.588cm" svg:height="0.825cm" svg:x="2.858cm" svg:y="0cm"><draw:text-box><text:p text:style-name="P290"><text:span text:style-name="T87">first</text:span></text:p></draw:text-box></draw:frame><draw:frame draw:style-name="gr7" draw:text-style-name="P290" svg:width="5.081cm" svg:height="0.826cm" svg:x="12.383cm" svg:y="12.384cm"><draw:text-box><text:p text:style-name="P290"><text:span text:style-name="T88">algo_copy_backward()</text:span></text:p></draw:text-box></draw:frame></draw:g></text:p>
      <text:p text:style-name="Standard"><text:span text:style-name="T11">algo_copy_backward()</text:span><text:span text:style-name="T1">最需要注意的是最后一个参数是输出区间的末端,而不是前端.</text:span></text:p>
      <text:list xml:id="list878932269" text:continue-numbering="true" text:style-name="WW8Num13">
        <text:list-item>
          <text:list>
            <text:list-item>
              <text:list>
                <text:list-item>
                  <text:h text:style-name="P281"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oft-page-break/><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2068402375" text:continue-numbering="true" text:style-name="WW8Num13">
        <text:list-item>
          <text:list>
            <text:list-item>
              <text:list>
                <text:list-item>
                  <text:h text:style-name="P281"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text:soft-page-break/>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text:soft-page-break/>list: <text:s text:c="3"/>-10 -20 -30 -40 -50 -60 -70 -80 -90 -100</text:p>
      <text:p text:style-name="P14"/>
      <text:p text:style-name="Standard"><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text:soft-page-break/></text:p>
      <text:p text:style-name="P15"><text:s text:c="4"/>algo_transform_binary(</text:p>
      <text:p text:style-name="P15"><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371309226" text:continue-numbering="true" text:style-name="WW8Num13">
        <text:list-item>
          <text:list>
            <text:list-item>
              <text:list>
                <text:list-item>
                  <text:h text:style-name="P281"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oft-page-break/><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soft-page-break/>{</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562125888" text:continue-numbering="true" text:style-name="WW8Num13">
        <text:list-item>
          <text:list>
            <text:list-item>
              <text:list>
                <text:list-item>
                  <text:h text:style-name="P281"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text:soft-page-break/></text:p>
      <text:p text:style-name="P15"><text:s text:c="4"/>vector_init_n(&amp;t_v, 20);</text:p>
      <text:p text:style-name="P15"><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text:soft-page-break/>2 2 2 2 2 5 5 5 0 0 0 0 0 0 0 0 0 0 0 0 </text:p>
      <text:p text:style-name="P15">2 2 2 2 2 5 5 5 0 0 1 1 2 3 5 0 0 0 0 0 </text:p>
      <text:p text:style-name="P15">2 2 2 2 2 5 5 5 0 0 1 1 2 3 5 8 13 0 0 0</text:p>
      <text:p text:style-name="P15"/>
      <text:list xml:id="list1389661459" text:continue-numbering="true" text:style-name="WW8Num13">
        <text:list-item>
          <text:list>
            <text:list-item>
              <text:list>
                <text:list-item>
                  <text:h text:style-name="P281"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oft-page-break/><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oft-page-break/><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84">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613562916" text:continue-numbering="true" text:style-name="WW8Num13">
        <text:list-item>
          <text:list>
            <text:list-item>
              <text:list>
                <text:list-item>
                  <text:h text:style-name="P281"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text:soft-page-break/>#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669407699" text:continue-numbering="true" text:style-name="WW8Num13">
        <text:list-item>
          <text:list>
            <text:list-item>
              <text:list>
                <text:list-item>
                  <text:h text:style-name="P281"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oft-page-break/><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894019574" text:continue-numbering="true" text:style-name="WW8Num13">
        <text:list-item>
          <text:list>
            <text:list-item>
              <text:list>
                <text:list-item>
                  <text:h text:style-name="P281"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73">algo_random_sample(),algo_random_sample_if(),</text:p>
      <text:p text:style-name="P73">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oft-page-break/><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833761161" text:continue-numbering="true" text:style-name="WW8Num13">
        <text:list-item>
          <text:list>
            <text:list-item>
              <text:list>
                <text:list-item>
                  <text:h text:style-name="P281"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oft-page-break/><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73">t_pos = algo_stable_partition(</text:p>
      <text:p text:style-name="P83">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305477053" text:continue-numbering="true" text:style-name="WW8Num13">
        <text:list-item>
          <text:list>
            <text:list-item>
              <text:h text:style-name="P268"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2059101912" text:continue-numbering="true" text:style-name="WW8Num13">
        <text:list-item>
          <text:list>
            <text:list-item>
              <text:list>
                <text:list-item>
                  <text:h text:style-name="P281"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text:soft-page-break/></text:p>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73">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oft-page-break/><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oft-page-break/><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oft-page-break/><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text:soft-page-break/>(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text:soft-page-break/>(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1">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oft-page-break/><text:s text:c="4"/>printf("\n");</text:p>
      <text:p text:style-name="P15"/>
      <text:p text:style-name="P73">algo_partial_sort_if(</text:p>
      <text:p text:style-name="P83">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oft-page-break/><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oft-page-break/><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469087561" text:continue-numbering="true" text:style-name="WW8Num13">
        <text:list-item>
          <text:list>
            <text:list-item>
              <text:list>
                <text:list-item>
                  <text:h text:style-name="P281"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73">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text:soft-page-break/>0 0 1 1 2 2 3 3 3 4 4 5 5 6 6 7 7 7 8 8 9 9</text:p>
      <text:p text:style-name="P15"/>
      <text:p text:style-name="P70"><text:span text:style-name="T8">获得数据在数据区间中的上限和下限:</text:span><text:span text:style-name="T11">algo_equal_range(),algo_equal_range_if().</text:span></text:p>
      <text:p text:style-name="P71">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0"><text:soft-page-break/><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0 1 2 3 4 5 6 7 8 9 </text:p>
      <text:p text:style-name="P15">5 is present</text:p>
      <text:p text:style-name="P15">42 isn't present</text:p>
      <text:p text:style-name="P15"/>
      <text:list xml:id="list245172169" text:continue-numbering="true" text:style-name="WW8Num13">
        <text:list-item>
          <text:list>
            <text:list-item>
              <text:list>
                <text:list-item>
                  <text:h text:style-name="P281" text:outline-level="3">合并</text:h>
                </text:list-item>
              </text:list>
            </text:list-item>
          </text:list>
        </text:list-item>
      </text:list>
      <text:p text:style-name="P70"><text:span text:style-name="T6">合并必须满足合并双方都是有序的,并且排序规则相同.合并包括将两个数据区间合并,将一个数据区间的两个部分和并.合并算法一个有4个:</text:span><text:span text:style-name="T11"> </text:span></text:p>
      <text:p text:style-name="P73">algo_merge(),algo_merge_if(),algo_inplace_merge(),algo_inplace_merge_if().</text:p>
      <text:p text:style-name="P71">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oft-page-break/><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oft-page-break/><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182460973" text:continue-numbering="true" text:style-name="WW8Num13">
        <text:list-item>
          <text:list>
            <text:list-item>
              <text:list>
                <text:list-item>
                  <text:h text:style-name="P281"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text:soft-page-break/>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oft-page-break/><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oft-page-break/><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1518780541" text:continue-numbering="true" text:style-name="WW8Num13">
        <text:list-item>
          <text:list>
            <text:list-item>
              <text:list>
                <text:list-item>
                  <text:h text:style-name="P281" text:outline-level="3">堆算法</text:h>
                </text:list-item>
              </text:list>
            </text:list-item>
          </text:list>
        </text:list-item>
      </text:list>
      <text:p text:style-name="P71">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1"><text:span text:style-name="T14">libcstl</text:span>中的优先队列也是使用堆算法来实现的.<text:span text:style-name="T14">libcstl</text:span>提供下面5个堆算法:</text:p>
      <text:p text:style-name="P70"><text:span text:style-name="T8">向堆中插入数据:</text:span><text:span text:style-name="T11">algo_push_heap(),algo_push_heap_if().</text:span></text:p>
      <text:p text:style-name="P70"><text:span text:style-name="T8">从堆中弹出数据:</text:span><text:span text:style-name="T11"> algo_pop_heap(),algo_pop_heap_if().</text:span></text:p>
      <text:p text:style-name="P70"><text:span text:style-name="T8">将数据区间转换成一个堆:</text:span><text:span text:style-name="T11"> algo_make_heap(),algo_make_heap_if()</text:span></text:p>
      <text:p text:style-name="P70"><text:span text:style-name="T8">堆排序:</text:span><text:span text:style-name="T11"> algo_sort_heap(),algo_sort_heap_if().</text:span></text:p>
      <text:p text:style-name="P70"><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289" svg:width="17.781cm" svg:height="7.43cm" svg:x="0cm" svg:y="0cm"><text:p/></draw:rect><draw:frame draw:style-name="gr5" draw:text-style-name="P292" svg:width="1.588cm" svg:height="0.826cm" svg:x="8.573cm" svg:y="0.55cm"><draw:text-box><text:p text:style-name="P292"><text:span text:style-name="T86">9</text:span></text:p></draw:text-box></draw:frame><draw:frame draw:style-name="gr5" draw:text-style-name="P292" svg:width="1.588cm" svg:height="0.826cm" svg:x="4.445cm" svg:y="2.201cm"><draw:text-box><text:p text:style-name="P292"><text:span text:style-name="T86">8</text:span></text:p></draw:text-box></draw:frame><draw:frame draw:style-name="gr5" draw:text-style-name="P292" svg:width="1.59cm" svg:height="0.826cm" svg:x="13.016cm" svg:y="2.201cm"><draw:text-box><text:p text:style-name="P292"><text:span text:style-name="T86">6</text:span></text:p></draw:text-box></draw:frame><draw:frame draw:style-name="gr5" draw:text-style-name="P292" svg:width="1.59cm" svg:height="0.826cm" svg:x="1.901cm" svg:y="3.852cm"><draw:text-box><text:p text:style-name="P292"><text:span text:style-name="T86">7</text:span></text:p></draw:text-box></draw:frame><draw:frame draw:style-name="gr5" draw:text-style-name="P292" svg:width="1.588cm" svg:height="0.826cm" svg:x="6.668cm" svg:y="3.852cm"><draw:text-box><text:p text:style-name="P292"><text:span text:style-name="T86">7</text:span></text:p></draw:text-box></draw:frame><draw:frame draw:style-name="gr5" draw:text-style-name="P292" svg:width="1.592cm" svg:height="0.826cm" svg:x="10.795cm" svg:y="3.852cm"><draw:text-box><text:p text:style-name="P292"><text:span text:style-name="T86">5</text:span></text:p></draw:text-box></draw:frame><draw:frame draw:style-name="gr5" draw:text-style-name="P292" svg:width="1.59cm" svg:height="0.826cm" svg:x="15.236cm" svg:y="3.852cm"><draw:text-box><text:p text:style-name="P292"><text:span text:style-name="T86">5</text:span></text:p></draw:text-box></draw:frame><draw:frame draw:style-name="gr5" draw:text-style-name="P292" svg:width="1.588cm" svg:height="0.821cm" svg:x="0.635cm" svg:y="5.779cm"><draw:text-box><text:p text:style-name="P292"><text:span text:style-name="T86">3</text:span></text:p></draw:text-box></draw:frame><draw:frame draw:style-name="gr5" draw:text-style-name="P292" svg:width="1.59cm" svg:height="0.819cm" svg:x="3.173cm" svg:y="5.78cm"><draw:text-box><text:p text:style-name="P292"><text:span text:style-name="T86">6</text:span></text:p></draw:text-box></draw:frame><draw:frame draw:style-name="gr5" draw:text-style-name="P292" svg:width="1.59cm" svg:height="0.821cm" svg:x="5.396cm" svg:y="5.779cm"><draw:text-box><text:p text:style-name="P292"><text:span text:style-name="T86">4</text:span></text:p></draw:text-box></draw:frame><draw:frame draw:style-name="gr5" draw:text-style-name="P292" svg:width="1.592cm" svg:height="0.819cm" svg:x="7.62cm" svg:y="5.78cm"><draw:text-box><text:p text:style-name="P292"><text:span text:style-name="T86">1</text:span></text:p></draw:text-box></draw:frame><draw:frame draw:style-name="gr5" draw:text-style-name="P292" svg:width="1.594cm" svg:height="0.819cm" svg:x="9.841cm" svg:y="5.78cm"><draw:text-box><text:p text:style-name="P292"><text:span text:style-name="T86">2</text:span></text:p></draw:text-box></draw:frame><draw:frame draw:style-name="gr5" draw:text-style-name="P292" svg:width="1.592cm" svg:height="0.819cm" svg:x="12.065cm" svg:y="5.78cm"><draw:text-box><text:p text:style-name="P292"><text:span text:style-name="T86">3</text:span></text:p></draw:text-box></draw:frame><draw:frame draw:style-name="gr5" draw:text-style-name="P292" svg:width="1.592cm" svg:height="0.817cm" svg:x="14.288cm" svg:y="5.779cm"><draw:text-box><text:p text:style-name="P292"><text:span text:style-name="T86">4</text:span></text:p></draw:text-box></draw:frame><draw:line draw:style-name="gr12" draw:text-style-name="P289" svg:x1="8.89cm" svg:y1="1.376cm" svg:x2="5.08cm" svg:y2="2.202cm"><text:p/></draw:line><draw:line draw:style-name="gr12" draw:text-style-name="P289" svg:x1="9.843cm" svg:y1="1.376cm" svg:x2="13.971cm" svg:y2="2.202cm"><text:p/></draw:line><draw:line draw:style-name="gr12" draw:text-style-name="P289" svg:x1="4.763cm" svg:y1="3.027cm" svg:x2="2.54cm" svg:y2="3.853cm"><text:p/></draw:line><draw:line draw:style-name="gr12" draw:text-style-name="P289" svg:x1="5.715cm" svg:y1="3.027cm" svg:x2="7.62cm" svg:y2="3.853cm"><text:p/></draw:line><draw:line draw:style-name="gr12" draw:text-style-name="P289" svg:x1="2.223cm" svg:y1="4.678cm" svg:x2="1.27cm" svg:y2="5.779cm"><text:p/></draw:line><draw:line draw:style-name="gr12" draw:text-style-name="P289" svg:x1="3.175cm" svg:y1="4.678cm" svg:x2="4.128cm" svg:y2="5.779cm"><text:p/></draw:line><draw:line draw:style-name="gr12" draw:text-style-name="P289" svg:x1="6.986cm" svg:y1="4.678cm" svg:x2="6.033cm" svg:y2="5.779cm"><text:p/></draw:line><draw:line draw:style-name="gr12" draw:text-style-name="P289" svg:x1="7.938cm" svg:y1="4.678cm" svg:x2="8.573cm" svg:y2="5.779cm"><text:p/></draw:line><draw:line draw:style-name="gr12" draw:text-style-name="P289" svg:x1="13.335cm" svg:y1="3.027cm" svg:x2="11.43cm" svg:y2="3.853cm"><text:p/></draw:line><draw:line draw:style-name="gr12" draw:text-style-name="P289" svg:x1="14.288cm" svg:y1="3.027cm" svg:x2="16.193cm" svg:y2="3.853cm"><text:p/></draw:line><draw:line draw:style-name="gr12" draw:text-style-name="P289" svg:x1="11.113cm" svg:y1="4.678cm" svg:x2="10.478cm" svg:y2="5.779cm"><text:p/></draw:line><draw:line draw:style-name="gr12" draw:text-style-name="P289" svg:x1="12.065cm" svg:y1="4.678cm" svg:x2="12.7cm" svg:y2="5.779cm"><text:p/></draw:line><draw:line draw:style-name="gr12" draw:text-style-name="P289" svg:x1="15.558cm" svg:y1="4.678cm" svg:x2="14.923cm" svg:y2="5.779cm"><text:p/></draw:line></draw:g></text:p>
      <text:list xml:id="list2106843624" text:continue-numbering="true" text:style-name="WW8Num13">
        <text:list-item>
          <text:list>
            <text:list-item>
              <text:list>
                <text:list-item>
                  <text:h text:style-name="P281" text:outline-level="3">最大数据和最小数据</text:h>
                </text:list-item>
              </text:list>
            </text:list-item>
          </text:list>
        </text:list-item>
      </text:list>
      <text:p text:style-name="P74">最大数据和最小数据算法是在两个数据中或者一个数据区间中查找最大或者最小数据.包括如下算法:</text:p>
      <text:p text:style-name="P73">获得两个数据中的最小数据:algo_min(),algo_min_if().</text:p>
      <text:p text:style-name="P73">获得两个数据中的最大数据:algo_max(),algo_max_if().</text:p>
      <text:p text:style-name="P73">获得数据区间中的最小数据:algo_min_element(),algo_min_element_if().</text:p>
      <text:p text:style-name="P73">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text:soft-page-break/>#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oft-page-break/><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824408292" text:continue-numbering="true" text:style-name="WW8Num13">
        <text:list-item>
          <text:list>
            <text:list-item>
              <text:list>
                <text:list-item>
                  <text:h text:style-name="P281" text:outline-level="3">按词典顺序比较</text:h>
                </text:list-item>
              </text:list>
            </text:list-item>
          </text:list>
        </text:list-item>
      </text:list>
      <text:p text:style-name="P80">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oft-page-break/><text:s text:c="4"/>vector_init(&amp;t_v);</text:p>
      <text:p text:style-name="P15"><text:s text:c="4"/>list_init(&amp;t_l);</text:p>
      <text:p text:style-name="P15"><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984237153" text:continue-numbering="true" text:style-name="WW8Num13">
        <text:list-item>
          <text:list>
            <text:list-item>
              <text:list>
                <text:list-item>
                  <text:h text:style-name="P281" text:outline-level="3">排列组合</text:h>
                </text:list-item>
              </text:list>
            </text:list-item>
          </text:list>
        </text:list-item>
      </text:list>
      <text:p text:style-name="P82"><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soft-page-break/>{</text:p>
      <text:p text:style-name="P15"><text:s text:c="4"/>vector_t t_v = create_vector(int);</text:p>
      <text:p text:style-name="P15"/>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394027387" text:continue-numbering="true" text:style-name="WW8Num13">
        <text:list-item>
          <text:list>
            <text:list-item>
              <text:h text:style-name="P268"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767443988" text:continue-numbering="true" text:style-name="WW8Num13">
        <text:list-item>
          <text:list>
            <text:list-item>
              <text:list>
                <text:list-item>
                  <text:h text:style-name="P281" text:outline-level="3"><text:tab/>依次赋值</text:h>
                </text:list-item>
              </text:list>
            </text:list-item>
          </text:list>
        </text:list-item>
      </text:list>
      <text:p text:style-name="P73">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text:soft-page-break/>#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744007852" text:continue-numbering="true" text:style-name="WW8Num13">
        <text:list-item>
          <text:list>
            <text:list-item>
              <text:list>
                <text:list-item>
                  <text:h text:style-name="P281"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text:soft-page-break/>#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1759728456" text:continue-numbering="true" text:style-name="WW8Num13">
        <text:list-item>
          <text:list>
            <text:list-item>
              <text:list>
                <text:list-item>
                  <text:h text:style-name="P281"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377554810" text:continue-numbering="true" text:style-name="WW8Num13">
        <text:list-item>
          <text:list>
            <text:list-item>
              <text:list>
                <text:list-item>
                  <text:h text:style-name="P281"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84374039" text:continue-numbering="true" text:style-name="WW8Num13">
        <text:list-item>
          <text:list>
            <text:list-item>
              <text:list>
                <text:list-item>
                  <text:h text:style-name="P281"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73">algo_adjacent_difference(</text:p>
      <text:p text:style-name="P83">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609649940" text:continue-numbering="true" text:style-name="WW8Num13">
        <text:list-item>
          <text:list>
            <text:list-item>
              <text:list>
                <text:list-item>
                  <text:h text:style-name="P281"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2025325230" text:continue-numbering="true" text:style-name="WW8Num13">
        <text:list-item>
          <text:h text:style-name="P255" text:outline-level="1"><text:soft-page-break/>libcstl容器适配器</text:h>
        </text:list-item>
      </text:list>
      <text:p text:style-name="P71"><text:span text:style-name="T14">libcstl</text:span>除了提供第五章中描述的容器外,还提供了一些为了满足特定需要接口简单的类型,这些类型都是使用基本容器实现的,所以这种类型叫做容器适配器.容器适配器包括:</text:p>
      <text:p text:style-name="P70"><text:span text:style-name="T11">stack_t,queue_t,priority_queue_t</text:span><text:span text:style-name="T6">.</text:span></text:p>
      <text:list xml:id="list975268093" text:continue-numbering="true" text:style-name="WW8Num13">
        <text:list-item>
          <text:list>
            <text:list-item>
              <text:h text:style-name="P268" text:outline-level="2">stack_t</text:h>
            </text:list-item>
          </text:list>
        </text:list-item>
      </text:list>
      <text:p text:style-name="P79"><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289" svg:width="17.781cm" svg:height="9.632cm" svg:x="0cm" svg:y="0cm"><text:p/></draw:rect><draw:frame draw:style-name="gr5" draw:text-style-name="P292" svg:width="9.843cm" svg:height="5.779cm" svg:x="0.635cm" svg:y="3.025cm"><draw:text-box><text:p text:style-name="P292"><text:span text:style-name="T89">stack_t</text:span></text:p><text:p text:style-name="P293"><text:span text:style-name="T90">deque_back()</text:span></text:p><text:p text:style-name="P290"><text:span text:style-name="T90"/></text:p><text:p text:style-name="P290"><text:span text:style-name="T91"><text:s/></text:span><text:span text:style-name="T90">deque_push_back() <text:s text:c="2"/>deque_pop_back()</text:span></text:p></draw:text-box></draw:frame><draw:custom-shape draw:style-name="gr13" draw:text-style-name="P291"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90" svg:width="3.493cm" svg:height="0.825cm" svg:x="11.113cm" svg:y="0.826cm"><draw:text-box><text:p text:style-name="P290"><text:span text:style-name="T90">stack_top()</text:span></text:p></draw:text-box></draw:frame><draw:custom-shape draw:style-name="gr13" draw:text-style-name="P291"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91"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90" svg:width="3.492cm" svg:height="0.823cm" svg:x="13.651cm" svg:y="4.678cm"><draw:text-box><text:p text:style-name="P290"><text:span text:style-name="T90">stack_pop()</text:span></text:p></draw:text-box></draw:frame><draw:frame draw:style-name="gr7" draw:text-style-name="P290" svg:width="3.807cm" svg:height="0.823cm" svg:x="13.653cm" svg:y="6.329cm"><draw:text-box><text:p text:style-name="P290"><text:span text:style-name="T90">stack_push()</text:span></text:p></draw:text-box></draw:frame><draw:frame draw:style-name="gr14" draw:text-style-name="P292" svg:width="8.572cm" svg:height="0.826cm" svg:x="1.586cm" svg:y="7.722cm"><draw:text-box><text:p text:style-name="P292"><text:span text:style-name="T86">cstl </text:span><text:span text:style-name="T86">容器</text:span><text:span text:style-name="T86">(</text:span><text:span text:style-name="T86">通常是</text:span><text:span text:style-name="T86">deque_t)</text:span></text:p></draw:text-box></draw:frame><draw:custom-shape draw:style-name="gr13" draw:text-style-name="P291"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91"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91"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518991416" text:continue-numbering="true" text:style-name="WW8Num13">
        <text:list-item>
          <text:list>
            <text:list-item>
              <text:list>
                <text:list-item>
                  <text:h text:style-name="P281" text:outline-level="3"><text:soft-page-break/>stack_t的操作</text:h>
                </text:list-item>
              </text:list>
            </text:list-item>
          </text:list>
        </text:list-item>
      </text:list>
      <text:p text:style-name="P72">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2">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2">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2">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819859453" text:continue-numbering="true" text:style-name="WW8Num13">
        <text:list-item>
          <text:list>
            <text:list-item>
              <text:list>
                <text:list-item>
                  <text:h text:style-name="P281"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064849253" text:continue-numbering="true" text:style-name="WW8Num13">
        <text:list-item>
          <text:list>
            <text:list-item>
              <text:h text:style-name="P268" text:outline-level="2">queue_t</text:h>
            </text:list-item>
          </text:list>
        </text:list-item>
      </text:list>
      <text:p text:style-name="P79"><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289" svg:width="17.781cm" svg:height="8.531cm" svg:x="0.002cm" svg:y="0cm"><text:p/></draw:rect><draw:frame draw:style-name="gr5" draw:text-style-name="P290" svg:width="10.798cm" svg:height="4.679cm" svg:x="3.81cm" svg:y="3.577cm"><draw:text-box><text:p text:style-name="P290"><text:span text:style-name="T92"><text:s text:c="12"/></text:span><text:span text:style-name="T88"><text:s/></text:span><text:span text:style-name="T88">deque_back() <text:s/>deque_front()</text:span></text:p><text:p text:style-name="P290"><text:span text:style-name="T88"/></text:p><text:p text:style-name="P290"><text:span text:style-name="T88"/></text:p><text:p text:style-name="P290"><text:span text:style-name="T88">deque_push_back() <text:s text:c="13"/>deque_pop_front()</text:span></text:p></draw:text-box></draw:frame><draw:custom-shape draw:style-name="gr13" draw:text-style-name="P291"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91"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91"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90" svg:width="3.807cm" svg:height="0.773cm" svg:x="5.082cm" svg:y="0.55cm"><draw:text-box><text:p text:style-name="P290"><text:span text:style-name="T90">queue_back()</text:span></text:p></draw:text-box></draw:frame><draw:frame draw:style-name="gr7" draw:text-style-name="P290" svg:width="3.492cm" svg:height="0.772cm" svg:x="14.288cm" svg:y="2.475cm"><draw:text-box><text:p text:style-name="P290"><text:span text:style-name="T90">queue_pop()</text:span></text:p></draw:text-box></draw:frame><draw:frame draw:style-name="gr7" draw:text-style-name="P290" svg:width="3.805cm" svg:height="0.773cm" svg:x="0cm" svg:y="2.752cm"><draw:text-box><text:p text:style-name="P290"><text:span text:style-name="T90">queue_push()</text:span></text:p></draw:text-box></draw:frame><draw:custom-shape draw:style-name="gr13" draw:text-style-name="P291"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90" svg:width="4.127cm" svg:height="0.773cm" svg:x="8.89cm" svg:y="0.55cm"><draw:text-box><text:p text:style-name="P290"><text:span text:style-name="T90">queue_front()</text:span></text:p></draw:text-box></draw:frame><draw:frame draw:style-name="gr14" draw:text-style-name="P292" svg:width="8.572cm" svg:height="0.825cm" svg:x="5.08cm" svg:y="7.153cm"><draw:text-box><text:p text:style-name="P292"><text:span text:style-name="T86">cstl </text:span><text:span text:style-name="T86">容器</text:span><text:span text:style-name="T86">(</text:span><text:span text:style-name="T86">通常是</text:span><text:span text:style-name="T86">deque_t)</text:span></text:p></draw:text-box></draw:frame><draw:custom-shape draw:style-name="gr13" draw:text-style-name="P291"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91"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91"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91"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92" svg:width="3.807cm" svg:height="1.325cm" svg:x="6.987cm" svg:y="2.2cm"><draw:text-box><text:p text:style-name="P292"><text:span text:style-name="T91">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358119363" text:continue-numbering="true" text:style-name="WW8Num13">
        <text:list-item>
          <text:list>
            <text:list-item>
              <text:list>
                <text:list-item>
                  <text:h text:style-name="P281" text:outline-level="3">queue_t的操作</text:h>
                </text:list-item>
              </text:list>
            </text:list-item>
          </text:list>
        </text:list-item>
      </text:list>
      <text:p text:style-name="P72">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2">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2">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2">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1">queue_t不支持迭代器,所以没有迭代器相关的操作函数.</text:p>
      <text:list xml:id="list1656368211" text:continue-numbering="true" text:style-name="WW8Num13">
        <text:list-item>
          <text:list>
            <text:list-item>
              <text:list>
                <text:list-item>
                  <text:h text:style-name="P281"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73">printf("front:%d, back:%d\n", </text:p>
      <text:p text:style-name="P83">*(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73">printf("front:%d, back:%d\n", </text:p>
      <text:p text:style-name="P83">*(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943344570" text:continue-numbering="true" text:style-name="WW8Num13">
        <text:list-item>
          <text:list>
            <text:list-item>
              <text:h text:style-name="P268" text:outline-level="2">priority_queue_t</text:h>
            </text:list-item>
          </text:list>
        </text:list-item>
      </text:list>
      <text:p text:style-name="P82">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1">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687005078" text:continue-numbering="true" text:style-name="WW8Num13">
        <text:list-item>
          <text:list>
            <text:list-item>
              <text:list>
                <text:list-item>
                  <text:h text:style-name="P281" text:outline-level="3">priority_queue_t的操作</text:h>
                </text:list-item>
              </text:list>
            </text:list-item>
          </text:list>
        </text:list-item>
      </text:list>
      <text:p text:style-name="P72">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2">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2">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2">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1">priority_queue_t不支持迭代器,所以没有迭代器相关的操作函数.</text:p>
      <text:list xml:id="list1028586940" text:continue-numbering="true" text:style-name="WW8Num13">
        <text:list-item>
          <text:list>
            <text:list-item>
              <text:list>
                <text:list-item>
                  <text:h text:style-name="P281"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143098770" text:continue-numbering="true" text:style-name="WW8Num13">
        <text:list-item>
          <text:h text:style-name="P255" text:outline-level="1">libcstl字符串</text:h>
        </text:list-item>
      </text:list>
      <text:p text:style-name="P71">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110660736" text:continue-numbering="true" text:style-name="WW8Num13">
        <text:list-item>
          <text:list>
            <text:list-item>
              <text:h text:style-name="P268" text:outline-level="2">两个string_t的使用实例</text:h>
              <text:list>
                <text:list-item>
                  <text:h text:style-name="P281" text:outline-level="3">第一个例子:提取文件名模版</text:h>
                </text:list-item>
              </text:list>
            </text:list-item>
          </text:list>
        </text:list-item>
      </text:list>
      <text:p text:style-name="P82">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85">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508087381" text:continue-numbering="true" text:style-name="WW8Num13">
        <text:list-item>
          <text:list>
            <text:list-item>
              <text:list>
                <text:list-item>
                  <text:h text:style-name="P281"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1">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86">t_endinx = string_length(&amp;t_str);</text:p>
      <text:p text:style-name="P15">}</text:p>
      <text:p text:style-name="P8">确定了单词的开始和结尾然后逆序打印单词.</text:p>
      <text:p text:style-name="P15">for(i = t_endinx - 1; i &gt;= (int)t_beginx; --i)</text:p>
      <text:p text:style-name="P15">{</text:p>
      <text:p text:style-name="P87">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994694733" text:continue-numbering="true" text:style-name="WW8Num13">
        <text:list-item>
          <text:list>
            <text:list-item>
              <text:h text:style-name="P268" text:outline-level="2"><text:soft-page-break/>string_t类型的描述</text:h>
              <text:list>
                <text:list-item>
                  <text:h text:style-name="P281" text:outline-level="3">strint_t的能力</text:h>
                </text:list-item>
              </text:list>
            </text:list-item>
          </text:list>
        </text:list-item>
      </text:list>
      <text:p text:style-name="P70"><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754514638" text:continue-numbering="true" text:style-name="WW8Num13">
        <text:list-item>
          <text:list>
            <text:list-item>
              <text:list>
                <text:list-item>
                  <text:h text:style-name="P281" text:outline-level="3">string_t的操作概览</text:h>
                </text:list-item>
              </text:list>
            </text:list-item>
          </text:list>
        </text:list-item>
      </text:list>
      <text:p text:style-name="P70"><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771140823" text:continue-numbering="true" text:style-name="WW8Num13">
        <text:list-item>
          <text:list>
            <text:list-item>
              <text:list>
                <text:list-item>
                  <text:h text:style-name="P281"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0"><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863889387" text:continue-numbering="true" text:style-name="WW8Num13">
        <text:list-item>
          <text:list>
            <text:list-item>
              <text:list>
                <text:list-item>
                  <text:h text:style-name="P281"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1">这三个操作函数都是提供了从string_t到C字符串的转换,它们的结果都是普通的C字符串或C字符数组,但是它们之间是有区别的.</text:p>
      <text:p text:style-name="P70"><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73">strint_t t_str;</text:p>
      <text:p text:style-name="P73">string_init_cstr(&amp;t_str, “12345”);</text:p>
      <text:p text:style-name="P74"/>
      <text:p text:style-name="P70"><text:span text:style-name="T11">atoi(string_c_str(&amp;t_str)); <text:s/></text:span><text:span text:style-name="T12"><text:s text:c="23"/>/* 将字符串转变成整数 */</text:span></text:p>
      <text:p text:style-name="P70"><text:span text:style-name="T11">f(string_data(&amp;t_str), string_length(&amp;t_str));</text:span><text:span text:style-name="T12"> <text:s/>/* 使用字符数组及其长度最为参数</text:span></text:p>
      <text:p text:style-name="P74"><text:s text:c="61"/>调用函数f() */</text:p>
      <text:p text:style-name="P73">char ac_buf[100];</text:p>
      <text:p text:style-name="P70"><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73">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2181178489" text:continue-numbering="true" text:style-name="WW8Num13">
        <text:list-item>
          <text:list>
            <text:list-item>
              <text:list>
                <text:list-item>
                  <text:h text:style-name="P281"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973889181" text:continue-numbering="true" text:style-name="WW8Num13">
        <text:list-item>
          <text:list>
            <text:list-item>
              <text:list>
                <text:list-item>
                  <text:h text:style-name="P281"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2003926549" text:continue-numbering="true" text:style-name="WW8Num13">
        <text:list-item>
          <text:list>
            <text:list-item>
              <text:list>
                <text:list-item>
                  <text:h text:style-name="P281"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0"><text:span text:style-name="T11">string_compare_cstr(&amp;t_str, “dcba”);</text:span><text:span text:style-name="T12"> <text:s/>/* return a value &lt; 0 */</text:span></text:p>
      <text:p text:style-name="P70"><text:span text:style-name="T11">string_compare_cstr(&amp;t_str, “ab”);</text:span><text:span text:style-name="T12"> <text:s text:c="3"/>/* return a value &gt; 0 */</text:span></text:p>
      <text:p text:style-name="P70"><text:span text:style-name="T11">string_compare(&amp;t_str, &amp;t_str);</text:span><text:span text:style-name="T12"> <text:s text:c="7"/>/* return 0 */</text:span></text:p>
      <text:p text:style-name="P73">string_compare_substring_substring(&amp;t_str, 0, 2, &amp;t_str, 2, 2); </text:p>
      <text:p text:style-name="P74"><text:s text:c="45"/>/* return a value &lt; 0 “ab” &lt; cd “ */</text:p>
      <text:p text:style-name="P73">string_compare_substring_subcstr(&amp;t_str, 1, 2, “bcx”, 2);</text:p>
      <text:p text:style-name="P74"><text:s text:c="45"/>/* return 0 “bc” == “bc” */</text:p>
      <text:list xml:id="list1510051571" text:continue-numbering="true" text:style-name="WW8Num13">
        <text:list-item>
          <text:list>
            <text:list-item>
              <text:list>
                <text:list-item>
                  <text:h text:style-name="P281"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890825346" text:continue-numbering="true" text:style-name="WW8Num13">
        <text:list-item>
          <text:list>
            <text:list-item>
              <text:list>
                <text:list-item>
                  <text:h text:style-name="P281"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638427382" text:continue-numbering="true" text:style-name="WW8Num13">
        <text:list-item>
          <text:list>
            <text:list-item>
              <text:list>
                <text:list-item>
                  <text:h text:style-name="P281"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304381266" text:continue-numbering="true" text:style-name="WW8Num13">
        <text:list-item>
          <text:list>
            <text:list-item>
              <text:list>
                <text:list-item>
                  <text:h text:style-name="P281"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094945274" text:continue-numbering="true" text:style-name="WW8Num13">
        <text:list-item>
          <text:list>
            <text:list-item>
              <text:list>
                <text:list-item>
                  <text:h text:style-name="P281"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215963912" text:continue-numbering="true" text:style-name="WW8Num13">
        <text:list-item>
          <text:list>
            <text:list-item>
              <text:list>
                <text:list-item>
                  <text:h text:style-name="P281"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005965307" text:continue-numbering="true" text:style-name="WW8Num13">
        <text:list-item>
          <text:list>
            <text:list-item>
              <text:list>
                <text:list-item>
                  <text:h text:style-name="P281"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289" svg:width="17.779cm" svg:height="3.026cm" svg:x="0.002cm" svg:y="0.002cm"><text:p/></draw:rect><draw:frame draw:style-name="gr3" draw:text-style-name="P290" svg:width="17.779cm" svg:height="3.026cm" svg:x="0cm" svg:y="0cm"><draw:text-box><text:p text:style-name="P290"><text:span text:style-name="T85">注意</text:span><text:span text:style-name="T85">:</text:span><text:span text:style-name="T87"> </text:span><text:span text:style-name="T86">string_substr()</text:span><text:span text:style-name="T87">函数的返回值是一个已经初始化的</text:span><text:span text:style-name="T86">string_t</text:span><text:span text:style-name="T87">类型</text:span><text:span text:style-name="T85">,</text:span><text:span text:style-name="T87">所以这个函数的返回值不能忽略</text:span><text:span text:style-name="T85">,</text:span><text:span text:style-name="T85">同时必须使用为初始化的</text:span><text:span text:style-name="T85">string_t</text:span><text:span text:style-name="T85">变量去接收返回值</text:span><text:span text:style-name="T85">,</text:span><text:span text:style-name="T85">使用之后要销毁</text:span><text:span text:style-name="T85">.</text:span><text:span text:style-name="T85">这个函数与</text:span></text:p><text:p text:style-name="P290"><text:span text:style-name="T86">xxxx_equal_range()</text:span><text:span text:style-name="T85">函数一样</text:span><text:span text:style-name="T85">.</text:span></text:p></draw:text-box></draw:frame></draw:g></text:p>
      <text:list xml:id="list664766171" text:continue-numbering="true" text:style-name="WW8Num13">
        <text:list-item>
          <text:list>
            <text:list-item>
              <text:list>
                <text:list-item>
                  <text:h text:style-name="P281"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551094811" text:continue-numbering="true" text:style-name="WW8Num13">
        <text:list-item>
          <text:list>
            <text:list-item>
              <text:list>
                <text:list-item>
                  <text:h text:style-name="P281"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147915535" text:continue-numbering="true" text:style-name="WW8Num13">
        <text:list-item>
          <text:list>
            <text:list-item>
              <text:list>
                <text:list-item>
                  <text:h text:style-name="P281" text:outline-level="3">NPOS值</text:h>
                </text:list-item>
              </text:list>
            </text:list-item>
          </text:list>
        </text:list-item>
      </text:list>
      <text:p text:style-name="P71">上一节的查找函数都是使用下标位置为参数,同时返回结果也是下标位置,那么当查找失败时怎么区分呢?&lt;cstl/cstring.h&gt;中定义了值NPOS表示查找失败,例如:</text:p>
      <text:p text:style-name="P73">size_t t_pos = string_find_cstr(&amp;t_str, “not found”);</text:p>
      <text:p text:style-name="P73">if(t_pos == NPOS)</text:p>
      <text:p text:style-name="P81">{</text:p>
      <text:p text:style-name="P81">...<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231992300" text:continue-numbering="true" text:style-name="WW8Num13">
        <text:list-item>
          <text:list>
            <text:list-item>
              <text:list>
                <text:list-item>
                  <text:h text:style-name="P281"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1">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11T22:32:21</dc:date>
    <meta:editing-cycles>1199</meta:editing-cycles>
    <meta:editing-duration>PT142H08M50S</meta:editing-duration>
    <meta:generator>OpenOffice.org/3.1$Linux OpenOffice.org_project/310m19$Build-9420</meta:generator>
    <dc:creator>Wangbo </dc:creator>
    <meta:document-statistic meta:table-count="148" meta:image-count="22" meta:object-count="0" meta:page-count="236" meta:paragraph-count="8449" meta:word-count="42181" meta:character-count="234076"/>
  </office:meta>
</office:document-meta>
</file>